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35.74pt"/>
    </style:style>
    <style:style style:name="co7" style:family="table-column">
      <style:table-column-properties fo:break-before="auto" style:column-width="62.76pt"/>
    </style:style>
    <style:style style:name="co8" style:family="table-column">
      <style:table-column-properties fo:break-before="auto" style:column-width="24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ime_dec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98373007774353" calcext:value-type="float">
            <text:p>0.9837300777</text:p>
          </table:table-cell>
          <table:table-cell office:value-type="float" office:value="0.000761985778808594" calcext:value-type="float">
            <text:p>0.0007619858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2.81713008880615" calcext:value-type="float">
            <text:p>2.8171300888</text:p>
          </table:table-cell>
          <table:table-cell office:value-type="float" office:value="0.00553202629089356" calcext:value-type="float">
            <text:p>0.0055320263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80718207359314" calcext:value-type="float">
            <text:p>3.8071820736</text:p>
          </table:table-cell>
        </table:table-row>
        <table:table-row table:style-name="ro1">
          <table:table-cell office:value-type="float" office:value="0.966637849807739" calcext:value-type="float">
            <text:p>0.9666378498</text:p>
          </table:table-cell>
          <table:table-cell office:value-type="float" office:value="0.000694036483764648" calcext:value-type="float">
            <text:p>0.0006940365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2.65702605247498" calcext:value-type="float">
            <text:p>2.6570260525</text:p>
          </table:table-cell>
          <table:table-cell office:value-type="float" office:value="0.0053257942199707" calcext:value-type="float">
            <text:p>0.0053257942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62971091270447" calcext:value-type="float">
            <text:p>3.6297109127</text:p>
          </table:table-cell>
        </table:table-row>
        <table:table-row table:style-name="ro1">
          <table:table-cell office:value-type="float" office:value="0.95250415802002" calcext:value-type="float">
            <text:p>0.952504158</text:p>
          </table:table-cell>
          <table:table-cell office:value-type="float" office:value="0.000696182250976563" calcext:value-type="float">
            <text:p>0.0006961823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2.67482495307922" calcext:value-type="float">
            <text:p>2.6748249531</text:p>
          </table:table-cell>
          <table:table-cell office:value-type="float" office:value="0.00540399551391602" calcext:value-type="float">
            <text:p>0.0054039955</text:p>
          </table:table-cell>
          <table:table-cell office:value-type="float" office:value="0.0000209808349609375" calcext:value-type="float">
            <text:p>2.09808349609375E-05</text:p>
          </table:table-cell>
          <table:table-cell office:value-type="float" office:value="3.63345742225647" calcext:value-type="float">
            <text:p>3.6334574223</text:p>
          </table:table-cell>
        </table:table-row>
        <table:table-row table:style-name="ro1">
          <table:table-cell office:value-type="float" office:value="0.961720705032349" calcext:value-type="float">
            <text:p>0.961720705</text:p>
          </table:table-cell>
          <table:table-cell office:value-type="float" office:value="0.000741004943847656" calcext:value-type="float">
            <text:p>0.0007410049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2.65767002105713" calcext:value-type="float">
            <text:p>2.6576700211</text:p>
          </table:table-cell>
          <table:table-cell office:value-type="float" office:value="0.00525522232055664" calcext:value-type="float">
            <text:p>0.0052552223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6254141330719" calcext:value-type="float">
            <text:p>3.6254141331</text:p>
          </table:table-cell>
        </table:table-row>
        <table:table-row table:style-name="ro1">
          <table:table-cell office:value-type="float" office:value="0.957338809967041" calcext:value-type="float">
            <text:p>0.95733881</text:p>
          </table:table-cell>
          <table:table-cell office:value-type="float" office:value="0.000690937042236328" calcext:value-type="float">
            <text:p>0.000690937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5061378479004" calcext:value-type="float">
            <text:p>2.6506137848</text:p>
          </table:table-cell>
          <table:table-cell office:value-type="float" office:value="0.00515294075012207" calcext:value-type="float">
            <text:p>0.0051529408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61382341384888" calcext:value-type="float">
            <text:p>3.6138234138</text:p>
          </table:table-cell>
        </table:table-row>
        <table:table-row table:style-name="ro1">
          <table:table-cell office:value-type="float" office:value="0.979003190994263" calcext:value-type="float">
            <text:p>0.979003191</text:p>
          </table:table-cell>
          <table:table-cell office:value-type="float" office:value="0.000679969787597656" calcext:value-type="float">
            <text:p>0.0006799698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2.72406601905823" calcext:value-type="float">
            <text:p>2.7240660191</text:p>
          </table:table-cell>
          <table:table-cell office:value-type="float" office:value="0.00510001182556152" calcext:value-type="float">
            <text:p>0.0051000118</text:p>
          </table:table-cell>
          <table:table-cell office:value-type="float" office:value="0.0000219345092773437" calcext:value-type="float">
            <text:p>2.19345092773437E-05</text:p>
          </table:table-cell>
          <table:table-cell office:value-type="float" office:value="3.70887923240662" calcext:value-type="float">
            <text:p>3.7088792324</text:p>
          </table:table-cell>
        </table:table-row>
        <table:table-row table:style-name="ro1">
          <table:table-cell office:value-type="float" office:value="0.965288162231445" calcext:value-type="float">
            <text:p>0.9652881622</text:p>
          </table:table-cell>
          <table:table-cell office:value-type="float" office:value="0.000664710998535156" calcext:value-type="float">
            <text:p>0.000664711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70145893096924" calcext:value-type="float">
            <text:p>2.701458931</text:p>
          </table:table-cell>
          <table:table-cell office:value-type="float" office:value="0.00514507293701172" calcext:value-type="float">
            <text:p>0.0051450729</text:p>
          </table:table-cell>
          <table:table-cell office:value-type="float" office:value="0.0000209808349609375" calcext:value-type="float">
            <text:p>2.09808349609375E-05</text:p>
          </table:table-cell>
          <table:table-cell office:value-type="float" office:value="3.67258477210999" calcext:value-type="float">
            <text:p>3.6725847721</text:p>
          </table:table-cell>
        </table:table-row>
        <table:table-row table:style-name="ro1">
          <table:table-cell office:value-type="float" office:value="0.990322113037109" calcext:value-type="float">
            <text:p>0.990322113</text:p>
          </table:table-cell>
          <table:table-cell office:value-type="float" office:value="0.000782012939453125" calcext:value-type="float">
            <text:p>0.0007820129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2.72395396232605" calcext:value-type="float">
            <text:p>2.7239539623</text:p>
          </table:table-cell>
          <table:table-cell office:value-type="float" office:value="0.00503683090209961" calcext:value-type="float">
            <text:p>0.0050368309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72012305259705" calcext:value-type="float">
            <text:p>3.7201230526</text:p>
          </table:table-cell>
        </table:table-row>
        <table:table-row table:style-name="ro1">
          <table:table-cell office:value-type="float" office:value="0.991862058639526" calcext:value-type="float">
            <text:p>0.9918620586</text:p>
          </table:table-cell>
          <table:table-cell office:value-type="float" office:value="0.000730037689208984" calcext:value-type="float">
            <text:p>0.0007300377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2.70080089569092" calcext:value-type="float">
            <text:p>2.7008008957</text:p>
          </table:table-cell>
          <table:table-cell office:value-type="float" office:value="0.00530099868774414" calcext:value-type="float">
            <text:p>0.0053009987</text:p>
          </table:table-cell>
          <table:table-cell office:value-type="float" office:value="0.0000202655792236328" calcext:value-type="float">
            <text:p>2.02655792236328E-05</text:p>
          </table:table-cell>
          <table:table-cell office:value-type="float" office:value="3.69872140884399" calcext:value-type="float">
            <text:p>3.6987214088</text:p>
          </table:table-cell>
        </table:table-row>
        <table:table-row table:style-name="ro1">
          <table:table-cell office:value-type="float" office:value="0.969036102294922" calcext:value-type="float">
            <text:p>0.9690361023</text:p>
          </table:table-cell>
          <table:table-cell office:value-type="float" office:value="0.000698328018188477" calcext:value-type="float">
            <text:p>0.000698328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5844511985779" calcext:value-type="float">
            <text:p>2.6584451199</text:p>
          </table:table-cell>
          <table:table-cell office:value-type="float" office:value="0.00519204139709473" calcext:value-type="float">
            <text:p>0.0051920414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63339853286743" calcext:value-type="float">
            <text:p>3.6333985329</text:p>
          </table:table-cell>
        </table:table-row>
        <table:table-row table:style-name="ro1">
          <table:table-cell office:value-type="float" office:value="0.964040279388428" calcext:value-type="float">
            <text:p>0.9640402794</text:p>
          </table:table-cell>
          <table:table-cell office:value-type="float" office:value="0.000680923461914063" calcext:value-type="float">
            <text:p>0.0006809235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7775988578796" calcext:value-type="float">
            <text:p>2.6777598858</text:p>
          </table:table-cell>
          <table:table-cell office:value-type="float" office:value="0.00522804260253906" calcext:value-type="float">
            <text:p>0.0052280426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64773607254028" calcext:value-type="float">
            <text:p>3.6477360725</text:p>
          </table:table-cell>
        </table:table-row>
        <table:table-row table:style-name="ro1">
          <table:table-cell office:value-type="float" office:value="0.951889991760254" calcext:value-type="float">
            <text:p>0.9518899918</text:p>
          </table:table-cell>
          <table:table-cell office:value-type="float" office:value="0.000685930252075195" calcext:value-type="float">
            <text:p>0.0006859303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8008494377136" calcext:value-type="float">
            <text:p>2.6800849438</text:p>
          </table:table-cell>
          <table:table-cell office:value-type="float" office:value="0.00514507293701172" calcext:value-type="float">
            <text:p>0.0051450729</text:p>
          </table:table-cell>
          <table:table-cell office:value-type="float" office:value="0.0000197887420654297" calcext:value-type="float">
            <text:p>1.97887420654297E-05</text:p>
          </table:table-cell>
          <table:table-cell office:value-type="float" office:value="3.63783264160156" calcext:value-type="float">
            <text:p>3.6378326416</text:p>
          </table:table-cell>
        </table:table-row>
        <table:table-row table:style-name="ro1">
          <table:table-cell office:value-type="float" office:value="0.996747970581055" calcext:value-type="float">
            <text:p>0.9967479706</text:p>
          </table:table-cell>
          <table:table-cell office:value-type="float" office:value="0.000711917877197266" calcext:value-type="float">
            <text:p>0.0007119179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397008895874" calcext:value-type="float">
            <text:p>2.6397008896</text:p>
          </table:table-cell>
          <table:table-cell office:value-type="float" office:value="0.00520491600036621" calcext:value-type="float">
            <text:p>0.005204916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3.64239168167114" calcext:value-type="float">
            <text:p>3.6423916817</text:p>
          </table:table-cell>
        </table:table-row>
        <table:table-row table:style-name="ro1">
          <table:table-cell office:value-type="float" office:value="1.00742983818054" calcext:value-type="float">
            <text:p>1.0074298382</text:p>
          </table:table-cell>
          <table:table-cell office:value-type="float" office:value="0.000743865966796875" calcext:value-type="float">
            <text:p>0.000743866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9052696228027" calcext:value-type="float">
            <text:p>2.6905269623</text:p>
          </table:table-cell>
          <table:table-cell office:value-type="float" office:value="0.00537705421447754" calcext:value-type="float">
            <text:p>0.0053770542</text:p>
          </table:table-cell>
          <table:table-cell office:value-type="float" office:value="0.0000209808349609375" calcext:value-type="float">
            <text:p>2.09808349609375E-05</text:p>
          </table:table-cell>
          <table:table-cell office:value-type="float" office:value="3.70410561561584" calcext:value-type="float">
            <text:p>3.7041056156</text:p>
          </table:table-cell>
        </table:table-row>
        <table:table-row table:style-name="ro1">
          <table:table-cell office:value-type="float" office:value="0.996396064758301" calcext:value-type="float">
            <text:p>0.9963960648</text:p>
          </table:table-cell>
          <table:table-cell office:value-type="float" office:value="0.000742912292480469" calcext:value-type="float">
            <text:p>0.0007429123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2.66565299034119" calcext:value-type="float">
            <text:p>2.6656529903</text:p>
          </table:table-cell>
          <table:table-cell office:value-type="float" office:value="0.00518488883972168" calcext:value-type="float">
            <text:p>0.0051848888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66800498962402" calcext:value-type="float">
            <text:p>3.6680049896</text:p>
          </table:table-cell>
        </table:table-row>
        <table:table-row table:style-name="ro1">
          <table:table-cell office:value-type="float" office:value="1.01740002632141" calcext:value-type="float">
            <text:p>1.0174000263</text:p>
          </table:table-cell>
          <table:table-cell office:value-type="float" office:value="0.000691890716552734" calcext:value-type="float">
            <text:p>0.0006918907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7492198944092" calcext:value-type="float">
            <text:p>2.6749219894</text:p>
          </table:table-cell>
          <table:table-cell office:value-type="float" office:value="0.00521016120910645" calcext:value-type="float">
            <text:p>0.0052101612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69825100898743" calcext:value-type="float">
            <text:p>3.698251009</text:p>
          </table:table-cell>
        </table:table-row>
        <table:table-row table:style-name="ro1">
          <table:table-cell office:value-type="float" office:value="1.00502109527588" calcext:value-type="float">
            <text:p>1.0050210953</text:p>
          </table:table-cell>
          <table:table-cell office:value-type="float" office:value="0.000655889511108398" calcext:value-type="float">
            <text:p>0.0006558895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2.66191601753235" calcext:value-type="float">
            <text:p>2.6619160175</text:p>
          </table:table-cell>
          <table:table-cell office:value-type="float" office:value="0.00496912002563477" calcext:value-type="float">
            <text:p>0.00496912</text:p>
          </table:table-cell>
          <table:table-cell office:value-type="float" office:value="0.0000209808349609375" calcext:value-type="float">
            <text:p>2.09808349609375E-05</text:p>
          </table:table-cell>
          <table:table-cell office:value-type="float" office:value="3.67259097099304" calcext:value-type="float">
            <text:p>3.672590971</text:p>
          </table:table-cell>
        </table:table-row>
        <table:table-row table:style-name="ro1">
          <table:table-cell office:value-type="float" office:value="1.01327180862427" calcext:value-type="float">
            <text:p>1.0132718086</text:p>
          </table:table-cell>
          <table:table-cell office:value-type="float" office:value="0.000753164291381836" calcext:value-type="float">
            <text:p>0.0007531643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2.7083420753479" calcext:value-type="float">
            <text:p>2.7083420753</text:p>
          </table:table-cell>
          <table:table-cell office:value-type="float" office:value="0.00513505935668945" calcext:value-type="float">
            <text:p>0.0051350594</text:p>
          </table:table-cell>
          <table:table-cell office:value-type="float" office:value="0.0000214576721191406" calcext:value-type="float">
            <text:p>2.14576721191406E-05</text:p>
          </table:table-cell>
          <table:table-cell office:value-type="float" office:value="3.72753167152405" calcext:value-type="float">
            <text:p>3.7275316715</text:p>
          </table:table-cell>
        </table:table-row>
        <table:table-row table:style-name="ro1">
          <table:table-cell office:value-type="float" office:value="0.994966983795166" calcext:value-type="float">
            <text:p>0.9949669838</text:p>
          </table:table-cell>
          <table:table-cell office:value-type="float" office:value="0.000694036483764648" calcext:value-type="float">
            <text:p>0.0006940365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3866090774536" calcext:value-type="float">
            <text:p>2.6386609077</text:p>
          </table:table-cell>
          <table:table-cell office:value-type="float" office:value="0.0049889087677002" calcext:value-type="float">
            <text:p>0.0049889088</text:p>
          </table:table-cell>
          <table:table-cell office:value-type="float" office:value="0.0000197887420654297" calcext:value-type="float">
            <text:p>1.97887420654297E-05</text:p>
          </table:table-cell>
          <table:table-cell office:value-type="float" office:value="3.63933753967285" calcext:value-type="float">
            <text:p>3.6393375397</text:p>
          </table:table-cell>
        </table:table-row>
        <table:table-row table:style-name="ro1">
          <table:table-cell office:value-type="float" office:value="0.993942022323608" calcext:value-type="float">
            <text:p>0.9939420223</text:p>
          </table:table-cell>
          <table:table-cell office:value-type="float" office:value="0.000699758529663086" calcext:value-type="float">
            <text:p>0.0006997585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1842203140259" calcext:value-type="float">
            <text:p>2.6184220314</text:p>
          </table:table-cell>
          <table:table-cell office:value-type="float" office:value="0.00513195991516113" calcext:value-type="float">
            <text:p>0.0051319599</text:p>
          </table:table-cell>
          <table:table-cell office:value-type="float" office:value="0.0000188350677490234" calcext:value-type="float">
            <text:p>1.88350677490234E-05</text:p>
          </table:table-cell>
          <table:table-cell office:value-type="float" office:value="3.61822152137756" calcext:value-type="float">
            <text:p>3.6182215214</text:p>
          </table:table-cell>
        </table:table-row>
        <table:table-row table:style-name="ro1">
          <table:table-cell office:value-type="float" office:value="0.999857902526856" calcext:value-type="float">
            <text:p>0.9998579025</text:p>
          </table:table-cell>
          <table:table-cell office:value-type="float" office:value="0.000728845596313477" calcext:value-type="float">
            <text:p>0.0007288456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2294697761536" calcext:value-type="float">
            <text:p>2.6229469776</text:p>
          </table:table-cell>
          <table:table-cell office:value-type="float" office:value="0.00516700744628906" calcext:value-type="float">
            <text:p>0.0051670074</text:p>
          </table:table-cell>
          <table:table-cell office:value-type="float" office:value="0.0000202655792236328" calcext:value-type="float">
            <text:p>2.02655792236328E-05</text:p>
          </table:table-cell>
          <table:table-cell office:value-type="float" office:value="3.62872791290283" calcext:value-type="float">
            <text:p>3.6287279129</text:p>
          </table:table-cell>
        </table:table-row>
        <table:table-row table:style-name="ro1">
          <table:table-cell office:value-type="float" office:value="0.994163990020752" calcext:value-type="float">
            <text:p>0.99416399</text:p>
          </table:table-cell>
          <table:table-cell office:value-type="float" office:value="0.000685930252075195" calcext:value-type="float">
            <text:p>0.0006859303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2982296943665" calcext:value-type="float">
            <text:p>2.6298229694</text:p>
          </table:table-cell>
          <table:table-cell office:value-type="float" office:value="0.00513815879821777" calcext:value-type="float">
            <text:p>0.0051381588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3.62983703613281" calcext:value-type="float">
            <text:p>3.6298370361</text:p>
          </table:table-cell>
        </table:table-row>
        <table:table-row table:style-name="ro1">
          <table:table-cell office:value-type="float" office:value="0.99994969367981" calcext:value-type="float">
            <text:p>0.9999496937</text:p>
          </table:table-cell>
          <table:table-cell office:value-type="float" office:value="0.000692844390869141" calcext:value-type="float">
            <text:p>0.0006928444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368260383606" calcext:value-type="float">
            <text:p>2.6368260384</text:p>
          </table:table-cell>
          <table:table-cell office:value-type="float" office:value="0.00538921356201172" calcext:value-type="float">
            <text:p>0.0053892136</text:p>
          </table:table-cell>
          <table:table-cell office:value-type="float" office:value="0.0000193119049072266" calcext:value-type="float">
            <text:p>1.93119049072266E-05</text:p>
          </table:table-cell>
          <table:table-cell office:value-type="float" office:value="3.64288401603699" calcext:value-type="float">
            <text:p>3.642884016</text:p>
          </table:table-cell>
        </table:table-row>
        <table:table-row table:style-name="ro1">
          <table:table-cell office:value-type="float" office:value="0.994122982025146" calcext:value-type="float">
            <text:p>0.994122982</text:p>
          </table:table-cell>
          <table:table-cell office:value-type="float" office:value="0.000710010528564453" calcext:value-type="float">
            <text:p>0.0007100105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3611698150635" calcext:value-type="float">
            <text:p>2.6361169815</text:p>
          </table:table-cell>
          <table:table-cell office:value-type="float" office:value="0.00515007972717285" calcext:value-type="float">
            <text:p>0.0051500797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63612699508667" calcext:value-type="float">
            <text:p>3.6361269951</text:p>
          </table:table-cell>
        </table:table-row>
        <table:table-row table:style-name="ro1">
          <table:table-cell office:value-type="float" office:value="0.99249792098999" calcext:value-type="float">
            <text:p>0.992497921</text:p>
          </table:table-cell>
          <table:table-cell office:value-type="float" office:value="0.000715017318725586" calcext:value-type="float">
            <text:p>0.0007150173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2.62771105766296" calcext:value-type="float">
            <text:p>2.6277110577</text:p>
          </table:table-cell>
          <table:table-cell office:value-type="float" office:value="0.00510215759277344" calcext:value-type="float">
            <text:p>0.0051021576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62605404853821" calcext:value-type="float">
            <text:p>3.6260540485</text:p>
          </table:table-cell>
        </table:table-row>
        <table:table-row table:style-name="ro1">
          <table:table-cell office:value-type="float" office:value="0.996125936508179" calcext:value-type="float">
            <text:p>0.9961259365</text:p>
          </table:table-cell>
          <table:table-cell office:value-type="float" office:value="0.000720977783203125" calcext:value-type="float">
            <text:p>0.0007209778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2.6326539516449" calcext:value-type="float">
            <text:p>2.6326539516</text:p>
          </table:table-cell>
          <table:table-cell office:value-type="float" office:value="0.00517010688781738" calcext:value-type="float">
            <text:p>0.0051701069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63469815254211" calcext:value-type="float">
            <text:p>3.6346981525</text:p>
          </table:table-cell>
        </table:table-row>
        <table:table-row table:style-name="ro1">
          <table:table-cell office:value-type="float" office:value="0.994615077972412" calcext:value-type="float">
            <text:p>0.994615078</text:p>
          </table:table-cell>
          <table:table-cell office:value-type="float" office:value="0.000708103179931641" calcext:value-type="float">
            <text:p>0.0007081032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2.65681195259094" calcext:value-type="float">
            <text:p>2.6568119526</text:p>
          </table:table-cell>
          <table:table-cell office:value-type="float" office:value="0.00511693954467773" calcext:value-type="float">
            <text:p>0.0051169395</text:p>
          </table:table-cell>
          <table:table-cell office:value-type="float" office:value="0.0000188350677490234" calcext:value-type="float">
            <text:p>1.88350677490234E-05</text:p>
          </table:table-cell>
          <table:table-cell office:value-type="float" office:value="3.6572790145874" calcext:value-type="float">
            <text:p>3.6572790146</text:p>
          </table:table-cell>
        </table:table-row>
        <table:table-row table:style-name="ro1">
          <table:table-cell office:value-type="float" office:value="1.01356410980225" calcext:value-type="float">
            <text:p>1.0135641098</text:p>
          </table:table-cell>
          <table:table-cell office:value-type="float" office:value="0.000699043273925781" calcext:value-type="float">
            <text:p>0.0006990433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2.63863801956177" calcext:value-type="float">
            <text:p>2.6386380196</text:p>
          </table:table-cell>
          <table:table-cell office:value-type="float" office:value="0.00515604019165039" calcext:value-type="float">
            <text:p>0.0051560402</text:p>
          </table:table-cell>
          <table:table-cell office:value-type="float" office:value="0.0000219345092773437" calcext:value-type="float">
            <text:p>2.19345092773437E-05</text:p>
          </table:table-cell>
          <table:table-cell office:value-type="float" office:value="3.65808629989624" calcext:value-type="float">
            <text:p>3.6580862999</text:p>
          </table:table-cell>
        </table:table-row>
        <table:table-row table:style-name="ro1">
          <table:table-cell office:value-type="float" office:value="0.998449087142944" calcext:value-type="float">
            <text:p>0.9984490871</text:p>
          </table:table-cell>
          <table:table-cell office:value-type="float" office:value="0.000699043273925781" calcext:value-type="float">
            <text:p>0.0006990433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7662215232849" calcext:value-type="float">
            <text:p>2.6766221523</text:p>
          </table:table-cell>
          <table:table-cell office:value-type="float" office:value="0.00518894195556641" calcext:value-type="float">
            <text:p>0.005188942</text:p>
          </table:table-cell>
          <table:table-cell office:value-type="float" office:value="0.0000193119049072266" calcext:value-type="float">
            <text:p>1.93119049072266E-05</text:p>
          </table:table-cell>
          <table:table-cell office:value-type="float" office:value="3.68098545074463" calcext:value-type="float">
            <text:p>3.6809854507</text:p>
          </table:table-cell>
        </table:table-row>
        <table:table-row table:style-name="ro1">
          <table:table-cell office:value-type="float" office:value="0.997925758361816" calcext:value-type="float">
            <text:p>0.9979257584</text:p>
          </table:table-cell>
          <table:table-cell office:value-type="float" office:value="0.000695705413818359" calcext:value-type="float">
            <text:p>0.0006957054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2.66174530982971" calcext:value-type="float">
            <text:p>2.6617453098</text:p>
          </table:table-cell>
          <table:table-cell office:value-type="float" office:value="0.00521612167358398" calcext:value-type="float">
            <text:p>0.0052161217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66561007499695" calcext:value-type="float">
            <text:p>3.665610075</text:p>
          </table:table-cell>
        </table:table-row>
        <table:table-row table:style-name="ro1">
          <table:table-cell office:value-type="float" office:value="0.997111797332764" calcext:value-type="float">
            <text:p>0.9971117973</text:p>
          </table:table-cell>
          <table:table-cell office:value-type="float" office:value="0.000695705413818359" calcext:value-type="float">
            <text:p>0.0006957054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4621210098267" calcext:value-type="float">
            <text:p>2.646212101</text:p>
          </table:table-cell>
          <table:table-cell office:value-type="float" office:value="0.00508308410644531" calcext:value-type="float">
            <text:p>0.0050830841</text:p>
          </table:table-cell>
          <table:table-cell office:value-type="float" office:value="0.0000202655792236328" calcext:value-type="float">
            <text:p>2.02655792236328E-05</text:p>
          </table:table-cell>
          <table:table-cell office:value-type="float" office:value="3.64912986755371" calcext:value-type="float">
            <text:p>3.6491298676</text:p>
          </table:table-cell>
        </table:table-row>
        <table:table-row table:style-name="ro1">
          <table:table-cell office:value-type="float" office:value="0.996028900146484" calcext:value-type="float">
            <text:p>0.9960289001</text:p>
          </table:table-cell>
          <table:table-cell office:value-type="float" office:value="0.000715970993041992" calcext:value-type="float">
            <text:p>0.000715971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2.664146900177" calcext:value-type="float">
            <text:p>2.6641469002</text:p>
          </table:table-cell>
          <table:table-cell office:value-type="float" office:value="0.00504088401794434" calcext:value-type="float">
            <text:p>0.005040884</text:p>
          </table:table-cell>
          <table:table-cell office:value-type="float" office:value="0.0000197887420654297" calcext:value-type="float">
            <text:p>1.97887420654297E-05</text:p>
          </table:table-cell>
          <table:table-cell office:value-type="float" office:value="3.66595959663391" calcext:value-type="float">
            <text:p>3.6659595966</text:p>
          </table:table-cell>
        </table:table-row>
        <table:table-row table:style-name="ro1">
          <table:table-cell office:value-type="float" office:value="0.994462013244629" calcext:value-type="float">
            <text:p>0.9944620132</text:p>
          </table:table-cell>
          <table:table-cell office:value-type="float" office:value="0.000718832015991211" calcext:value-type="float">
            <text:p>0.000718832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4860916137695" calcext:value-type="float">
            <text:p>2.6486091614</text:p>
          </table:table-cell>
          <table:table-cell office:value-type="float" office:value="0.0050969123840332" calcext:value-type="float">
            <text:p>0.0050969124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64891386032104" calcext:value-type="float">
            <text:p>3.6489138603</text:p>
          </table:table-cell>
        </table:table-row>
        <table:table-row table:style-name="ro1">
          <table:table-cell office:value-type="float" office:value="0.99231481552124" calcext:value-type="float">
            <text:p>0.9923148155</text:p>
          </table:table-cell>
          <table:table-cell office:value-type="float" office:value="0.000693082809448242" calcext:value-type="float">
            <text:p>0.0006930828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2.62499189376831" calcext:value-type="float">
            <text:p>2.6249918938</text:p>
          </table:table-cell>
          <table:table-cell office:value-type="float" office:value="0.00509190559387207" calcext:value-type="float">
            <text:p>0.0050919056</text:p>
          </table:table-cell>
          <table:table-cell office:value-type="float" office:value="0.0000197887420654297" calcext:value-type="float">
            <text:p>1.97887420654297E-05</text:p>
          </table:table-cell>
          <table:table-cell office:value-type="float" office:value="3.62311863899231" calcext:value-type="float">
            <text:p>3.623118639</text:p>
          </table:table-cell>
        </table:table-row>
        <table:table-row table:style-name="ro1">
          <table:table-cell office:value-type="float" office:value="1.00071811676025" calcext:value-type="float">
            <text:p>1.0007181168</text:p>
          </table:table-cell>
          <table:table-cell office:value-type="float" office:value="0.00071406364440918" calcext:value-type="float">
            <text:p>0.0007140636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2.63794183731079" calcext:value-type="float">
            <text:p>2.6379418373</text:p>
          </table:table-cell>
          <table:table-cell office:value-type="float" office:value="0.00524806976318359" calcext:value-type="float">
            <text:p>0.0052480698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64465022087097" calcext:value-type="float">
            <text:p>3.6446502209</text:p>
          </table:table-cell>
        </table:table-row>
        <table:table-row table:style-name="ro1">
          <table:table-cell office:value-type="float" office:value="0.999775886535644" calcext:value-type="float">
            <text:p>0.9997758865</text:p>
          </table:table-cell>
          <table:table-cell office:value-type="float" office:value="0.000716924667358398" calcext:value-type="float">
            <text:p>0.0007169247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2.64005708694458" calcext:value-type="float">
            <text:p>2.6400570869</text:p>
          </table:table-cell>
          <table:table-cell office:value-type="float" office:value="0.00506997108459473" calcext:value-type="float">
            <text:p>0.0050699711</text:p>
          </table:table-cell>
          <table:table-cell office:value-type="float" office:value="0.0000188350677490234" calcext:value-type="float">
            <text:p>1.88350677490234E-05</text:p>
          </table:table-cell>
          <table:table-cell office:value-type="float" office:value="3.6456458568573" calcext:value-type="float">
            <text:p>3.6456458569</text:p>
          </table:table-cell>
        </table:table-row>
        <table:table-row table:style-name="ro1">
          <table:table-cell office:value-type="float" office:value="0.995911359786987" calcext:value-type="float">
            <text:p>0.9959113598</text:p>
          </table:table-cell>
          <table:table-cell office:value-type="float" office:value="0.000716209411621094" calcext:value-type="float">
            <text:p>0.0007162094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2600708007812" calcext:value-type="float">
            <text:p>2.6260070801</text:p>
          </table:table-cell>
          <table:table-cell office:value-type="float" office:value="0.00511789321899414" calcext:value-type="float">
            <text:p>0.0051178932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62777948379517" calcext:value-type="float">
            <text:p>3.6277794838</text:p>
          </table:table-cell>
        </table:table-row>
        <table:table-row table:style-name="ro1">
          <table:table-cell office:value-type="float" office:value="0.999107837677002" calcext:value-type="float">
            <text:p>0.9991078377</text:p>
          </table:table-cell>
          <table:table-cell office:value-type="float" office:value="0.000700950622558594" calcext:value-type="float">
            <text:p>0.0007009506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2.64239692687988" calcext:value-type="float">
            <text:p>2.6423969269</text:p>
          </table:table-cell>
          <table:table-cell office:value-type="float" office:value="0.00514578819274902" calcext:value-type="float">
            <text:p>0.0051457882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64737963676453" calcext:value-type="float">
            <text:p>3.6473796368</text:p>
          </table:table-cell>
        </table:table-row>
        <table:table-row table:style-name="ro1">
          <table:table-cell office:value-type="float" office:value="0.998511075973511" calcext:value-type="float">
            <text:p>0.998511076</text:p>
          </table:table-cell>
          <table:table-cell office:value-type="float" office:value="0.000704050064086914" calcext:value-type="float">
            <text:p>0.0007040501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3375329971313" calcext:value-type="float">
            <text:p>2.6337532997</text:p>
          </table:table-cell>
          <table:table-cell office:value-type="float" office:value="0.00515294075012207" calcext:value-type="float">
            <text:p>0.0051529408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63814830780029" calcext:value-type="float">
            <text:p>3.6381483078</text:p>
          </table:table-cell>
        </table:table-row>
        <table:table-row table:style-name="ro1">
          <table:table-cell office:value-type="float" office:value="0.997220754623413" calcext:value-type="float">
            <text:p>0.9972207546</text:p>
          </table:table-cell>
          <table:table-cell office:value-type="float" office:value="0.000764846801757813" calcext:value-type="float">
            <text:p>0.0007648468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2890076637268" calcext:value-type="float">
            <text:p>2.6289007664</text:p>
          </table:table-cell>
          <table:table-cell office:value-type="float" office:value="0.00520992279052734" calcext:value-type="float">
            <text:p>0.0052099228</text:p>
          </table:table-cell>
          <table:table-cell office:value-type="float" office:value="0.0000209808349609375" calcext:value-type="float">
            <text:p>2.09808349609375E-05</text:p>
          </table:table-cell>
          <table:table-cell office:value-type="float" office:value="3.63212418556213" calcext:value-type="float">
            <text:p>3.6321241856</text:p>
          </table:table-cell>
        </table:table-row>
        <table:table-row table:style-name="ro1">
          <table:table-cell office:value-type="float" office:value="0.996754169464111" calcext:value-type="float">
            <text:p>0.9967541695</text:p>
          </table:table-cell>
          <table:table-cell office:value-type="float" office:value="0.00070500373840332" calcext:value-type="float">
            <text:p>0.0007050037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2.65770816802979" calcext:value-type="float">
            <text:p>2.657708168</text:p>
          </table:table-cell>
          <table:table-cell office:value-type="float" office:value="0.00513887405395508" calcext:value-type="float">
            <text:p>0.0051388741</text:p>
          </table:table-cell>
          <table:table-cell office:value-type="float" office:value="0.0000188350677490234" calcext:value-type="float">
            <text:p>1.88350677490234E-05</text:p>
          </table:table-cell>
          <table:table-cell office:value-type="float" office:value="3.66033220291138" calcext:value-type="float">
            <text:p>3.6603322029</text:p>
          </table:table-cell>
        </table:table-row>
        <table:table-row table:style-name="ro1">
          <table:table-cell office:value-type="float" office:value="0.999345779418945" calcext:value-type="float">
            <text:p>0.9993457794</text:p>
          </table:table-cell>
          <table:table-cell office:value-type="float" office:value="0.000712871551513672" calcext:value-type="float">
            <text:p>0.0007128716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5202593803406" calcext:value-type="float">
            <text:p>2.652025938</text:p>
          </table:table-cell>
          <table:table-cell office:value-type="float" office:value="0.00503802299499512" calcext:value-type="float">
            <text:p>0.005038023</text:p>
          </table:table-cell>
          <table:table-cell office:value-type="float" office:value="0.0000209808349609375" calcext:value-type="float">
            <text:p>2.09808349609375E-05</text:p>
          </table:table-cell>
          <table:table-cell office:value-type="float" office:value="3.65715050697327" calcext:value-type="float">
            <text:p>3.657150507</text:p>
          </table:table-cell>
        </table:table-row>
        <table:table-row table:style-name="ro1">
          <table:table-cell office:value-type="float" office:value="1.04558086395264" calcext:value-type="float">
            <text:p>1.045580864</text:p>
          </table:table-cell>
          <table:table-cell office:value-type="float" office:value="0.000696897506713867" calcext:value-type="float">
            <text:p>0.0006968975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2.64176487922668" calcext:value-type="float">
            <text:p>2.6417648792</text:p>
          </table:table-cell>
          <table:table-cell office:value-type="float" office:value="0.00504708290100098" calcext:value-type="float">
            <text:p>0.0050470829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69311761856079" calcext:value-type="float">
            <text:p>3.6931176186</text:p>
          </table:table-cell>
        </table:table-row>
        <table:table-row table:style-name="ro1">
          <table:table-cell office:value-type="float" office:value="1.04335904121399" calcext:value-type="float">
            <text:p>1.0433590412</text:p>
          </table:table-cell>
          <table:table-cell office:value-type="float" office:value="0.000787973403930664" calcext:value-type="float">
            <text:p>0.0007879734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2.64067506790161" calcext:value-type="float">
            <text:p>2.6406750679</text:p>
          </table:table-cell>
          <table:table-cell office:value-type="float" office:value="0.00513172149658203" calcext:value-type="float">
            <text:p>0.0051317215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68998050689697" calcext:value-type="float">
            <text:p>3.6899805069</text:p>
          </table:table-cell>
        </table:table-row>
        <table:table-row table:style-name="ro1">
          <table:table-cell office:value-type="float" office:value="1.04413080215454" calcext:value-type="float">
            <text:p>1.0441308022</text:p>
          </table:table-cell>
          <table:table-cell office:value-type="float" office:value="0.000726699829101563" calcext:value-type="float">
            <text:p>0.0007266998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2.63863611221313" calcext:value-type="float">
            <text:p>2.6386361122</text:p>
          </table:table-cell>
          <table:table-cell office:value-type="float" office:value="0.00494194030761719" calcext:value-type="float">
            <text:p>0.0049419403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68846273422241" calcext:value-type="float">
            <text:p>3.6884627342</text:p>
          </table:table-cell>
        </table:table-row>
        <table:table-row table:style-name="ro1">
          <table:table-cell office:value-type="float" office:value="1.04831123352051" calcext:value-type="float">
            <text:p>1.0483112335</text:p>
          </table:table-cell>
          <table:table-cell office:value-type="float" office:value="0.000729084014892578" calcext:value-type="float">
            <text:p>0.000729084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2.64361333847046" calcext:value-type="float">
            <text:p>2.6436133385</text:p>
          </table:table-cell>
          <table:table-cell office:value-type="float" office:value="0.00507211685180664" calcext:value-type="float">
            <text:p>0.0050721169</text:p>
          </table:table-cell>
          <table:table-cell office:value-type="float" office:value="0.0000197887420654297" calcext:value-type="float">
            <text:p>1.97887420654297E-05</text:p>
          </table:table-cell>
          <table:table-cell office:value-type="float" office:value="3.69775342941284" calcext:value-type="float">
            <text:p>3.6977534294</text:p>
          </table:table-cell>
        </table:table-row>
        <table:table-row table:style-name="ro1">
          <table:table-cell office:value-type="float" office:value="1.05186700820923" calcext:value-type="float">
            <text:p>1.0518670082</text:p>
          </table:table-cell>
          <table:table-cell office:value-type="float" office:value="0.000700235366821289" calcext:value-type="float">
            <text:p>0.0007002354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3643789291382" calcext:value-type="float">
            <text:p>2.6364378929</text:p>
          </table:table-cell>
          <table:table-cell office:value-type="float" office:value="0.00512504577636719" calcext:value-type="float">
            <text:p>0.0051250458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69415712356567" calcext:value-type="float">
            <text:p>3.6941571236</text:p>
          </table:table-cell>
        </table:table-row>
        <table:table-row table:style-name="ro1">
          <table:table-cell office:value-type="float" office:value="1.04567909240723" calcext:value-type="float">
            <text:p>1.0456790924</text:p>
          </table:table-cell>
          <table:table-cell office:value-type="float" office:value="0.000710964202880859" calcext:value-type="float">
            <text:p>0.0007109642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2.6452739238739" calcext:value-type="float">
            <text:p>2.6452739239</text:p>
          </table:table-cell>
          <table:table-cell office:value-type="float" office:value="0.00507116317749023" calcext:value-type="float">
            <text:p>0.0050711632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69676232337952" calcext:value-type="float">
            <text:p>3.6967623234</text:p>
          </table:table-cell>
        </table:table-row>
        <table:table-row table:style-name="ro1">
          <table:table-cell office:value-type="float" office:value="1.04800009727478" calcext:value-type="float">
            <text:p>1.0480000973</text:p>
          </table:table-cell>
          <table:table-cell office:value-type="float" office:value="0.000707864761352539" calcext:value-type="float">
            <text:p>0.0007078648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3633298873901" calcext:value-type="float">
            <text:p>2.6363329887</text:p>
          </table:table-cell>
          <table:table-cell office:value-type="float" office:value="0.00493001937866211" calcext:value-type="float">
            <text:p>0.0049300194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68999791145325" calcext:value-type="float">
            <text:p>3.6899979115</text:p>
          </table:table-cell>
        </table:table-row>
        <table:table-row table:style-name="ro1">
          <table:table-cell office:value-type="float" office:value="1.04633760452271" calcext:value-type="float">
            <text:p>1.0463376045</text:p>
          </table:table-cell>
          <table:table-cell office:value-type="float" office:value="0.000705957412719727" calcext:value-type="float">
            <text:p>0.0007059574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2.66566276550293" calcext:value-type="float">
            <text:p>2.6656627655</text:p>
          </table:table-cell>
          <table:table-cell office:value-type="float" office:value="0.00513577461242676" calcext:value-type="float">
            <text:p>0.0051357746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7178692817688" calcext:value-type="float">
            <text:p>3.7178692818</text:p>
          </table:table-cell>
        </table:table-row>
        <table:table-row table:style-name="ro1">
          <table:table-cell office:value-type="float" office:value="1.05820798873901" calcext:value-type="float">
            <text:p>1.0582079887</text:p>
          </table:table-cell>
          <table:table-cell office:value-type="float" office:value="0.000696897506713867" calcext:value-type="float">
            <text:p>0.0006968975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2.66014003753662" calcext:value-type="float">
            <text:p>2.6601400375</text:p>
          </table:table-cell>
          <table:table-cell office:value-type="float" office:value="0.00513195991516113" calcext:value-type="float">
            <text:p>0.0051319599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72420501708984" calcext:value-type="float">
            <text:p>3.7242050171</text:p>
          </table:table-cell>
        </table:table-row>
        <table:table-row table:style-name="ro1">
          <table:table-cell office:value-type="float" office:value="1.05097603797913" calcext:value-type="float">
            <text:p>1.050976038</text:p>
          </table:table-cell>
          <table:table-cell office:value-type="float" office:value="0.000718116760253906" calcext:value-type="float">
            <text:p>0.0007181168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2.62890315055847" calcext:value-type="float">
            <text:p>2.6289031506</text:p>
          </table:table-cell>
          <table:table-cell office:value-type="float" office:value="0.00511312484741211" calcext:value-type="float">
            <text:p>0.0051131248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68573832511902" calcext:value-type="float">
            <text:p>3.6857383251</text:p>
          </table:table-cell>
        </table:table-row>
        <table:table-row table:style-name="ro1">
          <table:table-cell office:value-type="float" office:value="1.10015726089478" calcext:value-type="float">
            <text:p>1.1001572609</text:p>
          </table:table-cell>
          <table:table-cell office:value-type="float" office:value="0.000738859176635742" calcext:value-type="float">
            <text:p>0.0007388592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8573713302612" calcext:value-type="float">
            <text:p>2.685737133</text:p>
          </table:table-cell>
          <table:table-cell office:value-type="float" office:value="0.00516796112060547" calcext:value-type="float">
            <text:p>0.0051679611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79182815551758" calcext:value-type="float">
            <text:p>3.7918281555</text:p>
          </table:table-cell>
        </table:table-row>
        <table:table-row table:style-name="ro1">
          <table:table-cell office:value-type="float" office:value="1.04308915138245" calcext:value-type="float">
            <text:p>1.0430891514</text:p>
          </table:table-cell>
          <table:table-cell office:value-type="float" office:value="0.000692129135131836" calcext:value-type="float">
            <text:p>0.0006921291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4120030403137" calcext:value-type="float">
            <text:p>2.641200304</text:p>
          </table:table-cell>
          <table:table-cell office:value-type="float" office:value="0.00517702102661133" calcext:value-type="float">
            <text:p>0.005177021</text:p>
          </table:table-cell>
          <table:table-cell office:value-type="float" office:value="0.0000209808349609375" calcext:value-type="float">
            <text:p>2.09808349609375E-05</text:p>
          </table:table-cell>
          <table:table-cell office:value-type="float" office:value="3.69018650054932" calcext:value-type="float">
            <text:p>3.6901865005</text:p>
          </table:table-cell>
        </table:table-row>
        <table:table-row table:style-name="ro1">
          <table:table-cell office:value-type="float" office:value="1.04674792289734" calcext:value-type="float">
            <text:p>1.0467479229</text:p>
          </table:table-cell>
          <table:table-cell office:value-type="float" office:value="0.00070500373840332" calcext:value-type="float">
            <text:p>0.0007050037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2.65563201904297" calcext:value-type="float">
            <text:p>2.655632019</text:p>
          </table:table-cell>
          <table:table-cell office:value-type="float" office:value="0.00510525703430176" calcext:value-type="float">
            <text:p>0.005105257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3.70821714401245" calcext:value-type="float">
            <text:p>3.708217144</text:p>
          </table:table-cell>
        </table:table-row>
        <table:table-row table:style-name="ro1">
          <table:table-cell office:value-type="float" office:value="1.04669213294983" calcext:value-type="float">
            <text:p>1.0466921329</text:p>
          </table:table-cell>
          <table:table-cell office:value-type="float" office:value="0.000722885131835938" calcext:value-type="float">
            <text:p>0.0007228851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2.65310478210449" calcext:value-type="float">
            <text:p>2.6531047821</text:p>
          </table:table-cell>
          <table:table-cell office:value-type="float" office:value="0.00522303581237793" calcext:value-type="float">
            <text:p>0.0052230358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70577073097229" calcext:value-type="float">
            <text:p>3.705770731</text:p>
          </table:table-cell>
        </table:table-row>
        <table:table-row table:style-name="ro1">
          <table:table-cell office:value-type="float" office:value="1.04440927505493" calcext:value-type="float">
            <text:p>1.0444092751</text:p>
          </table:table-cell>
          <table:table-cell office:value-type="float" office:value="0.000750064849853516" calcext:value-type="float">
            <text:p>0.0007500648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2.62974905967712" calcext:value-type="float">
            <text:p>2.6297490597</text:p>
          </table:table-cell>
          <table:table-cell office:value-type="float" office:value="0.00512385368347168" calcext:value-type="float">
            <text:p>0.0051238537</text:p>
          </table:table-cell>
          <table:table-cell office:value-type="float" office:value="0.0000209808349609375" calcext:value-type="float">
            <text:p>2.09808349609375E-05</text:p>
          </table:table-cell>
          <table:table-cell office:value-type="float" office:value="3.68006038665771" calcext:value-type="float">
            <text:p>3.6800603867</text:p>
          </table:table-cell>
        </table:table-row>
        <table:table-row table:style-name="ro1">
          <table:table-cell office:value-type="float" office:value="1.04311800003052" calcext:value-type="float">
            <text:p>1.043118</text:p>
          </table:table-cell>
          <table:table-cell office:value-type="float" office:value="0.000778913497924805" calcext:value-type="float">
            <text:p>0.0007789135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2.65450692176819" calcext:value-type="float">
            <text:p>2.6545069218</text:p>
          </table:table-cell>
          <table:table-cell office:value-type="float" office:value="0.00510692596435547" calcext:value-type="float">
            <text:p>0.005106926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70353865623474" calcext:value-type="float">
            <text:p>3.7035386562</text:p>
          </table:table-cell>
        </table:table-row>
        <table:table-row table:style-name="ro1">
          <table:table-cell office:value-type="float" office:value="1.04620170593262" calcext:value-type="float">
            <text:p>1.0462017059</text:p>
          </table:table-cell>
          <table:table-cell office:value-type="float" office:value="0.000715017318725586" calcext:value-type="float">
            <text:p>0.0007150173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4334273338318" calcext:value-type="float">
            <text:p>2.6433427334</text:p>
          </table:table-cell>
          <table:table-cell office:value-type="float" office:value="0.00506997108459473" calcext:value-type="float">
            <text:p>0.0050699711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3.69535541534424" calcext:value-type="float">
            <text:p>3.6953554153</text:p>
          </table:table-cell>
        </table:table-row>
        <table:table-row table:style-name="ro1">
          <table:table-cell office:value-type="float" office:value="1.04747796058655" calcext:value-type="float">
            <text:p>1.0474779606</text:p>
          </table:table-cell>
          <table:table-cell office:value-type="float" office:value="0.00071406364440918" calcext:value-type="float">
            <text:p>0.0007140636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2.66410207748413" calcext:value-type="float">
            <text:p>2.6641020775</text:p>
          </table:table-cell>
          <table:table-cell office:value-type="float" office:value="0.00540018081665039" calcext:value-type="float">
            <text:p>0.0054001808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71772146224976" calcext:value-type="float">
            <text:p>3.7177214622</text:p>
          </table:table-cell>
        </table:table-row>
        <table:table-row table:style-name="ro1">
          <table:table-cell office:value-type="float" office:value="0.844485998153687" calcext:value-type="float">
            <text:p>0.8444859982</text:p>
          </table:table-cell>
          <table:table-cell office:value-type="float" office:value="0.000808954238891602" calcext:value-type="float">
            <text:p>0.0008089542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5743279457092" calcext:value-type="float">
            <text:p>2.6574327946</text:p>
          </table:table-cell>
          <table:table-cell office:value-type="float" office:value="0.00515985488891602" calcext:value-type="float">
            <text:p>0.0051598549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50791454315186" calcext:value-type="float">
            <text:p>3.5079145432</text:p>
          </table:table-cell>
        </table:table-row>
        <table:table-row table:style-name="ro1">
          <table:table-cell office:value-type="float" office:value="0.846138000488281" calcext:value-type="float">
            <text:p>0.8461380005</text:p>
          </table:table-cell>
          <table:table-cell office:value-type="float" office:value="0.000722885131835938" calcext:value-type="float">
            <text:p>0.0007228851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2874269485474" calcext:value-type="float">
            <text:p>2.6287426949</text:p>
          </table:table-cell>
          <table:table-cell office:value-type="float" office:value="0.00536084175109863" calcext:value-type="float">
            <text:p>0.0053608418</text:p>
          </table:table-cell>
          <table:table-cell office:value-type="float" office:value="0.0000219345092773437" calcext:value-type="float">
            <text:p>2.19345092773437E-05</text:p>
          </table:table-cell>
          <table:table-cell office:value-type="float" office:value="3.48099327087402" calcext:value-type="float">
            <text:p>3.4809932709</text:p>
          </table:table-cell>
        </table:table-row>
        <table:table-row table:style-name="ro1">
          <table:table-cell office:value-type="float" office:value="0.840431928634644" calcext:value-type="float">
            <text:p>0.8404319286</text:p>
          </table:table-cell>
          <table:table-cell office:value-type="float" office:value="0.000700712203979492" calcext:value-type="float">
            <text:p>0.0007007122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2.63773894309998" calcext:value-type="float">
            <text:p>2.6377389431</text:p>
          </table:table-cell>
          <table:table-cell office:value-type="float" office:value="0.00519490242004395" calcext:value-type="float">
            <text:p>0.0051949024</text:p>
          </table:table-cell>
          <table:table-cell office:value-type="float" office:value="0.0000197887420654297" calcext:value-type="float">
            <text:p>1.97887420654297E-05</text:p>
          </table:table-cell>
          <table:table-cell office:value-type="float" office:value="3.48409414291382" calcext:value-type="float">
            <text:p>3.4840941429</text:p>
          </table:table-cell>
        </table:table-row>
        <table:table-row table:style-name="ro1">
          <table:table-cell office:value-type="float" office:value="0.842607021331787" calcext:value-type="float">
            <text:p>0.8426070213</text:p>
          </table:table-cell>
          <table:table-cell office:value-type="float" office:value="0.000734090805053711" calcext:value-type="float">
            <text:p>0.0007340908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3937878608704" calcext:value-type="float">
            <text:p>2.6393787861</text:p>
          </table:table-cell>
          <table:table-cell office:value-type="float" office:value="0.00508594512939453" calcext:value-type="float">
            <text:p>0.0050859451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48783278465271" calcext:value-type="float">
            <text:p>3.4878327847</text:p>
          </table:table-cell>
        </table:table-row>
        <table:table-row table:style-name="ro1">
          <table:table-cell office:value-type="float" office:value="0.846230030059814" calcext:value-type="float">
            <text:p>0.8462300301</text:p>
          </table:table-cell>
          <table:table-cell office:value-type="float" office:value="0.000726222991943359" calcext:value-type="float">
            <text:p>0.000726223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4563989639282" calcext:value-type="float">
            <text:p>2.6456398964</text:p>
          </table:table-cell>
          <table:table-cell office:value-type="float" office:value="0.00514984130859375" calcext:value-type="float">
            <text:p>0.0051498413</text:p>
          </table:table-cell>
          <table:table-cell office:value-type="float" office:value="0.0000209808349609375" calcext:value-type="float">
            <text:p>2.09808349609375E-05</text:p>
          </table:table-cell>
          <table:table-cell office:value-type="float" office:value="3.49777388572693" calcext:value-type="float">
            <text:p>3.4977738857</text:p>
          </table:table-cell>
        </table:table-row>
        <table:table-row table:style-name="ro1">
          <table:table-cell office:value-type="float" office:value="0.83388090133667" calcext:value-type="float">
            <text:p>0.8338809013</text:p>
          </table:table-cell>
          <table:table-cell office:value-type="float" office:value="0.000692844390869141" calcext:value-type="float">
            <text:p>0.0006928444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378800868988" calcext:value-type="float">
            <text:p>2.6378800869</text:p>
          </table:table-cell>
          <table:table-cell office:value-type="float" office:value="0.00524997711181641" calcext:value-type="float">
            <text:p>0.0052499771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4777307510376" calcext:value-type="float">
            <text:p>3.477730751</text:p>
          </table:table-cell>
        </table:table-row>
        <table:table-row table:style-name="ro1">
          <table:table-cell office:value-type="float" office:value="0.846236228942871" calcext:value-type="float">
            <text:p>0.8462362289</text:p>
          </table:table-cell>
          <table:table-cell office:value-type="float" office:value="0.000719070434570313" calcext:value-type="float">
            <text:p>0.0007190704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2.66334819793701" calcext:value-type="float">
            <text:p>2.6633481979</text:p>
          </table:table-cell>
          <table:table-cell office:value-type="float" office:value="0.00514292716979981" calcext:value-type="float">
            <text:p>0.0051429272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3.51547336578369" calcext:value-type="float">
            <text:p>3.5154733658</text:p>
          </table:table-cell>
        </table:table-row>
        <table:table-row table:style-name="ro1">
          <table:table-cell office:value-type="float" office:value="0.843173265457153" calcext:value-type="float">
            <text:p>0.8431732655</text:p>
          </table:table-cell>
          <table:table-cell office:value-type="float" office:value="0.00072789192199707" calcext:value-type="float">
            <text:p>0.0007278919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5380311012268" calcext:value-type="float">
            <text:p>2.6538031101</text:p>
          </table:table-cell>
          <table:table-cell office:value-type="float" office:value="0.00504112243652344" calcext:value-type="float">
            <text:p>0.0050411224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50277233123779" calcext:value-type="float">
            <text:p>3.5027723312</text:p>
          </table:table-cell>
        </table:table-row>
        <table:table-row table:style-name="ro1">
          <table:table-cell office:value-type="float" office:value="0.840409755706787" calcext:value-type="float">
            <text:p>0.8404097557</text:p>
          </table:table-cell>
          <table:table-cell office:value-type="float" office:value="0.000702857971191406" calcext:value-type="float">
            <text:p>0.000702858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3434767723083" calcext:value-type="float">
            <text:p>2.6343476772</text:p>
          </table:table-cell>
          <table:table-cell office:value-type="float" office:value="0.00510311126708984" calcext:value-type="float">
            <text:p>0.0051031113</text:p>
          </table:table-cell>
          <table:table-cell office:value-type="float" office:value="0.0000188350677490234" calcext:value-type="float">
            <text:p>1.88350677490234E-05</text:p>
          </table:table-cell>
          <table:table-cell office:value-type="float" office:value="3.48058915138245" calcext:value-type="float">
            <text:p>3.4805891514</text:p>
          </table:table-cell>
        </table:table-row>
        <table:table-row table:style-name="ro1">
          <table:table-cell office:value-type="float" office:value="0.842772006988525" calcext:value-type="float">
            <text:p>0.842772007</text:p>
          </table:table-cell>
          <table:table-cell office:value-type="float" office:value="0.000828981399536133" calcext:value-type="float">
            <text:p>0.0008289814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2.65612387657166" calcext:value-type="float">
            <text:p>2.6561238766</text:p>
          </table:table-cell>
          <table:table-cell office:value-type="float" office:value="0.00518012046813965" calcext:value-type="float">
            <text:p>0.0051801205</text:p>
          </table:table-cell>
          <table:table-cell office:value-type="float" office:value="0.0000197887420654297" calcext:value-type="float">
            <text:p>1.97887420654297E-05</text:p>
          </table:table-cell>
          <table:table-cell office:value-type="float" office:value="3.50493478775024" calcext:value-type="float">
            <text:p>3.5049347878</text:p>
          </table:table-cell>
        </table:table-row>
        <table:table-row table:style-name="ro1">
          <table:table-cell office:value-type="float" office:value="0.848477840423584" calcext:value-type="float">
            <text:p>0.8484778404</text:p>
          </table:table-cell>
          <table:table-cell office:value-type="float" office:value="0.000738859176635742" calcext:value-type="float">
            <text:p>0.0007388592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4014005661011" calcext:value-type="float">
            <text:p>2.6401400566</text:p>
          </table:table-cell>
          <table:table-cell office:value-type="float" office:value="0.00520992279052734" calcext:value-type="float">
            <text:p>0.0052099228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49459362030029" calcext:value-type="float">
            <text:p>3.4945936203</text:p>
          </table:table-cell>
        </table:table-row>
        <table:table-row table:style-name="ro1">
          <table:table-cell office:value-type="float" office:value="0.822910070419312" calcext:value-type="float">
            <text:p>0.8229100704</text:p>
          </table:table-cell>
          <table:table-cell office:value-type="float" office:value="0.000706911087036133" calcext:value-type="float">
            <text:p>0.0007069111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2.63886094093323" calcext:value-type="float">
            <text:p>2.6388609409</text:p>
          </table:table-cell>
          <table:table-cell office:value-type="float" office:value="0.00516772270202637" calcext:value-type="float">
            <text:p>0.0051677227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46767377853394" calcext:value-type="float">
            <text:p>3.4676737785</text:p>
          </table:table-cell>
        </table:table-row>
        <table:table-row table:style-name="ro1">
          <table:table-cell office:value-type="float" office:value="0.84504508972168" calcext:value-type="float">
            <text:p>0.8450450897</text:p>
          </table:table-cell>
          <table:table-cell office:value-type="float" office:value="0.000709056854248047" calcext:value-type="float">
            <text:p>0.0007090569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6346383094788" calcext:value-type="float">
            <text:p>2.6634638309</text:p>
          </table:table-cell>
          <table:table-cell office:value-type="float" office:value="0.0051579475402832" calcext:value-type="float">
            <text:p>0.0051579475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3.51440191268921" calcext:value-type="float">
            <text:p>3.5144019127</text:p>
          </table:table-cell>
        </table:table-row>
        <table:table-row table:style-name="ro1">
          <table:table-cell office:value-type="float" office:value="0.846040010452271" calcext:value-type="float">
            <text:p>0.8460400105</text:p>
          </table:table-cell>
          <table:table-cell office:value-type="float" office:value="0.000722885131835938" calcext:value-type="float">
            <text:p>0.0007228851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5679597854614" calcext:value-type="float">
            <text:p>2.6567959785</text:p>
          </table:table-cell>
          <table:table-cell office:value-type="float" office:value="0.00518083572387695" calcext:value-type="float">
            <text:p>0.0051808357</text:p>
          </table:table-cell>
          <table:table-cell office:value-type="float" office:value="0.0000209808349609375" calcext:value-type="float">
            <text:p>2.09808349609375E-05</text:p>
          </table:table-cell>
          <table:table-cell office:value-type="float" office:value="3.50876760482788" calcext:value-type="float">
            <text:p>3.5087676048</text:p>
          </table:table-cell>
        </table:table-row>
        <table:table-row table:style-name="ro1">
          <table:table-cell office:value-type="float" office:value="0.839921951293945" calcext:value-type="float">
            <text:p>0.8399219513</text:p>
          </table:table-cell>
          <table:table-cell office:value-type="float" office:value="0.000695943832397461" calcext:value-type="float">
            <text:p>0.0006959438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5284299850464" calcext:value-type="float">
            <text:p>2.6528429985</text:p>
          </table:table-cell>
          <table:table-cell office:value-type="float" office:value="0.0052490234375" calcext:value-type="float">
            <text:p>0.0052490234</text:p>
          </table:table-cell>
          <table:table-cell office:value-type="float" office:value="0.0000197887420654297" calcext:value-type="float">
            <text:p>1.97887420654297E-05</text:p>
          </table:table-cell>
          <table:table-cell office:value-type="float" office:value="3.49873661994934" calcext:value-type="float">
            <text:p>3.4987366199</text:p>
          </table:table-cell>
        </table:table-row>
        <table:table-row table:style-name="ro1">
          <table:table-cell office:value-type="float" office:value="0.86014986038208" calcext:value-type="float">
            <text:p>0.8601498604</text:p>
          </table:table-cell>
          <table:table-cell office:value-type="float" office:value="0.000757932662963867" calcext:value-type="float">
            <text:p>0.0007579327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5474605560303" calcext:value-type="float">
            <text:p>2.6547460556</text:p>
          </table:table-cell>
          <table:table-cell office:value-type="float" office:value="0.00506496429443359" calcext:value-type="float">
            <text:p>0.0050649643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52074575424194" calcext:value-type="float">
            <text:p>3.5207457542</text:p>
          </table:table-cell>
        </table:table-row>
        <table:table-row table:style-name="ro1">
          <table:table-cell office:value-type="float" office:value="0.846063137054443" calcext:value-type="float">
            <text:p>0.8460631371</text:p>
          </table:table-cell>
          <table:table-cell office:value-type="float" office:value="0.000724077224731445" calcext:value-type="float">
            <text:p>0.0007240772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2.65079498291016" calcext:value-type="float">
            <text:p>2.6507949829</text:p>
          </table:table-cell>
          <table:table-cell office:value-type="float" office:value="0.00509810447692871" calcext:value-type="float">
            <text:p>0.0050981045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50270771980286" calcext:value-type="float">
            <text:p>3.5027077198</text:p>
          </table:table-cell>
        </table:table-row>
        <table:table-row table:style-name="ro1">
          <table:table-cell office:value-type="float" office:value="0.833078145980835" calcext:value-type="float">
            <text:p>0.833078146</text:p>
          </table:table-cell>
          <table:table-cell office:value-type="float" office:value="0.000697851181030273" calcext:value-type="float">
            <text:p>0.0006978512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2.65512275695801" calcext:value-type="float">
            <text:p>2.655122757</text:p>
          </table:table-cell>
          <table:table-cell office:value-type="float" office:value="0.00521969795227051" calcext:value-type="float">
            <text:p>0.005219698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4941463470459" calcext:value-type="float">
            <text:p>3.494146347</text:p>
          </table:table-cell>
        </table:table-row>
        <table:table-row table:style-name="ro1">
          <table:table-cell office:value-type="float" office:value="0.842242956161499" calcext:value-type="float">
            <text:p>0.8422429562</text:p>
          </table:table-cell>
          <table:table-cell office:value-type="float" office:value="0.000720977783203125" calcext:value-type="float">
            <text:p>0.0007209778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2.64347100257874" calcext:value-type="float">
            <text:p>2.6434710026</text:p>
          </table:table-cell>
          <table:table-cell office:value-type="float" office:value="0.00514721870422363" calcext:value-type="float">
            <text:p>0.0051472187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49160933494568" calcext:value-type="float">
            <text:p>3.4916093349</text:p>
          </table:table-cell>
        </table:table-row>
        <table:table-row table:style-name="ro1">
          <table:table-cell office:value-type="float" office:value="0.843101263046265" calcext:value-type="float">
            <text:p>0.843101263</text:p>
          </table:table-cell>
          <table:table-cell office:value-type="float" office:value="0.000721931457519531" calcext:value-type="float">
            <text:p>0.0007219315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3478827476501" calcext:value-type="float">
            <text:p>2.6347882748</text:p>
          </table:table-cell>
          <table:table-cell office:value-type="float" office:value="0.00507807731628418" calcext:value-type="float">
            <text:p>0.0050780773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48371648788452" calcext:value-type="float">
            <text:p>3.4837164879</text:p>
          </table:table-cell>
        </table:table-row>
        <table:table-row table:style-name="ro1">
          <table:table-cell office:value-type="float" office:value="0.843403816223145" calcext:value-type="float">
            <text:p>0.8434038162</text:p>
          </table:table-cell>
          <table:table-cell office:value-type="float" office:value="0.000718832015991211" calcext:value-type="float">
            <text:p>0.000718832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2.64749479293823" calcext:value-type="float">
            <text:p>2.6474947929</text:p>
          </table:table-cell>
          <table:table-cell office:value-type="float" office:value="0.0050959587097168" calcext:value-type="float">
            <text:p>0.0050959587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3.4967405796051" calcext:value-type="float">
            <text:p>3.4967405796</text:p>
          </table:table-cell>
        </table:table-row>
        <table:table-row table:style-name="ro1">
          <table:table-cell office:value-type="float" office:value="0.848986148834229" calcext:value-type="float">
            <text:p>0.8489861488</text:p>
          </table:table-cell>
          <table:table-cell office:value-type="float" office:value="0.000697851181030273" calcext:value-type="float">
            <text:p>0.0006978512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5996098518372" calcext:value-type="float">
            <text:p>2.6599609852</text:p>
          </table:table-cell>
          <table:table-cell office:value-type="float" office:value="0.00511431694030762" calcext:value-type="float">
            <text:p>0.0051143169</text:p>
          </table:table-cell>
          <table:table-cell office:value-type="float" office:value="0.0000202655792236328" calcext:value-type="float">
            <text:p>2.02655792236328E-05</text:p>
          </table:table-cell>
          <table:table-cell office:value-type="float" office:value="3.5147864818573" calcext:value-type="float">
            <text:p>3.5147864819</text:p>
          </table:table-cell>
        </table:table-row>
        <table:table-row table:style-name="ro1">
          <table:table-cell office:value-type="float" office:value="0.843778848648071" calcext:value-type="float">
            <text:p>0.8437788486</text:p>
          </table:table-cell>
          <table:table-cell office:value-type="float" office:value="0.000712871551513672" calcext:value-type="float">
            <text:p>0.0007128716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3541507720947" calcext:value-type="float">
            <text:p>2.6354150772</text:p>
          </table:table-cell>
          <table:table-cell office:value-type="float" office:value="0.00508999824523926" calcext:value-type="float">
            <text:p>0.0050899982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48502373695374" calcext:value-type="float">
            <text:p>3.485023737</text:p>
          </table:table-cell>
        </table:table-row>
        <table:table-row table:style-name="ro1">
          <table:table-cell office:value-type="float" office:value="0.81911301612854" calcext:value-type="float">
            <text:p>0.8191130161</text:p>
          </table:table-cell>
          <table:table-cell office:value-type="float" office:value="0.000698089599609375" calcext:value-type="float">
            <text:p>0.0006980896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2.64485716819763" calcext:value-type="float">
            <text:p>2.6448571682</text:p>
          </table:table-cell>
          <table:table-cell office:value-type="float" office:value="0.00515007972717285" calcext:value-type="float">
            <text:p>0.0051500797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3.46984457969666" calcext:value-type="float">
            <text:p>3.4698445797</text:p>
          </table:table-cell>
        </table:table-row>
        <table:table-row table:style-name="ro1">
          <table:table-cell office:value-type="float" office:value="0.843488931655884" calcext:value-type="float">
            <text:p>0.8434889317</text:p>
          </table:table-cell>
          <table:table-cell office:value-type="float" office:value="0.000721931457519531" calcext:value-type="float">
            <text:p>0.0007219315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3563394546509" calcext:value-type="float">
            <text:p>2.6356339455</text:p>
          </table:table-cell>
          <table:table-cell office:value-type="float" office:value="0.00524497032165527" calcext:value-type="float">
            <text:p>0.0052449703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3.48511576652527" calcext:value-type="float">
            <text:p>3.4851157665</text:p>
          </table:table-cell>
        </table:table-row>
        <table:table-row table:style-name="ro1">
          <table:table-cell office:value-type="float" office:value="0.844698905944824" calcext:value-type="float">
            <text:p>0.8446989059</text:p>
          </table:table-cell>
          <table:table-cell office:value-type="float" office:value="0.000698089599609375" calcext:value-type="float">
            <text:p>0.0006980896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2.63552474975586" calcext:value-type="float">
            <text:p>2.6355247498</text:p>
          </table:table-cell>
          <table:table-cell office:value-type="float" office:value="0.00507068634033203" calcext:value-type="float">
            <text:p>0.0050706863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48601961135864" calcext:value-type="float">
            <text:p>3.4860196114</text:p>
          </table:table-cell>
        </table:table-row>
        <table:table-row table:style-name="ro1">
          <table:table-cell office:value-type="float" office:value="0.841020107269287" calcext:value-type="float">
            <text:p>0.8410201073</text:p>
          </table:table-cell>
          <table:table-cell office:value-type="float" office:value="0.000728845596313477" calcext:value-type="float">
            <text:p>0.0007288456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4483308792114" calcext:value-type="float">
            <text:p>2.6448330879</text:p>
          </table:table-cell>
          <table:table-cell office:value-type="float" office:value="0.00509214401245117" calcext:value-type="float">
            <text:p>0.005092144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49170112609863" calcext:value-type="float">
            <text:p>3.4917011261</text:p>
          </table:table-cell>
        </table:table-row>
        <table:table-row table:style-name="ro1">
          <table:table-cell office:value-type="float" office:value="0.844372034072876" calcext:value-type="float">
            <text:p>0.8443720341</text:p>
          </table:table-cell>
          <table:table-cell office:value-type="float" office:value="0.000782966613769531" calcext:value-type="float">
            <text:p>0.0007829666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2.65181589126587" calcext:value-type="float">
            <text:p>2.6518158913</text:p>
          </table:table-cell>
          <table:table-cell office:value-type="float" office:value="0.00501894950866699" calcext:value-type="float">
            <text:p>0.0050189495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3.50201606750488" calcext:value-type="float">
            <text:p>3.5020160675</text:p>
          </table:table-cell>
        </table:table-row>
        <table:table-row table:style-name="ro1">
          <table:table-cell office:value-type="float" office:value="0.841756820678711" calcext:value-type="float">
            <text:p>0.8417568207</text:p>
          </table:table-cell>
          <table:table-cell office:value-type="float" office:value="0.000708818435668945" calcext:value-type="float">
            <text:p>0.0007088184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4169597625732" calcext:value-type="float">
            <text:p>2.6416959763</text:p>
          </table:table-cell>
          <table:table-cell office:value-type="float" office:value="0.00504398345947266" calcext:value-type="float">
            <text:p>0.0050439835</text:p>
          </table:table-cell>
          <table:table-cell office:value-type="float" office:value="0.0000202655792236328" calcext:value-type="float">
            <text:p>2.02655792236328E-05</text:p>
          </table:table-cell>
          <table:table-cell office:value-type="float" office:value="3.48923277854919" calcext:value-type="float">
            <text:p>3.4892327785</text:p>
          </table:table-cell>
        </table:table-row>
        <table:table-row table:style-name="ro1">
          <table:table-cell office:value-type="float" office:value="0.835225820541382" calcext:value-type="float">
            <text:p>0.8352258205</text:p>
          </table:table-cell>
          <table:table-cell office:value-type="float" office:value="0.000726938247680664" calcext:value-type="float">
            <text:p>0.0007269382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5121173858643" calcext:value-type="float">
            <text:p>2.6512117386</text:p>
          </table:table-cell>
          <table:table-cell office:value-type="float" office:value="0.00504589080810547" calcext:value-type="float">
            <text:p>0.0050458908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3.49223637580872" calcext:value-type="float">
            <text:p>3.4922363758</text:p>
          </table:table-cell>
        </table:table-row>
        <table:table-row table:style-name="ro1">
          <table:table-cell office:value-type="float" office:value="1.01885199546814" calcext:value-type="float">
            <text:p>1.0188519955</text:p>
          </table:table-cell>
          <table:table-cell office:value-type="float" office:value="0.000703096389770508" calcext:value-type="float">
            <text:p>0.0007030964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2.65264987945557" calcext:value-type="float">
            <text:p>2.6526498795</text:p>
          </table:table-cell>
          <table:table-cell office:value-type="float" office:value="0.00515079498291016" calcext:value-type="float">
            <text:p>0.005150795</text:p>
          </table:table-cell>
          <table:table-cell office:value-type="float" office:value="0.0000188350677490234" calcext:value-type="float">
            <text:p>1.88350677490234E-05</text:p>
          </table:table-cell>
          <table:table-cell office:value-type="float" office:value="3.67738270759583" calcext:value-type="float">
            <text:p>3.6773827076</text:p>
          </table:table-cell>
        </table:table-row>
        <table:table-row table:style-name="ro1">
          <table:table-cell office:value-type="float" office:value="0.995982885360718" calcext:value-type="float">
            <text:p>0.9959828854</text:p>
          </table:table-cell>
          <table:table-cell office:value-type="float" office:value="0.000723838806152344" calcext:value-type="float">
            <text:p>0.0007238388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2.64862012863159" calcext:value-type="float">
            <text:p>2.6486201286</text:p>
          </table:table-cell>
          <table:table-cell office:value-type="float" office:value="0.00515007972717285" calcext:value-type="float">
            <text:p>0.0051500797</text:p>
          </table:table-cell>
          <table:table-cell office:value-type="float" office:value="0.0000202655792236328" calcext:value-type="float">
            <text:p>2.02655792236328E-05</text:p>
          </table:table-cell>
          <table:table-cell office:value-type="float" office:value="3.65050435066223" calcext:value-type="float">
            <text:p>3.6505043507</text:p>
          </table:table-cell>
        </table:table-row>
        <table:table-row table:style-name="ro1">
          <table:table-cell office:value-type="float" office:value="0.991081953048706" calcext:value-type="float">
            <text:p>0.991081953</text:p>
          </table:table-cell>
          <table:table-cell office:value-type="float" office:value="0.000712871551513672" calcext:value-type="float">
            <text:p>0.0007128716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2.6324737071991" calcext:value-type="float">
            <text:p>2.6324737072</text:p>
          </table:table-cell>
          <table:table-cell office:value-type="float" office:value="0.00516676902770996" calcext:value-type="float">
            <text:p>0.005166769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62946319580078" calcext:value-type="float">
            <text:p>3.6294631958</text:p>
          </table:table-cell>
        </table:table-row>
        <table:table-row table:style-name="ro1">
          <table:table-cell office:value-type="float" office:value="1.0012321472168" calcext:value-type="float">
            <text:p>1.0012321472</text:p>
          </table:table-cell>
          <table:table-cell office:value-type="float" office:value="0.000709056854248047" calcext:value-type="float">
            <text:p>0.0007090569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4800596237183" calcext:value-type="float">
            <text:p>2.6480059624</text:p>
          </table:table-cell>
          <table:table-cell office:value-type="float" office:value="0.00521707534790039" calcext:value-type="float">
            <text:p>0.0052170753</text:p>
          </table:table-cell>
          <table:table-cell office:value-type="float" office:value="0.0000202655792236328" calcext:value-type="float">
            <text:p>2.02655792236328E-05</text:p>
          </table:table-cell>
          <table:table-cell office:value-type="float" office:value="3.65519142150879" calcext:value-type="float">
            <text:p>3.6551914215</text:p>
          </table:table-cell>
        </table:table-row>
        <table:table-row table:style-name="ro1">
          <table:table-cell office:value-type="float" office:value="0.994164943695068" calcext:value-type="float">
            <text:p>0.9941649437</text:p>
          </table:table-cell>
          <table:table-cell office:value-type="float" office:value="0.000707149505615234" calcext:value-type="float">
            <text:p>0.0007071495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4251494407654" calcext:value-type="float">
            <text:p>2.6425149441</text:p>
          </table:table-cell>
          <table:table-cell office:value-type="float" office:value="0.00522017478942871" calcext:value-type="float">
            <text:p>0.0052201748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64263415336609" calcext:value-type="float">
            <text:p>3.6426341534</text:p>
          </table:table-cell>
        </table:table-row>
        <table:table-row table:style-name="ro1">
          <table:table-cell office:value-type="float" office:value="0.99347996711731" calcext:value-type="float">
            <text:p>0.9934799671</text:p>
          </table:table-cell>
          <table:table-cell office:value-type="float" office:value="0.000705718994140625" calcext:value-type="float">
            <text:p>0.000705719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2.66621088981628" calcext:value-type="float">
            <text:p>2.6662108898</text:p>
          </table:table-cell>
          <table:table-cell office:value-type="float" office:value="0.00525808334350586" calcext:value-type="float">
            <text:p>0.0052580833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66568183898926" calcext:value-type="float">
            <text:p>3.665681839</text:p>
          </table:table-cell>
        </table:table-row>
        <table:table-row table:style-name="ro1">
          <table:table-cell office:value-type="float" office:value="0.995558738708496" calcext:value-type="float">
            <text:p>0.9955587387</text:p>
          </table:table-cell>
          <table:table-cell office:value-type="float" office:value="0.000716686248779297" calcext:value-type="float">
            <text:p>0.0007166862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3077616691589" calcext:value-type="float">
            <text:p>2.6307761669</text:p>
          </table:table-cell>
          <table:table-cell office:value-type="float" office:value="0.00520420074462891" calcext:value-type="float">
            <text:p>0.0052042007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63228273391724" calcext:value-type="float">
            <text:p>3.6322827339</text:p>
          </table:table-cell>
        </table:table-row>
        <table:table-row table:style-name="ro1">
          <table:table-cell office:value-type="float" office:value="0.998136043548584" calcext:value-type="float">
            <text:p>0.9981360435</text:p>
          </table:table-cell>
          <table:table-cell office:value-type="float" office:value="0.000719070434570313" calcext:value-type="float">
            <text:p>0.0007190704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2.66258001327515" calcext:value-type="float">
            <text:p>2.6625800133</text:p>
          </table:table-cell>
          <table:table-cell office:value-type="float" office:value="0.00517392158508301" calcext:value-type="float">
            <text:p>0.0051739216</text:p>
          </table:table-cell>
          <table:table-cell office:value-type="float" office:value="0.0000321865081787109" calcext:value-type="float">
            <text:p>3.21865081787109E-05</text:p>
          </table:table-cell>
          <table:table-cell office:value-type="float" office:value="3.66664934158325" calcext:value-type="float">
            <text:p>3.6666493416</text:p>
          </table:table-cell>
        </table:table-row>
        <table:table-row table:style-name="ro1">
          <table:table-cell office:value-type="float" office:value="0.990248203277588" calcext:value-type="float">
            <text:p>0.9902482033</text:p>
          </table:table-cell>
          <table:table-cell office:value-type="float" office:value="0.000700950622558594" calcext:value-type="float">
            <text:p>0.0007009506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2.64546155929565" calcext:value-type="float">
            <text:p>2.6454615593</text:p>
          </table:table-cell>
          <table:table-cell office:value-type="float" office:value="0.00522184371948242" calcext:value-type="float">
            <text:p>0.0052218437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3.64165949821472" calcext:value-type="float">
            <text:p>3.6416594982</text:p>
          </table:table-cell>
        </table:table-row>
        <table:table-row table:style-name="ro1">
          <table:table-cell office:value-type="float" office:value="0.992414236068726" calcext:value-type="float">
            <text:p>0.9924142361</text:p>
          </table:table-cell>
          <table:table-cell office:value-type="float" office:value="0.0007171630859375" calcext:value-type="float">
            <text:p>0.0007171631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2.66872882843018" calcext:value-type="float">
            <text:p>2.6687288284</text:p>
          </table:table-cell>
          <table:table-cell office:value-type="float" office:value="0.00512313842773438" calcext:value-type="float">
            <text:p>0.0051231384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66701126098633" calcext:value-type="float">
            <text:p>3.667011261</text:p>
          </table:table-cell>
        </table:table-row>
        <table:table-row table:style-name="ro1">
          <table:table-cell office:value-type="float" office:value="0.998606204986572" calcext:value-type="float">
            <text:p>0.998606205</text:p>
          </table:table-cell>
          <table:table-cell office:value-type="float" office:value="0.000750064849853516" calcext:value-type="float">
            <text:p>0.0007500648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2.64056706428528" calcext:value-type="float">
            <text:p>2.6405670643</text:p>
          </table:table-cell>
          <table:table-cell office:value-type="float" office:value="0.00514483451843262" calcext:value-type="float">
            <text:p>0.0051448345</text:p>
          </table:table-cell>
          <table:table-cell office:value-type="float" office:value="0.0000197887420654297" calcext:value-type="float">
            <text:p>1.97887420654297E-05</text:p>
          </table:table-cell>
          <table:table-cell office:value-type="float" office:value="3.64509534835815" calcext:value-type="float">
            <text:p>3.6450953484</text:p>
          </table:table-cell>
        </table:table-row>
        <table:table-row table:style-name="ro1">
          <table:table-cell office:value-type="float" office:value="0.992516040802002" calcext:value-type="float">
            <text:p>0.9925160408</text:p>
          </table:table-cell>
          <table:table-cell office:value-type="float" office:value="0.000711917877197266" calcext:value-type="float">
            <text:p>0.0007119179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4421486854553" calcext:value-type="float">
            <text:p>2.6442148685</text:p>
          </table:table-cell>
          <table:table-cell office:value-type="float" office:value="0.00519275665283203" calcext:value-type="float">
            <text:p>0.0051927567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642662525177" calcext:value-type="float">
            <text:p>3.6426625252</text:p>
          </table:table-cell>
        </table:table-row>
        <table:table-row table:style-name="ro1">
          <table:table-cell office:value-type="float" office:value="0.995395183563232" calcext:value-type="float">
            <text:p>0.9953951836</text:p>
          </table:table-cell>
          <table:table-cell office:value-type="float" office:value="0.000715732574462891" calcext:value-type="float">
            <text:p>0.0007157326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2.63769292831421" calcext:value-type="float">
            <text:p>2.6376929283</text:p>
          </table:table-cell>
          <table:table-cell office:value-type="float" office:value="0.00511479377746582" calcext:value-type="float">
            <text:p>0.0051147938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63894581794739" calcext:value-type="float">
            <text:p>3.6389458179</text:p>
          </table:table-cell>
        </table:table-row>
        <table:table-row table:style-name="ro1">
          <table:table-cell office:value-type="float" office:value="0.992791891098022" calcext:value-type="float">
            <text:p>0.9927918911</text:p>
          </table:table-cell>
          <table:table-cell office:value-type="float" office:value="0.000710248947143555" calcext:value-type="float">
            <text:p>0.0007102489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2.63071894645691" calcext:value-type="float">
            <text:p>2.6307189465</text:p>
          </table:table-cell>
          <table:table-cell office:value-type="float" office:value="0.00513982772827148" calcext:value-type="float">
            <text:p>0.0051398277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62938809394836" calcext:value-type="float">
            <text:p>3.6293880939</text:p>
          </table:table-cell>
        </table:table-row>
        <table:table-row table:style-name="ro1">
          <table:table-cell office:value-type="float" office:value="0.989289999008179" calcext:value-type="float">
            <text:p>0.989289999</text:p>
          </table:table-cell>
          <table:table-cell office:value-type="float" office:value="0.000719070434570313" calcext:value-type="float">
            <text:p>0.0007190704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3468289375305" calcext:value-type="float">
            <text:p>2.6346828938</text:p>
          </table:table-cell>
          <table:table-cell office:value-type="float" office:value="0.00502085685729981" calcext:value-type="float">
            <text:p>0.0050208569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3.62973880767822" calcext:value-type="float">
            <text:p>3.6297388077</text:p>
          </table:table-cell>
        </table:table-row>
        <table:table-row table:style-name="ro1">
          <table:table-cell office:value-type="float" office:value="1.01379895210266" calcext:value-type="float">
            <text:p>1.0137989521</text:p>
          </table:table-cell>
          <table:table-cell office:value-type="float" office:value="0.000692844390869141" calcext:value-type="float">
            <text:p>0.0006928444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2.64413070678711" calcext:value-type="float">
            <text:p>2.6441307068</text:p>
          </table:table-cell>
          <table:table-cell office:value-type="float" office:value="0.00505495071411133" calcext:value-type="float">
            <text:p>0.0050549507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3.66370439529419" calcext:value-type="float">
            <text:p>3.6637043953</text:p>
          </table:table-cell>
        </table:table-row>
        <table:table-row table:style-name="ro1">
          <table:table-cell office:value-type="float" office:value="0.997564792633056" calcext:value-type="float">
            <text:p>0.9975647926</text:p>
          </table:table-cell>
          <table:table-cell office:value-type="float" office:value="0.000712871551513672" calcext:value-type="float">
            <text:p>0.0007128716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2.64228582382202" calcext:value-type="float">
            <text:p>2.6422858238</text:p>
          </table:table-cell>
          <table:table-cell office:value-type="float" office:value="0.00526285171508789" calcext:value-type="float">
            <text:p>0.0052628517</text:p>
          </table:table-cell>
          <table:table-cell office:value-type="float" office:value="0.0000197887420654297" calcext:value-type="float">
            <text:p>1.97887420654297E-05</text:p>
          </table:table-cell>
          <table:table-cell office:value-type="float" office:value="3.64585399627686" calcext:value-type="float">
            <text:p>3.6458539963</text:p>
          </table:table-cell>
        </table:table-row>
        <table:table-row table:style-name="ro1">
          <table:table-cell office:value-type="float" office:value="0.990831851959228" calcext:value-type="float">
            <text:p>0.990831852</text:p>
          </table:table-cell>
          <table:table-cell office:value-type="float" office:value="0.000763177871704102" calcext:value-type="float">
            <text:p>0.0007631779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2.6366651058197" calcext:value-type="float">
            <text:p>2.6366651058</text:p>
          </table:table-cell>
          <table:table-cell office:value-type="float" office:value="0.00504231452941895" calcext:value-type="float">
            <text:p>0.0050423145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3.63332962989807" calcext:value-type="float">
            <text:p>3.6333296299</text:p>
          </table:table-cell>
        </table:table-row>
        <table:table-row table:style-name="ro1">
          <table:table-cell office:value-type="float" office:value="0.999382019042969" calcext:value-type="float">
            <text:p>0.999382019</text:p>
          </table:table-cell>
          <table:table-cell office:value-type="float" office:value="0.000816822052001953" calcext:value-type="float">
            <text:p>0.0008168221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2.63846206665039" calcext:value-type="float">
            <text:p>2.6384620667</text:p>
          </table:table-cell>
          <table:table-cell office:value-type="float" office:value="0.00510096549987793" calcext:value-type="float">
            <text:p>0.0051009655</text:p>
          </table:table-cell>
          <table:table-cell office:value-type="float" office:value="0.0000178813934326172" calcext:value-type="float">
            <text:p>1.78813934326172E-05</text:p>
          </table:table-cell>
          <table:table-cell office:value-type="float" office:value="3.64378762245178" calcext:value-type="float">
            <text:p>3.6437876225</text:p>
          </table:table-cell>
        </table:table-row>
        <table:table-row table:style-name="ro1">
          <table:table-cell office:value-type="float" office:value="0.99692177772522" calcext:value-type="float">
            <text:p>0.9969217777</text:p>
          </table:table-cell>
          <table:table-cell office:value-type="float" office:value="0.000735998153686523" calcext:value-type="float">
            <text:p>0.0007359982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5602374076843" calcext:value-type="float">
            <text:p>2.6560237408</text:p>
          </table:table-cell>
          <table:table-cell office:value-type="float" office:value="0.00513672828674316" calcext:value-type="float">
            <text:p>0.0051367283</text:p>
          </table:table-cell>
          <table:table-cell office:value-type="float" office:value="0.0000188350677490234" calcext:value-type="float">
            <text:p>1.88350677490234E-05</text:p>
          </table:table-cell>
          <table:table-cell office:value-type="float" office:value="3.65884399414062" calcext:value-type="float">
            <text:p>3.6588439941</text:p>
          </table:table-cell>
        </table:table-row>
        <table:table-row table:style-name="ro1">
          <table:table-cell office:value-type="float" office:value="0.988926887512207" calcext:value-type="float">
            <text:p>0.9889268875</text:p>
          </table:table-cell>
          <table:table-cell office:value-type="float" office:value="0.000720024108886719" calcext:value-type="float">
            <text:p>0.0007200241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2.66271209716797" calcext:value-type="float">
            <text:p>2.6627120972</text:p>
          </table:table-cell>
          <table:table-cell office:value-type="float" office:value="0.00510120391845703" calcext:value-type="float">
            <text:p>0.0051012039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3.65748643875122" calcext:value-type="float">
            <text:p>3.6574864388</text:p>
          </table:table-cell>
        </table:table-row>
        <table:table-row table:style-name="ro1">
          <table:table-cell office:value-type="float" office:value="0.992647886276245" calcext:value-type="float">
            <text:p>0.9926478863</text:p>
          </table:table-cell>
          <table:table-cell office:value-type="float" office:value="0.000610113143920898" calcext:value-type="float">
            <text:p>0.0006101131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3175582885742" calcext:value-type="float">
            <text:p>2.6317558289</text:p>
          </table:table-cell>
          <table:table-cell office:value-type="float" office:value="0.00512886047363281" calcext:value-type="float">
            <text:p>0.0051288605</text:p>
          </table:table-cell>
          <table:table-cell office:value-type="float" office:value="0.0000181198120117187" calcext:value-type="float">
            <text:p>1.81198120117187E-05</text:p>
          </table:table-cell>
          <table:table-cell office:value-type="float" office:value="3.63016772270203" calcext:value-type="float">
            <text:p>3.6301677227</text:p>
          </table:table-cell>
        </table:table-row>
        <table:table-row table:style-name="ro1">
          <table:table-cell office:value-type="float" office:value="0.993009090423584" calcext:value-type="float">
            <text:p>0.9930090904</text:p>
          </table:table-cell>
          <table:table-cell office:value-type="float" office:value="0.000387191772460937" calcext:value-type="float">
            <text:p>0.0003871918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2.6373610496521" calcext:value-type="float">
            <text:p>2.6373610497</text:p>
          </table:table-cell>
          <table:table-cell office:value-type="float" office:value="0.0052800178527832" calcext:value-type="float">
            <text:p>0.0052800179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63606452941895" calcext:value-type="float">
            <text:p>3.6360645294</text:p>
          </table:table-cell>
        </table:table-row>
        <table:table-row table:style-name="ro1">
          <table:table-cell office:value-type="float" office:value="0.99643874168396" calcext:value-type="float">
            <text:p>0.9964387417</text:p>
          </table:table-cell>
          <table:table-cell office:value-type="float" office:value="0.000410795211791992" calcext:value-type="float">
            <text:p>0.0004107952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4560794830322" calcext:value-type="float">
            <text:p>2.6456079483</text:p>
          </table:table-cell>
          <table:table-cell office:value-type="float" office:value="0.00506711006164551" calcext:value-type="float">
            <text:p>0.0050671101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3.64755058288574" calcext:value-type="float">
            <text:p>3.6475505829</text:p>
          </table:table-cell>
        </table:table-row>
        <table:table-row table:style-name="ro1">
          <table:table-cell office:value-type="float" office:value="0.995607852935791" calcext:value-type="float">
            <text:p>0.9956078529</text:p>
          </table:table-cell>
          <table:table-cell office:value-type="float" office:value="0.000377893447875977" calcext:value-type="float">
            <text:p>0.0003778934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3193702697754" calcext:value-type="float">
            <text:p>2.631937027</text:p>
          </table:table-cell>
          <table:table-cell office:value-type="float" office:value="0.00515818595886231" calcext:value-type="float">
            <text:p>0.005158186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3.63310694694519" calcext:value-type="float">
            <text:p>3.6331069469</text:p>
          </table:table-cell>
        </table:table-row>
        <table:table-row table:style-name="ro1">
          <table:table-cell office:value-type="float" office:value="1.00041198730469" calcext:value-type="float">
            <text:p>1.0004119873</text:p>
          </table:table-cell>
          <table:table-cell office:value-type="float" office:value="0.000368118286132812" calcext:value-type="float">
            <text:p>0.0003681183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2.63068509101868" calcext:value-type="float">
            <text:p>2.630685091</text:p>
          </table:table-cell>
          <table:table-cell office:value-type="float" office:value="0.00503897666931152" calcext:value-type="float">
            <text:p>0.0050389767</text:p>
          </table:table-cell>
          <table:table-cell office:value-type="float" office:value="0.0000188350677490234" calcext:value-type="float">
            <text:p>1.88350677490234E-05</text:p>
          </table:table-cell>
          <table:table-cell office:value-type="float" office:value="3.63653039932251" calcext:value-type="float">
            <text:p>3.6365303993</text:p>
          </table:table-cell>
        </table:table-row>
        <table:table-row table:style-name="ro1">
          <table:table-cell office:value-type="float" office:value="0.990691900253296" calcext:value-type="float">
            <text:p>0.9906919003</text:p>
          </table:table-cell>
          <table:table-cell office:value-type="float" office:value="0.000368833541870117" calcext:value-type="float">
            <text:p>0.0003688335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2.63078236579895" calcext:value-type="float">
            <text:p>2.6307823658</text:p>
          </table:table-cell>
          <table:table-cell office:value-type="float" office:value="0.00511693954467773" calcext:value-type="float">
            <text:p>0.0051169395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3.62698650360107" calcext:value-type="float">
            <text:p>3.6269865036</text:p>
          </table:table-cell>
        </table:table-row>
        <table:table-row table:style-name="ro1">
          <table:table-cell office:value-type="float" office:value="0.991885900497436" calcext:value-type="float">
            <text:p>0.9918859005</text:p>
          </table:table-cell>
          <table:table-cell office:value-type="float" office:value="0.000365018844604492" calcext:value-type="float">
            <text:p>0.0003650188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2.65123391151428" calcext:value-type="float">
            <text:p>2.6512339115</text:p>
          </table:table-cell>
          <table:table-cell office:value-type="float" office:value="0.00507903099060059" calcext:value-type="float">
            <text:p>0.005079031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3.64859008789062" calcext:value-type="float">
            <text:p>3.6485900879</text:p>
          </table:table-cell>
        </table:table-row>
        <table:table-row table:style-name="ro1">
          <table:table-cell office:value-type="float" office:value="0.991946935653686" calcext:value-type="float">
            <text:p>0.9919469357</text:p>
          </table:table-cell>
          <table:table-cell office:value-type="float" office:value="0.000371932983398437" calcext:value-type="float">
            <text:p>0.000371933</text:p>
          </table:table-cell>
          <table:table-cell office:value-type="float" office:value="0.0000057220458984375" calcext:value-type="float">
            <text:p>0.000005722</text:p>
          </table:table-cell>
          <table:table-cell office:value-type="float" office:value="2.64929413795471" calcext:value-type="float">
            <text:p>2.649294138</text:p>
          </table:table-cell>
          <table:table-cell office:value-type="float" office:value="0.00504899024963379" calcext:value-type="float">
            <text:p>0.0050489902</text:p>
          </table:table-cell>
          <table:table-cell office:value-type="float" office:value="0.0000188350677490234" calcext:value-type="float">
            <text:p>1.88350677490234E-05</text:p>
          </table:table-cell>
          <table:table-cell office:value-type="float" office:value="3.64668655395508" calcext:value-type="float">
            <text:p>3.646686554</text:p>
          </table:table-cell>
        </table:table-row>
        <table:table-row table:style-name="ro1">
          <table:table-cell office:value-type="float" office:value="0.992973804473877" calcext:value-type="float">
            <text:p>0.9929738045</text:p>
          </table:table-cell>
          <table:table-cell office:value-type="float" office:value="0.000398159027099609" calcext:value-type="float">
            <text:p>0.000398159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4092016220093" calcext:value-type="float">
            <text:p>2.6409201622</text:p>
          </table:table-cell>
          <table:table-cell office:value-type="float" office:value="0.00514888763427734" calcext:value-type="float">
            <text:p>0.0051488876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3.6394670009613" calcext:value-type="float">
            <text:p>3.639467001</text:p>
          </table:table-cell>
        </table:table-row>
        <table:table-row table:style-name="ro1">
          <table:table-cell office:value-type="float" office:value="1.01696491241455" calcext:value-type="float">
            <text:p>1.0169649124</text:p>
          </table:table-cell>
          <table:table-cell office:value-type="float" office:value="0.000375986099243164" calcext:value-type="float">
            <text:p>0.0003759861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2.58861708641052" calcext:value-type="float">
            <text:p>2.5886170864</text:p>
          </table:table-cell>
          <table:table-cell office:value-type="float" office:value="0.00513100624084473" calcext:value-type="float">
            <text:p>0.0051310062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3.61111521720886" calcext:value-type="float">
            <text:p>3.6111152172</text:p>
          </table:table-cell>
        </table:table-row>
        <table:table-row table:style-name="ro1">
          <table:table-cell office:value-type="float" office:value="0.994188785552978" calcext:value-type="float">
            <text:p>0.9941887856</text:p>
          </table:table-cell>
          <table:table-cell office:value-type="float" office:value="0.000376701354980469" calcext:value-type="float">
            <text:p>0.0003767014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5742015838623" calcext:value-type="float">
            <text:p>2.6574201584</text:p>
          </table:table-cell>
          <table:table-cell office:value-type="float" office:value="0.00514388084411621" calcext:value-type="float">
            <text:p>0.0051438808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65715646743774" calcext:value-type="float">
            <text:p>3.6571564674</text:p>
          </table:table-cell>
        </table:table-row>
        <table:table-row table:style-name="ro1">
          <table:table-cell office:value-type="float" office:value="0.993188858032227" calcext:value-type="float">
            <text:p>0.993188858</text:p>
          </table:table-cell>
          <table:table-cell office:value-type="float" office:value="0.000376701354980469" calcext:value-type="float">
            <text:p>0.0003767014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2.65882420539856" calcext:value-type="float">
            <text:p>2.6588242054</text:p>
          </table:table-cell>
          <table:table-cell office:value-type="float" office:value="0.00520610809326172" calcext:value-type="float">
            <text:p>0.0052061081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3.65762209892273" calcext:value-type="float">
            <text:p>3.6576220989</text:p>
          </table:table-cell>
        </table:table-row>
        <table:table-row table:style-name="ro1">
          <table:table-cell office:value-type="float" office:value="0.99599814414978" calcext:value-type="float">
            <text:p>0.9959981441</text:p>
          </table:table-cell>
          <table:table-cell office:value-type="float" office:value="0.000373125076293945" calcext:value-type="float">
            <text:p>0.0003731251</text:p>
          </table:table-cell>
          <table:table-cell office:value-type="float" office:value="0.00000596046447753906" calcext:value-type="float">
            <text:p>5.96046447753906E-06</text:p>
          </table:table-cell>
          <table:table-cell office:value-type="float" office:value="2.65482306480408" calcext:value-type="float">
            <text:p>2.6548230648</text:p>
          </table:table-cell>
          <table:table-cell office:value-type="float" office:value="0.00510072708129883" calcext:value-type="float">
            <text:p>0.0051007271</text:p>
          </table:table-cell>
          <table:table-cell office:value-type="float" office:value="0.0000178813934326172" calcext:value-type="float">
            <text:p>1.78813934326172E-05</text:p>
          </table:table-cell>
          <table:table-cell office:value-type="float" office:value="3.65631890296936" calcext:value-type="float">
            <text:p>3.656318903</text:p>
          </table:table-cell>
        </table:table-row>
        <table:table-row table:style-name="ro1">
          <table:table-cell office:value-type="float" office:value="0.995451927185059" calcext:value-type="float">
            <text:p>0.9954519272</text:p>
          </table:table-cell>
          <table:table-cell office:value-type="float" office:value="0.000370979309082031" calcext:value-type="float">
            <text:p>0.0003709793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5200161933899" calcext:value-type="float">
            <text:p>2.6520016193</text:p>
          </table:table-cell>
          <table:table-cell office:value-type="float" office:value="0.00517511367797852" calcext:value-type="float">
            <text:p>0.0051751137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65302658081055" calcext:value-type="float">
            <text:p>3.6530265808</text:p>
          </table:table-cell>
        </table:table-row>
        <table:table-row table:style-name="ro1">
          <table:table-cell office:value-type="float" office:value="0.996906995773315" calcext:value-type="float">
            <text:p>0.9969069958</text:p>
          </table:table-cell>
          <table:table-cell office:value-type="float" office:value="0.000379085540771484" calcext:value-type="float">
            <text:p>0.0003790855</text:p>
          </table:table-cell>
          <table:table-cell office:value-type="float" office:value="0.00000596046447753906" calcext:value-type="float">
            <text:p>5.96046447753906E-06</text:p>
          </table:table-cell>
          <table:table-cell office:value-type="float" office:value="2.63351893424988" calcext:value-type="float">
            <text:p>2.6335189342</text:p>
          </table:table-cell>
          <table:table-cell office:value-type="float" office:value="0.0051720142364502" calcext:value-type="float">
            <text:p>0.0051720142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63600301742554" calcext:value-type="float">
            <text:p>3.6360030174</text:p>
          </table:table-cell>
        </table:table-row>
        <table:table-row table:style-name="ro1">
          <table:table-cell office:value-type="float" office:value="0.994218587875366" calcext:value-type="float">
            <text:p>0.9942185879</text:p>
          </table:table-cell>
          <table:table-cell office:value-type="float" office:value="0.000376224517822266" calcext:value-type="float">
            <text:p>0.0003762245</text:p>
          </table:table-cell>
          <table:table-cell office:value-type="float" office:value="0.00000596046447753906" calcext:value-type="float">
            <text:p>5.96046447753906E-06</text:p>
          </table:table-cell>
          <table:table-cell office:value-type="float" office:value="2.63714790344238" calcext:value-type="float">
            <text:p>2.6371479034</text:p>
          </table:table-cell>
          <table:table-cell office:value-type="float" office:value="0.00526809692382813" calcext:value-type="float">
            <text:p>0.0052680969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3.6370358467102" calcext:value-type="float">
            <text:p>3.6370358467</text:p>
          </table:table-cell>
        </table:table-row>
        <table:table-row table:style-name="ro1">
          <table:table-cell office:value-type="float" office:value="0.993888139724731" calcext:value-type="float">
            <text:p>0.9938881397</text:p>
          </table:table-cell>
          <table:table-cell office:value-type="float" office:value="0.00037384033203125" calcext:value-type="float">
            <text:p>0.0003738403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5369415283203" calcext:value-type="float">
            <text:p>2.6536941528</text:p>
          </table:table-cell>
          <table:table-cell office:value-type="float" office:value="0.00511813163757324" calcext:value-type="float">
            <text:p>0.0051181316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3.65310025215149" calcext:value-type="float">
            <text:p>3.6531002522</text:p>
          </table:table-cell>
        </table:table-row>
        <table:table-row table:style-name="ro1">
          <table:table-cell office:value-type="float" office:value="0.995497941970825" calcext:value-type="float">
            <text:p>0.995497942</text:p>
          </table:table-cell>
          <table:table-cell office:value-type="float" office:value="0.000356912612915039" calcext:value-type="float">
            <text:p>0.0003569126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3450694084167" calcext:value-type="float">
            <text:p>2.6345069408</text:p>
          </table:table-cell>
          <table:table-cell office:value-type="float" office:value="0.00555896759033203" calcext:value-type="float">
            <text:p>0.0055589676</text:p>
          </table:table-cell>
          <table:table-cell office:value-type="float" office:value="0.0000188350677490234" calcext:value-type="float">
            <text:p>1.88350677490234E-05</text:p>
          </table:table-cell>
          <table:table-cell office:value-type="float" office:value="3.63594651222229" calcext:value-type="float">
            <text:p>3.6359465122</text:p>
          </table:table-cell>
        </table:table-row>
        <table:table-row table:style-name="ro1">
          <table:table-cell office:value-type="float" office:value="0.992685079574585" calcext:value-type="float">
            <text:p>0.9926850796</text:p>
          </table:table-cell>
          <table:table-cell office:value-type="float" office:value="0.000371217727661133" calcext:value-type="float">
            <text:p>0.0003712177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2.65811681747437" calcext:value-type="float">
            <text:p>2.6581168175</text:p>
          </table:table-cell>
          <table:table-cell office:value-type="float" office:value="0.0052800178527832" calcext:value-type="float">
            <text:p>0.0052800179</text:p>
          </table:table-cell>
          <table:table-cell office:value-type="float" office:value="0.0000193119049072266" calcext:value-type="float">
            <text:p>1.93119049072266E-05</text:p>
          </table:table-cell>
          <table:table-cell office:value-type="float" office:value="3.65647959709167" calcext:value-type="float">
            <text:p>3.6564795971</text:p>
          </table:table-cell>
        </table:table-row>
        <table:table-row table:style-name="ro1">
          <table:table-cell office:value-type="float" office:value="0.993548154830933" calcext:value-type="float">
            <text:p>0.9935481548</text:p>
          </table:table-cell>
          <table:table-cell office:value-type="float" office:value="0.000377893447875977" calcext:value-type="float">
            <text:p>0.0003778934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2783002853394" calcext:value-type="float">
            <text:p>2.6278300285</text:p>
          </table:table-cell>
          <table:table-cell office:value-type="float" office:value="0.00518202781677246" calcext:value-type="float">
            <text:p>0.0051820278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62696504592895" calcext:value-type="float">
            <text:p>3.6269650459</text:p>
          </table:table-cell>
        </table:table-row>
        <table:table-row table:style-name="ro1">
          <table:table-cell office:value-type="float" office:value="0.998018980026245" calcext:value-type="float">
            <text:p>0.99801898</text:p>
          </table:table-cell>
          <table:table-cell office:value-type="float" office:value="0.000468969345092773" calcext:value-type="float">
            <text:p>0.0004689693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2.64325904846191" calcext:value-type="float">
            <text:p>2.6432590485</text:p>
          </table:table-cell>
          <table:table-cell office:value-type="float" office:value="0.00517511367797852" calcext:value-type="float">
            <text:p>0.0051751137</text:p>
          </table:table-cell>
          <table:table-cell office:value-type="float" office:value="0.0000193119049072266" calcext:value-type="float">
            <text:p>1.93119049072266E-05</text:p>
          </table:table-cell>
          <table:table-cell office:value-type="float" office:value="3.64694881439209" calcext:value-type="float">
            <text:p>3.6469488144</text:p>
          </table:table-cell>
        </table:table-row>
        <table:table-row table:style-name="ro1">
          <table:table-cell office:value-type="float" office:value="0.994340181350708" calcext:value-type="float">
            <text:p>0.9943401814</text:p>
          </table:table-cell>
          <table:table-cell office:value-type="float" office:value="0.000375986099243164" calcext:value-type="float">
            <text:p>0.0003759861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4099192619324" calcext:value-type="float">
            <text:p>2.6409919262</text:p>
          </table:table-cell>
          <table:table-cell office:value-type="float" office:value="0.00516676902770996" calcext:value-type="float">
            <text:p>0.005166769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64090180397034" calcext:value-type="float">
            <text:p>3.640901804</text:p>
          </table:table-cell>
        </table:table-row>
        <table:table-row table:style-name="ro1">
          <table:table-cell office:value-type="float" office:value="0.995299816131592" calcext:value-type="float">
            <text:p>0.9952998161</text:p>
          </table:table-cell>
          <table:table-cell office:value-type="float" office:value="0.000372171401977539" calcext:value-type="float">
            <text:p>0.0003721714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4321279525757" calcext:value-type="float">
            <text:p>2.6432127953</text:p>
          </table:table-cell>
          <table:table-cell office:value-type="float" office:value="0.00523114204406738" calcext:value-type="float">
            <text:p>0.005231142</text:p>
          </table:table-cell>
          <table:table-cell office:value-type="float" office:value="0.0000188350677490234" calcext:value-type="float">
            <text:p>1.88350677490234E-05</text:p>
          </table:table-cell>
          <table:table-cell office:value-type="float" office:value="3.64414167404175" calcext:value-type="float">
            <text:p>3.644141674</text:p>
          </table:table-cell>
        </table:table-row>
        <table:table-row table:style-name="ro1">
          <table:table-cell office:value-type="float" office:value="0.994229078292847" calcext:value-type="float">
            <text:p>0.9942290783</text:p>
          </table:table-cell>
          <table:table-cell office:value-type="float" office:value="0.000360965728759766" calcext:value-type="float">
            <text:p>0.0003609657</text:p>
          </table:table-cell>
          <table:table-cell office:value-type="float" office:value="0.0000057220458984375" calcext:value-type="float">
            <text:p>0.000005722</text:p>
          </table:table-cell>
          <table:table-cell office:value-type="float" office:value="2.64900708198547" calcext:value-type="float">
            <text:p>2.649007082</text:p>
          </table:table-cell>
          <table:table-cell office:value-type="float" office:value="0.00511622428894043" calcext:value-type="float">
            <text:p>0.0051162243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3.64873814582825" calcext:value-type="float">
            <text:p>3.6487381458</text:p>
          </table:table-cell>
        </table:table-row>
        <table:table-row table:style-name="ro1">
          <table:table-cell office:value-type="float" office:value="1.02511382102966" calcext:value-type="float">
            <text:p>1.025113821</text:p>
          </table:table-cell>
          <table:table-cell office:value-type="float" office:value="0.000371932983398437" calcext:value-type="float">
            <text:p>0.000371933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5503883361816" calcext:value-type="float">
            <text:p>2.6550388336</text:p>
          </table:table-cell>
          <table:table-cell office:value-type="float" office:value="0.0050961971282959" calcext:value-type="float">
            <text:p>0.0050961971</text:p>
          </table:table-cell>
          <table:table-cell office:value-type="float" office:value="0.0000197887420654297" calcext:value-type="float">
            <text:p>1.97887420654297E-05</text:p>
          </table:table-cell>
          <table:table-cell office:value-type="float" office:value="3.68564748764038" calcext:value-type="float">
            <text:p>3.6856474876</text:p>
          </table:table-cell>
        </table:table-row>
        <table:table-row table:style-name="ro1">
          <table:table-cell office:value-type="float" office:value="0.994361877441406" calcext:value-type="float">
            <text:p>0.9943618774</text:p>
          </table:table-cell>
          <table:table-cell office:value-type="float" office:value="0.000393390655517578" calcext:value-type="float">
            <text:p>0.0003933907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2.68733596801758" calcext:value-type="float">
            <text:p>2.687335968</text:p>
          </table:table-cell>
          <table:table-cell office:value-type="float" office:value="0.00519299507141113" calcext:value-type="float">
            <text:p>0.0051929951</text:p>
          </table:table-cell>
          <table:table-cell office:value-type="float" office:value="0.0000188350677490234" calcext:value-type="float">
            <text:p>1.88350677490234E-05</text:p>
          </table:table-cell>
          <table:table-cell office:value-type="float" office:value="3.68731021881104" calcext:value-type="float">
            <text:p>3.6873102188</text:p>
          </table:table-cell>
        </table:table-row>
        <table:table-row table:style-name="ro1">
          <table:table-cell office:value-type="float" office:value="0.995847225189209" calcext:value-type="float">
            <text:p>0.9958472252</text:p>
          </table:table-cell>
          <table:table-cell office:value-type="float" office:value="0.000374078750610352" calcext:value-type="float">
            <text:p>0.0003740788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2.71613025665283" calcext:value-type="float">
            <text:p>2.7161302567</text:p>
          </table:table-cell>
          <table:table-cell office:value-type="float" office:value="0.00522279739379883" calcext:value-type="float">
            <text:p>0.0052227974</text:p>
          </table:table-cell>
          <table:table-cell office:value-type="float" office:value="0.0000202655792236328" calcext:value-type="float">
            <text:p>2.02655792236328E-05</text:p>
          </table:table-cell>
          <table:table-cell office:value-type="float" office:value="3.71760177612305" calcext:value-type="float">
            <text:p>3.7176017761</text:p>
          </table:table-cell>
        </table:table-row>
        <table:table-row table:style-name="ro1">
          <table:table-cell office:value-type="float" office:value="0.993886232376099" calcext:value-type="float">
            <text:p>0.9938862324</text:p>
          </table:table-cell>
          <table:table-cell office:value-type="float" office:value="0.000377893447875977" calcext:value-type="float">
            <text:p>0.0003778934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2.73731827735901" calcext:value-type="float">
            <text:p>2.7373182774</text:p>
          </table:table-cell>
          <table:table-cell office:value-type="float" office:value="0.00519394874572754" calcext:value-type="float">
            <text:p>0.0051939487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3.73680257797241" calcext:value-type="float">
            <text:p>3.736802578</text:p>
          </table:table-cell>
        </table:table-row>
        <table:table-row table:style-name="ro1">
          <table:table-cell office:value-type="float" office:value="0.995090961456299" calcext:value-type="float">
            <text:p>0.9950909615</text:p>
          </table:table-cell>
          <table:table-cell office:value-type="float" office:value="0.000374078750610352" calcext:value-type="float">
            <text:p>0.0003740788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2.73304009437561" calcext:value-type="float">
            <text:p>2.7330400944</text:p>
          </table:table-cell>
          <table:table-cell office:value-type="float" office:value="0.00508522987365723" calcext:value-type="float">
            <text:p>0.0050852299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3.73361659049988" calcext:value-type="float">
            <text:p>3.7336165905</text:p>
          </table:table-cell>
        </table:table-row>
        <table:table-row table:style-name="ro1">
          <table:table-cell office:value-type="float" office:value="0.99630618095398" calcext:value-type="float">
            <text:p>0.996306181</text:p>
          </table:table-cell>
          <table:table-cell office:value-type="float" office:value="0.000376224517822266" calcext:value-type="float">
            <text:p>0.0003762245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2.72914409637451" calcext:value-type="float">
            <text:p>2.7291440964</text:p>
          </table:table-cell>
          <table:table-cell office:value-type="float" office:value="0.00513410568237305" calcext:value-type="float">
            <text:p>0.0051341057</text:p>
          </table:table-cell>
          <table:table-cell office:value-type="float" office:value="0.0000209808349609375" calcext:value-type="float">
            <text:p>2.09808349609375E-05</text:p>
          </table:table-cell>
          <table:table-cell office:value-type="float" office:value="3.73098969459534" calcext:value-type="float">
            <text:p>3.7309896946</text:p>
          </table:table-cell>
        </table:table-row>
        <table:table-row table:style-name="ro1">
          <table:table-cell office:value-type="float" office:value="0.996657133102417" calcext:value-type="float">
            <text:p>0.9966571331</text:p>
          </table:table-cell>
          <table:table-cell office:value-type="float" office:value="0.000375032424926758" calcext:value-type="float">
            <text:p>0.0003750324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2.74422907829285" calcext:value-type="float">
            <text:p>2.7442290783</text:p>
          </table:table-cell>
          <table:table-cell office:value-type="float" office:value="0.00516819953918457" calcext:value-type="float">
            <text:p>0.0051681995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3.74645566940308" calcext:value-type="float">
            <text:p>3.7464556694</text:p>
          </table:table-cell>
        </table:table-row>
        <table:table-row table:style-name="ro1">
          <table:table-cell office:value-type="float" office:value="0.993223905563354" calcext:value-type="float">
            <text:p>0.9932239056</text:p>
          </table:table-cell>
          <table:table-cell office:value-type="float" office:value="0.000378847122192383" calcext:value-type="float">
            <text:p>0.0003788471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71759176254272" calcext:value-type="float">
            <text:p>2.7175917625</text:p>
          </table:table-cell>
          <table:table-cell office:value-type="float" office:value="0.00505805015563965" calcext:value-type="float">
            <text:p>0.0050580502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3.71627855300903" calcext:value-type="float">
            <text:p>3.716278553</text:p>
          </table:table-cell>
        </table:table-row>
        <table:table-row table:style-name="ro1">
          <table:table-cell office:value-type="float" office:value="0.991918087005615" calcext:value-type="float">
            <text:p>0.991918087</text:p>
          </table:table-cell>
          <table:table-cell office:value-type="float" office:value="0.000369787216186523" calcext:value-type="float">
            <text:p>0.0003697872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2.72392916679382" calcext:value-type="float">
            <text:p>2.7239291668</text:p>
          </table:table-cell>
          <table:table-cell office:value-type="float" office:value="0.00512909889221191" calcext:value-type="float">
            <text:p>0.0051290989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3.72137308120728" calcext:value-type="float">
            <text:p>3.7213730812</text:p>
          </table:table-cell>
        </table:table-row>
        <table:table-row table:style-name="ro1">
          <table:table-cell office:value-type="float" office:value="0.994091987609863" calcext:value-type="float">
            <text:p>0.9940919876</text:p>
          </table:table-cell>
          <table:table-cell office:value-type="float" office:value="0.000374794006347656" calcext:value-type="float">
            <text:p>0.000374794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2.74252605438232" calcext:value-type="float">
            <text:p>2.7425260544</text:p>
          </table:table-cell>
          <table:table-cell office:value-type="float" office:value="0.00517702102661133" calcext:value-type="float">
            <text:p>0.005177021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3.74219608306885" calcext:value-type="float">
            <text:p>3.7421960831</text:p>
          </table:table-cell>
        </table:table-row>
        <table:table-row table:style-name="ro1">
          <table:table-cell office:value-type="float" office:value="0.99128794670105" calcext:value-type="float">
            <text:p>0.9912879467</text:p>
          </table:table-cell>
          <table:table-cell office:value-type="float" office:value="0.000379085540771484" calcext:value-type="float">
            <text:p>0.0003790855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73561906814575" calcext:value-type="float">
            <text:p>2.7356190681</text:p>
          </table:table-cell>
          <table:table-cell office:value-type="float" office:value="0.00513100624084473" calcext:value-type="float">
            <text:p>0.0051310062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73244404792786" calcext:value-type="float">
            <text:p>3.7324440479</text:p>
          </table:table-cell>
        </table:table-row>
        <table:table-row table:style-name="ro1">
          <table:table-cell office:value-type="float" office:value="0.993493795394897" calcext:value-type="float">
            <text:p>0.9934937954</text:p>
          </table:table-cell>
          <table:table-cell office:value-type="float" office:value="0.000375032424926758" calcext:value-type="float">
            <text:p>0.0003750324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72835111618042" calcext:value-type="float">
            <text:p>2.7283511162</text:p>
          </table:table-cell>
          <table:table-cell office:value-type="float" office:value="0.00514101982116699" calcext:value-type="float">
            <text:p>0.0051410198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3.72738695144653" calcext:value-type="float">
            <text:p>3.7273869514</text:p>
          </table:table-cell>
        </table:table-row>
        <table:table-row table:style-name="ro1">
          <table:table-cell office:value-type="float" office:value="0.992844104766846" calcext:value-type="float">
            <text:p>0.9928441048</text:p>
          </table:table-cell>
          <table:table-cell office:value-type="float" office:value="0.000376224517822266" calcext:value-type="float">
            <text:p>0.0003762245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72234487533569" calcext:value-type="float">
            <text:p>2.7223448753</text:p>
          </table:table-cell>
          <table:table-cell office:value-type="float" office:value="0.00528812408447266" calcext:value-type="float">
            <text:p>0.0052881241</text:p>
          </table:table-cell>
          <table:table-cell office:value-type="float" office:value="0.0000209808349609375" calcext:value-type="float">
            <text:p>2.09808349609375E-05</text:p>
          </table:table-cell>
          <table:table-cell office:value-type="float" office:value="3.72088122367859" calcext:value-type="float">
            <text:p>3.7208812237</text:p>
          </table:table-cell>
        </table:table-row>
        <table:table-row table:style-name="ro1">
          <table:table-cell office:value-type="float" office:value="1.00517916679382" calcext:value-type="float">
            <text:p>1.0051791668</text:p>
          </table:table-cell>
          <table:table-cell office:value-type="float" office:value="0.000372886657714844" calcext:value-type="float">
            <text:p>0.0003728867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76079487800598" calcext:value-type="float">
            <text:p>2.760794878</text:p>
          </table:table-cell>
          <table:table-cell office:value-type="float" office:value="0.0052947998046875" calcext:value-type="float">
            <text:p>0.0052947998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77166867256165" calcext:value-type="float">
            <text:p>3.7716686726</text:p>
          </table:table-cell>
        </table:table-row>
        <table:table-row table:style-name="ro1">
          <table:table-cell office:value-type="float" office:value="0.992593765258789" calcext:value-type="float">
            <text:p>0.9925937653</text:p>
          </table:table-cell>
          <table:table-cell office:value-type="float" office:value="0.000379085540771484" calcext:value-type="float">
            <text:p>0.0003790855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2.75116014480591" calcext:value-type="float">
            <text:p>2.7511601448</text:p>
          </table:table-cell>
          <table:table-cell office:value-type="float" office:value="0.00519490242004395" calcext:value-type="float">
            <text:p>0.0051949024</text:p>
          </table:table-cell>
          <table:table-cell office:value-type="float" office:value="0.0000209808349609375" calcext:value-type="float">
            <text:p>2.09808349609375E-05</text:p>
          </table:table-cell>
          <table:table-cell office:value-type="float" office:value="3.74935603141785" calcext:value-type="float">
            <text:p>3.7493560314</text:p>
          </table:table-cell>
        </table:table-row>
        <table:table-row table:style-name="ro1">
          <table:table-cell office:value-type="float" office:value="0.858437776565552" calcext:value-type="float">
            <text:p>0.8584377766</text:p>
          </table:table-cell>
          <table:table-cell office:value-type="float" office:value="0.000366926193237305" calcext:value-type="float">
            <text:p>0.0003669262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57001209259033" calcext:value-type="float">
            <text:p>2.5700120926</text:p>
          </table:table-cell>
          <table:table-cell office:value-type="float" office:value="0.00522112846374512" calcext:value-type="float">
            <text:p>0.0052211285</text:p>
          </table:table-cell>
          <table:table-cell office:value-type="float" office:value="0.0000193119049072266" calcext:value-type="float">
            <text:p>1.93119049072266E-05</text:p>
          </table:table-cell>
          <table:table-cell office:value-type="float" office:value="3.43406414985657" calcext:value-type="float">
            <text:p>3.4340641499</text:p>
          </table:table-cell>
        </table:table-row>
        <table:table-row table:style-name="ro1">
          <table:table-cell office:value-type="float" office:value="0.83751916885376" calcext:value-type="float">
            <text:p>0.8375191689</text:p>
          </table:table-cell>
          <table:table-cell office:value-type="float" office:value="0.000360965728759766" calcext:value-type="float">
            <text:p>0.0003609657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5309000015259" calcext:value-type="float">
            <text:p>2.6530900002</text:p>
          </table:table-cell>
          <table:table-cell office:value-type="float" office:value="0.00527691841125488" calcext:value-type="float">
            <text:p>0.0052769184</text:p>
          </table:table-cell>
          <table:table-cell office:value-type="float" office:value="0.0000188350677490234" calcext:value-type="float">
            <text:p>1.88350677490234E-05</text:p>
          </table:table-cell>
          <table:table-cell office:value-type="float" office:value="3.49627280235291" calcext:value-type="float">
            <text:p>3.4962728024</text:p>
          </table:table-cell>
        </table:table-row>
        <table:table-row table:style-name="ro1">
          <table:table-cell office:value-type="float" office:value="0.83772087097168" calcext:value-type="float">
            <text:p>0.837720871</text:p>
          </table:table-cell>
          <table:table-cell office:value-type="float" office:value="0.000371932983398437" calcext:value-type="float">
            <text:p>0.000371933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3153982162476" calcext:value-type="float">
            <text:p>2.6315398216</text:p>
          </table:table-cell>
          <table:table-cell office:value-type="float" office:value="0.00510597229003906" calcext:value-type="float">
            <text:p>0.0051059723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3.474764585495" calcext:value-type="float">
            <text:p>3.4747645855</text:p>
          </table:table-cell>
        </table:table-row>
        <table:table-row table:style-name="ro1">
          <table:table-cell office:value-type="float" office:value="0.839217901229858" calcext:value-type="float">
            <text:p>0.8392179012</text:p>
          </table:table-cell>
          <table:table-cell office:value-type="float" office:value="0.000373125076293945" calcext:value-type="float">
            <text:p>0.0003731251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2.63616824150085" calcext:value-type="float">
            <text:p>2.6361682415</text:p>
          </table:table-cell>
          <table:table-cell office:value-type="float" office:value="0.00524592399597168" calcext:value-type="float">
            <text:p>0.005245924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481032371521" calcext:value-type="float">
            <text:p>3.4810323715</text:p>
          </table:table-cell>
        </table:table-row>
        <table:table-row table:style-name="ro1">
          <table:table-cell office:value-type="float" office:value="0.837862253189087" calcext:value-type="float">
            <text:p>0.8378622532</text:p>
          </table:table-cell>
          <table:table-cell office:value-type="float" office:value="0.000372886657714844" calcext:value-type="float">
            <text:p>0.0003728867</text:p>
          </table:table-cell>
          <table:table-cell office:value-type="float" office:value="0.00000596046447753906" calcext:value-type="float">
            <text:p>5.96046447753906E-06</text:p>
          </table:table-cell>
          <table:table-cell office:value-type="float" office:value="2.64752078056335" calcext:value-type="float">
            <text:p>2.6475207806</text:p>
          </table:table-cell>
          <table:table-cell office:value-type="float" office:value="0.00503706932067871" calcext:value-type="float">
            <text:p>0.0050370693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49081897735596" calcext:value-type="float">
            <text:p>3.4908189774</text:p>
          </table:table-cell>
        </table:table-row>
        <table:table-row table:style-name="ro1">
          <table:table-cell office:value-type="float" office:value="0.837599992752075" calcext:value-type="float">
            <text:p>0.8375999928</text:p>
          </table:table-cell>
          <table:table-cell office:value-type="float" office:value="0.000362157821655273" calcext:value-type="float">
            <text:p>0.0003621578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3960886001587" calcext:value-type="float">
            <text:p>2.63960886</text:p>
          </table:table-cell>
          <table:table-cell office:value-type="float" office:value="0.00518679618835449" calcext:value-type="float">
            <text:p>0.0051867962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48278474807739" calcext:value-type="float">
            <text:p>3.4827847481</text:p>
          </table:table-cell>
        </table:table-row>
        <table:table-row table:style-name="ro1">
          <table:table-cell office:value-type="float" office:value="0.839364767074585" calcext:value-type="float">
            <text:p>0.8393647671</text:p>
          </table:table-cell>
          <table:table-cell office:value-type="float" office:value="0.000364065170288086" calcext:value-type="float">
            <text:p>0.0003640652</text:p>
          </table:table-cell>
          <table:table-cell office:value-type="float" office:value="0.00000619888305664063" calcext:value-type="float">
            <text:p>6.19888305664063E-06</text:p>
          </table:table-cell>
          <table:table-cell office:value-type="float" office:value="2.63897395133972" calcext:value-type="float">
            <text:p>2.6389739513</text:p>
          </table:table-cell>
          <table:table-cell office:value-type="float" office:value="0.00515103340148926" calcext:value-type="float">
            <text:p>0.0051510334</text:p>
          </table:table-cell>
          <table:table-cell office:value-type="float" office:value="0.0000188350677490234" calcext:value-type="float">
            <text:p>1.88350677490234E-05</text:p>
          </table:table-cell>
          <table:table-cell office:value-type="float" office:value="3.48387885093689" calcext:value-type="float">
            <text:p>3.4838788509</text:p>
          </table:table-cell>
        </table:table-row>
        <table:table-row table:style-name="ro1">
          <table:table-cell office:value-type="float" office:value="0.839335203170776" calcext:value-type="float">
            <text:p>0.8393352032</text:p>
          </table:table-cell>
          <table:table-cell office:value-type="float" office:value="0.000370025634765625" calcext:value-type="float">
            <text:p>0.0003700256</text:p>
          </table:table-cell>
          <table:table-cell office:value-type="float" office:value="0.0000057220458984375" calcext:value-type="float">
            <text:p>0.000005722</text:p>
          </table:table-cell>
          <table:table-cell office:value-type="float" office:value="2.65372109413147" calcext:value-type="float">
            <text:p>2.6537210941</text:p>
          </table:table-cell>
          <table:table-cell office:value-type="float" office:value="0.00514817237854004" calcext:value-type="float">
            <text:p>0.0051481724</text:p>
          </table:table-cell>
          <table:table-cell office:value-type="float" office:value="0.0000193119049072266" calcext:value-type="float">
            <text:p>1.93119049072266E-05</text:p>
          </table:table-cell>
          <table:table-cell office:value-type="float" office:value="3.49859952926636" calcext:value-type="float">
            <text:p>3.4985995293</text:p>
          </table:table-cell>
        </table:table-row>
        <table:table-row table:style-name="ro1">
          <table:table-cell office:value-type="float" office:value="0.838450908660889" calcext:value-type="float">
            <text:p>0.8384509087</text:p>
          </table:table-cell>
          <table:table-cell office:value-type="float" office:value="0.000367879867553711" calcext:value-type="float">
            <text:p>0.0003678799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2.64040207862854" calcext:value-type="float">
            <text:p>2.6404020786</text:p>
          </table:table-cell>
          <table:table-cell office:value-type="float" office:value="0.00516581535339356" calcext:value-type="float">
            <text:p>0.0051658154</text:p>
          </table:table-cell>
          <table:table-cell office:value-type="float" office:value="0.0000188350677490234" calcext:value-type="float">
            <text:p>1.88350677490234E-05</text:p>
          </table:table-cell>
          <table:table-cell office:value-type="float" office:value="3.4844126701355" calcext:value-type="float">
            <text:p>3.4844126701</text:p>
          </table:table-cell>
        </table:table-row>
        <table:table-row table:style-name="ro1">
          <table:table-cell office:value-type="float" office:value="0.838237047195435" calcext:value-type="float">
            <text:p>0.8382370472</text:p>
          </table:table-cell>
          <table:table-cell office:value-type="float" office:value="0.000380039215087891" calcext:value-type="float">
            <text:p>0.0003800392</text:p>
          </table:table-cell>
          <table:table-cell office:value-type="float" office:value="0.00000619888305664063" calcext:value-type="float">
            <text:p>6.19888305664063E-06</text:p>
          </table:table-cell>
          <table:table-cell office:value-type="float" office:value="2.66024804115295" calcext:value-type="float">
            <text:p>2.6602480412</text:p>
          </table:table-cell>
          <table:table-cell office:value-type="float" office:value="0.00514101982116699" calcext:value-type="float">
            <text:p>0.0051410198</text:p>
          </table:table-cell>
          <table:table-cell office:value-type="float" office:value="0.0000197887420654297" calcext:value-type="float">
            <text:p>1.97887420654297E-05</text:p>
          </table:table-cell>
          <table:table-cell office:value-type="float" office:value="3.50403213500977" calcext:value-type="float">
            <text:p>3.504032135</text:p>
          </table:table-cell>
        </table:table-row>
        <table:table-row table:style-name="ro1">
          <table:table-cell office:value-type="float" office:value="0.837048053741455" calcext:value-type="float">
            <text:p>0.8370480537</text:p>
          </table:table-cell>
          <table:table-cell office:value-type="float" office:value="0.000399112701416016" calcext:value-type="float">
            <text:p>0.0003991127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512770652771" calcext:value-type="float">
            <text:p>2.6512770653</text:p>
          </table:table-cell>
          <table:table-cell office:value-type="float" office:value="0.00522685050964356" calcext:value-type="float">
            <text:p>0.0052268505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3.49397706985474" calcext:value-type="float">
            <text:p>3.4939770699</text:p>
          </table:table-cell>
        </table:table-row>
        <table:table-row table:style-name="ro1">
          <table:table-cell office:value-type="float" office:value="0.836080074310303" calcext:value-type="float">
            <text:p>0.8360800743</text:p>
          </table:table-cell>
          <table:table-cell office:value-type="float" office:value="0.000368833541870117" calcext:value-type="float">
            <text:p>0.0003688335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3238906860352" calcext:value-type="float">
            <text:p>2.6323890686</text:p>
          </table:table-cell>
          <table:table-cell office:value-type="float" office:value="0.00516819953918457" calcext:value-type="float">
            <text:p>0.0051681995</text:p>
          </table:table-cell>
          <table:table-cell office:value-type="float" office:value="0.0000188350677490234" calcext:value-type="float">
            <text:p>1.88350677490234E-05</text:p>
          </table:table-cell>
          <table:table-cell office:value-type="float" office:value="3.47403192520142" calcext:value-type="float">
            <text:p>3.4740319252</text:p>
          </table:table-cell>
        </table:table-row>
        <table:table-row table:style-name="ro1">
          <table:table-cell office:value-type="float" office:value="0.843661069869995" calcext:value-type="float">
            <text:p>0.8436610699</text:p>
          </table:table-cell>
          <table:table-cell office:value-type="float" office:value="0.000378847122192383" calcext:value-type="float">
            <text:p>0.0003788471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7243313789368" calcext:value-type="float">
            <text:p>2.6724331379</text:p>
          </table:table-cell>
          <table:table-cell office:value-type="float" office:value="0.00536298751831055" calcext:value-type="float">
            <text:p>0.0053629875</text:p>
          </table:table-cell>
          <table:table-cell office:value-type="float" office:value="0.0000188350677490234" calcext:value-type="float">
            <text:p>1.88350677490234E-05</text:p>
          </table:table-cell>
          <table:table-cell office:value-type="float" office:value="3.52186179161072" calcext:value-type="float">
            <text:p>3.5218617916</text:p>
          </table:table-cell>
        </table:table-row>
        <table:table-row table:style-name="ro1">
          <table:table-cell office:value-type="float" office:value="0.838540077209473" calcext:value-type="float">
            <text:p>0.8385400772</text:p>
          </table:table-cell>
          <table:table-cell office:value-type="float" office:value="0.000385046005249023" calcext:value-type="float">
            <text:p>0.000385046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3581490516663" calcext:value-type="float">
            <text:p>2.6358149052</text:p>
          </table:table-cell>
          <table:table-cell office:value-type="float" office:value="0.00512909889221191" calcext:value-type="float">
            <text:p>0.0051290989</text:p>
          </table:table-cell>
          <table:table-cell office:value-type="float" office:value="0.0000193119049072266" calcext:value-type="float">
            <text:p>1.93119049072266E-05</text:p>
          </table:table-cell>
          <table:table-cell office:value-type="float" office:value="3.47989535331726" calcext:value-type="float">
            <text:p>3.4798953533</text:p>
          </table:table-cell>
        </table:table-row>
        <table:table-row table:style-name="ro1">
          <table:table-cell office:value-type="float" office:value="0.839611768722534" calcext:value-type="float">
            <text:p>0.8396117687</text:p>
          </table:table-cell>
          <table:table-cell office:value-type="float" office:value="0.000371932983398437" calcext:value-type="float">
            <text:p>0.000371933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6844010353088" calcext:value-type="float">
            <text:p>2.6684401035</text:p>
          </table:table-cell>
          <table:table-cell office:value-type="float" office:value="0.00512886047363281" calcext:value-type="float">
            <text:p>0.0051288605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51357960700989" calcext:value-type="float">
            <text:p>3.513579607</text:p>
          </table:table-cell>
        </table:table-row>
        <table:table-row table:style-name="ro1">
          <table:table-cell office:value-type="float" office:value="0.837714910507202" calcext:value-type="float">
            <text:p>0.8377149105</text:p>
          </table:table-cell>
          <table:table-cell office:value-type="float" office:value="0.000380992889404297" calcext:value-type="float">
            <text:p>0.0003809929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6394190788269" calcext:value-type="float">
            <text:p>2.6394190788</text:p>
          </table:table-cell>
          <table:table-cell office:value-type="float" office:value="0.00509095191955566" calcext:value-type="float">
            <text:p>0.0050909519</text:p>
          </table:table-cell>
          <table:table-cell office:value-type="float" office:value="0.0000188350677490234" calcext:value-type="float">
            <text:p>1.88350677490234E-05</text:p>
          </table:table-cell>
          <table:table-cell office:value-type="float" office:value="3.48263168334961" calcext:value-type="float">
            <text:p>3.4826316833</text:p>
          </table:table-cell>
        </table:table-row>
        <table:table-row table:style-name="ro1">
          <table:table-cell office:value-type="float" office:value="0.837929010391235" calcext:value-type="float">
            <text:p>0.8379290104</text:p>
          </table:table-cell>
          <table:table-cell office:value-type="float" office:value="0.000362396240234375" calcext:value-type="float">
            <text:p>0.0003623962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2.70467495918274" calcext:value-type="float">
            <text:p>2.7046749592</text:p>
          </table:table-cell>
          <table:table-cell office:value-type="float" office:value="0.00505280494689941" calcext:value-type="float">
            <text:p>0.0050528049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3.54804539680481" calcext:value-type="float">
            <text:p>3.5480453968</text:p>
          </table:table-cell>
        </table:table-row>
        <table:table-row table:style-name="ro1">
          <table:table-cell office:value-type="float" office:value="0.838292121887207" calcext:value-type="float">
            <text:p>0.8382921219</text:p>
          </table:table-cell>
          <table:table-cell office:value-type="float" office:value="0.000376224517822266" calcext:value-type="float">
            <text:p>0.0003762245</text:p>
          </table:table-cell>
          <table:table-cell office:value-type="float" office:value="0.00000596046447753906" calcext:value-type="float">
            <text:p>5.96046447753906E-06</text:p>
          </table:table-cell>
          <table:table-cell office:value-type="float" office:value="2.7015233039856" calcext:value-type="float">
            <text:p>2.701523304</text:p>
          </table:table-cell>
          <table:table-cell office:value-type="float" office:value="0.0051729679107666" calcext:value-type="float">
            <text:p>0.0051729679</text:p>
          </table:table-cell>
          <table:table-cell office:value-type="float" office:value="0.0000188350677490234" calcext:value-type="float">
            <text:p>1.88350677490234E-05</text:p>
          </table:table-cell>
          <table:table-cell office:value-type="float" office:value="3.54538941383362" calcext:value-type="float">
            <text:p>3.5453894138</text:p>
          </table:table-cell>
        </table:table-row>
        <table:table-row table:style-name="ro1">
          <table:table-cell office:value-type="float" office:value="0.838959932327271" calcext:value-type="float">
            <text:p>0.8389599323</text:p>
          </table:table-cell>
          <table:table-cell office:value-type="float" office:value="0.000362634658813477" calcext:value-type="float">
            <text:p>0.0003626347</text:p>
          </table:table-cell>
          <table:table-cell office:value-type="float" office:value="0.00000619888305664063" calcext:value-type="float">
            <text:p>6.19888305664063E-06</text:p>
          </table:table-cell>
          <table:table-cell office:value-type="float" office:value="2.72180819511414" calcext:value-type="float">
            <text:p>2.7218081951</text:p>
          </table:table-cell>
          <table:table-cell office:value-type="float" office:value="0.00513386726379395" calcext:value-type="float">
            <text:p>0.0051338673</text:p>
          </table:table-cell>
          <table:table-cell office:value-type="float" office:value="0.0000193119049072266" calcext:value-type="float">
            <text:p>1.93119049072266E-05</text:p>
          </table:table-cell>
          <table:table-cell office:value-type="float" office:value="3.56629014015198" calcext:value-type="float">
            <text:p>3.5662901402</text:p>
          </table:table-cell>
        </table:table-row>
        <table:table-row table:style-name="ro1">
          <table:table-cell office:value-type="float" office:value="0.838591814041138" calcext:value-type="float">
            <text:p>0.838591814</text:p>
          </table:table-cell>
          <table:table-cell office:value-type="float" office:value="0.000375747680664062" calcext:value-type="float">
            <text:p>0.0003757477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2.72546315193176" calcext:value-type="float">
            <text:p>2.7254631519</text:p>
          </table:table-cell>
          <table:table-cell office:value-type="float" office:value="0.00500917434692383" calcext:value-type="float">
            <text:p>0.0050091743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3.56946611404419" calcext:value-type="float">
            <text:p>3.569466114</text:p>
          </table:table-cell>
        </table:table-row>
        <table:table-row table:style-name="ro1">
          <table:table-cell office:value-type="float" office:value="0.837990760803223" calcext:value-type="float">
            <text:p>0.8379907608</text:p>
          </table:table-cell>
          <table:table-cell office:value-type="float" office:value="0.000383377075195312" calcext:value-type="float">
            <text:p>0.0003833771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2.73463606834412" calcext:value-type="float">
            <text:p>2.7346360683</text:p>
          </table:table-cell>
          <table:table-cell office:value-type="float" office:value="0.00517702102661133" calcext:value-type="float">
            <text:p>0.005177021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3.57821345329285" calcext:value-type="float">
            <text:p>3.5782134533</text:p>
          </table:table-cell>
        </table:table-row>
        <table:table-row table:style-name="ro1">
          <table:table-cell office:value-type="float" office:value="0.839332103729248" calcext:value-type="float">
            <text:p>0.8393321037</text:p>
          </table:table-cell>
          <table:table-cell office:value-type="float" office:value="0.000391244888305664" calcext:value-type="float">
            <text:p>0.0003912449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2.74610590934753" calcext:value-type="float">
            <text:p>2.7461059093</text:p>
          </table:table-cell>
          <table:table-cell office:value-type="float" office:value="0.00511693954467773" calcext:value-type="float">
            <text:p>0.0051169395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59097456932068" calcext:value-type="float">
            <text:p>3.5909745693</text:p>
          </table:table-cell>
        </table:table-row>
        <table:table-row table:style-name="ro1">
          <table:table-cell office:value-type="float" office:value="0.838593006134033" calcext:value-type="float">
            <text:p>0.8385930061</text:p>
          </table:table-cell>
          <table:table-cell office:value-type="float" office:value="0.000371932983398437" calcext:value-type="float">
            <text:p>0.000371933</text:p>
          </table:table-cell>
          <table:table-cell office:value-type="float" office:value="0.00000596046447753906" calcext:value-type="float">
            <text:p>5.96046447753906E-06</text:p>
          </table:table-cell>
          <table:table-cell office:value-type="float" office:value="2.70513391494751" calcext:value-type="float">
            <text:p>2.7051339149</text:p>
          </table:table-cell>
          <table:table-cell office:value-type="float" office:value="0.00496387481689453" calcext:value-type="float">
            <text:p>0.0049638748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54908871650696" calcext:value-type="float">
            <text:p>3.5490887165</text:p>
          </table:table-cell>
        </table:table-row>
        <table:table-row table:style-name="ro1">
          <table:table-cell office:value-type="float" office:value="0.837380170822144" calcext:value-type="float">
            <text:p>0.8373801708</text:p>
          </table:table-cell>
          <table:table-cell office:value-type="float" office:value="0.000366926193237305" calcext:value-type="float">
            <text:p>0.0003669262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71813893318176" calcext:value-type="float">
            <text:p>2.7181389332</text:p>
          </table:table-cell>
          <table:table-cell office:value-type="float" office:value="0.00514364242553711" calcext:value-type="float">
            <text:p>0.0051436424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56105661392212" calcext:value-type="float">
            <text:p>3.5610566139</text:p>
          </table:table-cell>
        </table:table-row>
        <table:table-row table:style-name="ro1">
          <table:table-cell office:value-type="float" office:value="0.839677810668945" calcext:value-type="float">
            <text:p>0.8396778107</text:p>
          </table:table-cell>
          <table:table-cell office:value-type="float" office:value="0.000379085540771484" calcext:value-type="float">
            <text:p>0.0003790855</text:p>
          </table:table-cell>
          <table:table-cell office:value-type="float" office:value="0.00000596046447753906" calcext:value-type="float">
            <text:p>5.96046447753906E-06</text:p>
          </table:table-cell>
          <table:table-cell office:value-type="float" office:value="2.69619703292847" calcext:value-type="float">
            <text:p>2.6961970329</text:p>
          </table:table-cell>
          <table:table-cell office:value-type="float" office:value="0.0050969123840332" calcext:value-type="float">
            <text:p>0.0050969124</text:p>
          </table:table-cell>
          <table:table-cell office:value-type="float" office:value="0.0000188350677490234" calcext:value-type="float">
            <text:p>1.88350677490234E-05</text:p>
          </table:table-cell>
          <table:table-cell office:value-type="float" office:value="3.54137563705444" calcext:value-type="float">
            <text:p>3.5413756371</text:p>
          </table:table-cell>
        </table:table-row>
        <table:table-row table:style-name="ro1">
          <table:table-cell office:value-type="float" office:value="0.83619499206543" calcext:value-type="float">
            <text:p>0.8361949921</text:p>
          </table:table-cell>
          <table:table-cell office:value-type="float" office:value="0.000497817993164063" calcext:value-type="float">
            <text:p>0.000497818</text:p>
          </table:table-cell>
          <table:table-cell office:value-type="float" office:value="0.00000619888305664063" calcext:value-type="float">
            <text:p>6.19888305664063E-06</text:p>
          </table:table-cell>
          <table:table-cell office:value-type="float" office:value="2.71231269836426" calcext:value-type="float">
            <text:p>2.7123126984</text:p>
          </table:table-cell>
          <table:table-cell office:value-type="float" office:value="0.00504803657531738" calcext:value-type="float">
            <text:p>0.0050480366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3.55407881736755" calcext:value-type="float">
            <text:p>3.5540788174</text:p>
          </table:table-cell>
        </table:table-row>
        <table:table-row table:style-name="ro1">
          <table:table-cell office:value-type="float" office:value="0.839495182037354" calcext:value-type="float">
            <text:p>0.839495182</text:p>
          </table:table-cell>
          <table:table-cell office:value-type="float" office:value="0.000372886657714844" calcext:value-type="float">
            <text:p>0.0003728867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2.69739294052124" calcext:value-type="float">
            <text:p>2.6973929405</text:p>
          </table:table-cell>
          <table:table-cell office:value-type="float" office:value="0.00532102584838867" calcext:value-type="float">
            <text:p>0.0053210258</text:p>
          </table:table-cell>
          <table:table-cell office:value-type="float" office:value="0.0000188350677490234" calcext:value-type="float">
            <text:p>1.88350677490234E-05</text:p>
          </table:table-cell>
          <table:table-cell office:value-type="float" office:value="3.54260802268982" calcext:value-type="float">
            <text:p>3.5426080227</text:p>
          </table:table-cell>
        </table:table-row>
        <table:table-row table:style-name="ro1">
          <table:table-cell office:value-type="float" office:value="0.837057113647461" calcext:value-type="float">
            <text:p>0.8370571136</text:p>
          </table:table-cell>
          <table:table-cell office:value-type="float" office:value="0.000372409820556641" calcext:value-type="float">
            <text:p>0.0003724098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2.7052948474884" calcext:value-type="float">
            <text:p>2.7052948475</text:p>
          </table:table-cell>
          <table:table-cell office:value-type="float" office:value="0.00499391555786133" calcext:value-type="float">
            <text:p>0.0049939156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5477454662323" calcext:value-type="float">
            <text:p>3.5477454662</text:p>
          </table:table-cell>
        </table:table-row>
        <table:table-row table:style-name="ro1">
          <table:table-cell office:value-type="float" office:value="0.839099884033203" calcext:value-type="float">
            <text:p>0.839099884</text:p>
          </table:table-cell>
          <table:table-cell office:value-type="float" office:value="0.000375986099243164" calcext:value-type="float">
            <text:p>0.0003759861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71816825866699" calcext:value-type="float">
            <text:p>2.7181682587</text:p>
          </table:table-cell>
          <table:table-cell office:value-type="float" office:value="0.00534725189208984" calcext:value-type="float">
            <text:p>0.0053472519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3.56301832199097" calcext:value-type="float">
            <text:p>3.563018322</text:p>
          </table:table-cell>
        </table:table-row>
        <table:table-row table:style-name="ro1">
          <table:table-cell office:value-type="float" office:value="0.837756872177124" calcext:value-type="float">
            <text:p>0.8377568722</text:p>
          </table:table-cell>
          <table:table-cell office:value-type="float" office:value="0.000370025634765625" calcext:value-type="float">
            <text:p>0.0003700256</text:p>
          </table:table-cell>
          <table:table-cell office:value-type="float" office:value="0.00000596046447753906" calcext:value-type="float">
            <text:p>5.96046447753906E-06</text:p>
          </table:table-cell>
          <table:table-cell office:value-type="float" office:value="2.70927715301514" calcext:value-type="float">
            <text:p>2.709277153</text:p>
          </table:table-cell>
          <table:table-cell office:value-type="float" office:value="0.0051271915435791" calcext:value-type="float">
            <text:p>0.0051271915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3.55255627632141" calcext:value-type="float">
            <text:p>3.5525562763</text:p>
          </table:table-cell>
        </table:table-row>
        <table:table-row table:style-name="ro1">
          <table:table-cell office:value-type="float" office:value="0.0844662189483643" calcext:value-type="float">
            <text:p>0.0844662189</text:p>
          </table:table-cell>
          <table:table-cell office:value-type="float" office:value="0.0000669956207275391" calcext:value-type="float">
            <text:p>6.69956207275391E-05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.279600143432617" calcext:value-type="float">
            <text:p>0.2796001434</text:p>
          </table:table-cell>
          <table:table-cell office:value-type="float" office:value="0.00112104415893555" calcext:value-type="float">
            <text:p>0.0011210442</text:p>
          </table:table-cell>
          <table:table-cell office:value-type="float" office:value="0.00000619888305664063" calcext:value-type="float">
            <text:p>6.19888305664063E-06</text:p>
          </table:table-cell>
          <table:table-cell office:value-type="float" office:value="0.365265846252441" calcext:value-type="float">
            <text:p>0.3652658463</text:p>
          </table:table-cell>
        </table:table-row>
        <table:table-row table:style-name="ro1">
          <table:table-cell office:value-type="float" office:value="0.169016122817993" calcext:value-type="float">
            <text:p>0.1690161228</text:p>
          </table:table-cell>
          <table:table-cell office:value-type="float" office:value="0.0000870227813720703" calcext:value-type="float">
            <text:p>8.70227813720703E-05</text:p>
          </table:table-cell>
          <table:table-cell office:value-type="float" office:value="0.0000057220458984375" calcext:value-type="float">
            <text:p>0.000005722</text:p>
          </table:table-cell>
          <table:table-cell office:value-type="float" office:value="0.555644750595093" calcext:value-type="float">
            <text:p>0.5556447506</text:p>
          </table:table-cell>
          <table:table-cell office:value-type="float" office:value="0.00194621086120605" calcext:value-type="float">
            <text:p>0.0019462109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0.726707696914673" calcext:value-type="float">
            <text:p>0.7267076969</text:p>
          </table:table-cell>
        </table:table-row>
        <table:table-row table:style-name="ro1">
          <table:table-cell office:value-type="float" office:value="0.25537896156311" calcext:value-type="float">
            <text:p>0.2553789616</text:p>
          </table:table-cell>
          <table:table-cell office:value-type="float" office:value="0.000159978866577148" calcext:value-type="float">
            <text:p>0.0001599789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0.833891153335571" calcext:value-type="float">
            <text:p>0.8338911533</text:p>
          </table:table-cell>
          <table:table-cell office:value-type="float" office:value="0.00354599952697754" calcext:value-type="float">
            <text:p>0.0035459995</text:p>
          </table:table-cell>
          <table:table-cell office:value-type="float" office:value="0.0000128746032714844" calcext:value-type="float">
            <text:p>1.28746032714844E-05</text:p>
          </table:table-cell>
          <table:table-cell office:value-type="float" office:value="1.0929958820343" calcext:value-type="float">
            <text:p>1.092995882</text:p>
          </table:table-cell>
        </table:table-row>
        <table:table-row table:style-name="ro1">
          <table:table-cell office:value-type="float" office:value="0.339189052581787" calcext:value-type="float">
            <text:p>0.3391890526</text:p>
          </table:table-cell>
          <table:table-cell office:value-type="float" office:value="0.000189065933227539" calcext:value-type="float">
            <text:p>0.0001890659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1.10392308235168" calcext:value-type="float">
            <text:p>1.1039230824</text:p>
          </table:table-cell>
          <table:table-cell office:value-type="float" office:value="0.00423717498779297" calcext:value-type="float">
            <text:p>0.004237175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1.44755434989929" calcext:value-type="float">
            <text:p>1.4475543499</text:p>
          </table:table-cell>
        </table:table-row>
        <table:table-row table:style-name="ro1">
          <table:table-cell office:value-type="float" office:value="0.43194580078125" calcext:value-type="float">
            <text:p>0.4319458008</text:p>
          </table:table-cell>
          <table:table-cell office:value-type="float" office:value="0.000229835510253906" calcext:value-type="float">
            <text:p>0.0002298355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1.37096810340881" calcext:value-type="float">
            <text:p>1.3709681034</text:p>
          </table:table-cell>
          <table:table-cell office:value-type="float" office:value="0.00174808502197266" calcext:value-type="float">
            <text:p>0.001748085</text:p>
          </table:table-cell>
          <table:table-cell office:value-type="float" office:value="0.0000109672546386719" calcext:value-type="float">
            <text:p>1.09672546386719E-05</text:p>
          </table:table-cell>
          <table:table-cell office:value-type="float" office:value="1.8049099445343" calcext:value-type="float">
            <text:p>1.8049099445</text:p>
          </table:table-cell>
        </table:table-row>
        <table:table-row table:style-name="ro1">
          <table:table-cell office:value-type="float" office:value="0.520133256912231" calcext:value-type="float">
            <text:p>0.5201332569</text:p>
          </table:table-cell>
          <table:table-cell office:value-type="float" office:value="0.000262975692749023" calcext:value-type="float">
            <text:p>0.0002629757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1.63417220115662" calcext:value-type="float">
            <text:p>1.6341722012</text:p>
          </table:table-cell>
          <table:table-cell office:value-type="float" office:value="0.00242805480957031" calcext:value-type="float">
            <text:p>0.0024280548</text:p>
          </table:table-cell>
          <table:table-cell office:value-type="float" office:value="0.0000121593475341797" calcext:value-type="float">
            <text:p>1.21593475341797E-05</text:p>
          </table:table-cell>
          <table:table-cell office:value-type="float" office:value="2.1570155620575" calcext:value-type="float">
            <text:p>2.1570155621</text:p>
          </table:table-cell>
        </table:table-row>
        <table:table-row table:style-name="ro1">
          <table:table-cell office:value-type="float" office:value="0.596954822540283" calcext:value-type="float">
            <text:p>0.5969548225</text:p>
          </table:table-cell>
          <table:table-cell office:value-type="float" office:value="0.000317096710205078" calcext:value-type="float">
            <text:p>0.0003170967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1.91976189613342" calcext:value-type="float">
            <text:p>1.9197618961</text:p>
          </table:table-cell>
          <table:table-cell office:value-type="float" office:value="0.0049431324005127" calcext:value-type="float">
            <text:p>0.0049431324</text:p>
          </table:table-cell>
          <table:table-cell office:value-type="float" office:value="0.0000140666961669922" calcext:value-type="float">
            <text:p>1.40666961669922E-05</text:p>
          </table:table-cell>
          <table:table-cell office:value-type="float" office:value="2.52199792861938" calcext:value-type="float">
            <text:p>2.5219979286</text:p>
          </table:table-cell>
        </table:table-row>
        <table:table-row table:style-name="ro1">
          <table:table-cell office:value-type="float" office:value="0.693592071533203" calcext:value-type="float">
            <text:p>0.6935920715</text:p>
          </table:table-cell>
          <table:table-cell office:value-type="float" office:value="0.000307083129882812" calcext:value-type="float">
            <text:p>0.0003070831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18980288505554" calcext:value-type="float">
            <text:p>2.1898028851</text:p>
          </table:table-cell>
          <table:table-cell office:value-type="float" office:value="0.00132489204406738" calcext:value-type="float">
            <text:p>0.001324892</text:p>
          </table:table-cell>
          <table:table-cell office:value-type="float" office:value="0.0000162124633789062" calcext:value-type="float">
            <text:p>1.62124633789062E-05</text:p>
          </table:table-cell>
          <table:table-cell office:value-type="float" office:value="2.88505005836487" calcext:value-type="float">
            <text:p>2.8850500584</text:p>
          </table:table-cell>
        </table:table-row>
        <table:table-row table:style-name="ro1">
          <table:table-cell office:value-type="float" office:value="0.779968976974487" calcext:value-type="float">
            <text:p>0.779968977</text:p>
          </table:table-cell>
          <table:table-cell office:value-type="float" office:value="0.000376224517822266" calcext:value-type="float">
            <text:p>0.0003762245</text:p>
          </table:table-cell>
          <table:table-cell office:value-type="float" office:value="0.0000057220458984375" calcext:value-type="float">
            <text:p>0.000005722</text:p>
          </table:table-cell>
          <table:table-cell office:value-type="float" office:value="2.46481895446777" calcext:value-type="float">
            <text:p>2.4648189545</text:p>
          </table:table-cell>
          <table:table-cell office:value-type="float" office:value="0.00274276733398437" calcext:value-type="float">
            <text:p>0.0027427673</text:p>
          </table:table-cell>
          <table:table-cell office:value-type="float" office:value="0.0000178813934326172" calcext:value-type="float">
            <text:p>1.78813934326172E-05</text:p>
          </table:table-cell>
          <table:table-cell office:value-type="float" office:value="3.2479305267334" calcext:value-type="float">
            <text:p>3.2479305267</text:p>
          </table:table-cell>
        </table:table-row>
        <table:table-row table:style-name="ro1">
          <table:table-cell office:value-type="float" office:value="0.860611915588379" calcext:value-type="float">
            <text:p>0.8606119156</text:p>
          </table:table-cell>
          <table:table-cell office:value-type="float" office:value="0.00038599967956543" calcext:value-type="float">
            <text:p>0.0003859997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2.7282440662384" calcext:value-type="float">
            <text:p>2.7282440662</text:p>
          </table:table-cell>
          <table:table-cell office:value-type="float" office:value="0.00228095054626465" calcext:value-type="float">
            <text:p>0.0022809505</text:p>
          </table:table-cell>
          <table:table-cell office:value-type="float" office:value="0.0000219345092773437" calcext:value-type="float">
            <text:p>2.19345092773437E-05</text:p>
          </table:table-cell>
          <table:table-cell office:value-type="float" office:value="3.59155178070068" calcext:value-type="float">
            <text:p>3.5915517807</text:p>
          </table:table-cell>
        </table:table-row>
        <table:table-row table:style-name="ro1">
          <table:table-cell office:value-type="float" office:value="0.962172985076904" calcext:value-type="float">
            <text:p>0.9621729851</text:p>
          </table:table-cell>
          <table:table-cell office:value-type="float" office:value="0.000423908233642578" calcext:value-type="float">
            <text:p>0.0004239082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3.0140380859375" calcext:value-type="float">
            <text:p>3.0140380859</text:p>
          </table:table-cell>
          <table:table-cell office:value-type="float" office:value="0.00628089904785156" calcext:value-type="float">
            <text:p>0.006280899</text:p>
          </table:table-cell>
          <table:table-cell office:value-type="float" office:value="0.0000221729278564453" calcext:value-type="float">
            <text:p>2.21729278564453E-05</text:p>
          </table:table-cell>
          <table:table-cell office:value-type="float" office:value="3.98294520378113" calcext:value-type="float">
            <text:p>3.9829452038</text:p>
          </table:table-cell>
        </table:table-row>
        <table:table-row table:style-name="ro1">
          <table:table-cell office:value-type="float" office:value="1.04869604110718" calcext:value-type="float">
            <text:p>1.0486960411</text:p>
          </table:table-cell>
          <table:table-cell office:value-type="float" office:value="0.000838041305541992" calcext:value-type="float">
            <text:p>0.0008380413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3.279865026474" calcext:value-type="float">
            <text:p>3.2798650265</text:p>
          </table:table-cell>
          <table:table-cell office:value-type="float" office:value="0.00643205642700195" calcext:value-type="float">
            <text:p>0.0064320564</text:p>
          </table:table-cell>
          <table:table-cell office:value-type="float" office:value="0.00002288818359375" calcext:value-type="float">
            <text:p>2.288818359375E-05</text:p>
          </table:table-cell>
          <table:table-cell office:value-type="float" office:value="4.33586120605469" calcext:value-type="float">
            <text:p>4.3358612061</text:p>
          </table:table-cell>
        </table:table-row>
        <table:table-row table:style-name="ro1">
          <table:table-cell office:value-type="float" office:value="1.13524198532105" calcext:value-type="float">
            <text:p>1.1352419853</text:p>
          </table:table-cell>
          <table:table-cell office:value-type="float" office:value="0.000942707061767578" calcext:value-type="float">
            <text:p>0.0009427071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3.54294967651367" calcext:value-type="float">
            <text:p>3.5429496765</text:p>
          </table:table-cell>
          <table:table-cell office:value-type="float" office:value="0.00241684913635254" calcext:value-type="float">
            <text:p>0.0024168491</text:p>
          </table:table-cell>
          <table:table-cell office:value-type="float" office:value="0.0000259876251220703" calcext:value-type="float">
            <text:p>2.59876251220703E-05</text:p>
          </table:table-cell>
          <table:table-cell office:value-type="float" office:value="4.68158411979675" calcext:value-type="float">
            <text:p>4.6815841198</text:p>
          </table:table-cell>
        </table:table-row>
        <table:table-row table:style-name="ro1">
          <table:table-cell office:value-type="float" office:value="1.22353506088257" calcext:value-type="float">
            <text:p>1.2235350609</text:p>
          </table:table-cell>
          <table:table-cell office:value-type="float" office:value="0.00094914436340332" calcext:value-type="float">
            <text:p>0.0009491444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3.81689691543579" calcext:value-type="float">
            <text:p>3.8168969154</text:p>
          </table:table-cell>
          <table:table-cell office:value-type="float" office:value="0.00119185447692871" calcext:value-type="float">
            <text:p>0.0011918545</text:p>
          </table:table-cell>
          <table:table-cell office:value-type="float" office:value="0.000175952911376953" calcext:value-type="float">
            <text:p>0.0001759529</text:p>
          </table:table-cell>
          <table:table-cell office:value-type="float" office:value="5.04275679588318" calcext:value-type="float">
            <text:p>5.0427567959</text:p>
          </table:table-cell>
        </table:table-row>
        <table:table-row table:style-name="ro1">
          <table:table-cell office:value-type="float" office:value="1.31401014328003" calcext:value-type="float">
            <text:p>1.3140101433</text:p>
          </table:table-cell>
          <table:table-cell office:value-type="float" office:value="0.000999927520751953" calcext:value-type="float">
            <text:p>0.0009999275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4.11445188522339" calcext:value-type="float">
            <text:p>4.1144518852</text:p>
          </table:table-cell>
          <table:table-cell office:value-type="float" office:value="0.00313615798950195" calcext:value-type="float">
            <text:p>0.003136158</text:p>
          </table:table-cell>
          <table:table-cell office:value-type="float" office:value="0.0000278949737548828" calcext:value-type="float">
            <text:p>0.000027895</text:p>
          </table:table-cell>
          <table:table-cell office:value-type="float" office:value="5.43263387680054" calcext:value-type="float">
            <text:p>5.4326338768</text:p>
          </table:table-cell>
        </table:table-row>
        <table:table-row table:style-name="ro1">
          <table:table-cell office:value-type="float" office:value="1.4153037071228" calcext:value-type="float">
            <text:p>1.4153037071</text:p>
          </table:table-cell>
          <table:table-cell office:value-type="float" office:value="0.00109124183654785" calcext:value-type="float">
            <text:p>0.0010912418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4.4009120464325" calcext:value-type="float">
            <text:p>4.4009120464</text:p>
          </table:table-cell>
          <table:table-cell office:value-type="float" office:value="0.00808906555175781" calcext:value-type="float">
            <text:p>0.0080890656</text:p>
          </table:table-cell>
          <table:table-cell office:value-type="float" office:value="0.0000309944152832031" calcext:value-type="float">
            <text:p>3.09944152832031E-05</text:p>
          </table:table-cell>
          <table:table-cell office:value-type="float" office:value="5.82543516159058" calcext:value-type="float">
            <text:p>5.8254351616</text:p>
          </table:table-cell>
        </table:table-row>
        <table:table-row table:style-name="ro1">
          <table:table-cell office:value-type="float" office:value="1.49138998985291" calcext:value-type="float">
            <text:p>1.4913899899</text:p>
          </table:table-cell>
          <table:table-cell office:value-type="float" office:value="0.00110483169555664" calcext:value-type="float">
            <text:p>0.0011048317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4.65530872344971" calcext:value-type="float">
            <text:p>4.6553087234</text:p>
          </table:table-cell>
          <table:table-cell office:value-type="float" office:value="0.00663828849792481" calcext:value-type="float">
            <text:p>0.0066382885</text:p>
          </table:table-cell>
          <table:table-cell office:value-type="float" office:value="0.0000319480895996094" calcext:value-type="float">
            <text:p>3.19480895996094E-05</text:p>
          </table:table-cell>
          <table:table-cell office:value-type="float" office:value="6.15448069572449" calcext:value-type="float">
            <text:p>6.1544806957</text:p>
          </table:table-cell>
        </table:table-row>
        <table:table-row table:style-name="ro1">
          <table:table-cell office:value-type="float" office:value="1.61496901512146" calcext:value-type="float">
            <text:p>1.6149690151</text:p>
          </table:table-cell>
          <table:table-cell office:value-type="float" office:value="0.00122594833374023" calcext:value-type="float">
            <text:p>0.0012259483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4.95216512680054" calcext:value-type="float">
            <text:p>4.9521651268</text:p>
          </table:table-cell>
          <table:table-cell office:value-type="float" office:value="0.00778508186340332" calcext:value-type="float">
            <text:p>0.0077850819</text:p>
          </table:table-cell>
          <table:table-cell office:value-type="float" office:value="0.000224113464355469" calcext:value-type="float">
            <text:p>0.0002241135</text:p>
          </table:table-cell>
          <table:table-cell office:value-type="float" office:value="6.57637619972229" calcext:value-type="float">
            <text:p>6.5763761997</text:p>
          </table:table-cell>
        </table:table-row>
        <table:table-row table:style-name="ro1">
          <table:table-cell office:value-type="float" office:value="1.73892998695374" calcext:value-type="float">
            <text:p>1.738929987</text:p>
          </table:table-cell>
          <table:table-cell office:value-type="float" office:value="0.0013279914855957" calcext:value-type="float">
            <text:p>0.0013279915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5.55873823165894" calcext:value-type="float">
            <text:p>5.5587382317</text:p>
          </table:table-cell>
          <table:table-cell office:value-type="float" office:value="0.00149917602539063" calcext:value-type="float">
            <text:p>0.001499176</text:p>
          </table:table-cell>
          <table:table-cell office:value-type="float" office:value="0.0000398159027099609" calcext:value-type="float">
            <text:p>3.98159027099609E-05</text:p>
          </table:table-cell>
          <table:table-cell office:value-type="float" office:value="7.30054211616516" calcext:value-type="float">
            <text:p>7.3005421162</text:p>
          </table:table-cell>
        </table:table-row>
        <table:table-row table:style-name="ro1">
          <table:table-cell office:value-type="float" office:value="1.8927960395813" calcext:value-type="float">
            <text:p>1.8927960396</text:p>
          </table:table-cell>
          <table:table-cell office:value-type="float" office:value="0.00133299827575684" calcext:value-type="float">
            <text:p>0.0013329983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5.87456774711609" calcext:value-type="float">
            <text:p>5.8745677471</text:p>
          </table:table-cell>
          <table:table-cell office:value-type="float" office:value="0.00759792327880859" calcext:value-type="float">
            <text:p>0.0075979233</text:p>
          </table:table-cell>
          <table:table-cell office:value-type="float" office:value="0.000259160995483398" calcext:value-type="float">
            <text:p>0.000259161</text:p>
          </table:table-cell>
          <table:table-cell office:value-type="float" office:value="7.77656197547913" calcext:value-type="float">
            <text:p>7.7765619755</text:p>
          </table:table-cell>
        </table:table-row>
        <table:table-row table:style-name="ro1">
          <table:table-cell office:value-type="float" office:value="1.89485216140747" calcext:value-type="float">
            <text:p>1.8948521614</text:p>
          </table:table-cell>
          <table:table-cell office:value-type="float" office:value="0.00135922431945801" calcext:value-type="float">
            <text:p>0.0013592243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6.00740885734558" calcext:value-type="float">
            <text:p>6.0074088573</text:p>
          </table:table-cell>
          <table:table-cell office:value-type="float" office:value="0.00489592552185059" calcext:value-type="float">
            <text:p>0.0048959255</text:p>
          </table:table-cell>
          <table:table-cell office:value-type="float" office:value="0.000244855880737305" calcext:value-type="float">
            <text:p>0.0002448559</text:p>
          </table:table-cell>
          <table:table-cell office:value-type="float" office:value="7.90876936912537" calcext:value-type="float">
            <text:p>7.9087693691</text:p>
          </table:table-cell>
        </table:table-row>
        <table:table-row table:style-name="ro1">
          <table:table-cell office:value-type="float" office:value="1.93018770217896" calcext:value-type="float">
            <text:p>1.9301877022</text:p>
          </table:table-cell>
          <table:table-cell office:value-type="float" office:value="0.00135493278503418" calcext:value-type="float">
            <text:p>0.0013549328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6.04055023193359" calcext:value-type="float">
            <text:p>6.0405502319</text:p>
          </table:table-cell>
          <table:table-cell office:value-type="float" office:value="0.00470113754272461" calcext:value-type="float">
            <text:p>0.0047011375</text:p>
          </table:table-cell>
          <table:table-cell office:value-type="float" office:value="0.0000410079956054688" calcext:value-type="float">
            <text:p>0.000041008</text:p>
          </table:table-cell>
          <table:table-cell office:value-type="float" office:value="7.97684192657471" calcext:value-type="float">
            <text:p>7.9768419266</text:p>
          </table:table-cell>
        </table:table-row>
        <table:table-row table:style-name="ro1">
          <table:table-cell office:value-type="float" office:value="1.99300599098206" calcext:value-type="float">
            <text:p>1.993005991</text:p>
          </table:table-cell>
          <table:table-cell office:value-type="float" office:value="0.00148296356201172" calcext:value-type="float">
            <text:p>0.0014829636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6.30237722396851" calcext:value-type="float">
            <text:p>6.302377224</text:p>
          </table:table-cell>
          <table:table-cell office:value-type="float" office:value="0.0061948299407959" calcext:value-type="float">
            <text:p>0.0061948299</text:p>
          </table:table-cell>
          <table:table-cell office:value-type="float" office:value="0.0000431537628173828" calcext:value-type="float">
            <text:p>4.31537628173828E-05</text:p>
          </table:table-cell>
          <table:table-cell office:value-type="float" office:value="8.30311226844788" calcext:value-type="float">
            <text:p>8.3031122684</text:p>
          </table:table-cell>
        </table:table-row>
        <table:table-row table:style-name="ro1">
          <table:table-cell office:value-type="float" office:value="2.12537217140198" calcext:value-type="float">
            <text:p>2.1253721714</text:p>
          </table:table-cell>
          <table:table-cell office:value-type="float" office:value="0.00157380104064941" calcext:value-type="float">
            <text:p>0.001573801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6.55776619911194" calcext:value-type="float">
            <text:p>6.5577661991</text:p>
          </table:table-cell>
          <table:table-cell office:value-type="float" office:value="0.00985121726989746" calcext:value-type="float">
            <text:p>0.0098512173</text:p>
          </table:table-cell>
          <table:table-cell office:value-type="float" office:value="0.000313043594360352" calcext:value-type="float">
            <text:p>0.0003130436</text:p>
          </table:table-cell>
          <table:table-cell office:value-type="float" office:value="8.69488334655762" calcext:value-type="float">
            <text:p>8.6948833466</text:p>
          </table:table-cell>
        </table:table-row>
        <table:table-row table:style-name="ro1">
          <table:table-cell office:value-type="float" office:value="2.19599008560181" calcext:value-type="float">
            <text:p>2.1959900856</text:p>
          </table:table-cell>
          <table:table-cell office:value-type="float" office:value="0.00161886215209961" calcext:value-type="float">
            <text:p>0.0016188622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6.79891133308411" calcext:value-type="float">
            <text:p>6.7989113331</text:p>
          </table:table-cell>
          <table:table-cell office:value-type="float" office:value="0.00408005714416504" calcext:value-type="float">
            <text:p>0.0040800571</text:p>
          </table:table-cell>
          <table:table-cell office:value-type="float" office:value="0.0000481605529785156" calcext:value-type="float">
            <text:p>4.81605529785156E-05</text:p>
          </table:table-cell>
          <table:table-cell office:value-type="float" office:value="9.00065636634827" calcext:value-type="float">
            <text:p>9.0006563663</text:p>
          </table:table-cell>
        </table:table-row>
        <table:table-row table:style-name="ro1">
          <table:table-cell office:value-type="float" office:value="2.3031861782074" calcext:value-type="float">
            <text:p>2.3031861782</text:p>
          </table:table-cell>
          <table:table-cell office:value-type="float" office:value="0.00173020362854004" calcext:value-type="float">
            <text:p>0.0017302036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7.10894823074341" calcext:value-type="float">
            <text:p>7.1089482307</text:p>
          </table:table-cell>
          <table:table-cell office:value-type="float" office:value="0.0112020969390869" calcext:value-type="float">
            <text:p>0.0112020969</text:p>
          </table:table-cell>
          <table:table-cell office:value-type="float" office:value="0.0000493526458740234" calcext:value-type="float">
            <text:p>4.93526458740234E-05</text:p>
          </table:table-cell>
          <table:table-cell office:value-type="float" office:value="9.42512392997742" calcext:value-type="float">
            <text:p>9.42512393</text:p>
          </table:table-cell>
        </table:table-row>
        <table:table-row table:style-name="ro1">
          <table:table-cell office:value-type="float" office:value="2.37836480140686" calcext:value-type="float">
            <text:p>2.3783648014</text:p>
          </table:table-cell>
          <table:table-cell office:value-type="float" office:value="0.00167512893676758" calcext:value-type="float">
            <text:p>0.0016751289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7.37971210479736" calcext:value-type="float">
            <text:p>7.3797121048</text:p>
          </table:table-cell>
          <table:table-cell office:value-type="float" office:value="0.00876116752624512" calcext:value-type="float">
            <text:p>0.0087611675</text:p>
          </table:table-cell>
          <table:table-cell office:value-type="float" office:value="0.0000507831573486328" calcext:value-type="float">
            <text:p>5.07831573486328E-05</text:p>
          </table:table-cell>
          <table:table-cell office:value-type="float" office:value="9.76857089996338" calcext:value-type="float">
            <text:p>9.7685709</text:p>
          </table:table-cell>
        </table:table-row>
        <table:table-row table:style-name="ro1">
          <table:table-cell office:value-type="float" office:value="2.42230486869812" calcext:value-type="float">
            <text:p>2.4223048687</text:p>
          </table:table-cell>
          <table:table-cell office:value-type="float" office:value="0.00179195404052734" calcext:value-type="float">
            <text:p>0.001791954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7.62106609344482" calcext:value-type="float">
            <text:p>7.6210660934</text:p>
          </table:table-cell>
          <table:table-cell office:value-type="float" office:value="0.00771784782409668" calcext:value-type="float">
            <text:p>0.0077178478</text:p>
          </table:table-cell>
          <table:table-cell office:value-type="float" office:value="0.0000541210174560547" calcext:value-type="float">
            <text:p>0.000054121</text:p>
          </table:table-cell>
          <table:table-cell office:value-type="float" office:value="10.0529432296753" calcext:value-type="float">
            <text:p>10.0529432297</text:p>
          </table:table-cell>
        </table:table-row>
        <table:table-row table:style-name="ro1">
          <table:table-cell office:value-type="float" office:value="2.54761409759521" calcext:value-type="float">
            <text:p>2.5476140976</text:p>
          </table:table-cell>
          <table:table-cell office:value-type="float" office:value="0.00185680389404297" calcext:value-type="float">
            <text:p>0.0018568039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7.89493799209595" calcext:value-type="float">
            <text:p>7.8949379921</text:p>
          </table:table-cell>
          <table:table-cell office:value-type="float" office:value="0.00813627243041992" calcext:value-type="float">
            <text:p>0.0081362724</text:p>
          </table:table-cell>
          <table:table-cell office:value-type="float" office:value="0.0000560283660888672" calcext:value-type="float">
            <text:p>5.60283660888672E-05</text:p>
          </table:table-cell>
          <table:table-cell office:value-type="float" office:value="10.4526093006134" calcext:value-type="float">
            <text:p>10.4526093006</text:p>
          </table:table-cell>
        </table:table-row>
        <table:table-row table:style-name="ro1">
          <table:table-cell office:value-type="float" office:value="2.6449658870697" calcext:value-type="float">
            <text:p>2.6449658871</text:p>
          </table:table-cell>
          <table:table-cell office:value-type="float" office:value="0.00184297561645508" calcext:value-type="float">
            <text:p>0.0018429756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8.21773481369019" calcext:value-type="float">
            <text:p>8.2177348137</text:p>
          </table:table-cell>
          <table:table-cell office:value-type="float" office:value="0.00998783111572266" calcext:value-type="float">
            <text:p>0.0099878311</text:p>
          </table:table-cell>
          <table:table-cell office:value-type="float" office:value="0.000390768051147461" calcext:value-type="float">
            <text:p>0.0003907681</text:p>
          </table:table-cell>
          <table:table-cell office:value-type="float" office:value="10.874929189682" calcext:value-type="float">
            <text:p>10.8749291897</text:p>
          </table:table-cell>
        </table:table-row>
      </table:table>
      <table:table table:name="time_enc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0000162124633789062" calcext:value-type="float">
            <text:p>1.62124633789062E-05</text:p>
          </table:table-cell>
          <table:table-cell office:value-type="float" office:value="0.000314712524414062" calcext:value-type="float">
            <text:p>0.0003147125</text:p>
          </table:table-cell>
          <table:table-cell office:value-type="float" office:value="4.31437206268311" calcext:value-type="float">
            <text:p>4.3143720627</text:p>
          </table:table-cell>
          <table:table-cell office:value-type="float" office:value="0.000300168991088867" calcext:value-type="float">
            <text:p>0.000300169</text:p>
          </table:table-cell>
          <table:table-cell office:value-type="float" office:value="0.000475883483886719" calcext:value-type="float">
            <text:p>0.0004758835</text:p>
          </table:table-cell>
          <table:table-cell office:value-type="float" office:value="0.983050107955933" calcext:value-type="float">
            <text:p>0.983050108</text:p>
          </table:table-cell>
          <table:table-cell office:value-type="float" office:value="5.29852914810181" calcext:value-type="float">
            <text:p>5.2985291481</text:p>
          </table:table-cell>
        </table:table-row>
        <table:table-row table:style-name="ro1">
          <table:table-cell office:value-type="float" office:value="0.00000691413879394531" calcext:value-type="float">
            <text:p>6.91413879394531E-06</text:p>
          </table:table-cell>
          <table:table-cell office:value-type="float" office:value="0.000393152236938477" calcext:value-type="float">
            <text:p>0.0003931522</text:p>
          </table:table-cell>
          <table:table-cell office:value-type="float" office:value="4.37071895599365" calcext:value-type="float">
            <text:p>4.370718956</text:p>
          </table:table-cell>
          <table:table-cell office:value-type="float" office:value="0.0000860691070556641" calcext:value-type="float">
            <text:p>8.60691070556641E-05</text:p>
          </table:table-cell>
          <table:table-cell office:value-type="float" office:value="0.00024104118347168" calcext:value-type="float">
            <text:p>0.0002410412</text:p>
          </table:table-cell>
          <table:table-cell office:value-type="float" office:value="0.965061902999878" calcext:value-type="float">
            <text:p>0.965061903</text:p>
          </table:table-cell>
          <table:table-cell office:value-type="float" office:value="5.33650803565979" calcext:value-type="float">
            <text:p>5.3365080357</text:p>
          </table:table-cell>
        </table:table-row>
        <table:table-row table:style-name="ro1">
          <table:table-cell office:value-type="float" office:value="0.00000691413879394531" calcext:value-type="float">
            <text:p>6.91413879394531E-06</text:p>
          </table:table-cell>
          <table:table-cell office:value-type="float" office:value="0.0000569820404052734" calcext:value-type="float">
            <text:p>0.000056982</text:p>
          </table:table-cell>
          <table:table-cell office:value-type="float" office:value="4.30633497238159" calcext:value-type="float">
            <text:p>4.3063349724</text:p>
          </table:table-cell>
          <table:table-cell office:value-type="float" office:value="0.0000851154327392578" calcext:value-type="float">
            <text:p>8.51154327392578E-05</text:p>
          </table:table-cell>
          <table:table-cell office:value-type="float" office:value="0.000238895416259766" calcext:value-type="float">
            <text:p>0.0002388954</text:p>
          </table:table-cell>
          <table:table-cell office:value-type="float" office:value="0.960487842559814" calcext:value-type="float">
            <text:p>0.9604878426</text:p>
          </table:table-cell>
          <table:table-cell office:value-type="float" office:value="5.2672107219696" calcext:value-type="float">
            <text:p>5.267210722</text:p>
          </table:table-cell>
        </table:table-row>
        <table:table-row table:style-name="ro1">
          <table:table-cell office:value-type="float" office:value="0.00000715255737304688" calcext:value-type="float">
            <text:p>7.15255737304688E-06</text:p>
          </table:table-cell>
          <table:table-cell office:value-type="float" office:value="0.000229835510253906" calcext:value-type="float">
            <text:p>0.0002298355</text:p>
          </table:table-cell>
          <table:table-cell office:value-type="float" office:value="4.31553626060486" calcext:value-type="float">
            <text:p>4.3155362606</text:p>
          </table:table-cell>
          <table:table-cell office:value-type="float" office:value="0.0000813007354736328" calcext:value-type="float">
            <text:p>8.13007354736328E-05</text:p>
          </table:table-cell>
          <table:table-cell office:value-type="float" office:value="0.000236988067626953" calcext:value-type="float">
            <text:p>0.0002369881</text:p>
          </table:table-cell>
          <table:table-cell office:value-type="float" office:value="0.95895504951477" calcext:value-type="float">
            <text:p>0.9589550495</text:p>
          </table:table-cell>
          <table:table-cell office:value-type="float" office:value="5.27504658699036" calcext:value-type="float">
            <text:p>5.275046587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329017639160156" calcext:value-type="float">
            <text:p>0.0003290176</text:p>
          </table:table-cell>
          <table:table-cell office:value-type="float" office:value="4.25822591781616" calcext:value-type="float">
            <text:p>4.2582259178</text:p>
          </table:table-cell>
          <table:table-cell office:value-type="float" office:value="0.0000829696655273438" calcext:value-type="float">
            <text:p>8.29696655273438E-05</text:p>
          </table:table-cell>
          <table:table-cell office:value-type="float" office:value="0.000236034393310547" calcext:value-type="float">
            <text:p>0.0002360344</text:p>
          </table:table-cell>
          <table:table-cell office:value-type="float" office:value="0.956286907196045" calcext:value-type="float">
            <text:p>0.9562869072</text:p>
          </table:table-cell>
          <table:table-cell office:value-type="float" office:value="5.21516680717468" calcext:value-type="float">
            <text:p>5.2151668072</text:p>
          </table:table-cell>
        </table:table-row>
        <table:table-row table:style-name="ro1">
          <table:table-cell office:value-type="float" office:value="0.00000739097595214844" calcext:value-type="float">
            <text:p>0.000007391</text:p>
          </table:table-cell>
          <table:table-cell office:value-type="float" office:value="0.000319957733154297" calcext:value-type="float">
            <text:p>0.0003199577</text:p>
          </table:table-cell>
          <table:table-cell office:value-type="float" office:value="4.32130789756775" calcext:value-type="float">
            <text:p>4.3213078976</text:p>
          </table:table-cell>
          <table:table-cell office:value-type="float" office:value="0.0000879764556884766" calcext:value-type="float">
            <text:p>8.79764556884766E-05</text:p>
          </table:table-cell>
          <table:table-cell office:value-type="float" office:value="0.000263214111328125" calcext:value-type="float">
            <text:p>0.0002632141</text:p>
          </table:table-cell>
          <table:table-cell office:value-type="float" office:value="0.984586000442505" calcext:value-type="float">
            <text:p>0.9845860004</text:p>
          </table:table-cell>
          <table:table-cell office:value-type="float" office:value="5.30657243728638" calcext:value-type="float">
            <text:p>5.3065724373</text:p>
          </table:table-cell>
        </table:table-row>
        <table:table-row table:style-name="ro1">
          <table:table-cell office:value-type="float" office:value="0.00000691413879394531" calcext:value-type="float">
            <text:p>6.91413879394531E-06</text:p>
          </table:table-cell>
          <table:table-cell office:value-type="float" office:value="0.000252962112426758" calcext:value-type="float">
            <text:p>0.0002529621</text:p>
          </table:table-cell>
          <table:table-cell office:value-type="float" office:value="4.31010985374451" calcext:value-type="float">
            <text:p>4.3101098537</text:p>
          </table:table-cell>
          <table:table-cell office:value-type="float" office:value="0.0000870227813720703" calcext:value-type="float">
            <text:p>8.70227813720703E-05</text:p>
          </table:table-cell>
          <table:table-cell office:value-type="float" office:value="0.000239849090576172" calcext:value-type="float">
            <text:p>0.0002398491</text:p>
          </table:table-cell>
          <table:table-cell office:value-type="float" office:value="0.993875980377197" calcext:value-type="float">
            <text:p>0.9938759804</text:p>
          </table:table-cell>
          <table:table-cell office:value-type="float" office:value="5.30457258224487" calcext:value-type="float">
            <text:p>5.3045725822</text:p>
          </table:table-cell>
        </table:table-row>
        <table:table-row table:style-name="ro1">
          <table:table-cell office:value-type="float" office:value="0.00000786781311035156" calcext:value-type="float">
            <text:p>7.86781311035156E-06</text:p>
          </table:table-cell>
          <table:table-cell office:value-type="float" office:value="0.000332117080688477" calcext:value-type="float">
            <text:p>0.0003321171</text:p>
          </table:table-cell>
          <table:table-cell office:value-type="float" office:value="4.40581178665161" calcext:value-type="float">
            <text:p>4.4058117867</text:p>
          </table:table-cell>
          <table:table-cell office:value-type="float" office:value="0.0000939369201660156" calcext:value-type="float">
            <text:p>9.39369201660156E-05</text:p>
          </table:table-cell>
          <table:table-cell office:value-type="float" office:value="0.000253915786743164" calcext:value-type="float">
            <text:p>0.0002539158</text:p>
          </table:table-cell>
          <table:table-cell office:value-type="float" office:value="0.97681999206543" calcext:value-type="float">
            <text:p>0.9768199921</text:p>
          </table:table-cell>
          <table:table-cell office:value-type="float" office:value="5.38331961631775" calcext:value-type="float">
            <text:p>5.3833196163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237703323364258" calcext:value-type="float">
            <text:p>0.0002377033</text:p>
          </table:table-cell>
          <table:table-cell office:value-type="float" office:value="4.36100101470947" calcext:value-type="float">
            <text:p>4.3610010147</text:p>
          </table:table-cell>
          <table:table-cell office:value-type="float" office:value="0.0000882148742675781" calcext:value-type="float">
            <text:p>8.82148742675781E-05</text:p>
          </table:table-cell>
          <table:table-cell office:value-type="float" office:value="0.000245094299316406" calcext:value-type="float">
            <text:p>0.0002450943</text:p>
          </table:table-cell>
          <table:table-cell office:value-type="float" office:value="1.0025110244751" calcext:value-type="float">
            <text:p>1.0025110245</text:p>
          </table:table-cell>
          <table:table-cell office:value-type="float" office:value="5.364089012146" calcext:value-type="float">
            <text:p>5.3640890121</text:p>
          </table:table-cell>
        </table:table-row>
        <table:table-row table:style-name="ro1">
          <table:table-cell office:value-type="float" office:value="0.00000619888305664063" calcext:value-type="float">
            <text:p>6.19888305664063E-06</text:p>
          </table:table-cell>
          <table:table-cell office:value-type="float" office:value="0.000401020050048828" calcext:value-type="float">
            <text:p>0.0004010201</text:p>
          </table:table-cell>
          <table:table-cell office:value-type="float" office:value="4.37935185432434" calcext:value-type="float">
            <text:p>4.3793518543</text:p>
          </table:table-cell>
          <table:table-cell office:value-type="float" office:value="0.0000886917114257813" calcext:value-type="float">
            <text:p>8.86917114257813E-05</text:p>
          </table:table-cell>
          <table:table-cell office:value-type="float" office:value="0.000242233276367187" calcext:value-type="float">
            <text:p>0.0002422333</text:p>
          </table:table-cell>
          <table:table-cell office:value-type="float" office:value="0.955209970474243" calcext:value-type="float">
            <text:p>0.9552099705</text:p>
          </table:table-cell>
          <table:table-cell office:value-type="float" office:value="5.33529996871948" calcext:value-type="float">
            <text:p>5.3352999687</text:p>
          </table:table-cell>
        </table:table-row>
        <table:table-row table:style-name="ro1">
          <table:table-cell office:value-type="float" office:value="0.00000810623168945313" calcext:value-type="float">
            <text:p>8.10623168945313E-06</text:p>
          </table:table-cell>
          <table:table-cell office:value-type="float" office:value="0.0000557899475097656" calcext:value-type="float">
            <text:p>5.57899475097656E-05</text:p>
          </table:table-cell>
          <table:table-cell office:value-type="float" office:value="4.32849216461182" calcext:value-type="float">
            <text:p>4.3284921646</text:p>
          </table:table-cell>
          <table:table-cell office:value-type="float" office:value="0.0000860691070556641" calcext:value-type="float">
            <text:p>8.60691070556641E-05</text:p>
          </table:table-cell>
          <table:table-cell office:value-type="float" office:value="0.000240802764892578" calcext:value-type="float">
            <text:p>0.0002408028</text:p>
          </table:table-cell>
          <table:table-cell office:value-type="float" office:value="0.964840888977051" calcext:value-type="float">
            <text:p>0.964840889</text:p>
          </table:table-cell>
          <table:table-cell office:value-type="float" office:value="5.29372382164001" calcext:value-type="float">
            <text:p>5.2937238216</text:p>
          </table:table-cell>
        </table:table-row>
        <table:table-row table:style-name="ro1">
          <table:table-cell office:value-type="float" office:value="0.00000691413879394531" calcext:value-type="float">
            <text:p>6.91413879394531E-06</text:p>
          </table:table-cell>
          <table:table-cell office:value-type="float" office:value="0.000405073165893555" calcext:value-type="float">
            <text:p>0.0004050732</text:p>
          </table:table-cell>
          <table:table-cell office:value-type="float" office:value="4.33780789375305" calcext:value-type="float">
            <text:p>4.3378078938</text:p>
          </table:table-cell>
          <table:table-cell office:value-type="float" office:value="0.000087738037109375" calcext:value-type="float">
            <text:p>0.000087738</text:p>
          </table:table-cell>
          <table:table-cell office:value-type="float" office:value="0.000240087509155273" calcext:value-type="float">
            <text:p>0.0002400875</text:p>
          </table:table-cell>
          <table:table-cell office:value-type="float" office:value="0.963916063308716" calcext:value-type="float">
            <text:p>0.9639160633</text:p>
          </table:table-cell>
          <table:table-cell office:value-type="float" office:value="5.30246376991272" calcext:value-type="float">
            <text:p>5.3024637699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317811965942383" calcext:value-type="float">
            <text:p>0.000317812</text:p>
          </table:table-cell>
          <table:table-cell office:value-type="float" office:value="4.31573796272278" calcext:value-type="float">
            <text:p>4.3157379627</text:p>
          </table:table-cell>
          <table:table-cell office:value-type="float" office:value="0.0000829696655273438" calcext:value-type="float">
            <text:p>8.29696655273438E-05</text:p>
          </table:table-cell>
          <table:table-cell office:value-type="float" office:value="0.000240802764892578" calcext:value-type="float">
            <text:p>0.0002408028</text:p>
          </table:table-cell>
          <table:table-cell office:value-type="float" office:value="1.00156378746033" calcext:value-type="float">
            <text:p>1.0015637875</text:p>
          </table:table-cell>
          <table:table-cell office:value-type="float" office:value="5.31794929504395" calcext:value-type="float">
            <text:p>5.317949295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31590461730957" calcext:value-type="float">
            <text:p>0.0003159046</text:p>
          </table:table-cell>
          <table:table-cell office:value-type="float" office:value="4.30353283882141" calcext:value-type="float">
            <text:p>4.3035328388</text:p>
          </table:table-cell>
          <table:table-cell office:value-type="float" office:value="0.0000848770141601563" calcext:value-type="float">
            <text:p>0.000084877</text:p>
          </table:table-cell>
          <table:table-cell office:value-type="float" office:value="0.000262737274169922" calcext:value-type="float">
            <text:p>0.0002627373</text:p>
          </table:table-cell>
          <table:table-cell office:value-type="float" office:value="0.996299028396606" calcext:value-type="float">
            <text:p>0.9962990284</text:p>
          </table:table-cell>
          <table:table-cell office:value-type="float" office:value="5.30050134658814" calcext:value-type="float">
            <text:p>5.3005013466</text:p>
          </table:table-cell>
        </table:table-row>
        <table:table-row table:style-name="ro1">
          <table:table-cell office:value-type="float" office:value="0.00000619888305664063" calcext:value-type="float">
            <text:p>6.19888305664063E-06</text:p>
          </table:table-cell>
          <table:table-cell office:value-type="float" office:value="0.000311851501464844" calcext:value-type="float">
            <text:p>0.0003118515</text:p>
          </table:table-cell>
          <table:table-cell office:value-type="float" office:value="4.32158398628235" calcext:value-type="float">
            <text:p>4.3215839863</text:p>
          </table:table-cell>
          <table:table-cell office:value-type="float" office:value="0.0000886917114257813" calcext:value-type="float">
            <text:p>8.86917114257813E-05</text:p>
          </table:table-cell>
          <table:table-cell office:value-type="float" office:value="0.000248193740844727" calcext:value-type="float">
            <text:p>0.0002481937</text:p>
          </table:table-cell>
          <table:table-cell office:value-type="float" office:value="1.00255990028381" calcext:value-type="float">
            <text:p>1.0025599003</text:p>
          </table:table-cell>
          <table:table-cell office:value-type="float" office:value="5.32479882240295" calcext:value-type="float">
            <text:p>5.3247988224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319957733154297" calcext:value-type="float">
            <text:p>0.0003199577</text:p>
          </table:table-cell>
          <table:table-cell office:value-type="float" office:value="4.3508927822113" calcext:value-type="float">
            <text:p>4.3508927822</text:p>
          </table:table-cell>
          <table:table-cell office:value-type="float" office:value="0.000100135803222656" calcext:value-type="float">
            <text:p>0.0001001358</text:p>
          </table:table-cell>
          <table:table-cell office:value-type="float" office:value="0.000251054763793945" calcext:value-type="float">
            <text:p>0.0002510548</text:p>
          </table:table-cell>
          <table:table-cell office:value-type="float" office:value="1.04237127304077" calcext:value-type="float">
            <text:p>1.042371273</text:p>
          </table:table-cell>
          <table:table-cell office:value-type="float" office:value="5.39394116401672" calcext:value-type="float">
            <text:p>5.393941164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318050384521484" calcext:value-type="float">
            <text:p>0.0003180504</text:p>
          </table:table-cell>
          <table:table-cell office:value-type="float" office:value="4.28858423233032" calcext:value-type="float">
            <text:p>4.2885842323</text:p>
          </table:table-cell>
          <table:table-cell office:value-type="float" office:value="0.0000889301300048828" calcext:value-type="float">
            <text:p>8.89301300048828E-05</text:p>
          </table:table-cell>
          <table:table-cell office:value-type="float" office:value="0.000246763229370117" calcext:value-type="float">
            <text:p>0.0002467632</text:p>
          </table:table-cell>
          <table:table-cell office:value-type="float" office:value="1.00600385665894" calcext:value-type="float">
            <text:p>1.0060038567</text:p>
          </table:table-cell>
          <table:table-cell office:value-type="float" office:value="5.29524779319763" calcext:value-type="float">
            <text:p>5.2952477932</text:p>
          </table:table-cell>
        </table:table-row>
        <table:table-row table:style-name="ro1">
          <table:table-cell office:value-type="float" office:value="0.0000252723693847656" calcext:value-type="float">
            <text:p>2.52723693847656E-05</text:p>
          </table:table-cell>
          <table:table-cell office:value-type="float" office:value="0.000380039215087891" calcext:value-type="float">
            <text:p>0.0003800392</text:p>
          </table:table-cell>
          <table:table-cell office:value-type="float" office:value="4.31707811355591" calcext:value-type="float">
            <text:p>4.3170781136</text:p>
          </table:table-cell>
          <table:table-cell office:value-type="float" office:value="0.0000929832458496094" calcext:value-type="float">
            <text:p>9.29832458496094E-05</text:p>
          </table:table-cell>
          <table:table-cell office:value-type="float" office:value="0.000257968902587891" calcext:value-type="float">
            <text:p>0.0002579689</text:p>
          </table:table-cell>
          <table:table-cell office:value-type="float" office:value="1.00582504272461" calcext:value-type="float">
            <text:p>1.0058250427</text:p>
          </table:table-cell>
          <table:table-cell office:value-type="float" office:value="5.32365942001343" calcext:value-type="float">
            <text:p>5.32365942</text:p>
          </table:table-cell>
        </table:table-row>
        <table:table-row table:style-name="ro1">
          <table:table-cell office:value-type="float" office:value="0.00000691413879394531" calcext:value-type="float">
            <text:p>6.91413879394531E-06</text:p>
          </table:table-cell>
          <table:table-cell office:value-type="float" office:value="0.0000712871551513672" calcext:value-type="float">
            <text:p>7.12871551513672E-05</text:p>
          </table:table-cell>
          <table:table-cell office:value-type="float" office:value="4.30948996543884" calcext:value-type="float">
            <text:p>4.3094899654</text:p>
          </table:table-cell>
          <table:table-cell office:value-type="float" office:value="0.0000860691070556641" calcext:value-type="float">
            <text:p>8.60691070556641E-05</text:p>
          </table:table-cell>
          <table:table-cell office:value-type="float" office:value="0.000239849090576172" calcext:value-type="float">
            <text:p>0.0002398491</text:p>
          </table:table-cell>
          <table:table-cell office:value-type="float" office:value="1.00158500671387" calcext:value-type="float">
            <text:p>1.0015850067</text:p>
          </table:table-cell>
          <table:table-cell office:value-type="float" office:value="5.31147909164429" calcext:value-type="float">
            <text:p>5.3114790916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320911407470703" calcext:value-type="float">
            <text:p>0.0003209114</text:p>
          </table:table-cell>
          <table:table-cell office:value-type="float" office:value="4.29482316970825" calcext:value-type="float">
            <text:p>4.2948231697</text:p>
          </table:table-cell>
          <table:table-cell office:value-type="float" office:value="0.0000870227813720703" calcext:value-type="float">
            <text:p>8.70227813720703E-05</text:p>
          </table:table-cell>
          <table:table-cell office:value-type="float" office:value="0.000248908996582031" calcext:value-type="float">
            <text:p>0.000248909</text:p>
          </table:table-cell>
          <table:table-cell office:value-type="float" office:value="0.993214130401611" calcext:value-type="float">
            <text:p>0.9932141304</text:p>
          </table:table-cell>
          <table:table-cell office:value-type="float" office:value="5.28870010375977" calcext:value-type="float">
            <text:p>5.2887001038</text:p>
          </table:table-cell>
        </table:table-row>
        <table:table-row table:style-name="ro1">
          <table:table-cell office:value-type="float" office:value="0.00000691413879394531" calcext:value-type="float">
            <text:p>6.91413879394531E-06</text:p>
          </table:table-cell>
          <table:table-cell office:value-type="float" office:value="0.000322103500366211" calcext:value-type="float">
            <text:p>0.0003221035</text:p>
          </table:table-cell>
          <table:table-cell office:value-type="float" office:value="4.27175974845886" calcext:value-type="float">
            <text:p>4.2717597485</text:p>
          </table:table-cell>
          <table:table-cell office:value-type="float" office:value="0.0000791549682617187" calcext:value-type="float">
            <text:p>0.000079155</text:p>
          </table:table-cell>
          <table:table-cell office:value-type="float" office:value="0.000236988067626953" calcext:value-type="float">
            <text:p>0.0002369881</text:p>
          </table:table-cell>
          <table:table-cell office:value-type="float" office:value="1.00113105773926" calcext:value-type="float">
            <text:p>1.0011310577</text:p>
          </table:table-cell>
          <table:table-cell office:value-type="float" office:value="5.27353596687317" calcext:value-type="float">
            <text:p>5.2735359669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254154205322266" calcext:value-type="float">
            <text:p>0.0002541542</text:p>
          </table:table-cell>
          <table:table-cell office:value-type="float" office:value="4.2671377658844" calcext:value-type="float">
            <text:p>4.2671377659</text:p>
          </table:table-cell>
          <table:table-cell office:value-type="float" office:value="0.0000789165496826172" calcext:value-type="float">
            <text:p>7.89165496826172E-05</text:p>
          </table:table-cell>
          <table:table-cell office:value-type="float" office:value="0.000237226486206055" calcext:value-type="float">
            <text:p>0.0002372265</text:p>
          </table:table-cell>
          <table:table-cell office:value-type="float" office:value="0.992558717727661" calcext:value-type="float">
            <text:p>0.9925587177</text:p>
          </table:table-cell>
          <table:table-cell office:value-type="float" office:value="5.26027274131775" calcext:value-type="float">
            <text:p>5.2602727413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409126281738281" calcext:value-type="float">
            <text:p>0.0004091263</text:p>
          </table:table-cell>
          <table:table-cell office:value-type="float" office:value="4.27738690376282" calcext:value-type="float">
            <text:p>4.2773869038</text:p>
          </table:table-cell>
          <table:table-cell office:value-type="float" office:value="0.0000808238983154297" calcext:value-type="float">
            <text:p>8.08238983154297E-05</text:p>
          </table:table-cell>
          <table:table-cell office:value-type="float" office:value="0.000236034393310547" calcext:value-type="float">
            <text:p>0.0002360344</text:p>
          </table:table-cell>
          <table:table-cell office:value-type="float" office:value="0.999861001968384" calcext:value-type="float">
            <text:p>0.999861002</text:p>
          </table:table-cell>
          <table:table-cell office:value-type="float" office:value="5.27797985076904" calcext:value-type="float">
            <text:p>5.2779798508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462770462036133" calcext:value-type="float">
            <text:p>0.0004627705</text:p>
          </table:table-cell>
          <table:table-cell office:value-type="float" office:value="4.29699993133545" calcext:value-type="float">
            <text:p>4.2969999313</text:p>
          </table:table-cell>
          <table:table-cell office:value-type="float" office:value="0.0000820159912109375" calcext:value-type="float">
            <text:p>0.000082016</text:p>
          </table:table-cell>
          <table:table-cell office:value-type="float" office:value="0.000236749649047852" calcext:value-type="float">
            <text:p>0.0002367496</text:p>
          </table:table-cell>
          <table:table-cell office:value-type="float" office:value="0.994730949401856" calcext:value-type="float">
            <text:p>0.9947309494</text:p>
          </table:table-cell>
          <table:table-cell office:value-type="float" office:value="5.29251837730408" calcext:value-type="float">
            <text:p>5.2925183773</text:p>
          </table:table-cell>
        </table:table-row>
        <table:table-row table:style-name="ro1">
          <table:table-cell office:value-type="float" office:value="0.00000667572021484375" calcext:value-type="float">
            <text:p>6.67572021484375E-06</text:p>
          </table:table-cell>
          <table:table-cell office:value-type="float" office:value="0.000401973724365234" calcext:value-type="float">
            <text:p>0.0004019737</text:p>
          </table:table-cell>
          <table:table-cell office:value-type="float" office:value="4.26986813545227" calcext:value-type="float">
            <text:p>4.2698681355</text:p>
          </table:table-cell>
          <table:table-cell office:value-type="float" office:value="0.0000808238983154297" calcext:value-type="float">
            <text:p>8.08238983154297E-05</text:p>
          </table:table-cell>
          <table:table-cell office:value-type="float" office:value="0.000237941741943359" calcext:value-type="float">
            <text:p>0.0002379417</text:p>
          </table:table-cell>
          <table:table-cell office:value-type="float" office:value="0.991898059844971" calcext:value-type="float">
            <text:p>0.9918980598</text:p>
          </table:table-cell>
          <table:table-cell office:value-type="float" office:value="5.26249361038208" calcext:value-type="float">
            <text:p>5.2624936104</text:p>
          </table:table-cell>
        </table:table-row>
        <table:table-row table:style-name="ro1">
          <table:table-cell office:value-type="float" office:value="0.00000715255737304688" calcext:value-type="float">
            <text:p>7.15255737304688E-06</text:p>
          </table:table-cell>
          <table:table-cell office:value-type="float" office:value="0.000329017639160156" calcext:value-type="float">
            <text:p>0.0003290176</text:p>
          </table:table-cell>
          <table:table-cell office:value-type="float" office:value="4.26101803779602" calcext:value-type="float">
            <text:p>4.2610180378</text:p>
          </table:table-cell>
          <table:table-cell office:value-type="float" office:value="0.0000791549682617187" calcext:value-type="float">
            <text:p>0.000079155</text:p>
          </table:table-cell>
          <table:table-cell office:value-type="float" office:value="0.000236988067626953" calcext:value-type="float">
            <text:p>0.0002369881</text:p>
          </table:table-cell>
          <table:table-cell office:value-type="float" office:value="0.992815256118774" calcext:value-type="float">
            <text:p>0.9928152561</text:p>
          </table:table-cell>
          <table:table-cell office:value-type="float" office:value="5.25448560714722" calcext:value-type="float">
            <text:p>5.2544856071</text:p>
          </table:table-cell>
        </table:table-row>
        <table:table-row table:style-name="ro1">
          <table:table-cell office:value-type="float" office:value="0.00000715255737304688" calcext:value-type="float">
            <text:p>7.15255737304688E-06</text:p>
          </table:table-cell>
          <table:table-cell office:value-type="float" office:value="0.000405073165893555" calcext:value-type="float">
            <text:p>0.0004050732</text:p>
          </table:table-cell>
          <table:table-cell office:value-type="float" office:value="4.27573895454407" calcext:value-type="float">
            <text:p>4.2757389545</text:p>
          </table:table-cell>
          <table:table-cell office:value-type="float" office:value="0.0000782012939453125" calcext:value-type="float">
            <text:p>7.82012939453125E-05</text:p>
          </table:table-cell>
          <table:table-cell office:value-type="float" office:value="0.000236749649047852" calcext:value-type="float">
            <text:p>0.0002367496</text:p>
          </table:table-cell>
          <table:table-cell office:value-type="float" office:value="0.993640899658203" calcext:value-type="float">
            <text:p>0.9936408997</text:p>
          </table:table-cell>
          <table:table-cell office:value-type="float" office:value="5.27010703086853" calcext:value-type="float">
            <text:p>5.2701070309</text:p>
          </table:table-cell>
        </table:table-row>
        <table:table-row table:style-name="ro1">
          <table:table-cell office:value-type="float" office:value="0.00000715255737304688" calcext:value-type="float">
            <text:p>7.15255737304688E-06</text:p>
          </table:table-cell>
          <table:table-cell office:value-type="float" office:value="0.000319004058837891" calcext:value-type="float">
            <text:p>0.0003190041</text:p>
          </table:table-cell>
          <table:table-cell office:value-type="float" office:value="4.31414413452148" calcext:value-type="float">
            <text:p>4.3141441345</text:p>
          </table:table-cell>
          <table:table-cell office:value-type="float" office:value="0.0000889301300048828" calcext:value-type="float">
            <text:p>8.89301300048828E-05</text:p>
          </table:table-cell>
          <table:table-cell office:value-type="float" office:value="0.000248193740844727" calcext:value-type="float">
            <text:p>0.0002481937</text:p>
          </table:table-cell>
          <table:table-cell office:value-type="float" office:value="1.00687313079834" calcext:value-type="float">
            <text:p>1.0068731308</text:p>
          </table:table-cell>
          <table:table-cell office:value-type="float" office:value="5.32168054580689" calcext:value-type="float">
            <text:p>5.3216805458</text:p>
          </table:table-cell>
        </table:table-row>
        <table:table-row table:style-name="ro1">
          <table:table-cell office:value-type="float" office:value="0.0000057220458984375" calcext:value-type="float">
            <text:p>0.000005722</text:p>
          </table:table-cell>
          <table:table-cell office:value-type="float" office:value="0.000319004058837891" calcext:value-type="float">
            <text:p>0.0003190041</text:p>
          </table:table-cell>
          <table:table-cell office:value-type="float" office:value="4.29793095588684" calcext:value-type="float">
            <text:p>4.2979309559</text:p>
          </table:table-cell>
          <table:table-cell office:value-type="float" office:value="0.0000820159912109375" calcext:value-type="float">
            <text:p>0.000082016</text:p>
          </table:table-cell>
          <table:table-cell office:value-type="float" office:value="0.000238180160522461" calcext:value-type="float">
            <text:p>0.0002381802</text:p>
          </table:table-cell>
          <table:table-cell office:value-type="float" office:value="0.996900081634522" calcext:value-type="float">
            <text:p>0.9969000816</text:p>
          </table:table-cell>
          <table:table-cell office:value-type="float" office:value="5.29547595977783" calcext:value-type="float">
            <text:p>5.2954759598</text:p>
          </table:table-cell>
        </table:table-row>
        <table:table-row table:style-name="ro1">
          <table:table-cell office:value-type="float" office:value="0.00000619888305664063" calcext:value-type="float">
            <text:p>6.19888305664063E-06</text:p>
          </table:table-cell>
          <table:table-cell office:value-type="float" office:value="0.00031280517578125" calcext:value-type="float">
            <text:p>0.0003128052</text:p>
          </table:table-cell>
          <table:table-cell office:value-type="float" office:value="4.32091593742371" calcext:value-type="float">
            <text:p>4.3209159374</text:p>
          </table:table-cell>
          <table:table-cell office:value-type="float" office:value="0.0000860691070556641" calcext:value-type="float">
            <text:p>8.60691070556641E-05</text:p>
          </table:table-cell>
          <table:table-cell office:value-type="float" office:value="0.000241279602050781" calcext:value-type="float">
            <text:p>0.0002412796</text:p>
          </table:table-cell>
          <table:table-cell office:value-type="float" office:value="0.995137929916382" calcext:value-type="float">
            <text:p>0.9951379299</text:p>
          </table:table-cell>
          <table:table-cell office:value-type="float" office:value="5.31670022010803" calcext:value-type="float">
            <text:p>5.3167002201</text:p>
          </table:table-cell>
        </table:table-row>
        <table:table-row table:style-name="ro1">
          <table:table-cell office:value-type="float" office:value="0.00000691413879394531" calcext:value-type="float">
            <text:p>6.91413879394531E-06</text:p>
          </table:table-cell>
          <table:table-cell office:value-type="float" office:value="0.000319957733154297" calcext:value-type="float">
            <text:p>0.0003199577</text:p>
          </table:table-cell>
          <table:table-cell office:value-type="float" office:value="4.30448007583618" calcext:value-type="float">
            <text:p>4.3044800758</text:p>
          </table:table-cell>
          <table:table-cell office:value-type="float" office:value="0.0000851154327392578" calcext:value-type="float">
            <text:p>8.51154327392578E-05</text:p>
          </table:table-cell>
          <table:table-cell office:value-type="float" office:value="0.000246047973632812" calcext:value-type="float">
            <text:p>0.000246048</text:p>
          </table:table-cell>
          <table:table-cell office:value-type="float" office:value="0.999465227127075" calcext:value-type="float">
            <text:p>0.9994652271</text:p>
          </table:table-cell>
          <table:table-cell office:value-type="float" office:value="5.30460333824158" calcext:value-type="float">
            <text:p>5.3046033382</text:p>
          </table:table-cell>
        </table:table-row>
        <table:table-row table:style-name="ro1">
          <table:table-cell office:value-type="float" office:value="0.0000057220458984375" calcext:value-type="float">
            <text:p>0.000005722</text:p>
          </table:table-cell>
          <table:table-cell office:value-type="float" office:value="0.000332117080688477" calcext:value-type="float">
            <text:p>0.0003321171</text:p>
          </table:table-cell>
          <table:table-cell office:value-type="float" office:value="4.29002189636231" calcext:value-type="float">
            <text:p>4.2900218964</text:p>
          </table:table-cell>
          <table:table-cell office:value-type="float" office:value="0.0000777244567871094" calcext:value-type="float">
            <text:p>7.77244567871094E-05</text:p>
          </table:table-cell>
          <table:table-cell office:value-type="float" office:value="0.000236988067626953" calcext:value-type="float">
            <text:p>0.0002369881</text:p>
          </table:table-cell>
          <table:table-cell office:value-type="float" office:value="0.995812177658081" calcext:value-type="float">
            <text:p>0.9958121777</text:p>
          </table:table-cell>
          <table:table-cell office:value-type="float" office:value="5.28648662567139" calcext:value-type="float">
            <text:p>5.2864866257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317096710205078" calcext:value-type="float">
            <text:p>0.0003170967</text:p>
          </table:table-cell>
          <table:table-cell office:value-type="float" office:value="4.28408765792847" calcext:value-type="float">
            <text:p>4.2840876579</text:p>
          </table:table-cell>
          <table:table-cell office:value-type="float" office:value="0.0000798702239990234" calcext:value-type="float">
            <text:p>7.98702239990234E-05</text:p>
          </table:table-cell>
          <table:table-cell office:value-type="float" office:value="0.000236034393310547" calcext:value-type="float">
            <text:p>0.0002360344</text:p>
          </table:table-cell>
          <table:table-cell office:value-type="float" office:value="0.996361970901489" calcext:value-type="float">
            <text:p>0.9963619709</text:p>
          </table:table-cell>
          <table:table-cell office:value-type="float" office:value="5.28108859062195" calcext:value-type="float">
            <text:p>5.2810885906</text:p>
          </table:table-cell>
        </table:table-row>
        <table:table-row table:style-name="ro1">
          <table:table-cell office:value-type="float" office:value="0.00000715255737304688" calcext:value-type="float">
            <text:p>7.15255737304688E-06</text:p>
          </table:table-cell>
          <table:table-cell office:value-type="float" office:value="0.000322818756103516" calcext:value-type="float">
            <text:p>0.0003228188</text:p>
          </table:table-cell>
          <table:table-cell office:value-type="float" office:value="4.27302408218384" calcext:value-type="float">
            <text:p>4.2730240822</text:p>
          </table:table-cell>
          <table:table-cell office:value-type="float" office:value="0.0000822544097900391" calcext:value-type="float">
            <text:p>8.22544097900391E-05</text:p>
          </table:table-cell>
          <table:table-cell office:value-type="float" office:value="0.000235080718994141" calcext:value-type="float">
            <text:p>0.0002350807</text:p>
          </table:table-cell>
          <table:table-cell office:value-type="float" office:value="0.991141080856323" calcext:value-type="float">
            <text:p>0.9911410809</text:p>
          </table:table-cell>
          <table:table-cell office:value-type="float" office:value="5.26481246948242" calcext:value-type="float">
            <text:p>5.2648124695</text:p>
          </table:table-cell>
        </table:table-row>
        <table:table-row table:style-name="ro1">
          <table:table-cell office:value-type="float" office:value="0.0000231266021728516" calcext:value-type="float">
            <text:p>2.31266021728516E-05</text:p>
          </table:table-cell>
          <table:table-cell office:value-type="float" office:value="0.000277996063232422" calcext:value-type="float">
            <text:p>0.0002779961</text:p>
          </table:table-cell>
          <table:table-cell office:value-type="float" office:value="4.25313520431519" calcext:value-type="float">
            <text:p>4.2531352043</text:p>
          </table:table-cell>
          <table:table-cell office:value-type="float" office:value="0.0000820159912109375" calcext:value-type="float">
            <text:p>0.000082016</text:p>
          </table:table-cell>
          <table:table-cell office:value-type="float" office:value="0.000236988067626953" calcext:value-type="float">
            <text:p>0.0002369881</text:p>
          </table:table-cell>
          <table:table-cell office:value-type="float" office:value="0.996170043945312" calcext:value-type="float">
            <text:p>0.9961700439</text:p>
          </table:table-cell>
          <table:table-cell office:value-type="float" office:value="5.24992537498474" calcext:value-type="float">
            <text:p>5.249925375</text:p>
          </table:table-cell>
        </table:table-row>
        <table:table-row table:style-name="ro1">
          <table:table-cell office:value-type="float" office:value="0.00000715255737304688" calcext:value-type="float">
            <text:p>7.15255737304688E-06</text:p>
          </table:table-cell>
          <table:table-cell office:value-type="float" office:value="0.000342607498168945" calcext:value-type="float">
            <text:p>0.0003426075</text:p>
          </table:table-cell>
          <table:table-cell office:value-type="float" office:value="4.30833196640015" calcext:value-type="float">
            <text:p>4.3083319664</text:p>
          </table:table-cell>
          <table:table-cell office:value-type="float" office:value="0.0000782012939453125" calcext:value-type="float">
            <text:p>7.82012939453125E-05</text:p>
          </table:table-cell>
          <table:table-cell office:value-type="float" office:value="0.000239849090576172" calcext:value-type="float">
            <text:p>0.0002398491</text:p>
          </table:table-cell>
          <table:table-cell office:value-type="float" office:value="1.00311303138733" calcext:value-type="float">
            <text:p>1.0031130314</text:p>
          </table:table-cell>
          <table:table-cell office:value-type="float" office:value="5.31211280822754" calcext:value-type="float">
            <text:p>5.3121128082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401973724365234" calcext:value-type="float">
            <text:p>0.0004019737</text:p>
          </table:table-cell>
          <table:table-cell office:value-type="float" office:value="4.28284382820129" calcext:value-type="float">
            <text:p>4.2828438282</text:p>
          </table:table-cell>
          <table:table-cell office:value-type="float" office:value="0.000080108642578125" calcext:value-type="float">
            <text:p>8.0108642578125E-05</text:p>
          </table:table-cell>
          <table:table-cell office:value-type="float" office:value="0.000238895416259766" calcext:value-type="float">
            <text:p>0.0002388954</text:p>
          </table:table-cell>
          <table:table-cell office:value-type="float" office:value="0.997493028640747" calcext:value-type="float">
            <text:p>0.9974930286</text:p>
          </table:table-cell>
          <table:table-cell office:value-type="float" office:value="5.28106379508972" calcext:value-type="float">
            <text:p>5.2810637951</text:p>
          </table:table-cell>
        </table:table-row>
        <table:table-row table:style-name="ro1">
          <table:table-cell office:value-type="float" office:value="0.0000057220458984375" calcext:value-type="float">
            <text:p>0.000005722</text:p>
          </table:table-cell>
          <table:table-cell office:value-type="float" office:value="0.000317811965942383" calcext:value-type="float">
            <text:p>0.000317812</text:p>
          </table:table-cell>
          <table:table-cell office:value-type="float" office:value="4.2717809677124" calcext:value-type="float">
            <text:p>4.2717809677</text:p>
          </table:table-cell>
          <table:table-cell office:value-type="float" office:value="0.0000786781311035156" calcext:value-type="float">
            <text:p>7.86781311035156E-05</text:p>
          </table:table-cell>
          <table:table-cell office:value-type="float" office:value="0.000236988067626953" calcext:value-type="float">
            <text:p>0.0002369881</text:p>
          </table:table-cell>
          <table:table-cell office:value-type="float" office:value="0.997296094894409" calcext:value-type="float">
            <text:p>0.9972960949</text:p>
          </table:table-cell>
          <table:table-cell office:value-type="float" office:value="5.26971626281738" calcext:value-type="float">
            <text:p>5.2697162628</text:p>
          </table:table-cell>
        </table:table-row>
        <table:table-row table:style-name="ro1">
          <table:table-cell office:value-type="float" office:value="0.0000057220458984375" calcext:value-type="float">
            <text:p>0.000005722</text:p>
          </table:table-cell>
          <table:table-cell office:value-type="float" office:value="0.00040888786315918" calcext:value-type="float">
            <text:p>0.0004088879</text:p>
          </table:table-cell>
          <table:table-cell office:value-type="float" office:value="4.30360007286072" calcext:value-type="float">
            <text:p>4.3036000729</text:p>
          </table:table-cell>
          <table:table-cell office:value-type="float" office:value="0.0000791549682617187" calcext:value-type="float">
            <text:p>0.000079155</text:p>
          </table:table-cell>
          <table:table-cell office:value-type="float" office:value="0.000238895416259766" calcext:value-type="float">
            <text:p>0.0002388954</text:p>
          </table:table-cell>
          <table:table-cell office:value-type="float" office:value="0.995743989944458" calcext:value-type="float">
            <text:p>0.9957439899</text:p>
          </table:table-cell>
          <table:table-cell office:value-type="float" office:value="5.30007672309876" calcext:value-type="float">
            <text:p>5.3000767231</text:p>
          </table:table-cell>
        </table:table-row>
        <table:table-row table:style-name="ro1">
          <table:table-cell office:value-type="float" office:value="0.00000786781311035156" calcext:value-type="float">
            <text:p>7.86781311035156E-06</text:p>
          </table:table-cell>
          <table:table-cell office:value-type="float" office:value="0.000218868255615234" calcext:value-type="float">
            <text:p>0.0002188683</text:p>
          </table:table-cell>
          <table:table-cell office:value-type="float" office:value="4.28815007209778" calcext:value-type="float">
            <text:p>4.2881500721</text:p>
          </table:table-cell>
          <table:table-cell office:value-type="float" office:value="0.0000789165496826172" calcext:value-type="float">
            <text:p>7.89165496826172E-05</text:p>
          </table:table-cell>
          <table:table-cell office:value-type="float" office:value="0.000236749649047852" calcext:value-type="float">
            <text:p>0.0002367496</text:p>
          </table:table-cell>
          <table:table-cell office:value-type="float" office:value="1.00088286399841" calcext:value-type="float">
            <text:p>1.000882864</text:p>
          </table:table-cell>
          <table:table-cell office:value-type="float" office:value="5.28957533836365" calcext:value-type="float">
            <text:p>5.2895753384</text:p>
          </table:table-cell>
        </table:table-row>
        <table:table-row table:style-name="ro1">
          <table:table-cell office:value-type="float" office:value="0.0000057220458984375" calcext:value-type="float">
            <text:p>0.000005722</text:p>
          </table:table-cell>
          <table:table-cell office:value-type="float" office:value="0.000229120254516602" calcext:value-type="float">
            <text:p>0.0002291203</text:p>
          </table:table-cell>
          <table:table-cell office:value-type="float" office:value="4.27366304397583" calcext:value-type="float">
            <text:p>4.273663044</text:p>
          </table:table-cell>
          <table:table-cell office:value-type="float" office:value="0.0000782012939453125" calcext:value-type="float">
            <text:p>7.82012939453125E-05</text:p>
          </table:table-cell>
          <table:table-cell office:value-type="float" office:value="0.000237941741943359" calcext:value-type="float">
            <text:p>0.0002379417</text:p>
          </table:table-cell>
          <table:table-cell office:value-type="float" office:value="0.996846914291382" calcext:value-type="float">
            <text:p>0.9968469143</text:p>
          </table:table-cell>
          <table:table-cell office:value-type="float" office:value="5.27106094360352" calcext:value-type="float">
            <text:p>5.2710609436</text:p>
          </table:table-cell>
        </table:table-row>
        <table:table-row table:style-name="ro1">
          <table:table-cell office:value-type="float" office:value="0.0000057220458984375" calcext:value-type="float">
            <text:p>0.000005722</text:p>
          </table:table-cell>
          <table:table-cell office:value-type="float" office:value="0.000323057174682617" calcext:value-type="float">
            <text:p>0.0003230572</text:p>
          </table:table-cell>
          <table:table-cell office:value-type="float" office:value="4.30051302909851" calcext:value-type="float">
            <text:p>4.3005130291</text:p>
          </table:table-cell>
          <table:table-cell office:value-type="float" office:value="0.0000929832458496094" calcext:value-type="float">
            <text:p>9.29832458496094E-05</text:p>
          </table:table-cell>
          <table:table-cell office:value-type="float" office:value="0.000236034393310547" calcext:value-type="float">
            <text:p>0.0002360344</text:p>
          </table:table-cell>
          <table:table-cell office:value-type="float" office:value="0.99277400970459" calcext:value-type="float">
            <text:p>0.9927740097</text:p>
          </table:table-cell>
          <table:table-cell office:value-type="float" office:value="5.29394483566284" calcext:value-type="float">
            <text:p>5.2939448357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391960144042969" calcext:value-type="float">
            <text:p>0.0003919601</text:p>
          </table:table-cell>
          <table:table-cell office:value-type="float" office:value="4.28545689582825" calcext:value-type="float">
            <text:p>4.2854568958</text:p>
          </table:table-cell>
          <table:table-cell office:value-type="float" office:value="0.000080108642578125" calcext:value-type="float">
            <text:p>8.0108642578125E-05</text:p>
          </table:table-cell>
          <table:table-cell office:value-type="float" office:value="0.000237941741943359" calcext:value-type="float">
            <text:p>0.0002379417</text:p>
          </table:table-cell>
          <table:table-cell office:value-type="float" office:value="1.04653596878052" calcext:value-type="float">
            <text:p>1.0465359688</text:p>
          </table:table-cell>
          <table:table-cell office:value-type="float" office:value="5.33270883560181" calcext:value-type="float">
            <text:p>5.3327088356</text:p>
          </table:table-cell>
        </table:table-row>
        <table:table-row table:style-name="ro1">
          <table:table-cell office:value-type="float" office:value="0.00000691413879394531" calcext:value-type="float">
            <text:p>6.91413879394531E-06</text:p>
          </table:table-cell>
          <table:table-cell office:value-type="float" office:value="0.000407218933105469" calcext:value-type="float">
            <text:p>0.0004072189</text:p>
          </table:table-cell>
          <table:table-cell office:value-type="float" office:value="4.26575493812561" calcext:value-type="float">
            <text:p>4.2657549381</text:p>
          </table:table-cell>
          <table:table-cell office:value-type="float" office:value="0.0000789165496826172" calcext:value-type="float">
            <text:p>7.89165496826172E-05</text:p>
          </table:table-cell>
          <table:table-cell office:value-type="float" office:value="0.000240802764892578" calcext:value-type="float">
            <text:p>0.0002408028</text:p>
          </table:table-cell>
          <table:table-cell office:value-type="float" office:value="1.04605197906494" calcext:value-type="float">
            <text:p>1.0460519791</text:p>
          </table:table-cell>
          <table:table-cell office:value-type="float" office:value="5.31254076957703" calcext:value-type="float">
            <text:p>5.3125407696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333070755004883" calcext:value-type="float">
            <text:p>0.0003330708</text:p>
          </table:table-cell>
          <table:table-cell office:value-type="float" office:value="4.2877151966095" calcext:value-type="float">
            <text:p>4.2877151966</text:p>
          </table:table-cell>
          <table:table-cell office:value-type="float" office:value="0.0000798702239990234" calcext:value-type="float">
            <text:p>7.98702239990234E-05</text:p>
          </table:table-cell>
          <table:table-cell office:value-type="float" office:value="0.000235080718994141" calcext:value-type="float">
            <text:p>0.0002350807</text:p>
          </table:table-cell>
          <table:table-cell office:value-type="float" office:value="1.04252481460571" calcext:value-type="float">
            <text:p>1.0425248146</text:p>
          </table:table-cell>
          <table:table-cell office:value-type="float" office:value="5.33089399337769" calcext:value-type="float">
            <text:p>5.3308939934</text:p>
          </table:table-cell>
        </table:table-row>
        <table:table-row table:style-name="ro1">
          <table:table-cell office:value-type="float" office:value="0.00000691413879394531" calcext:value-type="float">
            <text:p>6.91413879394531E-06</text:p>
          </table:table-cell>
          <table:table-cell office:value-type="float" office:value="0.000307083129882812" calcext:value-type="float">
            <text:p>0.0003070831</text:p>
          </table:table-cell>
          <table:table-cell office:value-type="float" office:value="4.26275706291199" calcext:value-type="float">
            <text:p>4.2627570629</text:p>
          </table:table-cell>
          <table:table-cell office:value-type="float" office:value="0.0000810623168945313" calcext:value-type="float">
            <text:p>8.10623168945313E-05</text:p>
          </table:table-cell>
          <table:table-cell office:value-type="float" office:value="0.000238895416259766" calcext:value-type="float">
            <text:p>0.0002388954</text:p>
          </table:table-cell>
          <table:table-cell office:value-type="float" office:value="1.06752777099609" calcext:value-type="float">
            <text:p>1.067527771</text:p>
          </table:table-cell>
          <table:table-cell office:value-type="float" office:value="5.33091878890991" calcext:value-type="float">
            <text:p>5.3309187889</text:p>
          </table:table-cell>
        </table:table-row>
        <table:table-row table:style-name="ro1">
          <table:table-cell office:value-type="float" office:value="0.00000691413879394531" calcext:value-type="float">
            <text:p>6.91413879394531E-06</text:p>
          </table:table-cell>
          <table:table-cell office:value-type="float" office:value="0.000320911407470703" calcext:value-type="float">
            <text:p>0.0003209114</text:p>
          </table:table-cell>
          <table:table-cell office:value-type="float" office:value="4.25969099998474" calcext:value-type="float">
            <text:p>4.259691</text:p>
          </table:table-cell>
          <table:table-cell office:value-type="float" office:value="0.000080108642578125" calcext:value-type="float">
            <text:p>8.0108642578125E-05</text:p>
          </table:table-cell>
          <table:table-cell office:value-type="float" office:value="0.000236034393310547" calcext:value-type="float">
            <text:p>0.0002360344</text:p>
          </table:table-cell>
          <table:table-cell office:value-type="float" office:value="1.04986810684204" calcext:value-type="float">
            <text:p>1.0498681068</text:p>
          </table:table-cell>
          <table:table-cell office:value-type="float" office:value="5.31020307540894" calcext:value-type="float">
            <text:p>5.3102030754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341176986694336" calcext:value-type="float">
            <text:p>0.000341177</text:p>
          </table:table-cell>
          <table:table-cell office:value-type="float" office:value="4.28500699996948" calcext:value-type="float">
            <text:p>4.285007</text:p>
          </table:table-cell>
          <table:table-cell office:value-type="float" office:value="0.0000920295715332031" calcext:value-type="float">
            <text:p>9.20295715332031E-05</text:p>
          </table:table-cell>
          <table:table-cell office:value-type="float" office:value="0.000246763229370117" calcext:value-type="float">
            <text:p>0.0002467632</text:p>
          </table:table-cell>
          <table:table-cell office:value-type="float" office:value="1.04570078849792" calcext:value-type="float">
            <text:p>1.0457007885</text:p>
          </table:table-cell>
          <table:table-cell office:value-type="float" office:value="5.33139371871948" calcext:value-type="float">
            <text:p>5.3313937187</text:p>
          </table:table-cell>
        </table:table-row>
        <table:table-row table:style-name="ro1">
          <table:table-cell office:value-type="float" office:value="0.00000691413879394531" calcext:value-type="float">
            <text:p>6.91413879394531E-06</text:p>
          </table:table-cell>
          <table:table-cell office:value-type="float" office:value="0.000322818756103516" calcext:value-type="float">
            <text:p>0.0003228188</text:p>
          </table:table-cell>
          <table:table-cell office:value-type="float" office:value="4.27938294410706" calcext:value-type="float">
            <text:p>4.2793829441</text:p>
          </table:table-cell>
          <table:table-cell office:value-type="float" office:value="0.0000810623168945313" calcext:value-type="float">
            <text:p>8.10623168945313E-05</text:p>
          </table:table-cell>
          <table:table-cell office:value-type="float" office:value="0.000233888626098633" calcext:value-type="float">
            <text:p>0.0002338886</text:p>
          </table:table-cell>
          <table:table-cell office:value-type="float" office:value="1.05234694480896" calcext:value-type="float">
            <text:p>1.0523469448</text:p>
          </table:table-cell>
          <table:table-cell office:value-type="float" office:value="5.33237457275391" calcext:value-type="float">
            <text:p>5.3323745728</text:p>
          </table:table-cell>
        </table:table-row>
        <table:table-row table:style-name="ro1">
          <table:table-cell office:value-type="float" office:value="0.00000715255737304688" calcext:value-type="float">
            <text:p>7.15255737304688E-06</text:p>
          </table:table-cell>
          <table:table-cell office:value-type="float" office:value="0.000327110290527344" calcext:value-type="float">
            <text:p>0.0003271103</text:p>
          </table:table-cell>
          <table:table-cell office:value-type="float" office:value="4.2770140171051" calcext:value-type="float">
            <text:p>4.2770140171</text:p>
          </table:table-cell>
          <table:table-cell office:value-type="float" office:value="0.0000798702239990234" calcext:value-type="float">
            <text:p>7.98702239990234E-05</text:p>
          </table:table-cell>
          <table:table-cell office:value-type="float" office:value="0.000236988067626953" calcext:value-type="float">
            <text:p>0.0002369881</text:p>
          </table:table-cell>
          <table:table-cell office:value-type="float" office:value="1.04754114151001" calcext:value-type="float">
            <text:p>1.0475411415</text:p>
          </table:table-cell>
          <table:table-cell office:value-type="float" office:value="5.32520627975464" calcext:value-type="float">
            <text:p>5.3252062798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402212142944336" calcext:value-type="float">
            <text:p>0.0004022121</text:p>
          </table:table-cell>
          <table:table-cell office:value-type="float" office:value="4.2859570980072" calcext:value-type="float">
            <text:p>4.285957098</text:p>
          </table:table-cell>
          <table:table-cell office:value-type="float" office:value="0.0000791549682617187" calcext:value-type="float">
            <text:p>0.000079155</text:p>
          </table:table-cell>
          <table:table-cell office:value-type="float" office:value="0.000237703323364258" calcext:value-type="float">
            <text:p>0.0002377033</text:p>
          </table:table-cell>
          <table:table-cell office:value-type="float" office:value="1.0558979511261" calcext:value-type="float">
            <text:p>1.0558979511</text:p>
          </table:table-cell>
          <table:table-cell office:value-type="float" office:value="5.34258008003235" calcext:value-type="float">
            <text:p>5.34258008</text:p>
          </table:table-cell>
        </table:table-row>
        <table:table-row table:style-name="ro1">
          <table:table-cell office:value-type="float" office:value="0.00000691413879394531" calcext:value-type="float">
            <text:p>6.91413879394531E-06</text:p>
          </table:table-cell>
          <table:table-cell office:value-type="float" office:value="0.000321149826049805" calcext:value-type="float">
            <text:p>0.0003211498</text:p>
          </table:table-cell>
          <table:table-cell office:value-type="float" office:value="4.28807282447815" calcext:value-type="float">
            <text:p>4.2880728245</text:p>
          </table:table-cell>
          <table:table-cell office:value-type="float" office:value="0.0000810623168945313" calcext:value-type="float">
            <text:p>8.10623168945313E-05</text:p>
          </table:table-cell>
          <table:table-cell office:value-type="float" office:value="0.000236749649047852" calcext:value-type="float">
            <text:p>0.0002367496</text:p>
          </table:table-cell>
          <table:table-cell office:value-type="float" office:value="1.04411792755127" calcext:value-type="float">
            <text:p>1.0441179276</text:p>
          </table:table-cell>
          <table:table-cell office:value-type="float" office:value="5.33283662796021" calcext:value-type="float">
            <text:p>5.332836628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321865081787109" calcext:value-type="float">
            <text:p>0.0003218651</text:p>
          </table:table-cell>
          <table:table-cell office:value-type="float" office:value="4.30243492126465" calcext:value-type="float">
            <text:p>4.3024349213</text:p>
          </table:table-cell>
          <table:table-cell office:value-type="float" office:value="0.0000882148742675781" calcext:value-type="float">
            <text:p>8.82148742675781E-05</text:p>
          </table:table-cell>
          <table:table-cell office:value-type="float" office:value="0.000239133834838867" calcext:value-type="float">
            <text:p>0.0002391338</text:p>
          </table:table-cell>
          <table:table-cell office:value-type="float" office:value="1.09058523178101" calcext:value-type="float">
            <text:p>1.0905852318</text:p>
          </table:table-cell>
          <table:table-cell office:value-type="float" office:value="5.39367532730103" calcext:value-type="float">
            <text:p>5.3936753273</text:p>
          </table:table-cell>
        </table:table-row>
        <table:table-row table:style-name="ro1">
          <table:table-cell office:value-type="float" office:value="0.00000691413879394531" calcext:value-type="float">
            <text:p>6.91413879394531E-06</text:p>
          </table:table-cell>
          <table:table-cell office:value-type="float" office:value="0.000316858291625977" calcext:value-type="float">
            <text:p>0.0003168583</text:p>
          </table:table-cell>
          <table:table-cell office:value-type="float" office:value="4.27487993240356" calcext:value-type="float">
            <text:p>4.2748799324</text:p>
          </table:table-cell>
          <table:table-cell office:value-type="float" office:value="0.0000810623168945313" calcext:value-type="float">
            <text:p>8.10623168945313E-05</text:p>
          </table:table-cell>
          <table:table-cell office:value-type="float" office:value="0.000236034393310547" calcext:value-type="float">
            <text:p>0.0002360344</text:p>
          </table:table-cell>
          <table:table-cell office:value-type="float" office:value="1.04691696166992" calcext:value-type="float">
            <text:p>1.0469169617</text:p>
          </table:table-cell>
          <table:table-cell office:value-type="float" office:value="5.32243776321411" calcext:value-type="float">
            <text:p>5.3224377632</text:p>
          </table:table-cell>
        </table:table-row>
        <table:table-row table:style-name="ro1">
          <table:table-cell office:value-type="float" office:value="0.00000786781311035156" calcext:value-type="float">
            <text:p>7.86781311035156E-06</text:p>
          </table:table-cell>
          <table:table-cell office:value-type="float" office:value="0.000154018402099609" calcext:value-type="float">
            <text:p>0.0001540184</text:p>
          </table:table-cell>
          <table:table-cell office:value-type="float" office:value="4.29527497291565" calcext:value-type="float">
            <text:p>4.2952749729</text:p>
          </table:table-cell>
          <table:table-cell office:value-type="float" office:value="0.0000810623168945313" calcext:value-type="float">
            <text:p>8.10623168945313E-05</text:p>
          </table:table-cell>
          <table:table-cell office:value-type="float" office:value="0.000235080718994141" calcext:value-type="float">
            <text:p>0.0002350807</text:p>
          </table:table-cell>
          <table:table-cell office:value-type="float" office:value="1.04611706733704" calcext:value-type="float">
            <text:p>1.0461170673</text:p>
          </table:table-cell>
          <table:table-cell office:value-type="float" office:value="5.34187006950378" calcext:value-type="float">
            <text:p>5.3418700695</text:p>
          </table:table-cell>
        </table:table-row>
        <table:table-row table:style-name="ro1">
          <table:table-cell office:value-type="float" office:value="0.00000691413879394531" calcext:value-type="float">
            <text:p>6.91413879394531E-06</text:p>
          </table:table-cell>
          <table:table-cell office:value-type="float" office:value="0.000315189361572266" calcext:value-type="float">
            <text:p>0.0003151894</text:p>
          </table:table-cell>
          <table:table-cell office:value-type="float" office:value="4.30767798423767" calcext:value-type="float">
            <text:p>4.3076779842</text:p>
          </table:table-cell>
          <table:table-cell office:value-type="float" office:value="0.0000782012939453125" calcext:value-type="float">
            <text:p>7.82012939453125E-05</text:p>
          </table:table-cell>
          <table:table-cell office:value-type="float" office:value="0.000237941741943359" calcext:value-type="float">
            <text:p>0.0002379417</text:p>
          </table:table-cell>
          <table:table-cell office:value-type="float" office:value="1.04765963554382" calcext:value-type="float">
            <text:p>1.0476596355</text:p>
          </table:table-cell>
          <table:table-cell office:value-type="float" office:value="5.35597586631775" calcext:value-type="float">
            <text:p>5.3559758663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313043594360352" calcext:value-type="float">
            <text:p>0.0003130436</text:p>
          </table:table-cell>
          <table:table-cell office:value-type="float" office:value="4.30597496032715" calcext:value-type="float">
            <text:p>4.3059749603</text:p>
          </table:table-cell>
          <table:table-cell office:value-type="float" office:value="0.0000820159912109375" calcext:value-type="float">
            <text:p>0.000082016</text:p>
          </table:table-cell>
          <table:table-cell office:value-type="float" office:value="0.000238895416259766" calcext:value-type="float">
            <text:p>0.0002388954</text:p>
          </table:table-cell>
          <table:table-cell office:value-type="float" office:value="1.04536700248718" calcext:value-type="float">
            <text:p>1.0453670025</text:p>
          </table:table-cell>
          <table:table-cell office:value-type="float" office:value="5.35198187828064" calcext:value-type="float">
            <text:p>5.3519818783</text:p>
          </table:table-cell>
        </table:table-row>
        <table:table-row table:style-name="ro1">
          <table:table-cell office:value-type="float" office:value="0.00000691413879394531" calcext:value-type="float">
            <text:p>6.91413879394531E-06</text:p>
          </table:table-cell>
          <table:table-cell office:value-type="float" office:value="0.000406026840209961" calcext:value-type="float">
            <text:p>0.0004060268</text:p>
          </table:table-cell>
          <table:table-cell office:value-type="float" office:value="4.32978677749634" calcext:value-type="float">
            <text:p>4.3297867775</text:p>
          </table:table-cell>
          <table:table-cell office:value-type="float" office:value="0.0000829696655273438" calcext:value-type="float">
            <text:p>8.29696655273438E-05</text:p>
          </table:table-cell>
          <table:table-cell office:value-type="float" office:value="0.000233888626098633" calcext:value-type="float">
            <text:p>0.0002338886</text:p>
          </table:table-cell>
          <table:table-cell office:value-type="float" office:value="1.04670429229736" calcext:value-type="float">
            <text:p>1.0467042923</text:p>
          </table:table-cell>
          <table:table-cell office:value-type="float" office:value="5.37722086906433" calcext:value-type="float">
            <text:p>5.3772208691</text:p>
          </table:table-cell>
        </table:table-row>
        <table:table-row table:style-name="ro1">
          <table:table-cell office:value-type="float" office:value="0.0000057220458984375" calcext:value-type="float">
            <text:p>0.000005722</text:p>
          </table:table-cell>
          <table:table-cell office:value-type="float" office:value="0.000405073165893555" calcext:value-type="float">
            <text:p>0.0004050732</text:p>
          </table:table-cell>
          <table:table-cell office:value-type="float" office:value="4.29046392440796" calcext:value-type="float">
            <text:p>4.2904639244</text:p>
          </table:table-cell>
          <table:table-cell office:value-type="float" office:value="0.0000791549682617187" calcext:value-type="float">
            <text:p>0.000079155</text:p>
          </table:table-cell>
          <table:table-cell office:value-type="float" office:value="0.000239849090576172" calcext:value-type="float">
            <text:p>0.0002398491</text:p>
          </table:table-cell>
          <table:table-cell office:value-type="float" office:value="1.04453682899475" calcext:value-type="float">
            <text:p>1.044536829</text:p>
          </table:table-cell>
          <table:table-cell office:value-type="float" office:value="5.33573055267334" calcext:value-type="float">
            <text:p>5.3357305527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403881072998047" calcext:value-type="float">
            <text:p>0.0004038811</text:p>
          </table:table-cell>
          <table:table-cell office:value-type="float" office:value="4.31783080101013" calcext:value-type="float">
            <text:p>4.317830801</text:p>
          </table:table-cell>
          <table:table-cell office:value-type="float" office:value="0.0000848770141601563" calcext:value-type="float">
            <text:p>0.000084877</text:p>
          </table:table-cell>
          <table:table-cell office:value-type="float" office:value="0.000240325927734375" calcext:value-type="float">
            <text:p>0.0002403259</text:p>
          </table:table-cell>
          <table:table-cell office:value-type="float" office:value="1.04625606536865" calcext:value-type="float">
            <text:p>1.0462560654</text:p>
          </table:table-cell>
          <table:table-cell office:value-type="float" office:value="5.36482191085815" calcext:value-type="float">
            <text:p>5.3648219109</text:p>
          </table:table-cell>
        </table:table-row>
        <table:table-row table:style-name="ro1">
          <table:table-cell office:value-type="float" office:value="0.0000057220458984375" calcext:value-type="float">
            <text:p>0.000005722</text:p>
          </table:table-cell>
          <table:table-cell office:value-type="float" office:value="0.000323057174682617" calcext:value-type="float">
            <text:p>0.0003230572</text:p>
          </table:table-cell>
          <table:table-cell office:value-type="float" office:value="4.29796195030212" calcext:value-type="float">
            <text:p>4.2979619503</text:p>
          </table:table-cell>
          <table:table-cell office:value-type="float" office:value="0.0000808238983154297" calcext:value-type="float">
            <text:p>8.08238983154297E-05</text:p>
          </table:table-cell>
          <table:table-cell office:value-type="float" office:value="0.000239133834838867" calcext:value-type="float">
            <text:p>0.0002391338</text:p>
          </table:table-cell>
          <table:table-cell office:value-type="float" office:value="0.864727258682251" calcext:value-type="float">
            <text:p>0.8647272587</text:p>
          </table:table-cell>
          <table:table-cell office:value-type="float" office:value="5.16333794593811" calcext:value-type="float">
            <text:p>5.1633379459</text:p>
          </table:table-cell>
        </table:table-row>
        <table:table-row table:style-name="ro1">
          <table:table-cell office:value-type="float" office:value="0.00000619888305664063" calcext:value-type="float">
            <text:p>6.19888305664063E-06</text:p>
          </table:table-cell>
          <table:table-cell office:value-type="float" office:value="0.000321865081787109" calcext:value-type="float">
            <text:p>0.0003218651</text:p>
          </table:table-cell>
          <table:table-cell office:value-type="float" office:value="4.29115390777588" calcext:value-type="float">
            <text:p>4.2911539078</text:p>
          </table:table-cell>
          <table:table-cell office:value-type="float" office:value="0.0000808238983154297" calcext:value-type="float">
            <text:p>8.08238983154297E-05</text:p>
          </table:table-cell>
          <table:table-cell office:value-type="float" office:value="0.000239133834838867" calcext:value-type="float">
            <text:p>0.0002391338</text:p>
          </table:table-cell>
          <table:table-cell office:value-type="float" office:value="0.8450608253479" calcext:value-type="float">
            <text:p>0.8450608253</text:p>
          </table:table-cell>
          <table:table-cell office:value-type="float" office:value="5.13686275482178" calcext:value-type="float">
            <text:p>5.1368627548</text:p>
          </table:table-cell>
        </table:table-row>
        <table:table-row table:style-name="ro1">
          <table:table-cell office:value-type="float" office:value="0.00000691413879394531" calcext:value-type="float">
            <text:p>6.91413879394531E-06</text:p>
          </table:table-cell>
          <table:table-cell office:value-type="float" office:value="0.000341892242431641" calcext:value-type="float">
            <text:p>0.0003418922</text:p>
          </table:table-cell>
          <table:table-cell office:value-type="float" office:value="4.27891111373901" calcext:value-type="float">
            <text:p>4.2789111137</text:p>
          </table:table-cell>
          <table:table-cell office:value-type="float" office:value="0.0000820159912109375" calcext:value-type="float">
            <text:p>0.000082016</text:p>
          </table:table-cell>
          <table:table-cell office:value-type="float" office:value="0.000240087509155273" calcext:value-type="float">
            <text:p>0.0002400875</text:p>
          </table:table-cell>
          <table:table-cell office:value-type="float" office:value="0.840822219848633" calcext:value-type="float">
            <text:p>0.8408222198</text:p>
          </table:table-cell>
          <table:table-cell office:value-type="float" office:value="5.12040424346924" calcext:value-type="float">
            <text:p>5.1204042435</text:p>
          </table:table-cell>
        </table:table-row>
        <table:table-row table:style-name="ro1">
          <table:table-cell office:value-type="float" office:value="0.00000715255737304688" calcext:value-type="float">
            <text:p>7.15255737304688E-06</text:p>
          </table:table-cell>
          <table:table-cell office:value-type="float" office:value="0.000319957733154297" calcext:value-type="float">
            <text:p>0.0003199577</text:p>
          </table:table-cell>
          <table:table-cell office:value-type="float" office:value="4.30211710929871" calcext:value-type="float">
            <text:p>4.3021171093</text:p>
          </table:table-cell>
          <table:table-cell office:value-type="float" office:value="0.0000810623168945313" calcext:value-type="float">
            <text:p>8.10623168945313E-05</text:p>
          </table:table-cell>
          <table:table-cell office:value-type="float" office:value="0.000237941741943359" calcext:value-type="float">
            <text:p>0.0002379417</text:p>
          </table:table-cell>
          <table:table-cell office:value-type="float" office:value="0.844186782836914" calcext:value-type="float">
            <text:p>0.8441867828</text:p>
          </table:table-cell>
          <table:table-cell office:value-type="float" office:value="5.14695000648499" calcext:value-type="float">
            <text:p>5.1469500065</text:p>
          </table:table-cell>
        </table:table-row>
        <table:table-row table:style-name="ro1">
          <table:table-cell office:value-type="float" office:value="0.00000619888305664063" calcext:value-type="float">
            <text:p>6.19888305664063E-06</text:p>
          </table:table-cell>
          <table:table-cell office:value-type="float" office:value="0.000320911407470703" calcext:value-type="float">
            <text:p>0.0003209114</text:p>
          </table:table-cell>
          <table:table-cell office:value-type="float" office:value="4.29738187789917" calcext:value-type="float">
            <text:p>4.2973818779</text:p>
          </table:table-cell>
          <table:table-cell office:value-type="float" office:value="0.0000772476196289062" calcext:value-type="float">
            <text:p>7.72476196289062E-05</text:p>
          </table:table-cell>
          <table:table-cell office:value-type="float" office:value="0.000239133834838867" calcext:value-type="float">
            <text:p>0.0002391338</text:p>
          </table:table-cell>
          <table:table-cell office:value-type="float" office:value="0.844093084335327" calcext:value-type="float">
            <text:p>0.8440930843</text:p>
          </table:table-cell>
          <table:table-cell office:value-type="float" office:value="5.14211845397949" calcext:value-type="float">
            <text:p>5.142118454</text:p>
          </table:table-cell>
        </table:table-row>
        <table:table-row table:style-name="ro1">
          <table:table-cell office:value-type="float" office:value="0.00000715255737304688" calcext:value-type="float">
            <text:p>7.15255737304688E-06</text:p>
          </table:table-cell>
          <table:table-cell office:value-type="float" office:value="0.000319242477416992" calcext:value-type="float">
            <text:p>0.0003192425</text:p>
          </table:table-cell>
          <table:table-cell office:value-type="float" office:value="4.29483890533447" calcext:value-type="float">
            <text:p>4.2948389053</text:p>
          </table:table-cell>
          <table:table-cell office:value-type="float" office:value="0.0000813007354736328" calcext:value-type="float">
            <text:p>8.13007354736328E-05</text:p>
          </table:table-cell>
          <table:table-cell office:value-type="float" office:value="0.000236988067626953" calcext:value-type="float">
            <text:p>0.0002369881</text:p>
          </table:table-cell>
          <table:table-cell office:value-type="float" office:value="0.83273196220398" calcext:value-type="float">
            <text:p>0.8327319622</text:p>
          </table:table-cell>
          <table:table-cell office:value-type="float" office:value="5.12821555137634" calcext:value-type="float">
            <text:p>5.1282155514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402927398681641" calcext:value-type="float">
            <text:p>0.0004029274</text:p>
          </table:table-cell>
          <table:table-cell office:value-type="float" office:value="4.30877900123596" calcext:value-type="float">
            <text:p>4.3087790012</text:p>
          </table:table-cell>
          <table:table-cell office:value-type="float" office:value="0.0000813007354736328" calcext:value-type="float">
            <text:p>8.13007354736328E-05</text:p>
          </table:table-cell>
          <table:table-cell office:value-type="float" office:value="0.000239133834838867" calcext:value-type="float">
            <text:p>0.0002391338</text:p>
          </table:table-cell>
          <table:table-cell office:value-type="float" office:value="0.840571165084839" calcext:value-type="float">
            <text:p>0.8405711651</text:p>
          </table:table-cell>
          <table:table-cell office:value-type="float" office:value="5.15007948875427" calcext:value-type="float">
            <text:p>5.1500794888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401020050048828" calcext:value-type="float">
            <text:p>0.0004010201</text:p>
          </table:table-cell>
          <table:table-cell office:value-type="float" office:value="4.29718708992004" calcext:value-type="float">
            <text:p>4.2971870899</text:p>
          </table:table-cell>
          <table:table-cell office:value-type="float" office:value="0.0000777244567871094" calcext:value-type="float">
            <text:p>7.77244567871094E-05</text:p>
          </table:table-cell>
          <table:table-cell office:value-type="float" office:value="0.000236988067626953" calcext:value-type="float">
            <text:p>0.0002369881</text:p>
          </table:table-cell>
          <table:table-cell office:value-type="float" office:value="0.852039813995361" calcext:value-type="float">
            <text:p>0.852039814</text:p>
          </table:table-cell>
          <table:table-cell office:value-type="float" office:value="5.14994859695435" calcext:value-type="float">
            <text:p>5.149948597</text:p>
          </table:table-cell>
        </table:table-row>
        <table:table-row table:style-name="ro1">
          <table:table-cell office:value-type="float" office:value="0.00000905990600585938" calcext:value-type="float">
            <text:p>9.05990600585938E-06</text:p>
          </table:table-cell>
          <table:table-cell office:value-type="float" office:value="0.000243902206420898" calcext:value-type="float">
            <text:p>0.0002439022</text:p>
          </table:table-cell>
          <table:table-cell office:value-type="float" office:value="4.30377674102783" calcext:value-type="float">
            <text:p>4.303776741</text:p>
          </table:table-cell>
          <table:table-cell office:value-type="float" office:value="0.0000798702239990234" calcext:value-type="float">
            <text:p>7.98702239990234E-05</text:p>
          </table:table-cell>
          <table:table-cell office:value-type="float" office:value="0.000237941741943359" calcext:value-type="float">
            <text:p>0.0002379417</text:p>
          </table:table-cell>
          <table:table-cell office:value-type="float" office:value="0.841062307357788" calcext:value-type="float">
            <text:p>0.8410623074</text:p>
          </table:table-cell>
          <table:table-cell office:value-type="float" office:value="5.14540982246399" calcext:value-type="float">
            <text:p>5.1454098225</text:p>
          </table:table-cell>
        </table:table-row>
        <table:table-row table:style-name="ro1">
          <table:table-cell office:value-type="float" office:value="0.00000691413879394531" calcext:value-type="float">
            <text:p>6.91413879394531E-06</text:p>
          </table:table-cell>
          <table:table-cell office:value-type="float" office:value="0.000322818756103516" calcext:value-type="float">
            <text:p>0.0003228188</text:p>
          </table:table-cell>
          <table:table-cell office:value-type="float" office:value="4.27753710746765" calcext:value-type="float">
            <text:p>4.2775371075</text:p>
          </table:table-cell>
          <table:table-cell office:value-type="float" office:value="0.0000789165496826172" calcext:value-type="float">
            <text:p>7.89165496826172E-05</text:p>
          </table:table-cell>
          <table:table-cell office:value-type="float" office:value="0.000235080718994141" calcext:value-type="float">
            <text:p>0.0002350807</text:p>
          </table:table-cell>
          <table:table-cell office:value-type="float" office:value="0.843386173248291" calcext:value-type="float">
            <text:p>0.8433861732</text:p>
          </table:table-cell>
          <table:table-cell office:value-type="float" office:value="5.12156701087952" calcext:value-type="float">
            <text:p>5.1215670109</text:p>
          </table:table-cell>
        </table:table-row>
        <table:table-row table:style-name="ro1">
          <table:table-cell office:value-type="float" office:value="0.00000691413879394531" calcext:value-type="float">
            <text:p>6.91413879394531E-06</text:p>
          </table:table-cell>
          <table:table-cell office:value-type="float" office:value="0.000334024429321289" calcext:value-type="float">
            <text:p>0.0003340244</text:p>
          </table:table-cell>
          <table:table-cell office:value-type="float" office:value="4.29234933853149" calcext:value-type="float">
            <text:p>4.2923493385</text:p>
          </table:table-cell>
          <table:table-cell office:value-type="float" office:value="0.0000791549682617187" calcext:value-type="float">
            <text:p>0.000079155</text:p>
          </table:table-cell>
          <table:table-cell office:value-type="float" office:value="0.000252962112426758" calcext:value-type="float">
            <text:p>0.0002529621</text:p>
          </table:table-cell>
          <table:table-cell office:value-type="float" office:value="0.845911026000977" calcext:value-type="float">
            <text:p>0.845911026</text:p>
          </table:table-cell>
          <table:table-cell office:value-type="float" office:value="5.13893342018127" calcext:value-type="float">
            <text:p>5.1389334202</text:p>
          </table:table-cell>
        </table:table-row>
        <table:table-row table:style-name="ro1">
          <table:table-cell office:value-type="float" office:value="0.00000715255737304688" calcext:value-type="float">
            <text:p>7.15255737304688E-06</text:p>
          </table:table-cell>
          <table:table-cell office:value-type="float" office:value="0.000406026840209961" calcext:value-type="float">
            <text:p>0.0004060268</text:p>
          </table:table-cell>
          <table:table-cell office:value-type="float" office:value="4.33194208145142" calcext:value-type="float">
            <text:p>4.3319420815</text:p>
          </table:table-cell>
          <table:table-cell office:value-type="float" office:value="0.0000779628753662109" calcext:value-type="float">
            <text:p>7.79628753662109E-05</text:p>
          </table:table-cell>
          <table:table-cell office:value-type="float" office:value="0.000236988067626953" calcext:value-type="float">
            <text:p>0.0002369881</text:p>
          </table:table-cell>
          <table:table-cell office:value-type="float" office:value="0.824301719665527" calcext:value-type="float">
            <text:p>0.8243017197</text:p>
          </table:table-cell>
          <table:table-cell office:value-type="float" office:value="5.15697193145752" calcext:value-type="float">
            <text:p>5.1569719315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405788421630859" calcext:value-type="float">
            <text:p>0.0004057884</text:p>
          </table:table-cell>
          <table:table-cell office:value-type="float" office:value="4.32262992858887" calcext:value-type="float">
            <text:p>4.3226299286</text:p>
          </table:table-cell>
          <table:table-cell office:value-type="float" office:value="0.00008392333984375" calcext:value-type="float">
            <text:p>8.392333984375E-05</text:p>
          </table:table-cell>
          <table:table-cell office:value-type="float" office:value="0.000247001647949219" calcext:value-type="float">
            <text:p>0.0002470016</text:p>
          </table:table-cell>
          <table:table-cell office:value-type="float" office:value="0.844470977783203" calcext:value-type="float">
            <text:p>0.8444709778</text:p>
          </table:table-cell>
          <table:table-cell office:value-type="float" office:value="5.16784358024597" calcext:value-type="float">
            <text:p>5.1678435802</text:p>
          </table:table-cell>
        </table:table-row>
        <table:table-row table:style-name="ro1">
          <table:table-cell office:value-type="float" office:value="0.00000715255737304688" calcext:value-type="float">
            <text:p>7.15255737304688E-06</text:p>
          </table:table-cell>
          <table:table-cell office:value-type="float" office:value="0.00031280517578125" calcext:value-type="float">
            <text:p>0.0003128052</text:p>
          </table:table-cell>
          <table:table-cell office:value-type="float" office:value="4.28874397277832" calcext:value-type="float">
            <text:p>4.2887439728</text:p>
          </table:table-cell>
          <table:table-cell office:value-type="float" office:value="0.0000829696655273438" calcext:value-type="float">
            <text:p>8.29696655273438E-05</text:p>
          </table:table-cell>
          <table:table-cell office:value-type="float" office:value="0.000239849090576172" calcext:value-type="float">
            <text:p>0.0002398491</text:p>
          </table:table-cell>
          <table:table-cell office:value-type="float" office:value="0.84374189376831" calcext:value-type="float">
            <text:p>0.8437418938</text:p>
          </table:table-cell>
          <table:table-cell office:value-type="float" office:value="5.13312864303589" calcext:value-type="float">
            <text:p>5.133128643</text:p>
          </table:table-cell>
        </table:table-row>
        <table:table-row table:style-name="ro1">
          <table:table-cell office:value-type="float" office:value="0.0000057220458984375" calcext:value-type="float">
            <text:p>0.000005722</text:p>
          </table:table-cell>
          <table:table-cell office:value-type="float" office:value="0.000323057174682617" calcext:value-type="float">
            <text:p>0.0003230572</text:p>
          </table:table-cell>
          <table:table-cell office:value-type="float" office:value="4.29214692115784" calcext:value-type="float">
            <text:p>4.2921469212</text:p>
          </table:table-cell>
          <table:table-cell office:value-type="float" office:value="0.0000798702239990234" calcext:value-type="float">
            <text:p>7.98702239990234E-05</text:p>
          </table:table-cell>
          <table:table-cell office:value-type="float" office:value="0.000233888626098633" calcext:value-type="float">
            <text:p>0.0002338886</text:p>
          </table:table-cell>
          <table:table-cell office:value-type="float" office:value="0.842367887496948" calcext:value-type="float">
            <text:p>0.8423678875</text:p>
          </table:table-cell>
          <table:table-cell office:value-type="float" office:value="5.13515734672546" calcext:value-type="float">
            <text:p>5.1351573467</text:p>
          </table:table-cell>
        </table:table-row>
        <table:table-row table:style-name="ro1">
          <table:table-cell office:value-type="float" office:value="0.00000619888305664063" calcext:value-type="float">
            <text:p>6.19888305664063E-06</text:p>
          </table:table-cell>
          <table:table-cell office:value-type="float" office:value="0.000404834747314453" calcext:value-type="float">
            <text:p>0.0004048347</text:p>
          </table:table-cell>
          <table:table-cell office:value-type="float" office:value="4.29931282997131" calcext:value-type="float">
            <text:p>4.29931283</text:p>
          </table:table-cell>
          <table:table-cell office:value-type="float" office:value="0.0000789165496826172" calcext:value-type="float">
            <text:p>7.89165496826172E-05</text:p>
          </table:table-cell>
          <table:table-cell office:value-type="float" office:value="0.000237226486206055" calcext:value-type="float">
            <text:p>0.0002372265</text:p>
          </table:table-cell>
          <table:table-cell office:value-type="float" office:value="0.843199014663696" calcext:value-type="float">
            <text:p>0.8431990147</text:p>
          </table:table-cell>
          <table:table-cell office:value-type="float" office:value="5.14323902130127" calcext:value-type="float">
            <text:p>5.1432390213</text:p>
          </table:table-cell>
        </table:table-row>
        <table:table-row table:style-name="ro1">
          <table:table-cell office:value-type="float" office:value="0.00000619888305664063" calcext:value-type="float">
            <text:p>6.19888305664063E-06</text:p>
          </table:table-cell>
          <table:table-cell office:value-type="float" office:value="0.000314235687255859" calcext:value-type="float">
            <text:p>0.0003142357</text:p>
          </table:table-cell>
          <table:table-cell office:value-type="float" office:value="4.28656101226807" calcext:value-type="float">
            <text:p>4.2865610123</text:p>
          </table:table-cell>
          <table:table-cell office:value-type="float" office:value="0.0000789165496826172" calcext:value-type="float">
            <text:p>7.89165496826172E-05</text:p>
          </table:table-cell>
          <table:table-cell office:value-type="float" office:value="0.000238180160522461" calcext:value-type="float">
            <text:p>0.0002381802</text:p>
          </table:table-cell>
          <table:table-cell office:value-type="float" office:value="0.844223022460938" calcext:value-type="float">
            <text:p>0.8442230225</text:p>
          </table:table-cell>
          <table:table-cell office:value-type="float" office:value="5.13142156600952" calcext:value-type="float">
            <text:p>5.131421566</text:p>
          </table:table-cell>
        </table:table-row>
        <table:table-row table:style-name="ro1">
          <table:table-cell office:value-type="float" office:value="0.00000691413879394531" calcext:value-type="float">
            <text:p>6.91413879394531E-06</text:p>
          </table:table-cell>
          <table:table-cell office:value-type="float" office:value="0.000403881072998047" calcext:value-type="float">
            <text:p>0.0004038811</text:p>
          </table:table-cell>
          <table:table-cell office:value-type="float" office:value="4.29267477989197" calcext:value-type="float">
            <text:p>4.2926747799</text:p>
          </table:table-cell>
          <table:table-cell office:value-type="float" office:value="0.0000829696655273438" calcext:value-type="float">
            <text:p>8.29696655273438E-05</text:p>
          </table:table-cell>
          <table:table-cell office:value-type="float" office:value="0.000237941741943359" calcext:value-type="float">
            <text:p>0.0002379417</text:p>
          </table:table-cell>
          <table:table-cell office:value-type="float" office:value="0.835331201553345" calcext:value-type="float">
            <text:p>0.8353312016</text:p>
          </table:table-cell>
          <table:table-cell office:value-type="float" office:value="5.12873768806458" calcext:value-type="float">
            <text:p>5.1287376881</text:p>
          </table:table-cell>
        </table:table-row>
        <table:table-row table:style-name="ro1">
          <table:table-cell office:value-type="float" office:value="0.00000691413879394531" calcext:value-type="float">
            <text:p>6.91413879394531E-06</text:p>
          </table:table-cell>
          <table:table-cell office:value-type="float" office:value="0.000410079956054688" calcext:value-type="float">
            <text:p>0.00041008</text:p>
          </table:table-cell>
          <table:table-cell office:value-type="float" office:value="4.2970871925354" calcext:value-type="float">
            <text:p>4.2970871925</text:p>
          </table:table-cell>
          <table:table-cell office:value-type="float" office:value="0.0000789165496826172" calcext:value-type="float">
            <text:p>7.89165496826172E-05</text:p>
          </table:table-cell>
          <table:table-cell office:value-type="float" office:value="0.000236988067626953" calcext:value-type="float">
            <text:p>0.0002369881</text:p>
          </table:table-cell>
          <table:table-cell office:value-type="float" office:value="0.841830015182495" calcext:value-type="float">
            <text:p>0.8418300152</text:p>
          </table:table-cell>
          <table:table-cell office:value-type="float" office:value="5.13965010643005" calcext:value-type="float">
            <text:p>5.1396501064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319004058837891" calcext:value-type="float">
            <text:p>0.0003190041</text:p>
          </table:table-cell>
          <table:table-cell office:value-type="float" office:value="4.28965973854065" calcext:value-type="float">
            <text:p>4.2896597385</text:p>
          </table:table-cell>
          <table:table-cell office:value-type="float" office:value="0.0000798702239990234" calcext:value-type="float">
            <text:p>7.98702239990234E-05</text:p>
          </table:table-cell>
          <table:table-cell office:value-type="float" office:value="0.000236988067626953" calcext:value-type="float">
            <text:p>0.0002369881</text:p>
          </table:table-cell>
          <table:table-cell office:value-type="float" office:value="0.842771053314209" calcext:value-type="float">
            <text:p>0.8427710533</text:p>
          </table:table-cell>
          <table:table-cell office:value-type="float" office:value="5.1330726146698" calcext:value-type="float">
            <text:p>5.1330726147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331878662109375" calcext:value-type="float">
            <text:p>0.0003318787</text:p>
          </table:table-cell>
          <table:table-cell office:value-type="float" office:value="4.3052248954773" calcext:value-type="float">
            <text:p>4.3052248955</text:p>
          </table:table-cell>
          <table:table-cell office:value-type="float" office:value="0.0000789165496826172" calcext:value-type="float">
            <text:p>7.89165496826172E-05</text:p>
          </table:table-cell>
          <table:table-cell office:value-type="float" office:value="0.000238895416259766" calcext:value-type="float">
            <text:p>0.0002388954</text:p>
          </table:table-cell>
          <table:table-cell office:value-type="float" office:value="0.84402322769165" calcext:value-type="float">
            <text:p>0.8440232277</text:p>
          </table:table-cell>
          <table:table-cell office:value-type="float" office:value="5.14990377426147" calcext:value-type="float">
            <text:p>5.1499037743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407218933105469" calcext:value-type="float">
            <text:p>0.0004072189</text:p>
          </table:table-cell>
          <table:table-cell office:value-type="float" office:value="4.26778697967529" calcext:value-type="float">
            <text:p>4.2677869797</text:p>
          </table:table-cell>
          <table:table-cell office:value-type="float" office:value="0.0000851154327392578" calcext:value-type="float">
            <text:p>8.51154327392578E-05</text:p>
          </table:table-cell>
          <table:table-cell office:value-type="float" office:value="0.000237703323364258" calcext:value-type="float">
            <text:p>0.0002377033</text:p>
          </table:table-cell>
          <table:table-cell office:value-type="float" office:value="0.849965810775757" calcext:value-type="float">
            <text:p>0.8499658108</text:p>
          </table:table-cell>
          <table:table-cell office:value-type="float" office:value="5.11848878860474" calcext:value-type="float">
            <text:p>5.1184887886</text:p>
          </table:table-cell>
        </table:table-row>
        <table:table-row table:style-name="ro1">
          <table:table-cell office:value-type="float" office:value="0.00000715255737304688" calcext:value-type="float">
            <text:p>7.15255737304688E-06</text:p>
          </table:table-cell>
          <table:table-cell office:value-type="float" office:value="0.000329971313476562" calcext:value-type="float">
            <text:p>0.0003299713</text:p>
          </table:table-cell>
          <table:table-cell office:value-type="float" office:value="4.30148911476135" calcext:value-type="float">
            <text:p>4.3014891148</text:p>
          </table:table-cell>
          <table:table-cell office:value-type="float" office:value="0.0000791549682617187" calcext:value-type="float">
            <text:p>0.000079155</text:p>
          </table:table-cell>
          <table:table-cell office:value-type="float" office:value="0.000237941741943359" calcext:value-type="float">
            <text:p>0.0002379417</text:p>
          </table:table-cell>
          <table:table-cell office:value-type="float" office:value="0.844136953353882" calcext:value-type="float">
            <text:p>0.8441369534</text:p>
          </table:table-cell>
          <table:table-cell office:value-type="float" office:value="5.14628028869629" calcext:value-type="float">
            <text:p>5.1462802887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396013259887695" calcext:value-type="float">
            <text:p>0.0003960133</text:p>
          </table:table-cell>
          <table:table-cell office:value-type="float" office:value="4.28406095504761" calcext:value-type="float">
            <text:p>4.284060955</text:p>
          </table:table-cell>
          <table:table-cell office:value-type="float" office:value="0.0000820159912109375" calcext:value-type="float">
            <text:p>0.000082016</text:p>
          </table:table-cell>
          <table:table-cell office:value-type="float" office:value="0.000238895416259766" calcext:value-type="float">
            <text:p>0.0002388954</text:p>
          </table:table-cell>
          <table:table-cell office:value-type="float" office:value="0.8193359375" calcext:value-type="float">
            <text:p>0.8193359375</text:p>
          </table:table-cell>
          <table:table-cell office:value-type="float" office:value="5.10411977767944" calcext:value-type="float">
            <text:p>5.1041197777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320911407470703" calcext:value-type="float">
            <text:p>0.0003209114</text:p>
          </table:table-cell>
          <table:table-cell office:value-type="float" office:value="4.26696872711182" calcext:value-type="float">
            <text:p>4.2669687271</text:p>
          </table:table-cell>
          <table:table-cell office:value-type="float" office:value="0.0000820159912109375" calcext:value-type="float">
            <text:p>0.000082016</text:p>
          </table:table-cell>
          <table:table-cell office:value-type="float" office:value="0.000239849090576172" calcext:value-type="float">
            <text:p>0.0002398491</text:p>
          </table:table-cell>
          <table:table-cell office:value-type="float" office:value="0.844464778900147" calcext:value-type="float">
            <text:p>0.8444647789</text:p>
          </table:table-cell>
          <table:table-cell office:value-type="float" office:value="5.1120822429657" calcext:value-type="float">
            <text:p>5.112082243</text:p>
          </table:table-cell>
        </table:table-row>
        <table:table-row table:style-name="ro1">
          <table:table-cell office:value-type="float" office:value="0.00000691413879394531" calcext:value-type="float">
            <text:p>6.91413879394531E-06</text:p>
          </table:table-cell>
          <table:table-cell office:value-type="float" office:value="0.000317096710205078" calcext:value-type="float">
            <text:p>0.0003170967</text:p>
          </table:table-cell>
          <table:table-cell office:value-type="float" office:value="4.28658485412598" calcext:value-type="float">
            <text:p>4.2865848541</text:p>
          </table:table-cell>
          <table:table-cell office:value-type="float" office:value="0.0000758171081542969" calcext:value-type="float">
            <text:p>7.58171081542969E-05</text:p>
          </table:table-cell>
          <table:table-cell office:value-type="float" office:value="0.000235795974731445" calcext:value-type="float">
            <text:p>0.000235796</text:p>
          </table:table-cell>
          <table:table-cell office:value-type="float" office:value="0.848578214645386" calcext:value-type="float">
            <text:p>0.8485782146</text:p>
          </table:table-cell>
          <table:table-cell office:value-type="float" office:value="5.13579869270325" calcext:value-type="float">
            <text:p>5.1357986927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338315963745117" calcext:value-type="float">
            <text:p>0.000338316</text:p>
          </table:table-cell>
          <table:table-cell office:value-type="float" office:value="4.28265500068665" calcext:value-type="float">
            <text:p>4.2826550007</text:p>
          </table:table-cell>
          <table:table-cell office:value-type="float" office:value="0.0000808238983154297" calcext:value-type="float">
            <text:p>8.08238983154297E-05</text:p>
          </table:table-cell>
          <table:table-cell office:value-type="float" office:value="0.000238180160522461" calcext:value-type="float">
            <text:p>0.0002381802</text:p>
          </table:table-cell>
          <table:table-cell office:value-type="float" office:value="0.84344482421875" calcext:value-type="float">
            <text:p>0.8434448242</text:p>
          </table:table-cell>
          <table:table-cell office:value-type="float" office:value="5.12676310539246" calcext:value-type="float">
            <text:p>5.1267631054</text:p>
          </table:table-cell>
        </table:table-row>
        <table:table-row table:style-name="ro1">
          <table:table-cell office:value-type="float" office:value="0.00000691413879394531" calcext:value-type="float">
            <text:p>6.91413879394531E-06</text:p>
          </table:table-cell>
          <table:table-cell office:value-type="float" office:value="0.000404119491577148" calcext:value-type="float">
            <text:p>0.0004041195</text:p>
          </table:table-cell>
          <table:table-cell office:value-type="float" office:value="4.31225609779358" calcext:value-type="float">
            <text:p>4.3122560978</text:p>
          </table:table-cell>
          <table:table-cell office:value-type="float" office:value="0.0000798702239990234" calcext:value-type="float">
            <text:p>7.98702239990234E-05</text:p>
          </table:table-cell>
          <table:table-cell office:value-type="float" office:value="0.000236988067626953" calcext:value-type="float">
            <text:p>0.0002369881</text:p>
          </table:table-cell>
          <table:table-cell office:value-type="float" office:value="0.843443393707275" calcext:value-type="float">
            <text:p>0.8434433937</text:p>
          </table:table-cell>
          <table:table-cell office:value-type="float" office:value="5.15642738342285" calcext:value-type="float">
            <text:p>5.1564273834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401973724365234" calcext:value-type="float">
            <text:p>0.0004019737</text:p>
          </table:table-cell>
          <table:table-cell office:value-type="float" office:value="4.28493213653564" calcext:value-type="float">
            <text:p>4.2849321365</text:p>
          </table:table-cell>
          <table:table-cell office:value-type="float" office:value="0.000104904174804688" calcext:value-type="float">
            <text:p>0.0001049042</text:p>
          </table:table-cell>
          <table:table-cell office:value-type="float" office:value="0.000257015228271484" calcext:value-type="float">
            <text:p>0.0002570152</text:p>
          </table:table-cell>
          <table:table-cell office:value-type="float" office:value="0.844710826873779" calcext:value-type="float">
            <text:p>0.8447108269</text:p>
          </table:table-cell>
          <table:table-cell office:value-type="float" office:value="5.13041281700134" calcext:value-type="float">
            <text:p>5.130412817</text:p>
          </table:table-cell>
        </table:table-row>
        <table:table-row table:style-name="ro1">
          <table:table-cell office:value-type="float" office:value="0.00000691413879394531" calcext:value-type="float">
            <text:p>6.91413879394531E-06</text:p>
          </table:table-cell>
          <table:table-cell office:value-type="float" office:value="0.000401973724365234" calcext:value-type="float">
            <text:p>0.0004019737</text:p>
          </table:table-cell>
          <table:table-cell office:value-type="float" office:value="4.27924394607544" calcext:value-type="float">
            <text:p>4.2792439461</text:p>
          </table:table-cell>
          <table:table-cell office:value-type="float" office:value="0.000080108642578125" calcext:value-type="float">
            <text:p>8.0108642578125E-05</text:p>
          </table:table-cell>
          <table:table-cell office:value-type="float" office:value="0.000235080718994141" calcext:value-type="float">
            <text:p>0.0002350807</text:p>
          </table:table-cell>
          <table:table-cell office:value-type="float" office:value="0.837143898010254" calcext:value-type="float">
            <text:p>0.837143898</text:p>
          </table:table-cell>
          <table:table-cell office:value-type="float" office:value="5.11711192131043" calcext:value-type="float">
            <text:p>5.1171119213</text:p>
          </table:table-cell>
        </table:table-row>
        <table:table-row table:style-name="ro1">
          <table:table-cell office:value-type="float" office:value="0.00000619888305664063" calcext:value-type="float">
            <text:p>6.19888305664063E-06</text:p>
          </table:table-cell>
          <table:table-cell office:value-type="float" office:value="0.000403881072998047" calcext:value-type="float">
            <text:p>0.0004038811</text:p>
          </table:table-cell>
          <table:table-cell office:value-type="float" office:value="4.28586483001709" calcext:value-type="float">
            <text:p>4.28586483</text:p>
          </table:table-cell>
          <table:table-cell office:value-type="float" office:value="0.0000789165496826172" calcext:value-type="float">
            <text:p>7.89165496826172E-05</text:p>
          </table:table-cell>
          <table:table-cell office:value-type="float" office:value="0.000239133834838867" calcext:value-type="float">
            <text:p>0.0002391338</text:p>
          </table:table-cell>
          <table:table-cell office:value-type="float" office:value="0.980692863464356" calcext:value-type="float">
            <text:p>0.9806928635</text:p>
          </table:table-cell>
          <table:table-cell office:value-type="float" office:value="5.26728582382202" calcext:value-type="float">
            <text:p>5.2672858238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327348709106445" calcext:value-type="float">
            <text:p>0.0003273487</text:p>
          </table:table-cell>
          <table:table-cell office:value-type="float" office:value="4.29575109481812" calcext:value-type="float">
            <text:p>4.2957510948</text:p>
          </table:table-cell>
          <table:table-cell office:value-type="float" office:value="0.0000798702239990234" calcext:value-type="float">
            <text:p>7.98702239990234E-05</text:p>
          </table:table-cell>
          <table:table-cell office:value-type="float" office:value="0.000236988067626953" calcext:value-type="float">
            <text:p>0.0002369881</text:p>
          </table:table-cell>
          <table:table-cell office:value-type="float" office:value="0.981577157974243" calcext:value-type="float">
            <text:p>0.981577158</text:p>
          </table:table-cell>
          <table:table-cell office:value-type="float" office:value="5.27797842025757" calcext:value-type="float">
            <text:p>5.2779784203</text:p>
          </table:table-cell>
        </table:table-row>
        <table:table-row table:style-name="ro1">
          <table:table-cell office:value-type="float" office:value="0.00000691413879394531" calcext:value-type="float">
            <text:p>6.91413879394531E-06</text:p>
          </table:table-cell>
          <table:table-cell office:value-type="float" office:value="0.000319004058837891" calcext:value-type="float">
            <text:p>0.0003190041</text:p>
          </table:table-cell>
          <table:table-cell office:value-type="float" office:value="4.27823615074158" calcext:value-type="float">
            <text:p>4.2782361507</text:p>
          </table:table-cell>
          <table:table-cell office:value-type="float" office:value="0.0000810623168945313" calcext:value-type="float">
            <text:p>8.10623168945313E-05</text:p>
          </table:table-cell>
          <table:table-cell office:value-type="float" office:value="0.000235795974731445" calcext:value-type="float">
            <text:p>0.000235796</text:p>
          </table:table-cell>
          <table:table-cell office:value-type="float" office:value="0.976457834243774" calcext:value-type="float">
            <text:p>0.9764578342</text:p>
          </table:table-cell>
          <table:table-cell office:value-type="float" office:value="5.25533676147461" calcext:value-type="float">
            <text:p>5.2553367615</text:p>
          </table:table-cell>
        </table:table-row>
        <table:table-row table:style-name="ro1">
          <table:table-cell office:value-type="float" office:value="0.00000739097595214844" calcext:value-type="float">
            <text:p>0.000007391</text:p>
          </table:table-cell>
          <table:table-cell office:value-type="float" office:value="0.000401973724365234" calcext:value-type="float">
            <text:p>0.0004019737</text:p>
          </table:table-cell>
          <table:table-cell office:value-type="float" office:value="4.29378628730774" calcext:value-type="float">
            <text:p>4.2937862873</text:p>
          </table:table-cell>
          <table:table-cell office:value-type="float" office:value="0.0000829696655273438" calcext:value-type="float">
            <text:p>8.29696655273438E-05</text:p>
          </table:table-cell>
          <table:table-cell office:value-type="float" office:value="0.000246047973632812" calcext:value-type="float">
            <text:p>0.000246048</text:p>
          </table:table-cell>
          <table:table-cell office:value-type="float" office:value="0.974862813949585" calcext:value-type="float">
            <text:p>0.9748628139</text:p>
          </table:table-cell>
          <table:table-cell office:value-type="float" office:value="5.2693874835968" calcext:value-type="float">
            <text:p>5.2693874836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320196151733398" calcext:value-type="float">
            <text:p>0.0003201962</text:p>
          </table:table-cell>
          <table:table-cell office:value-type="float" office:value="4.29283285140991" calcext:value-type="float">
            <text:p>4.2928328514</text:p>
          </table:table-cell>
          <table:table-cell office:value-type="float" office:value="0.0000770092010498047" calcext:value-type="float">
            <text:p>7.70092010498047E-05</text:p>
          </table:table-cell>
          <table:table-cell office:value-type="float" office:value="0.000238656997680664" calcext:value-type="float">
            <text:p>0.000238657</text:p>
          </table:table-cell>
          <table:table-cell office:value-type="float" office:value="0.978274822235107" calcext:value-type="float">
            <text:p>0.9782748222</text:p>
          </table:table-cell>
          <table:table-cell office:value-type="float" office:value="5.27174949645996" calcext:value-type="float">
            <text:p>5.2717494965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315189361572266" calcext:value-type="float">
            <text:p>0.0003151894</text:p>
          </table:table-cell>
          <table:table-cell office:value-type="float" office:value="4.31465220451355" calcext:value-type="float">
            <text:p>4.3146522045</text:p>
          </table:table-cell>
          <table:table-cell office:value-type="float" office:value="0.0000851154327392578" calcext:value-type="float">
            <text:p>8.51154327392578E-05</text:p>
          </table:table-cell>
          <table:table-cell office:value-type="float" office:value="0.000243902206420898" calcext:value-type="float">
            <text:p>0.0002439022</text:p>
          </table:table-cell>
          <table:table-cell office:value-type="float" office:value="0.981978178024292" calcext:value-type="float">
            <text:p>0.981978178</text:p>
          </table:table-cell>
          <table:table-cell office:value-type="float" office:value="5.29728055000305" calcext:value-type="float">
            <text:p>5.29728055</text:p>
          </table:table-cell>
        </table:table-row>
        <table:table-row table:style-name="ro1">
          <table:table-cell office:value-type="float" office:value="0.00000739097595214844" calcext:value-type="float">
            <text:p>0.000007391</text:p>
          </table:table-cell>
          <table:table-cell office:value-type="float" office:value="0.000321865081787109" calcext:value-type="float">
            <text:p>0.0003218651</text:p>
          </table:table-cell>
          <table:table-cell office:value-type="float" office:value="4.29115009307861" calcext:value-type="float">
            <text:p>4.2911500931</text:p>
          </table:table-cell>
          <table:table-cell office:value-type="float" office:value="0.00009918212890625" calcext:value-type="float">
            <text:p>9.918212890625E-05</text:p>
          </table:table-cell>
          <table:table-cell office:value-type="float" office:value="0.000247001647949219" calcext:value-type="float">
            <text:p>0.0002470016</text:p>
          </table:table-cell>
          <table:table-cell office:value-type="float" office:value="0.97564172744751" calcext:value-type="float">
            <text:p>0.9756417274</text:p>
          </table:table-cell>
          <table:table-cell office:value-type="float" office:value="5.26746726036072" calcext:value-type="float">
            <text:p>5.2674672604</text:p>
          </table:table-cell>
        </table:table-row>
        <table:table-row table:style-name="ro1">
          <table:table-cell office:value-type="float" office:value="0.00000619888305664063" calcext:value-type="float">
            <text:p>6.19888305664063E-06</text:p>
          </table:table-cell>
          <table:table-cell office:value-type="float" office:value="0.000406026840209961" calcext:value-type="float">
            <text:p>0.0004060268</text:p>
          </table:table-cell>
          <table:table-cell office:value-type="float" office:value="4.31624102592468" calcext:value-type="float">
            <text:p>4.3162410259</text:p>
          </table:table-cell>
          <table:table-cell office:value-type="float" office:value="0.0000851154327392578" calcext:value-type="float">
            <text:p>8.51154327392578E-05</text:p>
          </table:table-cell>
          <table:table-cell office:value-type="float" office:value="0.000239849090576172" calcext:value-type="float">
            <text:p>0.0002398491</text:p>
          </table:table-cell>
          <table:table-cell office:value-type="float" office:value="0.979569911956787" calcext:value-type="float">
            <text:p>0.979569912</text:p>
          </table:table-cell>
          <table:table-cell office:value-type="float" office:value="5.29654812812805" calcext:value-type="float">
            <text:p>5.2965481281</text:p>
          </table:table-cell>
        </table:table-row>
        <table:table-row table:style-name="ro1">
          <table:table-cell office:value-type="float" office:value="0.00000667572021484375" calcext:value-type="float">
            <text:p>6.67572021484375E-06</text:p>
          </table:table-cell>
          <table:table-cell office:value-type="float" office:value="0.000319957733154297" calcext:value-type="float">
            <text:p>0.0003199577</text:p>
          </table:table-cell>
          <table:table-cell office:value-type="float" office:value="4.31856799125671" calcext:value-type="float">
            <text:p>4.3185679913</text:p>
          </table:table-cell>
          <table:table-cell office:value-type="float" office:value="0.000080108642578125" calcext:value-type="float">
            <text:p>8.0108642578125E-05</text:p>
          </table:table-cell>
          <table:table-cell office:value-type="float" office:value="0.000238656997680664" calcext:value-type="float">
            <text:p>0.000238657</text:p>
          </table:table-cell>
          <table:table-cell office:value-type="float" office:value="0.971940755844116" calcext:value-type="float">
            <text:p>0.9719407558</text:p>
          </table:table-cell>
          <table:table-cell office:value-type="float" office:value="5.29115414619446" calcext:value-type="float">
            <text:p>5.2911541462</text:p>
          </table:table-cell>
        </table:table-row>
        <table:table-row table:style-name="ro1">
          <table:table-cell office:value-type="float" office:value="0.00000619888305664063" calcext:value-type="float">
            <text:p>6.19888305664063E-06</text:p>
          </table:table-cell>
          <table:table-cell office:value-type="float" office:value="0.000393867492675781" calcext:value-type="float">
            <text:p>0.0003938675</text:p>
          </table:table-cell>
          <table:table-cell office:value-type="float" office:value="4.27899599075317" calcext:value-type="float">
            <text:p>4.2789959908</text:p>
          </table:table-cell>
          <table:table-cell office:value-type="float" office:value="0.0000791549682617187" calcext:value-type="float">
            <text:p>0.000079155</text:p>
          </table:table-cell>
          <table:table-cell office:value-type="float" office:value="0.000236988067626953" calcext:value-type="float">
            <text:p>0.0002369881</text:p>
          </table:table-cell>
          <table:table-cell office:value-type="float" office:value="0.976111888885498" calcext:value-type="float">
            <text:p>0.9761118889</text:p>
          </table:table-cell>
          <table:table-cell office:value-type="float" office:value="5.25582408905029" calcext:value-type="float">
            <text:p>5.2558240891</text:p>
          </table:table-cell>
        </table:table-row>
        <table:table-row table:style-name="ro1">
          <table:table-cell office:value-type="float" office:value="0.00000619888305664063" calcext:value-type="float">
            <text:p>6.19888305664063E-06</text:p>
          </table:table-cell>
          <table:table-cell office:value-type="float" office:value="0.000319242477416992" calcext:value-type="float">
            <text:p>0.0003192425</text:p>
          </table:table-cell>
          <table:table-cell office:value-type="float" office:value="4.30049300193787" calcext:value-type="float">
            <text:p>4.3004930019</text:p>
          </table:table-cell>
          <table:table-cell office:value-type="float" office:value="0.0000822544097900391" calcext:value-type="float">
            <text:p>8.22544097900391E-05</text:p>
          </table:table-cell>
          <table:table-cell office:value-type="float" office:value="0.000236988067626953" calcext:value-type="float">
            <text:p>0.0002369881</text:p>
          </table:table-cell>
          <table:table-cell office:value-type="float" office:value="0.978962898254394" calcext:value-type="float">
            <text:p>0.9789628983</text:p>
          </table:table-cell>
          <table:table-cell office:value-type="float" office:value="5.28010058403015" calcext:value-type="float">
            <text:p>5.280100584</text:p>
          </table:table-cell>
        </table:table-row>
        <table:table-row table:style-name="ro1">
          <table:table-cell office:value-type="float" office:value="0.00000715255737304688" calcext:value-type="float">
            <text:p>7.15255737304688E-06</text:p>
          </table:table-cell>
          <table:table-cell office:value-type="float" office:value="0.00033879280090332" calcext:value-type="float">
            <text:p>0.0003387928</text:p>
          </table:table-cell>
          <table:table-cell office:value-type="float" office:value="4.28750586509705" calcext:value-type="float">
            <text:p>4.2875058651</text:p>
          </table:table-cell>
          <table:table-cell office:value-type="float" office:value="0.0000827312469482422" calcext:value-type="float">
            <text:p>8.27312469482422E-05</text:p>
          </table:table-cell>
          <table:table-cell office:value-type="float" office:value="0.000237941741943359" calcext:value-type="float">
            <text:p>0.0002379417</text:p>
          </table:table-cell>
          <table:table-cell office:value-type="float" office:value="0.976290225982666" calcext:value-type="float">
            <text:p>0.976290226</text:p>
          </table:table-cell>
          <table:table-cell office:value-type="float" office:value="5.26446270942688" calcext:value-type="float">
            <text:p>5.2644627094</text:p>
          </table:table-cell>
        </table:table-row>
        <table:table-row table:style-name="ro1">
          <table:table-cell office:value-type="float" office:value="0.00000619888305664063" calcext:value-type="float">
            <text:p>6.19888305664063E-06</text:p>
          </table:table-cell>
          <table:table-cell office:value-type="float" office:value="0.000325202941894531" calcext:value-type="float">
            <text:p>0.0003252029</text:p>
          </table:table-cell>
          <table:table-cell office:value-type="float" office:value="4.29771113395691" calcext:value-type="float">
            <text:p>4.297711134</text:p>
          </table:table-cell>
          <table:table-cell office:value-type="float" office:value="0.0000798702239990234" calcext:value-type="float">
            <text:p>7.98702239990234E-05</text:p>
          </table:table-cell>
          <table:table-cell office:value-type="float" office:value="0.000239849090576172" calcext:value-type="float">
            <text:p>0.0002398491</text:p>
          </table:table-cell>
          <table:table-cell office:value-type="float" office:value="0.977430820465088" calcext:value-type="float">
            <text:p>0.9774308205</text:p>
          </table:table-cell>
          <table:table-cell office:value-type="float" office:value="5.27579307556152" calcext:value-type="float">
            <text:p>5.2757930756</text:p>
          </table:table-cell>
        </table:table-row>
        <table:table-row table:style-name="ro1">
          <table:table-cell office:value-type="float" office:value="0.00000691413879394531" calcext:value-type="float">
            <text:p>6.91413879394531E-06</text:p>
          </table:table-cell>
          <table:table-cell office:value-type="float" office:value="0.000399112701416016" calcext:value-type="float">
            <text:p>0.0003991127</text:p>
          </table:table-cell>
          <table:table-cell office:value-type="float" office:value="4.30657887458801" calcext:value-type="float">
            <text:p>4.3065788746</text:p>
          </table:table-cell>
          <table:table-cell office:value-type="float" office:value="0.0000770092010498047" calcext:value-type="float">
            <text:p>7.70092010498047E-05</text:p>
          </table:table-cell>
          <table:table-cell office:value-type="float" office:value="0.000238180160522461" calcext:value-type="float">
            <text:p>0.0002381802</text:p>
          </table:table-cell>
          <table:table-cell office:value-type="float" office:value="0.978603839874268" calcext:value-type="float">
            <text:p>0.9786038399</text:p>
          </table:table-cell>
          <table:table-cell office:value-type="float" office:value="5.28590393066406" calcext:value-type="float">
            <text:p>5.2859039307</text:p>
          </table:table-cell>
        </table:table-row>
        <table:table-row table:style-name="ro1">
          <table:table-cell office:value-type="float" office:value="0.00000691413879394531" calcext:value-type="float">
            <text:p>6.91413879394531E-06</text:p>
          </table:table-cell>
          <table:table-cell office:value-type="float" office:value="0.000401020050048828" calcext:value-type="float">
            <text:p>0.0004010201</text:p>
          </table:table-cell>
          <table:table-cell office:value-type="float" office:value="4.29386687278748" calcext:value-type="float">
            <text:p>4.2938668728</text:p>
          </table:table-cell>
          <table:table-cell office:value-type="float" office:value="0.0000779628753662109" calcext:value-type="float">
            <text:p>7.79628753662109E-05</text:p>
          </table:table-cell>
          <table:table-cell office:value-type="float" office:value="0.000240087509155273" calcext:value-type="float">
            <text:p>0.0002400875</text:p>
          </table:table-cell>
          <table:table-cell office:value-type="float" office:value="0.971012830734253" calcext:value-type="float">
            <text:p>0.9710128307</text:p>
          </table:table-cell>
          <table:table-cell office:value-type="float" office:value="5.26560568809509" calcext:value-type="float">
            <text:p>5.2656056881</text:p>
          </table:table-cell>
        </table:table-row>
        <table:table-row table:style-name="ro1">
          <table:table-cell office:value-type="float" office:value="0.00000619888305664063" calcext:value-type="float">
            <text:p>6.19888305664063E-06</text:p>
          </table:table-cell>
          <table:table-cell office:value-type="float" office:value="0.000314950942993164" calcext:value-type="float">
            <text:p>0.0003149509</text:p>
          </table:table-cell>
          <table:table-cell office:value-type="float" office:value="4.27595996856689" calcext:value-type="float">
            <text:p>4.2759599686</text:p>
          </table:table-cell>
          <table:table-cell office:value-type="float" office:value="0.0000841617584228516" calcext:value-type="float">
            <text:p>8.41617584228516E-05</text:p>
          </table:table-cell>
          <table:table-cell office:value-type="float" office:value="0.000247001647949219" calcext:value-type="float">
            <text:p>0.0002470016</text:p>
          </table:table-cell>
          <table:table-cell office:value-type="float" office:value="0.978277206420898" calcext:value-type="float">
            <text:p>0.9782772064</text:p>
          </table:table-cell>
          <table:table-cell office:value-type="float" office:value="5.25488948822022" calcext:value-type="float">
            <text:p>5.2548894882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408172607421875" calcext:value-type="float">
            <text:p>0.0004081726</text:p>
          </table:table-cell>
          <table:table-cell office:value-type="float" office:value="4.29484272003174" calcext:value-type="float">
            <text:p>4.29484272</text:p>
          </table:table-cell>
          <table:table-cell office:value-type="float" office:value="0.000080108642578125" calcext:value-type="float">
            <text:p>8.0108642578125E-05</text:p>
          </table:table-cell>
          <table:table-cell office:value-type="float" office:value="0.000271081924438477" calcext:value-type="float">
            <text:p>0.0002710819</text:p>
          </table:table-cell>
          <table:table-cell office:value-type="float" office:value="0.979440927505493" calcext:value-type="float">
            <text:p>0.9794409275</text:p>
          </table:table-cell>
          <table:table-cell office:value-type="float" office:value="5.27504897117615" calcext:value-type="float">
            <text:p>5.2750489712</text:p>
          </table:table-cell>
        </table:table-row>
        <table:table-row table:style-name="ro1">
          <table:table-cell office:value-type="float" office:value="0.00000691413879394531" calcext:value-type="float">
            <text:p>6.91413879394531E-06</text:p>
          </table:table-cell>
          <table:table-cell office:value-type="float" office:value="0.000221014022827148" calcext:value-type="float">
            <text:p>0.000221014</text:p>
          </table:table-cell>
          <table:table-cell office:value-type="float" office:value="4.28246569633484" calcext:value-type="float">
            <text:p>4.2824656963</text:p>
          </table:table-cell>
          <table:table-cell office:value-type="float" office:value="0.00008392333984375" calcext:value-type="float">
            <text:p>8.392333984375E-05</text:p>
          </table:table-cell>
          <table:table-cell office:value-type="float" office:value="0.000239133834838867" calcext:value-type="float">
            <text:p>0.0002391338</text:p>
          </table:table-cell>
          <table:table-cell office:value-type="float" office:value="0.975720882415772" calcext:value-type="float">
            <text:p>0.9757208824</text:p>
          </table:table-cell>
          <table:table-cell office:value-type="float" office:value="5.25873756408691" calcext:value-type="float">
            <text:p>5.2587375641</text:p>
          </table:table-cell>
        </table:table-row>
        <table:table-row table:style-name="ro1">
          <table:table-cell office:value-type="float" office:value="0.00000619888305664063" calcext:value-type="float">
            <text:p>6.19888305664063E-06</text:p>
          </table:table-cell>
          <table:table-cell office:value-type="float" office:value="0.000345230102539062" calcext:value-type="float">
            <text:p>0.0003452301</text:p>
          </table:table-cell>
          <table:table-cell office:value-type="float" office:value="4.29736495018005" calcext:value-type="float">
            <text:p>4.2973649502</text:p>
          </table:table-cell>
          <table:table-cell office:value-type="float" office:value="0.0000798702239990234" calcext:value-type="float">
            <text:p>7.98702239990234E-05</text:p>
          </table:table-cell>
          <table:table-cell office:value-type="float" office:value="0.000239133834838867" calcext:value-type="float">
            <text:p>0.0002391338</text:p>
          </table:table-cell>
          <table:table-cell office:value-type="float" office:value="0.974131107330322" calcext:value-type="float">
            <text:p>0.9741311073</text:p>
          </table:table-cell>
          <table:table-cell office:value-type="float" office:value="5.27216649055481" calcext:value-type="float">
            <text:p>5.2721664906</text:p>
          </table:table-cell>
        </table:table-row>
        <table:table-row table:style-name="ro1">
          <table:table-cell office:value-type="float" office:value="0.00000619888305664063" calcext:value-type="float">
            <text:p>6.19888305664063E-06</text:p>
          </table:table-cell>
          <table:table-cell office:value-type="float" office:value="0.000324249267578125" calcext:value-type="float">
            <text:p>0.0003242493</text:p>
          </table:table-cell>
          <table:table-cell office:value-type="float" office:value="4.27508187294006" calcext:value-type="float">
            <text:p>4.2750818729</text:p>
          </table:table-cell>
          <table:table-cell office:value-type="float" office:value="0.0000770092010498047" calcext:value-type="float">
            <text:p>7.70092010498047E-05</text:p>
          </table:table-cell>
          <table:table-cell office:value-type="float" office:value="0.000236034393310547" calcext:value-type="float">
            <text:p>0.0002360344</text:p>
          </table:table-cell>
          <table:table-cell office:value-type="float" office:value="0.97624921798706" calcext:value-type="float">
            <text:p>0.976249218</text:p>
          </table:table-cell>
          <table:table-cell office:value-type="float" office:value="5.25197458267212" calcext:value-type="float">
            <text:p>5.2519745827</text:p>
          </table:table-cell>
        </table:table-row>
        <table:table-row table:style-name="ro1">
          <table:table-cell office:value-type="float" office:value="0.00000691413879394531" calcext:value-type="float">
            <text:p>6.91413879394531E-06</text:p>
          </table:table-cell>
          <table:table-cell office:value-type="float" office:value="0.000557184219360352" calcext:value-type="float">
            <text:p>0.0005571842</text:p>
          </table:table-cell>
          <table:table-cell office:value-type="float" office:value="4.31223106384277" calcext:value-type="float">
            <text:p>4.3122310638</text:p>
          </table:table-cell>
          <table:table-cell office:value-type="float" office:value="0.0000832080841064453" calcext:value-type="float">
            <text:p>8.32080841064453E-05</text:p>
          </table:table-cell>
          <table:table-cell office:value-type="float" office:value="0.000239133834838867" calcext:value-type="float">
            <text:p>0.0002391338</text:p>
          </table:table-cell>
          <table:table-cell office:value-type="float" office:value="0.970257759094238" calcext:value-type="float">
            <text:p>0.9702577591</text:p>
          </table:table-cell>
          <table:table-cell office:value-type="float" office:value="5.28337526321411" calcext:value-type="float">
            <text:p>5.2833752632</text:p>
          </table:table-cell>
        </table:table-row>
        <table:table-row table:style-name="ro1">
          <table:table-cell office:value-type="float" office:value="0.00000619888305664063" calcext:value-type="float">
            <text:p>6.19888305664063E-06</text:p>
          </table:table-cell>
          <table:table-cell office:value-type="float" office:value="0.000481843948364258" calcext:value-type="float">
            <text:p>0.0004818439</text:p>
          </table:table-cell>
          <table:table-cell office:value-type="float" office:value="4.29216909408569" calcext:value-type="float">
            <text:p>4.2921690941</text:p>
          </table:table-cell>
          <table:table-cell office:value-type="float" office:value="0.0000817775726318359" calcext:value-type="float">
            <text:p>8.17775726318359E-05</text:p>
          </table:table-cell>
          <table:table-cell office:value-type="float" office:value="0.000237941741943359" calcext:value-type="float">
            <text:p>0.0002379417</text:p>
          </table:table-cell>
          <table:table-cell office:value-type="float" office:value="0.973548889160156" calcext:value-type="float">
            <text:p>0.9735488892</text:p>
          </table:table-cell>
          <table:table-cell office:value-type="float" office:value="5.26652574539185" calcext:value-type="float">
            <text:p>5.2665257454</text:p>
          </table:table-cell>
        </table:table-row>
        <table:table-row table:style-name="ro1">
          <table:table-cell office:value-type="float" office:value="0.00000715255737304688" calcext:value-type="float">
            <text:p>7.15255737304688E-06</text:p>
          </table:table-cell>
          <table:table-cell office:value-type="float" office:value="0.000404119491577148" calcext:value-type="float">
            <text:p>0.0004041195</text:p>
          </table:table-cell>
          <table:table-cell office:value-type="float" office:value="4.29784393310547" calcext:value-type="float">
            <text:p>4.2978439331</text:p>
          </table:table-cell>
          <table:table-cell office:value-type="float" office:value="0.0000779628753662109" calcext:value-type="float">
            <text:p>7.79628753662109E-05</text:p>
          </table:table-cell>
          <table:table-cell office:value-type="float" office:value="0.000238180160522461" calcext:value-type="float">
            <text:p>0.0002381802</text:p>
          </table:table-cell>
          <table:table-cell office:value-type="float" office:value="0.975839138031006" calcext:value-type="float">
            <text:p>0.975839138</text:p>
          </table:table-cell>
          <table:table-cell office:value-type="float" office:value="5.27441048622131" calcext:value-type="float">
            <text:p>5.2744104862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402927398681641" calcext:value-type="float">
            <text:p>0.0004029274</text:p>
          </table:table-cell>
          <table:table-cell office:value-type="float" office:value="4.30816197395325" calcext:value-type="float">
            <text:p>4.308161974</text:p>
          </table:table-cell>
          <table:table-cell office:value-type="float" office:value="0.0000779628753662109" calcext:value-type="float">
            <text:p>7.79628753662109E-05</text:p>
          </table:table-cell>
          <table:table-cell office:value-type="float" office:value="0.000237941741943359" calcext:value-type="float">
            <text:p>0.0002379417</text:p>
          </table:table-cell>
          <table:table-cell office:value-type="float" office:value="0.976133823394775" calcext:value-type="float">
            <text:p>0.9761338234</text:p>
          </table:table-cell>
          <table:table-cell office:value-type="float" office:value="5.28502058982849" calcext:value-type="float">
            <text:p>5.2850205898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400066375732422" calcext:value-type="float">
            <text:p>0.0004000664</text:p>
          </table:table-cell>
          <table:table-cell office:value-type="float" office:value="4.31083202362061" calcext:value-type="float">
            <text:p>4.3108320236</text:p>
          </table:table-cell>
          <table:table-cell office:value-type="float" office:value="0.0000810623168945313" calcext:value-type="float">
            <text:p>8.10623168945313E-05</text:p>
          </table:table-cell>
          <table:table-cell office:value-type="float" office:value="0.000239133834838867" calcext:value-type="float">
            <text:p>0.0002391338</text:p>
          </table:table-cell>
          <table:table-cell office:value-type="float" office:value="0.975450992584228" calcext:value-type="float">
            <text:p>0.9754509926</text:p>
          </table:table-cell>
          <table:table-cell office:value-type="float" office:value="5.28700923919678" calcext:value-type="float">
            <text:p>5.2870092392</text:p>
          </table:table-cell>
        </table:table-row>
        <table:table-row table:style-name="ro1">
          <table:table-cell office:value-type="float" office:value="0.00000619888305664063" calcext:value-type="float">
            <text:p>6.19888305664063E-06</text:p>
          </table:table-cell>
          <table:table-cell office:value-type="float" office:value="0.000412225723266602" calcext:value-type="float">
            <text:p>0.0004122257</text:p>
          </table:table-cell>
          <table:table-cell office:value-type="float" office:value="4.32289409637451" calcext:value-type="float">
            <text:p>4.3228940964</text:p>
          </table:table-cell>
          <table:table-cell office:value-type="float" office:value="0.0000867843627929688" calcext:value-type="float">
            <text:p>8.67843627929688E-05</text:p>
          </table:table-cell>
          <table:table-cell office:value-type="float" office:value="0.000242948532104492" calcext:value-type="float">
            <text:p>0.0002429485</text:p>
          </table:table-cell>
          <table:table-cell office:value-type="float" office:value="0.97123384475708" calcext:value-type="float">
            <text:p>0.9712338448</text:p>
          </table:table-cell>
          <table:table-cell office:value-type="float" office:value="5.29487609863281" calcext:value-type="float">
            <text:p>5.2948760986</text:p>
          </table:table-cell>
        </table:table-row>
        <table:table-row table:style-name="ro1">
          <table:table-cell office:value-type="float" office:value="0.00000715255737304688" calcext:value-type="float">
            <text:p>7.15255737304688E-06</text:p>
          </table:table-cell>
          <table:table-cell office:value-type="float" office:value="0.000406026840209961" calcext:value-type="float">
            <text:p>0.0004060268</text:p>
          </table:table-cell>
          <table:table-cell office:value-type="float" office:value="4.28901290893555" calcext:value-type="float">
            <text:p>4.2890129089</text:p>
          </table:table-cell>
          <table:table-cell office:value-type="float" office:value="0.0000789165496826172" calcext:value-type="float">
            <text:p>7.89165496826172E-05</text:p>
          </table:table-cell>
          <table:table-cell office:value-type="float" office:value="0.000239133834838867" calcext:value-type="float">
            <text:p>0.0002391338</text:p>
          </table:table-cell>
          <table:table-cell office:value-type="float" office:value="0.97123908996582" calcext:value-type="float">
            <text:p>0.97123909</text:p>
          </table:table-cell>
          <table:table-cell office:value-type="float" office:value="5.26098322868347" calcext:value-type="float">
            <text:p>5.2609832287</text:p>
          </table:table-cell>
        </table:table-row>
        <table:table-row table:style-name="ro1">
          <table:table-cell office:value-type="float" office:value="0.00000619888305664063" calcext:value-type="float">
            <text:p>6.19888305664063E-06</text:p>
          </table:table-cell>
          <table:table-cell office:value-type="float" office:value="0.000315189361572266" calcext:value-type="float">
            <text:p>0.0003151894</text:p>
          </table:table-cell>
          <table:table-cell office:value-type="float" office:value="4.28323698043823" calcext:value-type="float">
            <text:p>4.2832369804</text:p>
          </table:table-cell>
          <table:table-cell office:value-type="float" office:value="0.00008392333984375" calcext:value-type="float">
            <text:p>8.392333984375E-05</text:p>
          </table:table-cell>
          <table:table-cell office:value-type="float" office:value="0.000239133834838867" calcext:value-type="float">
            <text:p>0.0002391338</text:p>
          </table:table-cell>
          <table:table-cell office:value-type="float" office:value="0.973098993301392" calcext:value-type="float">
            <text:p>0.9730989933</text:p>
          </table:table-cell>
          <table:table-cell office:value-type="float" office:value="5.25698041915894" calcext:value-type="float">
            <text:p>5.2569804192</text:p>
          </table:table-cell>
        </table:table-row>
        <table:table-row table:style-name="ro1">
          <table:table-cell office:value-type="float" office:value="0.00000619888305664063" calcext:value-type="float">
            <text:p>6.19888305664063E-06</text:p>
          </table:table-cell>
          <table:table-cell office:value-type="float" office:value="0.000319957733154297" calcext:value-type="float">
            <text:p>0.0003199577</text:p>
          </table:table-cell>
          <table:table-cell office:value-type="float" office:value="4.30881404876709" calcext:value-type="float">
            <text:p>4.3088140488</text:p>
          </table:table-cell>
          <table:table-cell office:value-type="float" office:value="0.0000829696655273438" calcext:value-type="float">
            <text:p>8.29696655273438E-05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974097967147827" calcext:value-type="float">
            <text:p>0.9740979671</text:p>
          </table:table-cell>
          <table:table-cell office:value-type="float" office:value="5.28356528282166" calcext:value-type="float">
            <text:p>5.2835652828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405073165893555" calcext:value-type="float">
            <text:p>0.0004050732</text:p>
          </table:table-cell>
          <table:table-cell office:value-type="float" office:value="4.31365036964417" calcext:value-type="float">
            <text:p>4.3136503696</text:p>
          </table:table-cell>
          <table:table-cell office:value-type="float" office:value="0.0000951290130615234" calcext:value-type="float">
            <text:p>0.000095129</text:p>
          </table:table-cell>
          <table:table-cell office:value-type="float" office:value="0.000239133834838867" calcext:value-type="float">
            <text:p>0.0002391338</text:p>
          </table:table-cell>
          <table:table-cell office:value-type="float" office:value="0.975519895553589" calcext:value-type="float">
            <text:p>0.9755198956</text:p>
          </table:table-cell>
          <table:table-cell office:value-type="float" office:value="5.28991556167603" calcext:value-type="float">
            <text:p>5.2899155617</text:p>
          </table:table-cell>
        </table:table-row>
        <table:table-row table:style-name="ro1">
          <table:table-cell office:value-type="float" office:value="0.00000619888305664063" calcext:value-type="float">
            <text:p>6.19888305664063E-06</text:p>
          </table:table-cell>
          <table:table-cell office:value-type="float" office:value="0.000416040420532227" calcext:value-type="float">
            <text:p>0.0004160404</text:p>
          </table:table-cell>
          <table:table-cell office:value-type="float" office:value="4.19805288314819" calcext:value-type="float">
            <text:p>4.1980528831</text:p>
          </table:table-cell>
          <table:table-cell office:value-type="float" office:value="0.0000808238983154297" calcext:value-type="float">
            <text:p>8.08238983154297E-05</text:p>
          </table:table-cell>
          <table:table-cell office:value-type="float" office:value="0.000238180160522461" calcext:value-type="float">
            <text:p>0.0002381802</text:p>
          </table:table-cell>
          <table:table-cell office:value-type="float" office:value="0.990993976593018" calcext:value-type="float">
            <text:p>0.9909939766</text:p>
          </table:table-cell>
          <table:table-cell office:value-type="float" office:value="5.18978810310364" calcext:value-type="float">
            <text:p>5.1897881031</text:p>
          </table:table-cell>
        </table:table-row>
        <table:table-row table:style-name="ro1">
          <table:table-cell office:value-type="float" office:value="0.00000619888305664063" calcext:value-type="float">
            <text:p>6.19888305664063E-06</text:p>
          </table:table-cell>
          <table:table-cell office:value-type="float" office:value="0.000409126281738281" calcext:value-type="float">
            <text:p>0.0004091263</text:p>
          </table:table-cell>
          <table:table-cell office:value-type="float" office:value="4.28396105766296" calcext:value-type="float">
            <text:p>4.2839610577</text:p>
          </table:table-cell>
          <table:table-cell office:value-type="float" office:value="0.0000789165496826172" calcext:value-type="float">
            <text:p>7.89165496826172E-05</text:p>
          </table:table-cell>
          <table:table-cell office:value-type="float" office:value="0.000239133834838867" calcext:value-type="float">
            <text:p>0.0002391338</text:p>
          </table:table-cell>
          <table:table-cell office:value-type="float" office:value="0.992053747177124" calcext:value-type="float">
            <text:p>0.9920537472</text:p>
          </table:table-cell>
          <table:table-cell office:value-type="float" office:value="5.2767481803894" calcext:value-type="float">
            <text:p>5.2767481804</text:p>
          </table:table-cell>
        </table:table-row>
        <table:table-row table:style-name="ro1">
          <table:table-cell office:value-type="float" office:value="0.00000691413879394531" calcext:value-type="float">
            <text:p>6.91413879394531E-06</text:p>
          </table:table-cell>
          <table:table-cell office:value-type="float" office:value="0.000317811965942383" calcext:value-type="float">
            <text:p>0.000317812</text:p>
          </table:table-cell>
          <table:table-cell office:value-type="float" office:value="4.30934309959412" calcext:value-type="float">
            <text:p>4.3093430996</text:p>
          </table:table-cell>
          <table:table-cell office:value-type="float" office:value="0.0000827312469482422" calcext:value-type="float">
            <text:p>8.27312469482422E-05</text:p>
          </table:table-cell>
          <table:table-cell office:value-type="float" office:value="0.000242948532104492" calcext:value-type="float">
            <text:p>0.0002429485</text:p>
          </table:table-cell>
          <table:table-cell office:value-type="float" office:value="0.99121880531311" calcext:value-type="float">
            <text:p>0.9912188053</text:p>
          </table:table-cell>
          <table:table-cell office:value-type="float" office:value="5.30121231079102" calcext:value-type="float">
            <text:p>5.3012123108</text:p>
          </table:table-cell>
        </table:table-row>
        <table:table-row table:style-name="ro1">
          <table:table-cell office:value-type="float" office:value="0.0000057220458984375" calcext:value-type="float">
            <text:p>0.000005722</text:p>
          </table:table-cell>
          <table:table-cell office:value-type="float" office:value="0.00033879280090332" calcext:value-type="float">
            <text:p>0.0003387928</text:p>
          </table:table-cell>
          <table:table-cell office:value-type="float" office:value="4.29471921920776" calcext:value-type="float">
            <text:p>4.2947192192</text:p>
          </table:table-cell>
          <table:table-cell office:value-type="float" office:value="0.0000782012939453125" calcext:value-type="float">
            <text:p>7.82012939453125E-05</text:p>
          </table:table-cell>
          <table:table-cell office:value-type="float" office:value="0.000238895416259766" calcext:value-type="float">
            <text:p>0.0002388954</text:p>
          </table:table-cell>
          <table:table-cell office:value-type="float" office:value="0.990667819976806" calcext:value-type="float">
            <text:p>0.99066782</text:p>
          </table:table-cell>
          <table:table-cell office:value-type="float" office:value="5.28604865074158" calcext:value-type="float">
            <text:p>5.2860486507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397920608520508" calcext:value-type="float">
            <text:p>0.0003979206</text:p>
          </table:table-cell>
          <table:table-cell office:value-type="float" office:value="4.26300096511841" calcext:value-type="float">
            <text:p>4.2630009651</text:p>
          </table:table-cell>
          <table:table-cell office:value-type="float" office:value="0.0000822544097900391" calcext:value-type="float">
            <text:p>8.22544097900391E-05</text:p>
          </table:table-cell>
          <table:table-cell office:value-type="float" office:value="0.000252008438110352" calcext:value-type="float">
            <text:p>0.0002520084</text:p>
          </table:table-cell>
          <table:table-cell office:value-type="float" office:value="0.99454402923584" calcext:value-type="float">
            <text:p>0.9945440292</text:p>
          </table:table-cell>
          <table:table-cell office:value-type="float" office:value="5.25828313827515" calcext:value-type="float">
            <text:p>5.2582831383</text:p>
          </table:table-cell>
        </table:table-row>
        <table:table-row table:style-name="ro1">
          <table:table-cell office:value-type="float" office:value="0.00000619888305664063" calcext:value-type="float">
            <text:p>6.19888305664063E-06</text:p>
          </table:table-cell>
          <table:table-cell office:value-type="float" office:value="0.000318288803100586" calcext:value-type="float">
            <text:p>0.0003182888</text:p>
          </table:table-cell>
          <table:table-cell office:value-type="float" office:value="4.2699761390686" calcext:value-type="float">
            <text:p>4.2699761391</text:p>
          </table:table-cell>
          <table:table-cell office:value-type="float" office:value="0.000080108642578125" calcext:value-type="float">
            <text:p>8.0108642578125E-05</text:p>
          </table:table-cell>
          <table:table-cell office:value-type="float" office:value="0.000235795974731445" calcext:value-type="float">
            <text:p>0.000235796</text:p>
          </table:table-cell>
          <table:table-cell office:value-type="float" office:value="0.995571136474609" calcext:value-type="float">
            <text:p>0.9955711365</text:p>
          </table:table-cell>
          <table:table-cell office:value-type="float" office:value="5.26618766784668" calcext:value-type="float">
            <text:p>5.2661876678</text:p>
          </table:table-cell>
        </table:table-row>
        <table:table-row table:style-name="ro1">
          <table:table-cell office:value-type="float" office:value="0.00000739097595214844" calcext:value-type="float">
            <text:p>0.000007391</text:p>
          </table:table-cell>
          <table:table-cell office:value-type="float" office:value="0.000406980514526367" calcext:value-type="float">
            <text:p>0.0004069805</text:p>
          </table:table-cell>
          <table:table-cell office:value-type="float" office:value="4.29357266426086" calcext:value-type="float">
            <text:p>4.2935726643</text:p>
          </table:table-cell>
          <table:table-cell office:value-type="float" office:value="0.0000770092010498047" calcext:value-type="float">
            <text:p>7.70092010498047E-05</text:p>
          </table:table-cell>
          <table:table-cell office:value-type="float" office:value="0.000240087509155273" calcext:value-type="float">
            <text:p>0.0002400875</text:p>
          </table:table-cell>
          <table:table-cell office:value-type="float" office:value="0.992512941360474" calcext:value-type="float">
            <text:p>0.9925129414</text:p>
          </table:table-cell>
          <table:table-cell office:value-type="float" office:value="5.28681707382202" calcext:value-type="float">
            <text:p>5.2868170738</text:p>
          </table:table-cell>
        </table:table-row>
        <table:table-row table:style-name="ro1">
          <table:table-cell office:value-type="float" office:value="0.00000691413879394531" calcext:value-type="float">
            <text:p>6.91413879394531E-06</text:p>
          </table:table-cell>
          <table:table-cell office:value-type="float" office:value="0.000404119491577148" calcext:value-type="float">
            <text:p>0.0004041195</text:p>
          </table:table-cell>
          <table:table-cell office:value-type="float" office:value="4.28535509109497" calcext:value-type="float">
            <text:p>4.2853550911</text:p>
          </table:table-cell>
          <table:table-cell office:value-type="float" office:value="0.0000820159912109375" calcext:value-type="float">
            <text:p>0.000082016</text:p>
          </table:table-cell>
          <table:table-cell office:value-type="float" office:value="0.000251293182373047" calcext:value-type="float">
            <text:p>0.0002512932</text:p>
          </table:table-cell>
          <table:table-cell office:value-type="float" office:value="0.995745897293091" calcext:value-type="float">
            <text:p>0.9957458973</text:p>
          </table:table-cell>
          <table:table-cell office:value-type="float" office:value="5.28184533119202" calcext:value-type="float">
            <text:p>5.2818453312</text:p>
          </table:table-cell>
        </table:table-row>
        <table:table-row table:style-name="ro1">
          <table:table-cell office:value-type="float" office:value="0.00000810623168945313" calcext:value-type="float">
            <text:p>8.10623168945313E-06</text:p>
          </table:table-cell>
          <table:table-cell office:value-type="float" office:value="0.000210762023925781" calcext:value-type="float">
            <text:p>0.000210762</text:p>
          </table:table-cell>
          <table:table-cell office:value-type="float" office:value="4.27888011932373" calcext:value-type="float">
            <text:p>4.2788801193</text:p>
          </table:table-cell>
          <table:table-cell office:value-type="float" office:value="0.0000813007354736328" calcext:value-type="float">
            <text:p>8.13007354736328E-05</text:p>
          </table:table-cell>
          <table:table-cell office:value-type="float" office:value="0.000242233276367187" calcext:value-type="float">
            <text:p>0.0002422333</text:p>
          </table:table-cell>
          <table:table-cell office:value-type="float" office:value="0.992069244384766" calcext:value-type="float">
            <text:p>0.9920692444</text:p>
          </table:table-cell>
          <table:table-cell office:value-type="float" office:value="5.27149176597595" calcext:value-type="float">
            <text:p>5.271491766</text:p>
          </table:table-cell>
        </table:table-row>
        <table:table-row table:style-name="ro1">
          <table:table-cell office:value-type="float" office:value="0.00000715255737304688" calcext:value-type="float">
            <text:p>7.15255737304688E-06</text:p>
          </table:table-cell>
          <table:table-cell office:value-type="float" office:value="0.00040125846862793" calcext:value-type="float">
            <text:p>0.0004012585</text:p>
          </table:table-cell>
          <table:table-cell office:value-type="float" office:value="4.27923202514648" calcext:value-type="float">
            <text:p>4.2792320251</text:p>
          </table:table-cell>
          <table:table-cell office:value-type="float" office:value="0.0000779628753662109" calcext:value-type="float">
            <text:p>7.79628753662109E-05</text:p>
          </table:table-cell>
          <table:table-cell office:value-type="float" office:value="0.000236749649047852" calcext:value-type="float">
            <text:p>0.0002367496</text:p>
          </table:table-cell>
          <table:table-cell office:value-type="float" office:value="0.99335765838623" calcext:value-type="float">
            <text:p>0.9933576584</text:p>
          </table:table-cell>
          <table:table-cell office:value-type="float" office:value="5.27331280708313" calcext:value-type="float">
            <text:p>5.2733128071</text:p>
          </table:table-cell>
        </table:table-row>
        <table:table-row table:style-name="ro1">
          <table:table-cell office:value-type="float" office:value="0.0000057220458984375" calcext:value-type="float">
            <text:p>0.000005722</text:p>
          </table:table-cell>
          <table:table-cell office:value-type="float" office:value="0.000336170196533203" calcext:value-type="float">
            <text:p>0.0003361702</text:p>
          </table:table-cell>
          <table:table-cell office:value-type="float" office:value="4.30397534370422" calcext:value-type="float">
            <text:p>4.3039753437</text:p>
          </table:table-cell>
          <table:table-cell office:value-type="float" office:value="0.000080108642578125" calcext:value-type="float">
            <text:p>8.0108642578125E-05</text:p>
          </table:table-cell>
          <table:table-cell office:value-type="float" office:value="0.000238895416259766" calcext:value-type="float">
            <text:p>0.0002388954</text:p>
          </table:table-cell>
          <table:table-cell office:value-type="float" office:value="0.99151086807251" calcext:value-type="float">
            <text:p>0.9915108681</text:p>
          </table:table-cell>
          <table:table-cell office:value-type="float" office:value="5.296147108078" calcext:value-type="float">
            <text:p>5.2961471081</text:p>
          </table:table-cell>
        </table:table-row>
        <table:table-row table:style-name="ro1">
          <table:table-cell office:value-type="float" office:value="0.00000619888305664063" calcext:value-type="float">
            <text:p>6.19888305664063E-06</text:p>
          </table:table-cell>
          <table:table-cell office:value-type="float" office:value="0.000319957733154297" calcext:value-type="float">
            <text:p>0.0003199577</text:p>
          </table:table-cell>
          <table:table-cell office:value-type="float" office:value="4.27716493606567" calcext:value-type="float">
            <text:p>4.2771649361</text:p>
          </table:table-cell>
          <table:table-cell office:value-type="float" office:value="0.0000798702239990234" calcext:value-type="float">
            <text:p>7.98702239990234E-05</text:p>
          </table:table-cell>
          <table:table-cell office:value-type="float" office:value="0.000237226486206055" calcext:value-type="float">
            <text:p>0.0002372265</text:p>
          </table:table-cell>
          <table:table-cell office:value-type="float" office:value="0.993978977203369" calcext:value-type="float">
            <text:p>0.9939789772</text:p>
          </table:table-cell>
          <table:table-cell office:value-type="float" office:value="5.27178716659546" calcext:value-type="float">
            <text:p>5.2717871666</text:p>
          </table:table-cell>
        </table:table-row>
        <table:table-row table:style-name="ro1">
          <table:table-cell office:value-type="float" office:value="0.00000691413879394531" calcext:value-type="float">
            <text:p>6.91413879394531E-06</text:p>
          </table:table-cell>
          <table:table-cell office:value-type="float" office:value="0.000339984893798828" calcext:value-type="float">
            <text:p>0.0003399849</text:p>
          </table:table-cell>
          <table:table-cell office:value-type="float" office:value="4.25987792015076" calcext:value-type="float">
            <text:p>4.2598779202</text:p>
          </table:table-cell>
          <table:table-cell office:value-type="float" office:value="0.0000813007354736328" calcext:value-type="float">
            <text:p>8.13007354736328E-05</text:p>
          </table:table-cell>
          <table:table-cell office:value-type="float" office:value="0.000259876251220703" calcext:value-type="float">
            <text:p>0.0002598763</text:p>
          </table:table-cell>
          <table:table-cell office:value-type="float" office:value="0.991572856903076" calcext:value-type="float">
            <text:p>0.9915728569</text:p>
          </table:table-cell>
          <table:table-cell office:value-type="float" office:value="5.25213885307312" calcext:value-type="float">
            <text:p>5.2521388531</text:p>
          </table:table-cell>
        </table:table-row>
        <table:table-row table:style-name="ro1">
          <table:table-cell office:value-type="float" office:value="0.00000691413879394531" calcext:value-type="float">
            <text:p>6.91413879394531E-06</text:p>
          </table:table-cell>
          <table:table-cell office:value-type="float" office:value="0.000410079956054688" calcext:value-type="float">
            <text:p>0.00041008</text:p>
          </table:table-cell>
          <table:table-cell office:value-type="float" office:value="4.29468107223511" calcext:value-type="float">
            <text:p>4.2946810722</text:p>
          </table:table-cell>
          <table:table-cell office:value-type="float" office:value="0.0000822544097900391" calcext:value-type="float">
            <text:p>8.22544097900391E-05</text:p>
          </table:table-cell>
          <table:table-cell office:value-type="float" office:value="0.000239849090576172" calcext:value-type="float">
            <text:p>0.0002398491</text:p>
          </table:table-cell>
          <table:table-cell office:value-type="float" office:value="0.989954948425293" calcext:value-type="float">
            <text:p>0.9899549484</text:p>
          </table:table-cell>
          <table:table-cell office:value-type="float" office:value="5.28537511825562" calcext:value-type="float">
            <text:p>5.2853751183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232934951782227" calcext:value-type="float">
            <text:p>0.000232935</text:p>
          </table:table-cell>
          <table:table-cell office:value-type="float" office:value="4.30356907844543" calcext:value-type="float">
            <text:p>4.3035690784</text:p>
          </table:table-cell>
          <table:table-cell office:value-type="float" office:value="0.0000860691070556641" calcext:value-type="float">
            <text:p>8.60691070556641E-05</text:p>
          </table:table-cell>
          <table:table-cell office:value-type="float" office:value="0.000247955322265625" calcext:value-type="float">
            <text:p>0.0002479553</text:p>
          </table:table-cell>
          <table:table-cell office:value-type="float" office:value="0.993188858032227" calcext:value-type="float">
            <text:p>0.993188858</text:p>
          </table:table-cell>
          <table:table-cell office:value-type="float" office:value="5.29733085632324" calcext:value-type="float">
            <text:p>5.2973308563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344038009643555" calcext:value-type="float">
            <text:p>0.000344038</text:p>
          </table:table-cell>
          <table:table-cell office:value-type="float" office:value="4.29962301254272" calcext:value-type="float">
            <text:p>4.2996230125</text:p>
          </table:table-cell>
          <table:table-cell office:value-type="float" office:value="0.0000879764556884766" calcext:value-type="float">
            <text:p>8.79764556884766E-05</text:p>
          </table:table-cell>
          <table:table-cell office:value-type="float" office:value="0.000240802764892578" calcext:value-type="float">
            <text:p>0.0002408028</text:p>
          </table:table-cell>
          <table:table-cell office:value-type="float" office:value="1.00015091896057" calcext:value-type="float">
            <text:p>1.000150919</text:p>
          </table:table-cell>
          <table:table-cell office:value-type="float" office:value="5.300452709198" calcext:value-type="float">
            <text:p>5.3004527092</text:p>
          </table:table-cell>
        </table:table-row>
        <table:table-row table:style-name="ro1">
          <table:table-cell office:value-type="float" office:value="0.00000691413879394531" calcext:value-type="float">
            <text:p>6.91413879394531E-06</text:p>
          </table:table-cell>
          <table:table-cell office:value-type="float" office:value="0.000320196151733398" calcext:value-type="float">
            <text:p>0.0003201962</text:p>
          </table:table-cell>
          <table:table-cell office:value-type="float" office:value="4.3768961429596" calcext:value-type="float">
            <text:p>4.376896143</text:p>
          </table:table-cell>
          <table:table-cell office:value-type="float" office:value="0.0000829696655273438" calcext:value-type="float">
            <text:p>8.29696655273438E-05</text:p>
          </table:table-cell>
          <table:table-cell office:value-type="float" office:value="0.000236988067626953" calcext:value-type="float">
            <text:p>0.0002369881</text:p>
          </table:table-cell>
          <table:table-cell office:value-type="float" office:value="0.991492033004761" calcext:value-type="float">
            <text:p>0.991492033</text:p>
          </table:table-cell>
          <table:table-cell office:value-type="float" office:value="5.36903524398804" calcext:value-type="float">
            <text:p>5.369035244</text:p>
          </table:table-cell>
        </table:table-row>
        <table:table-row table:style-name="ro1">
          <table:table-cell office:value-type="float" office:value="0.00000715255737304688" calcext:value-type="float">
            <text:p>7.15255737304688E-06</text:p>
          </table:table-cell>
          <table:table-cell office:value-type="float" office:value="0.000313758850097656" calcext:value-type="float">
            <text:p>0.0003137589</text:p>
          </table:table-cell>
          <table:table-cell office:value-type="float" office:value="4.39131689071655" calcext:value-type="float">
            <text:p>4.3913168907</text:p>
          </table:table-cell>
          <table:table-cell office:value-type="float" office:value="0.0000817775726318359" calcext:value-type="float">
            <text:p>8.17775726318359E-05</text:p>
          </table:table-cell>
          <table:table-cell office:value-type="float" office:value="0.000237941741943359" calcext:value-type="float">
            <text:p>0.0002379417</text:p>
          </table:table-cell>
          <table:table-cell office:value-type="float" office:value="0.997425079345703" calcext:value-type="float">
            <text:p>0.9974250793</text:p>
          </table:table-cell>
          <table:table-cell office:value-type="float" office:value="5.3893826007843" calcext:value-type="float">
            <text:p>5.3893826008</text:p>
          </table:table-cell>
        </table:table-row>
        <table:table-row table:style-name="ro1">
          <table:table-cell office:value-type="float" office:value="0.00000715255737304688" calcext:value-type="float">
            <text:p>7.15255737304688E-06</text:p>
          </table:table-cell>
          <table:table-cell office:value-type="float" office:value="0.000322818756103516" calcext:value-type="float">
            <text:p>0.0003228188</text:p>
          </table:table-cell>
          <table:table-cell office:value-type="float" office:value="4.3901960849762" calcext:value-type="float">
            <text:p>4.390196085</text:p>
          </table:table-cell>
          <table:table-cell office:value-type="float" office:value="0.000080108642578125" calcext:value-type="float">
            <text:p>8.0108642578125E-05</text:p>
          </table:table-cell>
          <table:table-cell office:value-type="float" office:value="0.000237941741943359" calcext:value-type="float">
            <text:p>0.0002379417</text:p>
          </table:table-cell>
          <table:table-cell office:value-type="float" office:value="0.996212959289551" calcext:value-type="float">
            <text:p>0.9962129593</text:p>
          </table:table-cell>
          <table:table-cell office:value-type="float" office:value="5.38705706596375" calcext:value-type="float">
            <text:p>5.387057066</text:p>
          </table:table-cell>
        </table:table-row>
        <table:table-row table:style-name="ro1">
          <table:table-cell office:value-type="float" office:value="0.00000619888305664063" calcext:value-type="float">
            <text:p>6.19888305664063E-06</text:p>
          </table:table-cell>
          <table:table-cell office:value-type="float" office:value="0.000339031219482422" calcext:value-type="float">
            <text:p>0.0003390312</text:p>
          </table:table-cell>
          <table:table-cell office:value-type="float" office:value="4.41375207901001" calcext:value-type="float">
            <text:p>4.413752079</text:p>
          </table:table-cell>
          <table:table-cell office:value-type="float" office:value="0.0000789165496826172" calcext:value-type="float">
            <text:p>7.89165496826172E-05</text:p>
          </table:table-cell>
          <table:table-cell office:value-type="float" office:value="0.000238895416259766" calcext:value-type="float">
            <text:p>0.0002388954</text:p>
          </table:table-cell>
          <table:table-cell office:value-type="float" office:value="0.991796970367431" calcext:value-type="float">
            <text:p>0.9917969704</text:p>
          </table:table-cell>
          <table:table-cell office:value-type="float" office:value="5.40621209144592" calcext:value-type="float">
            <text:p>5.4062120914</text:p>
          </table:table-cell>
        </table:table-row>
        <table:table-row table:style-name="ro1">
          <table:table-cell office:value-type="float" office:value="0.00000619888305664063" calcext:value-type="float">
            <text:p>6.19888305664063E-06</text:p>
          </table:table-cell>
          <table:table-cell office:value-type="float" office:value="0.000319242477416992" calcext:value-type="float">
            <text:p>0.0003192425</text:p>
          </table:table-cell>
          <table:table-cell office:value-type="float" office:value="4.44004893302918" calcext:value-type="float">
            <text:p>4.440048933</text:p>
          </table:table-cell>
          <table:table-cell office:value-type="float" office:value="0.0000829696655273438" calcext:value-type="float">
            <text:p>8.29696655273438E-05</text:p>
          </table:table-cell>
          <table:table-cell office:value-type="float" office:value="0.000236034393310547" calcext:value-type="float">
            <text:p>0.0002360344</text:p>
          </table:table-cell>
          <table:table-cell office:value-type="float" office:value="0.997241020202637" calcext:value-type="float">
            <text:p>0.9972410202</text:p>
          </table:table-cell>
          <table:table-cell office:value-type="float" office:value="5.43793439865112" calcext:value-type="float">
            <text:p>5.4379343987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401973724365234" calcext:value-type="float">
            <text:p>0.0004019737</text:p>
          </table:table-cell>
          <table:table-cell office:value-type="float" office:value="4.43624401092529" calcext:value-type="float">
            <text:p>4.4362440109</text:p>
          </table:table-cell>
          <table:table-cell office:value-type="float" office:value="0.0000822544097900391" calcext:value-type="float">
            <text:p>8.22544097900391E-05</text:p>
          </table:table-cell>
          <table:table-cell office:value-type="float" office:value="0.000240087509155273" calcext:value-type="float">
            <text:p>0.0002400875</text:p>
          </table:table-cell>
          <table:table-cell office:value-type="float" office:value="0.992124080657959" calcext:value-type="float">
            <text:p>0.9921240807</text:p>
          </table:table-cell>
          <table:table-cell office:value-type="float" office:value="5.42909836769104" calcext:value-type="float">
            <text:p>5.4290983677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318050384521484" calcext:value-type="float">
            <text:p>0.0003180504</text:p>
          </table:table-cell>
          <table:table-cell office:value-type="float" office:value="4.42519497871399" calcext:value-type="float">
            <text:p>4.4251949787</text:p>
          </table:table-cell>
          <table:table-cell office:value-type="float" office:value="0.0000817775726318359" calcext:value-type="float">
            <text:p>8.17775726318359E-05</text:p>
          </table:table-cell>
          <table:table-cell office:value-type="float" office:value="0.000237226486206055" calcext:value-type="float">
            <text:p>0.0002372265</text:p>
          </table:table-cell>
          <table:table-cell office:value-type="float" office:value="0.993576049804688" calcext:value-type="float">
            <text:p>0.9935760498</text:p>
          </table:table-cell>
          <table:table-cell office:value-type="float" office:value="5.41941404342651" calcext:value-type="float">
            <text:p>5.4194140434</text:p>
          </table:table-cell>
        </table:table-row>
        <table:table-row table:style-name="ro1">
          <table:table-cell office:value-type="float" office:value="0.0000057220458984375" calcext:value-type="float">
            <text:p>0.000005722</text:p>
          </table:table-cell>
          <table:table-cell office:value-type="float" office:value="0.000406026840209961" calcext:value-type="float">
            <text:p>0.0004060268</text:p>
          </table:table-cell>
          <table:table-cell office:value-type="float" office:value="4.43529009819031" calcext:value-type="float">
            <text:p>4.4352900982</text:p>
          </table:table-cell>
          <table:table-cell office:value-type="float" office:value="0.0000791549682617187" calcext:value-type="float">
            <text:p>0.000079155</text:p>
          </table:table-cell>
          <table:table-cell office:value-type="float" office:value="0.000238656997680664" calcext:value-type="float">
            <text:p>0.000238657</text:p>
          </table:table-cell>
          <table:table-cell office:value-type="float" office:value="0.990561962127686" calcext:value-type="float">
            <text:p>0.9905619621</text:p>
          </table:table-cell>
          <table:table-cell office:value-type="float" office:value="5.42658162117004" calcext:value-type="float">
            <text:p>5.4265816212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314950942993164" calcext:value-type="float">
            <text:p>0.0003149509</text:p>
          </table:table-cell>
          <table:table-cell office:value-type="float" office:value="4.41463899612427" calcext:value-type="float">
            <text:p>4.4146389961</text:p>
          </table:table-cell>
          <table:table-cell office:value-type="float" office:value="0.0000791549682617187" calcext:value-type="float">
            <text:p>0.000079155</text:p>
          </table:table-cell>
          <table:table-cell office:value-type="float" office:value="0.000238895416259766" calcext:value-type="float">
            <text:p>0.0002388954</text:p>
          </table:table-cell>
          <table:table-cell office:value-type="float" office:value="0.991468191146851" calcext:value-type="float">
            <text:p>0.9914681911</text:p>
          </table:table-cell>
          <table:table-cell office:value-type="float" office:value="5.40674614906311" calcext:value-type="float">
            <text:p>5.4067461491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233888626098633" calcext:value-type="float">
            <text:p>0.0002338886</text:p>
          </table:table-cell>
          <table:table-cell office:value-type="float" office:value="4.43491697311401" calcext:value-type="float">
            <text:p>4.4349169731</text:p>
          </table:table-cell>
          <table:table-cell office:value-type="float" office:value="0.0000808238983154297" calcext:value-type="float">
            <text:p>8.08238983154297E-05</text:p>
          </table:table-cell>
          <table:table-cell office:value-type="float" office:value="0.000240325927734375" calcext:value-type="float">
            <text:p>0.0002403259</text:p>
          </table:table-cell>
          <table:table-cell office:value-type="float" office:value="0.992429971694946" calcext:value-type="float">
            <text:p>0.9924299717</text:p>
          </table:table-cell>
          <table:table-cell office:value-type="float" office:value="5.42790794372559" calcext:value-type="float">
            <text:p>5.4279079437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414848327636719" calcext:value-type="float">
            <text:p>0.0004148483</text:p>
          </table:table-cell>
          <table:table-cell office:value-type="float" office:value="4.41163015365601" calcext:value-type="float">
            <text:p>4.4116301537</text:p>
          </table:table-cell>
          <table:table-cell office:value-type="float" office:value="0.0000782012939453125" calcext:value-type="float">
            <text:p>7.82012939453125E-05</text:p>
          </table:table-cell>
          <table:table-cell office:value-type="float" office:value="0.00024104118347168" calcext:value-type="float">
            <text:p>0.0002410412</text:p>
          </table:table-cell>
          <table:table-cell office:value-type="float" office:value="0.99124813079834" calcext:value-type="float">
            <text:p>0.9912481308</text:p>
          </table:table-cell>
          <table:table-cell office:value-type="float" office:value="5.40361833572388" calcext:value-type="float">
            <text:p>5.4036183357</text:p>
          </table:table-cell>
        </table:table-row>
        <table:table-row table:style-name="ro1">
          <table:table-cell office:value-type="float" office:value="0.00000619888305664063" calcext:value-type="float">
            <text:p>6.19888305664063E-06</text:p>
          </table:table-cell>
          <table:table-cell office:value-type="float" office:value="0.00034022331237793" calcext:value-type="float">
            <text:p>0.0003402233</text:p>
          </table:table-cell>
          <table:table-cell office:value-type="float" office:value="4.39679503440857" calcext:value-type="float">
            <text:p>4.3967950344</text:p>
          </table:table-cell>
          <table:table-cell office:value-type="float" office:value="0.0000817775726318359" calcext:value-type="float">
            <text:p>8.17775726318359E-05</text:p>
          </table:table-cell>
          <table:table-cell office:value-type="float" office:value="0.00024104118347168" calcext:value-type="float">
            <text:p>0.0002410412</text:p>
          </table:table-cell>
          <table:table-cell office:value-type="float" office:value="0.994596004486084" calcext:value-type="float">
            <text:p>0.9945960045</text:p>
          </table:table-cell>
          <table:table-cell office:value-type="float" office:value="5.39206027984619" calcext:value-type="float">
            <text:p>5.3920602798</text:p>
          </table:table-cell>
        </table:table-row>
        <table:table-row table:style-name="ro1">
          <table:table-cell office:value-type="float" office:value="0.00000691413879394531" calcext:value-type="float">
            <text:p>6.91413879394531E-06</text:p>
          </table:table-cell>
          <table:table-cell office:value-type="float" office:value="0.000230789184570312" calcext:value-type="float">
            <text:p>0.0002307892</text:p>
          </table:table-cell>
          <table:table-cell office:value-type="float" office:value="4.43359398841858" calcext:value-type="float">
            <text:p>4.4335939884</text:p>
          </table:table-cell>
          <table:table-cell office:value-type="float" office:value="0.0000791549682617187" calcext:value-type="float">
            <text:p>0.000079155</text:p>
          </table:table-cell>
          <table:table-cell office:value-type="float" office:value="0.000234603881835937" calcext:value-type="float">
            <text:p>0.0002346039</text:p>
          </table:table-cell>
          <table:table-cell office:value-type="float" office:value="0.991630792617798" calcext:value-type="float">
            <text:p>0.9916307926</text:p>
          </table:table-cell>
          <table:table-cell office:value-type="float" office:value="5.42577624320984" calcext:value-type="float">
            <text:p>5.4257762432</text:p>
          </table:table-cell>
        </table:table-row>
        <table:table-row table:style-name="ro1">
          <table:table-cell office:value-type="float" office:value="0.00000619888305664063" calcext:value-type="float">
            <text:p>6.19888305664063E-06</text:p>
          </table:table-cell>
          <table:table-cell office:value-type="float" office:value="0.000322818756103516" calcext:value-type="float">
            <text:p>0.0003228188</text:p>
          </table:table-cell>
          <table:table-cell office:value-type="float" office:value="4.4296178817749" calcext:value-type="float">
            <text:p>4.4296178818</text:p>
          </table:table-cell>
          <table:table-cell office:value-type="float" office:value="0.0000791549682617187" calcext:value-type="float">
            <text:p>0.000079155</text:p>
          </table:table-cell>
          <table:table-cell office:value-type="float" office:value="0.000237226486206055" calcext:value-type="float">
            <text:p>0.0002372265</text:p>
          </table:table-cell>
          <table:table-cell office:value-type="float" office:value="0.996130228042602" calcext:value-type="float">
            <text:p>0.996130228</text:p>
          </table:table-cell>
          <table:table-cell office:value-type="float" office:value="5.42639350891113" calcext:value-type="float">
            <text:p>5.4263935089</text:p>
          </table:table-cell>
        </table:table-row>
        <table:table-row table:style-name="ro1">
          <table:table-cell office:value-type="float" office:value="0.00000619888305664063" calcext:value-type="float">
            <text:p>6.19888305664063E-06</text:p>
          </table:table-cell>
          <table:table-cell office:value-type="float" office:value="0.000337123870849609" calcext:value-type="float">
            <text:p>0.0003371239</text:p>
          </table:table-cell>
          <table:table-cell office:value-type="float" office:value="4.17574286460876" calcext:value-type="float">
            <text:p>4.1757428646</text:p>
          </table:table-cell>
          <table:table-cell office:value-type="float" office:value="0.0000829696655273438" calcext:value-type="float">
            <text:p>8.29696655273438E-05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840590953826904" calcext:value-type="float">
            <text:p>0.8405909538</text:p>
          </table:table-cell>
          <table:table-cell office:value-type="float" office:value="5.0170042514801" calcext:value-type="float">
            <text:p>5.0170042515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316858291625977" calcext:value-type="float">
            <text:p>0.0003168583</text:p>
          </table:table-cell>
          <table:table-cell office:value-type="float" office:value="4.30422210693359" calcext:value-type="float">
            <text:p>4.3042221069</text:p>
          </table:table-cell>
          <table:table-cell office:value-type="float" office:value="0.0000860691070556641" calcext:value-type="float">
            <text:p>8.60691070556641E-05</text:p>
          </table:table-cell>
          <table:table-cell office:value-type="float" office:value="0.000239849090576172" calcext:value-type="float">
            <text:p>0.0002398491</text:p>
          </table:table-cell>
          <table:table-cell office:value-type="float" office:value="0.838811874389648" calcext:value-type="float">
            <text:p>0.8388118744</text:p>
          </table:table-cell>
          <table:table-cell office:value-type="float" office:value="5.14368271827698" calcext:value-type="float">
            <text:p>5.1436827183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413179397583008" calcext:value-type="float">
            <text:p>0.0004131794</text:p>
          </table:table-cell>
          <table:table-cell office:value-type="float" office:value="4.30200386047363" calcext:value-type="float">
            <text:p>4.3020038605</text:p>
          </table:table-cell>
          <table:table-cell office:value-type="float" office:value="0.0000770092010498047" calcext:value-type="float">
            <text:p>7.70092010498047E-05</text:p>
          </table:table-cell>
          <table:table-cell office:value-type="float" office:value="0.000238180160522461" calcext:value-type="float">
            <text:p>0.0002381802</text:p>
          </table:table-cell>
          <table:table-cell office:value-type="float" office:value="0.838165044784546" calcext:value-type="float">
            <text:p>0.8381650448</text:p>
          </table:table-cell>
          <table:table-cell office:value-type="float" office:value="5.14090323448181" calcext:value-type="float">
            <text:p>5.1409032345</text:p>
          </table:table-cell>
        </table:table-row>
        <table:table-row table:style-name="ro1">
          <table:table-cell office:value-type="float" office:value="0.00000691413879394531" calcext:value-type="float">
            <text:p>6.91413879394531E-06</text:p>
          </table:table-cell>
          <table:table-cell office:value-type="float" office:value="0.000320911407470703" calcext:value-type="float">
            <text:p>0.0003209114</text:p>
          </table:table-cell>
          <table:table-cell office:value-type="float" office:value="4.27217793464661" calcext:value-type="float">
            <text:p>4.2721779346</text:p>
          </table:table-cell>
          <table:table-cell office:value-type="float" office:value="0.0000813007354736328" calcext:value-type="float">
            <text:p>8.13007354736328E-05</text:p>
          </table:table-cell>
          <table:table-cell office:value-type="float" office:value="0.000237226486206055" calcext:value-type="float">
            <text:p>0.0002372265</text:p>
          </table:table-cell>
          <table:table-cell office:value-type="float" office:value="0.83976674079895" calcext:value-type="float">
            <text:p>0.8397667408</text:p>
          </table:table-cell>
          <table:table-cell office:value-type="float" office:value="5.1125910282135" calcext:value-type="float">
            <text:p>5.1125910282</text:p>
          </table:table-cell>
        </table:table-row>
        <table:table-row table:style-name="ro1">
          <table:table-cell office:value-type="float" office:value="0.00000715255737304688" calcext:value-type="float">
            <text:p>7.15255737304688E-06</text:p>
          </table:table-cell>
          <table:table-cell office:value-type="float" office:value="0.000307083129882812" calcext:value-type="float">
            <text:p>0.0003070831</text:p>
          </table:table-cell>
          <table:table-cell office:value-type="float" office:value="4.26608395576477" calcext:value-type="float">
            <text:p>4.2660839558</text:p>
          </table:table-cell>
          <table:table-cell office:value-type="float" office:value="0.0000829696655273438" calcext:value-type="float">
            <text:p>8.29696655273438E-05</text:p>
          </table:table-cell>
          <table:table-cell office:value-type="float" office:value="0.000239133834838867" calcext:value-type="float">
            <text:p>0.0002391338</text:p>
          </table:table-cell>
          <table:table-cell office:value-type="float" office:value="0.836861133575439" calcext:value-type="float">
            <text:p>0.8368611336</text:p>
          </table:table-cell>
          <table:table-cell office:value-type="float" office:value="5.10358142852783" calcext:value-type="float">
            <text:p>5.1035814285</text:p>
          </table:table-cell>
        </table:table-row>
        <table:table-row table:style-name="ro1">
          <table:table-cell office:value-type="float" office:value="0.00000619888305664063" calcext:value-type="float">
            <text:p>6.19888305664063E-06</text:p>
          </table:table-cell>
          <table:table-cell office:value-type="float" office:value="0.000320196151733398" calcext:value-type="float">
            <text:p>0.0003201962</text:p>
          </table:table-cell>
          <table:table-cell office:value-type="float" office:value="4.29345488548279" calcext:value-type="float">
            <text:p>4.2934548855</text:p>
          </table:table-cell>
          <table:table-cell office:value-type="float" office:value="0.0000770092010498047" calcext:value-type="float">
            <text:p>7.70092010498047E-05</text:p>
          </table:table-cell>
          <table:table-cell office:value-type="float" office:value="0.000238180160522461" calcext:value-type="float">
            <text:p>0.0002381802</text:p>
          </table:table-cell>
          <table:table-cell office:value-type="float" office:value="0.83919620513916" calcext:value-type="float">
            <text:p>0.8391962051</text:p>
          </table:table-cell>
          <table:table-cell office:value-type="float" office:value="5.13329267501831" calcext:value-type="float">
            <text:p>5.133292675</text:p>
          </table:table-cell>
        </table:table-row>
        <table:table-row table:style-name="ro1">
          <table:table-cell office:value-type="float" office:value="0.00000715255737304688" calcext:value-type="float">
            <text:p>7.15255737304688E-06</text:p>
          </table:table-cell>
          <table:table-cell office:value-type="float" office:value="0.000336885452270508" calcext:value-type="float">
            <text:p>0.0003368855</text:p>
          </table:table-cell>
          <table:table-cell office:value-type="float" office:value="4.27972507476807" calcext:value-type="float">
            <text:p>4.2797250748</text:p>
          </table:table-cell>
          <table:table-cell office:value-type="float" office:value="0.0000779628753662109" calcext:value-type="float">
            <text:p>7.79628753662109E-05</text:p>
          </table:table-cell>
          <table:table-cell office:value-type="float" office:value="0.000239849090576172" calcext:value-type="float">
            <text:p>0.0002398491</text:p>
          </table:table-cell>
          <table:table-cell office:value-type="float" office:value="0.835539102554321" calcext:value-type="float">
            <text:p>0.8355391026</text:p>
          </table:table-cell>
          <table:table-cell office:value-type="float" office:value="5.11592602729797" calcext:value-type="float">
            <text:p>5.1159260273</text:p>
          </table:table-cell>
        </table:table-row>
        <table:table-row table:style-name="ro1">
          <table:table-cell office:value-type="float" office:value="0.00000619888305664063" calcext:value-type="float">
            <text:p>6.19888305664063E-06</text:p>
          </table:table-cell>
          <table:table-cell office:value-type="float" office:value="0.000400781631469727" calcext:value-type="float">
            <text:p>0.0004007816</text:p>
          </table:table-cell>
          <table:table-cell office:value-type="float" office:value="4.29057002067566" calcext:value-type="float">
            <text:p>4.2905700207</text:p>
          </table:table-cell>
          <table:table-cell office:value-type="float" office:value="0.0000808238983154297" calcext:value-type="float">
            <text:p>8.08238983154297E-05</text:p>
          </table:table-cell>
          <table:table-cell office:value-type="float" office:value="0.000237226486206055" calcext:value-type="float">
            <text:p>0.0002372265</text:p>
          </table:table-cell>
          <table:table-cell office:value-type="float" office:value="0.836444854736328" calcext:value-type="float">
            <text:p>0.8364448547</text:p>
          </table:table-cell>
          <table:table-cell office:value-type="float" office:value="5.12773990631104" calcext:value-type="float">
            <text:p>5.1277399063</text:p>
          </table:table-cell>
        </table:table-row>
        <table:table-row table:style-name="ro1">
          <table:table-cell office:value-type="float" office:value="0.00000619888305664063" calcext:value-type="float">
            <text:p>6.19888305664063E-06</text:p>
          </table:table-cell>
          <table:table-cell office:value-type="float" office:value="0.000319957733154297" calcext:value-type="float">
            <text:p>0.0003199577</text:p>
          </table:table-cell>
          <table:table-cell office:value-type="float" office:value="4.27851486206055" calcext:value-type="float">
            <text:p>4.2785148621</text:p>
          </table:table-cell>
          <table:table-cell office:value-type="float" office:value="0.0000820159912109375" calcext:value-type="float">
            <text:p>0.000082016</text:p>
          </table:table-cell>
          <table:table-cell office:value-type="float" office:value="0.000236988067626953" calcext:value-type="float">
            <text:p>0.0002369881</text:p>
          </table:table-cell>
          <table:table-cell office:value-type="float" office:value="0.836241960525513" calcext:value-type="float">
            <text:p>0.8362419605</text:p>
          </table:table-cell>
          <table:table-cell office:value-type="float" office:value="5.11540198326111" calcext:value-type="float">
            <text:p>5.1154019833</text:p>
          </table:table-cell>
        </table:table-row>
        <table:table-row table:style-name="ro1">
          <table:table-cell office:value-type="float" office:value="0.00000619888305664063" calcext:value-type="float">
            <text:p>6.19888305664063E-06</text:p>
          </table:table-cell>
          <table:table-cell office:value-type="float" office:value="0.000402212142944336" calcext:value-type="float">
            <text:p>0.0004022121</text:p>
          </table:table-cell>
          <table:table-cell office:value-type="float" office:value="4.29350686073303" calcext:value-type="float">
            <text:p>4.2935068607</text:p>
          </table:table-cell>
          <table:table-cell office:value-type="float" office:value="0.0000770092010498047" calcext:value-type="float">
            <text:p>7.70092010498047E-05</text:p>
          </table:table-cell>
          <table:table-cell office:value-type="float" office:value="0.000238895416259766" calcext:value-type="float">
            <text:p>0.0002388954</text:p>
          </table:table-cell>
          <table:table-cell office:value-type="float" office:value="0.836512088775635" calcext:value-type="float">
            <text:p>0.8365120888</text:p>
          </table:table-cell>
          <table:table-cell office:value-type="float" office:value="5.13074326515198" calcext:value-type="float">
            <text:p>5.1307432652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406026840209961" calcext:value-type="float">
            <text:p>0.0004060268</text:p>
          </table:table-cell>
          <table:table-cell office:value-type="float" office:value="4.29823017120361" calcext:value-type="float">
            <text:p>4.2982301712</text:p>
          </table:table-cell>
          <table:table-cell office:value-type="float" office:value="0.0000891685485839844" calcext:value-type="float">
            <text:p>8.91685485839844E-05</text:p>
          </table:table-cell>
          <table:table-cell office:value-type="float" office:value="0.000236988067626953" calcext:value-type="float">
            <text:p>0.0002369881</text:p>
          </table:table-cell>
          <table:table-cell office:value-type="float" office:value="0.835957050323486" calcext:value-type="float">
            <text:p>0.8359570503</text:p>
          </table:table-cell>
          <table:table-cell office:value-type="float" office:value="5.134925365448" calcext:value-type="float">
            <text:p>5.1349253654</text:p>
          </table:table-cell>
        </table:table-row>
        <table:table-row table:style-name="ro1">
          <table:table-cell office:value-type="float" office:value="0.00000619888305664063" calcext:value-type="float">
            <text:p>6.19888305664063E-06</text:p>
          </table:table-cell>
          <table:table-cell office:value-type="float" office:value="0.000333070755004883" calcext:value-type="float">
            <text:p>0.0003330708</text:p>
          </table:table-cell>
          <table:table-cell office:value-type="float" office:value="4.28304290771484" calcext:value-type="float">
            <text:p>4.2830429077</text:p>
          </table:table-cell>
          <table:table-cell office:value-type="float" office:value="0.00008392333984375" calcext:value-type="float">
            <text:p>8.392333984375E-05</text:p>
          </table:table-cell>
          <table:table-cell office:value-type="float" office:value="0.00024724006652832" calcext:value-type="float">
            <text:p>0.0002472401</text:p>
          </table:table-cell>
          <table:table-cell office:value-type="float" office:value="0.838203191757202" calcext:value-type="float">
            <text:p>0.8382031918</text:p>
          </table:table-cell>
          <table:table-cell office:value-type="float" office:value="5.12191653251648" calcext:value-type="float">
            <text:p>5.1219165325</text:p>
          </table:table-cell>
        </table:table-row>
        <table:table-row table:style-name="ro1">
          <table:table-cell office:value-type="float" office:value="0.00000691413879394531" calcext:value-type="float">
            <text:p>6.91413879394531E-06</text:p>
          </table:table-cell>
          <table:table-cell office:value-type="float" office:value="0.000406026840209961" calcext:value-type="float">
            <text:p>0.0004060268</text:p>
          </table:table-cell>
          <table:table-cell office:value-type="float" office:value="4.31329894065857" calcext:value-type="float">
            <text:p>4.3132989407</text:p>
          </table:table-cell>
          <table:table-cell office:value-type="float" office:value="0.0000829696655273438" calcext:value-type="float">
            <text:p>8.29696655273438E-05</text:p>
          </table:table-cell>
          <table:table-cell office:value-type="float" office:value="0.000236749649047852" calcext:value-type="float">
            <text:p>0.0002367496</text:p>
          </table:table-cell>
          <table:table-cell office:value-type="float" office:value="0.84125018119812" calcext:value-type="float">
            <text:p>0.8412501812</text:p>
          </table:table-cell>
          <table:table-cell office:value-type="float" office:value="5.15528178215027" calcext:value-type="float">
            <text:p>5.1552817822</text:p>
          </table:table-cell>
        </table:table-row>
        <table:table-row table:style-name="ro1">
          <table:table-cell office:value-type="float" office:value="0.00000691413879394531" calcext:value-type="float">
            <text:p>6.91413879394531E-06</text:p>
          </table:table-cell>
          <table:table-cell office:value-type="float" office:value="0.000321149826049805" calcext:value-type="float">
            <text:p>0.0003211498</text:p>
          </table:table-cell>
          <table:table-cell office:value-type="float" office:value="4.2970461845398" calcext:value-type="float">
            <text:p>4.2970461845</text:p>
          </table:table-cell>
          <table:table-cell office:value-type="float" office:value="0.0000772476196289062" calcext:value-type="float">
            <text:p>7.72476196289062E-05</text:p>
          </table:table-cell>
          <table:table-cell office:value-type="float" office:value="0.000238180160522461" calcext:value-type="float">
            <text:p>0.0002381802</text:p>
          </table:table-cell>
          <table:table-cell office:value-type="float" office:value="0.838228225708008" calcext:value-type="float">
            <text:p>0.8382282257</text:p>
          </table:table-cell>
          <table:table-cell office:value-type="float" office:value="5.1359179019928" calcext:value-type="float">
            <text:p>5.135917902</text:p>
          </table:table-cell>
        </table:table-row>
        <table:table-row table:style-name="ro1">
          <table:table-cell office:value-type="float" office:value="0.00000691413879394531" calcext:value-type="float">
            <text:p>6.91413879394531E-06</text:p>
          </table:table-cell>
          <table:table-cell office:value-type="float" office:value="0.0000538825988769531" calcext:value-type="float">
            <text:p>5.38825988769531E-05</text:p>
          </table:table-cell>
          <table:table-cell office:value-type="float" office:value="4.31570076942444" calcext:value-type="float">
            <text:p>4.3157007694</text:p>
          </table:table-cell>
          <table:table-cell office:value-type="float" office:value="0.0000791549682617187" calcext:value-type="float">
            <text:p>0.000079155</text:p>
          </table:table-cell>
          <table:table-cell office:value-type="float" office:value="0.000239133834838867" calcext:value-type="float">
            <text:p>0.0002391338</text:p>
          </table:table-cell>
          <table:table-cell office:value-type="float" office:value="0.837703943252564" calcext:value-type="float">
            <text:p>0.8377039433</text:p>
          </table:table-cell>
          <table:table-cell office:value-type="float" office:value="5.15378379821777" calcext:value-type="float">
            <text:p>5.1537837982</text:p>
          </table:table-cell>
        </table:table-row>
        <table:table-row table:style-name="ro1">
          <table:table-cell office:value-type="float" office:value="0.00000715255737304688" calcext:value-type="float">
            <text:p>7.15255737304688E-06</text:p>
          </table:table-cell>
          <table:table-cell office:value-type="float" office:value="0.000391960144042969" calcext:value-type="float">
            <text:p>0.0003919601</text:p>
          </table:table-cell>
          <table:table-cell office:value-type="float" office:value="4.30439209938049" calcext:value-type="float">
            <text:p>4.3043920994</text:p>
          </table:table-cell>
          <table:table-cell office:value-type="float" office:value="0.000080108642578125" calcext:value-type="float">
            <text:p>8.0108642578125E-05</text:p>
          </table:table-cell>
          <table:table-cell office:value-type="float" office:value="0.000238895416259766" calcext:value-type="float">
            <text:p>0.0002388954</text:p>
          </table:table-cell>
          <table:table-cell office:value-type="float" office:value="0.838133335113525" calcext:value-type="float">
            <text:p>0.8381333351</text:p>
          </table:table-cell>
          <table:table-cell office:value-type="float" office:value="5.14324355125427" calcext:value-type="float">
            <text:p>5.1432435513</text:p>
          </table:table-cell>
        </table:table-row>
        <table:table-row table:style-name="ro1">
          <table:table-cell office:value-type="float" office:value="0.00000691413879394531" calcext:value-type="float">
            <text:p>6.91413879394531E-06</text:p>
          </table:table-cell>
          <table:table-cell office:value-type="float" office:value="0.000323057174682617" calcext:value-type="float">
            <text:p>0.0003230572</text:p>
          </table:table-cell>
          <table:table-cell office:value-type="float" office:value="4.3863320350647" calcext:value-type="float">
            <text:p>4.3863320351</text:p>
          </table:table-cell>
          <table:table-cell office:value-type="float" office:value="0.0000779628753662109" calcext:value-type="float">
            <text:p>7.79628753662109E-05</text:p>
          </table:table-cell>
          <table:table-cell office:value-type="float" office:value="0.000236749649047852" calcext:value-type="float">
            <text:p>0.0002367496</text:p>
          </table:table-cell>
          <table:table-cell office:value-type="float" office:value="0.857513904571533" calcext:value-type="float">
            <text:p>0.8575139046</text:p>
          </table:table-cell>
          <table:table-cell office:value-type="float" office:value="5.24449062347412" calcext:value-type="float">
            <text:p>5.2444906235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344038009643555" calcext:value-type="float">
            <text:p>0.000344038</text:p>
          </table:table-cell>
          <table:table-cell office:value-type="float" office:value="4.37879991531372" calcext:value-type="float">
            <text:p>4.3787999153</text:p>
          </table:table-cell>
          <table:table-cell office:value-type="float" office:value="0.0000798702239990234" calcext:value-type="float">
            <text:p>7.98702239990234E-05</text:p>
          </table:table-cell>
          <table:table-cell office:value-type="float" office:value="0.000239133834838867" calcext:value-type="float">
            <text:p>0.0002391338</text:p>
          </table:table-cell>
          <table:table-cell office:value-type="float" office:value="0.839181900024414" calcext:value-type="float">
            <text:p>0.8391819</text:p>
          </table:table-cell>
          <table:table-cell office:value-type="float" office:value="5.21865081787109" calcext:value-type="float">
            <text:p>5.2186508179</text:p>
          </table:table-cell>
        </table:table-row>
        <table:table-row table:style-name="ro1">
          <table:table-cell office:value-type="float" office:value="0.00000691413879394531" calcext:value-type="float">
            <text:p>6.91413879394531E-06</text:p>
          </table:table-cell>
          <table:table-cell office:value-type="float" office:value="0.000549793243408203" calcext:value-type="float">
            <text:p>0.0005497932</text:p>
          </table:table-cell>
          <table:table-cell office:value-type="float" office:value="4.38057017326355" calcext:value-type="float">
            <text:p>4.3805701733</text:p>
          </table:table-cell>
          <table:table-cell office:value-type="float" office:value="0.0000760555267333984" calcext:value-type="float">
            <text:p>7.60555267333984E-05</text:p>
          </table:table-cell>
          <table:table-cell office:value-type="float" office:value="0.000240325927734375" calcext:value-type="float">
            <text:p>0.0002403259</text:p>
          </table:table-cell>
          <table:table-cell office:value-type="float" office:value="0.840039968490601" calcext:value-type="float">
            <text:p>0.8400399685</text:p>
          </table:table-cell>
          <table:table-cell office:value-type="float" office:value="5.22148323059082" calcext:value-type="float">
            <text:p>5.2214832306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337839126586914" calcext:value-type="float">
            <text:p>0.0003378391</text:p>
          </table:table-cell>
          <table:table-cell office:value-type="float" office:value="4.37581706047058" calcext:value-type="float">
            <text:p>4.3758170605</text:p>
          </table:table-cell>
          <table:table-cell office:value-type="float" office:value="0.0000872611999511719" calcext:value-type="float">
            <text:p>8.72611999511719E-05</text:p>
          </table:table-cell>
          <table:table-cell office:value-type="float" office:value="0.000243902206420898" calcext:value-type="float">
            <text:p>0.0002439022</text:p>
          </table:table-cell>
          <table:table-cell office:value-type="float" office:value="0.840232372283935" calcext:value-type="float">
            <text:p>0.8402323723</text:p>
          </table:table-cell>
          <table:table-cell office:value-type="float" office:value="5.21672439575195" calcext:value-type="float">
            <text:p>5.2167243958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32806396484375" calcext:value-type="float">
            <text:p>0.000328064</text:p>
          </table:table-cell>
          <table:table-cell office:value-type="float" office:value="4.42509317398071" calcext:value-type="float">
            <text:p>4.425093174</text:p>
          </table:table-cell>
          <table:table-cell office:value-type="float" office:value="0.0000791549682617187" calcext:value-type="float">
            <text:p>0.000079155</text:p>
          </table:table-cell>
          <table:table-cell office:value-type="float" office:value="0.000236988067626953" calcext:value-type="float">
            <text:p>0.0002369881</text:p>
          </table:table-cell>
          <table:table-cell office:value-type="float" office:value="0.840328931808472" calcext:value-type="float">
            <text:p>0.8403289318</text:p>
          </table:table-cell>
          <table:table-cell office:value-type="float" office:value="5.26607227325439" calcext:value-type="float">
            <text:p>5.2660722733</text:p>
          </table:table-cell>
        </table:table-row>
        <table:table-row table:style-name="ro1">
          <table:table-cell office:value-type="float" office:value="0.00000691413879394531" calcext:value-type="float">
            <text:p>6.91413879394531E-06</text:p>
          </table:table-cell>
          <table:table-cell office:value-type="float" office:value="0.000399112701416016" calcext:value-type="float">
            <text:p>0.0003991127</text:p>
          </table:table-cell>
          <table:table-cell office:value-type="float" office:value="4.42803812026978" calcext:value-type="float">
            <text:p>4.4280381203</text:p>
          </table:table-cell>
          <table:table-cell office:value-type="float" office:value="0.0000886917114257813" calcext:value-type="float">
            <text:p>8.86917114257813E-05</text:p>
          </table:table-cell>
          <table:table-cell office:value-type="float" office:value="0.000252008438110352" calcext:value-type="float">
            <text:p>0.0002520084</text:p>
          </table:table-cell>
          <table:table-cell office:value-type="float" office:value="0.837568998336792" calcext:value-type="float">
            <text:p>0.8375689983</text:p>
          </table:table-cell>
          <table:table-cell office:value-type="float" office:value="5.26635384559631" calcext:value-type="float">
            <text:p>5.2663538456</text:p>
          </table:table-cell>
        </table:table-row>
        <table:table-row table:style-name="ro1">
          <table:table-cell office:value-type="float" office:value="0.00000691413879394531" calcext:value-type="float">
            <text:p>6.91413879394531E-06</text:p>
          </table:table-cell>
          <table:table-cell office:value-type="float" office:value="0.000318050384521484" calcext:value-type="float">
            <text:p>0.0003180504</text:p>
          </table:table-cell>
          <table:table-cell office:value-type="float" office:value="4.40051913261414" calcext:value-type="float">
            <text:p>4.4005191326</text:p>
          </table:table-cell>
          <table:table-cell office:value-type="float" office:value="0.0000798702239990234" calcext:value-type="float">
            <text:p>7.98702239990234E-05</text:p>
          </table:table-cell>
          <table:table-cell office:value-type="float" office:value="0.000235080718994141" calcext:value-type="float">
            <text:p>0.0002350807</text:p>
          </table:table-cell>
          <table:table-cell office:value-type="float" office:value="0.839120864868164" calcext:value-type="float">
            <text:p>0.8391208649</text:p>
          </table:table-cell>
          <table:table-cell office:value-type="float" office:value="5.24027991294861" calcext:value-type="float">
            <text:p>5.2402799129</text:p>
          </table:table-cell>
        </table:table-row>
        <table:table-row table:style-name="ro1">
          <table:table-cell office:value-type="float" office:value="0.00000715255737304688" calcext:value-type="float">
            <text:p>7.15255737304688E-06</text:p>
          </table:table-cell>
          <table:table-cell office:value-type="float" office:value="0.000320196151733398" calcext:value-type="float">
            <text:p>0.0003201962</text:p>
          </table:table-cell>
          <table:table-cell office:value-type="float" office:value="4.40558004379272" calcext:value-type="float">
            <text:p>4.4055800438</text:p>
          </table:table-cell>
          <table:table-cell office:value-type="float" office:value="0.00008392333984375" calcext:value-type="float">
            <text:p>8.392333984375E-05</text:p>
          </table:table-cell>
          <table:table-cell office:value-type="float" office:value="0.000253915786743164" calcext:value-type="float">
            <text:p>0.0002539158</text:p>
          </table:table-cell>
          <table:table-cell office:value-type="float" office:value="0.840192079544067" calcext:value-type="float">
            <text:p>0.8401920795</text:p>
          </table:table-cell>
          <table:table-cell office:value-type="float" office:value="5.24643731117249" calcext:value-type="float">
            <text:p>5.2464373112</text:p>
          </table:table-cell>
        </table:table-row>
        <table:table-row table:style-name="ro1">
          <table:table-cell office:value-type="float" office:value="0.00000619888305664063" calcext:value-type="float">
            <text:p>6.19888305664063E-06</text:p>
          </table:table-cell>
          <table:table-cell office:value-type="float" office:value="0.000322818756103516" calcext:value-type="float">
            <text:p>0.0003228188</text:p>
          </table:table-cell>
          <table:table-cell office:value-type="float" office:value="4.42198824882507" calcext:value-type="float">
            <text:p>4.4219882488</text:p>
          </table:table-cell>
          <table:table-cell office:value-type="float" office:value="0.0000813007354736328" calcext:value-type="float">
            <text:p>8.13007354736328E-05</text:p>
          </table:table-cell>
          <table:table-cell office:value-type="float" office:value="0.000237941741943359" calcext:value-type="float">
            <text:p>0.0002379417</text:p>
          </table:table-cell>
          <table:table-cell office:value-type="float" office:value="0.841604709625244" calcext:value-type="float">
            <text:p>0.8416047096</text:p>
          </table:table-cell>
          <table:table-cell office:value-type="float" office:value="5.26424121856689" calcext:value-type="float">
            <text:p>5.2642412186</text:p>
          </table:table-cell>
        </table:table-row>
        <table:table-row table:style-name="ro1">
          <table:table-cell office:value-type="float" office:value="0.00000619888305664063" calcext:value-type="float">
            <text:p>6.19888305664063E-06</text:p>
          </table:table-cell>
          <table:table-cell office:value-type="float" office:value="0.00032806396484375" calcext:value-type="float">
            <text:p>0.000328064</text:p>
          </table:table-cell>
          <table:table-cell office:value-type="float" office:value="4.41708111763001" calcext:value-type="float">
            <text:p>4.4170811176</text:p>
          </table:table-cell>
          <table:table-cell office:value-type="float" office:value="0.0000791549682617187" calcext:value-type="float">
            <text:p>0.000079155</text:p>
          </table:table-cell>
          <table:table-cell office:value-type="float" office:value="0.000238656997680664" calcext:value-type="float">
            <text:p>0.000238657</text:p>
          </table:table-cell>
          <table:table-cell office:value-type="float" office:value="0.83982515335083" calcext:value-type="float">
            <text:p>0.8398251534</text:p>
          </table:table-cell>
          <table:table-cell office:value-type="float" office:value="5.25755834579468" calcext:value-type="float">
            <text:p>5.2575583458</text:p>
          </table:table-cell>
        </table:table-row>
        <table:table-row table:style-name="ro1">
          <table:table-cell office:value-type="float" office:value="0.0000057220458984375" calcext:value-type="float">
            <text:p>0.000005722</text:p>
          </table:table-cell>
          <table:table-cell office:value-type="float" office:value="0.000319957733154297" calcext:value-type="float">
            <text:p>0.0003199577</text:p>
          </table:table-cell>
          <table:table-cell office:value-type="float" office:value="4.4327917098999" calcext:value-type="float">
            <text:p>4.4327917099</text:p>
          </table:table-cell>
          <table:table-cell office:value-type="float" office:value="0.00008392333984375" calcext:value-type="float">
            <text:p>8.392333984375E-05</text:p>
          </table:table-cell>
          <table:table-cell office:value-type="float" office:value="0.000262975692749023" calcext:value-type="float">
            <text:p>0.0002629757</text:p>
          </table:table-cell>
          <table:table-cell office:value-type="float" office:value="0.840935945510864" calcext:value-type="float">
            <text:p>0.8409359455</text:p>
          </table:table-cell>
          <table:table-cell office:value-type="float" office:value="5.27440023422241" calcext:value-type="float">
            <text:p>5.2744002342</text:p>
          </table:table-cell>
        </table:table-row>
        <table:table-row table:style-name="ro1">
          <table:table-cell office:value-type="float" office:value="0.00000619888305664063" calcext:value-type="float">
            <text:p>6.19888305664063E-06</text:p>
          </table:table-cell>
          <table:table-cell office:value-type="float" office:value="0.000573158264160156" calcext:value-type="float">
            <text:p>0.0005731583</text:p>
          </table:table-cell>
          <table:table-cell office:value-type="float" office:value="4.40556693077087" calcext:value-type="float">
            <text:p>4.4055669308</text:p>
          </table:table-cell>
          <table:table-cell office:value-type="float" office:value="0.0000798702239990234" calcext:value-type="float">
            <text:p>7.98702239990234E-05</text:p>
          </table:table-cell>
          <table:table-cell office:value-type="float" office:value="0.000236988067626953" calcext:value-type="float">
            <text:p>0.0002369881</text:p>
          </table:table-cell>
          <table:table-cell office:value-type="float" office:value="0.840968132019043" calcext:value-type="float">
            <text:p>0.840968132</text:p>
          </table:table-cell>
          <table:table-cell office:value-type="float" office:value="5.24743127822876" calcext:value-type="float">
            <text:p>5.2474312782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402927398681641" calcext:value-type="float">
            <text:p>0.0004029274</text:p>
          </table:table-cell>
          <table:table-cell office:value-type="float" office:value="4.40900611877441" calcext:value-type="float">
            <text:p>4.4090061188</text:p>
          </table:table-cell>
          <table:table-cell office:value-type="float" office:value="0.0000841617584228516" calcext:value-type="float">
            <text:p>8.41617584228516E-05</text:p>
          </table:table-cell>
          <table:table-cell office:value-type="float" office:value="0.000236988067626953" calcext:value-type="float">
            <text:p>0.0002369881</text:p>
          </table:table-cell>
          <table:table-cell office:value-type="float" office:value="0.840218067169189" calcext:value-type="float">
            <text:p>0.8402180672</text:p>
          </table:table-cell>
          <table:table-cell office:value-type="float" office:value="5.24995422363281" calcext:value-type="float">
            <text:p>5.2499542236</text:p>
          </table:table-cell>
        </table:table-row>
        <table:table-row table:style-name="ro1">
          <table:table-cell office:value-type="float" office:value="0.00000786781311035156" calcext:value-type="float">
            <text:p>7.86781311035156E-06</text:p>
          </table:table-cell>
          <table:table-cell office:value-type="float" office:value="0.000226020812988281" calcext:value-type="float">
            <text:p>0.0002260208</text:p>
          </table:table-cell>
          <table:table-cell office:value-type="float" office:value="4.40888214111328" calcext:value-type="float">
            <text:p>4.4088821411</text:p>
          </table:table-cell>
          <table:table-cell office:value-type="float" office:value="0.0000948905944824219" calcext:value-type="float">
            <text:p>9.48905944824219E-05</text:p>
          </table:table-cell>
          <table:table-cell office:value-type="float" office:value="0.000248193740844727" calcext:value-type="float">
            <text:p>0.0002481937</text:p>
          </table:table-cell>
          <table:table-cell office:value-type="float" office:value="0.838737964630127" calcext:value-type="float">
            <text:p>0.8387379646</text:p>
          </table:table-cell>
          <table:table-cell office:value-type="float" office:value="5.24819707870483" calcext:value-type="float">
            <text:p>5.2481970787</text:p>
          </table:table-cell>
        </table:table-row>
        <table:table-row table:style-name="ro1">
          <table:table-cell office:value-type="float" office:value="0.00000619888305664063" calcext:value-type="float">
            <text:p>6.19888305664063E-06</text:p>
          </table:table-cell>
          <table:table-cell office:value-type="float" office:value="0.0000579357147216797" calcext:value-type="float">
            <text:p>5.79357147216797E-05</text:p>
          </table:table-cell>
          <table:table-cell office:value-type="float" office:value="0.453703880310059" calcext:value-type="float">
            <text:p>0.4537038803</text:p>
          </table:table-cell>
          <table:table-cell office:value-type="float" office:value="0.0000317096710205078" calcext:value-type="float">
            <text:p>3.17096710205078E-05</text:p>
          </table:table-cell>
          <table:table-cell office:value-type="float" office:value="0.000112056732177734" calcext:value-type="float">
            <text:p>0.0001120567</text:p>
          </table:table-cell>
          <table:table-cell office:value-type="float" office:value="0.0830752849578857" calcext:value-type="float">
            <text:p>0.083075285</text:p>
          </table:table-cell>
          <table:table-cell office:value-type="float" office:value="0.536987066268921" calcext:value-type="float">
            <text:p>0.5369870663</text:p>
          </table:table-cell>
        </table:table-row>
        <table:table-row table:style-name="ro1">
          <table:table-cell office:value-type="float" office:value="0.00000715255737304688" calcext:value-type="float">
            <text:p>7.15255737304688E-06</text:p>
          </table:table-cell>
          <table:table-cell office:value-type="float" office:value="0.000213861465454102" calcext:value-type="float">
            <text:p>0.0002138615</text:p>
          </table:table-cell>
          <table:table-cell office:value-type="float" office:value="0.896124839782715" calcext:value-type="float">
            <text:p>0.8961248398</text:p>
          </table:table-cell>
          <table:table-cell office:value-type="float" office:value="0.0000298023223876953" calcext:value-type="float">
            <text:p>2.98023223876953E-05</text:p>
          </table:table-cell>
          <table:table-cell office:value-type="float" office:value="0.000111103057861328" calcext:value-type="float">
            <text:p>0.0001111031</text:p>
          </table:table-cell>
          <table:table-cell office:value-type="float" office:value="0.168052911758423" calcext:value-type="float">
            <text:p>0.1680529118</text:p>
          </table:table-cell>
          <table:table-cell office:value-type="float" office:value="1.06453967094421" calcext:value-type="float">
            <text:p>1.0645396709</text:p>
          </table:table-cell>
        </table:table-row>
        <table:table-row table:style-name="ro1">
          <table:table-cell office:value-type="float" office:value="0.00000619888305664063" calcext:value-type="float">
            <text:p>6.19888305664063E-06</text:p>
          </table:table-cell>
          <table:table-cell office:value-type="float" office:value="0.000406980514526367" calcext:value-type="float">
            <text:p>0.0004069805</text:p>
          </table:table-cell>
          <table:table-cell office:value-type="float" office:value="1.35044288635254" calcext:value-type="float">
            <text:p>1.3504428864</text:p>
          </table:table-cell>
          <table:table-cell office:value-type="float" office:value="0.0000491142272949219" calcext:value-type="float">
            <text:p>4.91142272949219E-05</text:p>
          </table:table-cell>
          <table:table-cell office:value-type="float" office:value="0.000129222869873047" calcext:value-type="float">
            <text:p>0.0001292229</text:p>
          </table:table-cell>
          <table:table-cell office:value-type="float" office:value="0.25409197807312" calcext:value-type="float">
            <text:p>0.2540919781</text:p>
          </table:table-cell>
          <table:table-cell office:value-type="float" office:value="1.60512638092041" calcext:value-type="float">
            <text:p>1.6051263809</text:p>
          </table:table-cell>
        </table:table-row>
        <table:table-row table:style-name="ro1">
          <table:table-cell office:value-type="float" office:value="0.0000309944152832031" calcext:value-type="float">
            <text:p>3.09944152832031E-05</text:p>
          </table:table-cell>
          <table:table-cell office:value-type="float" office:value="0.000303983688354492" calcext:value-type="float">
            <text:p>0.0003039837</text:p>
          </table:table-cell>
          <table:table-cell office:value-type="float" office:value="1.80166029930115" calcext:value-type="float">
            <text:p>1.8016602993</text:p>
          </table:table-cell>
          <table:table-cell office:value-type="float" office:value="0.000041961669921875" calcext:value-type="float">
            <text:p>4.1961669921875E-05</text:p>
          </table:table-cell>
          <table:table-cell office:value-type="float" office:value="0.000236988067626953" calcext:value-type="float">
            <text:p>0.0002369881</text:p>
          </table:table-cell>
          <table:table-cell office:value-type="float" office:value="0.354597091674805" calcext:value-type="float">
            <text:p>0.3545970917</text:p>
          </table:table-cell>
          <table:table-cell office:value-type="float" office:value="2.15687131881714" calcext:value-type="float">
            <text:p>2.1568713188</text:p>
          </table:table-cell>
        </table:table-row>
        <table:table-row table:style-name="ro1">
          <table:table-cell office:value-type="float" office:value="0.00000619888305664063" calcext:value-type="float">
            <text:p>6.19888305664063E-06</text:p>
          </table:table-cell>
          <table:table-cell office:value-type="float" office:value="0.000411272048950195" calcext:value-type="float">
            <text:p>0.000411272</text:p>
          </table:table-cell>
          <table:table-cell office:value-type="float" office:value="2.22298812866211" calcext:value-type="float">
            <text:p>2.2229881287</text:p>
          </table:table-cell>
          <table:table-cell office:value-type="float" office:value="0.000159025192260742" calcext:value-type="float">
            <text:p>0.0001590252</text:p>
          </table:table-cell>
          <table:table-cell office:value-type="float" office:value="0.000163078308105469" calcext:value-type="float">
            <text:p>0.0001630783</text:p>
          </table:table-cell>
          <table:table-cell office:value-type="float" office:value="0.429078102111816" calcext:value-type="float">
            <text:p>0.4290781021</text:p>
          </table:table-cell>
          <table:table-cell office:value-type="float" office:value="2.6528058052063" calcext:value-type="float">
            <text:p>2.6528058052</text:p>
          </table:table-cell>
        </table:table-row>
        <table:table-row table:style-name="ro1">
          <table:table-cell office:value-type="float" office:value="0.00000691413879394531" calcext:value-type="float">
            <text:p>6.91413879394531E-06</text:p>
          </table:table-cell>
          <table:table-cell office:value-type="float" office:value="0.000329017639160156" calcext:value-type="float">
            <text:p>0.0003290176</text:p>
          </table:table-cell>
          <table:table-cell office:value-type="float" office:value="2.65981316566467" calcext:value-type="float">
            <text:p>2.6598131657</text:p>
          </table:table-cell>
          <table:table-cell office:value-type="float" office:value="0.000192165374755859" calcext:value-type="float">
            <text:p>0.0001921654</text:p>
          </table:table-cell>
          <table:table-cell office:value-type="float" office:value="0.000180959701538086" calcext:value-type="float">
            <text:p>0.0001809597</text:p>
          </table:table-cell>
          <table:table-cell office:value-type="float" office:value="0.519030094146729" calcext:value-type="float">
            <text:p>0.5190300941</text:p>
          </table:table-cell>
          <table:table-cell office:value-type="float" office:value="3.17955231666565" calcext:value-type="float">
            <text:p>3.1795523167</text:p>
          </table:table-cell>
        </table:table-row>
        <table:table-row table:style-name="ro1">
          <table:table-cell office:value-type="float" office:value="0.00000476837158203125" calcext:value-type="float">
            <text:p>4.76837158203125E-06</text:p>
          </table:table-cell>
          <table:table-cell office:value-type="float" office:value="0.00039982795715332" calcext:value-type="float">
            <text:p>0.000399828</text:p>
          </table:table-cell>
          <table:table-cell office:value-type="float" office:value="3.12737083435059" calcext:value-type="float">
            <text:p>3.1273708344</text:p>
          </table:table-cell>
          <table:table-cell office:value-type="float" office:value="0.0000641345977783203" calcext:value-type="float">
            <text:p>6.41345977783203E-05</text:p>
          </table:table-cell>
          <table:table-cell office:value-type="float" office:value="0.000348091125488281" calcext:value-type="float">
            <text:p>0.0003480911</text:p>
          </table:table-cell>
          <table:table-cell office:value-type="float" office:value="0.594440937042236" calcext:value-type="float">
            <text:p>0.594440937</text:p>
          </table:table-cell>
          <table:table-cell office:value-type="float" office:value="3.72262859344482" calcext:value-type="float">
            <text:p>3.7226285934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256061553955078" calcext:value-type="float">
            <text:p>0.0002560616</text:p>
          </table:table-cell>
          <table:table-cell office:value-type="float" office:value="3.52922296524048" calcext:value-type="float">
            <text:p>3.5292229652</text:p>
          </table:table-cell>
          <table:table-cell office:value-type="float" office:value="0.0000679492950439453" calcext:value-type="float">
            <text:p>6.79492950439453E-05</text:p>
          </table:table-cell>
          <table:table-cell office:value-type="float" office:value="0.000211954116821289" calcext:value-type="float">
            <text:p>0.0002119541</text:p>
          </table:table-cell>
          <table:table-cell office:value-type="float" office:value="0.694271087646484" calcext:value-type="float">
            <text:p>0.6942710876</text:p>
          </table:table-cell>
          <table:table-cell office:value-type="float" office:value="4.22403597831726" calcext:value-type="float">
            <text:p>4.2240359783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337123870849609" calcext:value-type="float">
            <text:p>0.0003371239</text:p>
          </table:table-cell>
          <table:table-cell office:value-type="float" office:value="4.00826597213745" calcext:value-type="float">
            <text:p>4.0082659721</text:p>
          </table:table-cell>
          <table:table-cell office:value-type="float" office:value="0.0000712871551513672" calcext:value-type="float">
            <text:p>7.12871551513672E-05</text:p>
          </table:table-cell>
          <table:table-cell office:value-type="float" office:value="0.0002288818359375" calcext:value-type="float">
            <text:p>0.0002288818</text:p>
          </table:table-cell>
          <table:table-cell office:value-type="float" office:value="0.783688306808472" calcext:value-type="float">
            <text:p>0.7836883068</text:p>
          </table:table-cell>
          <table:table-cell office:value-type="float" office:value="4.79259753227234" calcext:value-type="float">
            <text:p>4.7925975323</text:p>
          </table:table-cell>
        </table:table-row>
        <table:table-row table:style-name="ro1">
          <table:table-cell office:value-type="float" office:value="0.00000691413879394531" calcext:value-type="float">
            <text:p>6.91413879394531E-06</text:p>
          </table:table-cell>
          <table:table-cell office:value-type="float" office:value="0.000320911407470703" calcext:value-type="float">
            <text:p>0.0003209114</text:p>
          </table:table-cell>
          <table:table-cell office:value-type="float" office:value="4.41943383216858" calcext:value-type="float">
            <text:p>4.4194338322</text:p>
          </table:table-cell>
          <table:table-cell office:value-type="float" office:value="0.0000822544097900391" calcext:value-type="float">
            <text:p>8.22544097900391E-05</text:p>
          </table:table-cell>
          <table:table-cell office:value-type="float" office:value="0.000455856323242188" calcext:value-type="float">
            <text:p>0.0004558563</text:p>
          </table:table-cell>
          <table:table-cell office:value-type="float" office:value="0.863358020782471" calcext:value-type="float">
            <text:p>0.8633580208</text:p>
          </table:table-cell>
          <table:table-cell office:value-type="float" office:value="5.28365778923035" calcext:value-type="float">
            <text:p>5.2836577892</text:p>
          </table:table-cell>
        </table:table-row>
        <table:table-row table:style-name="ro1">
          <table:table-cell office:value-type="float" office:value="0.00000691413879394531" calcext:value-type="float">
            <text:p>6.91413879394531E-06</text:p>
          </table:table-cell>
          <table:table-cell office:value-type="float" office:value="0.000248193740844727" calcext:value-type="float">
            <text:p>0.0002481937</text:p>
          </table:table-cell>
          <table:table-cell office:value-type="float" office:value="4.88674902915955" calcext:value-type="float">
            <text:p>4.8867490292</text:p>
          </table:table-cell>
          <table:table-cell office:value-type="float" office:value="0.0000882148742675781" calcext:value-type="float">
            <text:p>8.82148742675781E-05</text:p>
          </table:table-cell>
          <table:table-cell office:value-type="float" office:value="0.000506162643432617" calcext:value-type="float">
            <text:p>0.0005061626</text:p>
          </table:table-cell>
          <table:table-cell office:value-type="float" office:value="0.965875864028931" calcext:value-type="float">
            <text:p>0.965875864</text:p>
          </table:table-cell>
          <table:table-cell office:value-type="float" office:value="5.85347437858582" calcext:value-type="float">
            <text:p>5.8534743786</text:p>
          </table:table-cell>
        </table:table-row>
        <table:table-row table:style-name="ro1">
          <table:table-cell office:value-type="float" office:value="0.00000619888305664063" calcext:value-type="float">
            <text:p>6.19888305664063E-06</text:p>
          </table:table-cell>
          <table:table-cell office:value-type="float" office:value="0.000337839126586914" calcext:value-type="float">
            <text:p>0.0003378391</text:p>
          </table:table-cell>
          <table:table-cell office:value-type="float" office:value="5.33370494842529" calcext:value-type="float">
            <text:p>5.3337049484</text:p>
          </table:table-cell>
          <table:table-cell office:value-type="float" office:value="0.0000939369201660156" calcext:value-type="float">
            <text:p>9.39369201660156E-05</text:p>
          </table:table-cell>
          <table:table-cell office:value-type="float" office:value="0.000526189804077148" calcext:value-type="float">
            <text:p>0.0005261898</text:p>
          </table:table-cell>
          <table:table-cell office:value-type="float" office:value="1.04914784431458" calcext:value-type="float">
            <text:p>1.0491478443</text:p>
          </table:table-cell>
          <table:table-cell office:value-type="float" office:value="6.38381695747376" calcext:value-type="float">
            <text:p>6.3838169575</text:p>
          </table:table-cell>
        </table:table-row>
        <table:table-row table:style-name="ro1">
          <table:table-cell office:value-type="float" office:value="0.00000619888305664063" calcext:value-type="float">
            <text:p>6.19888305664063E-06</text:p>
          </table:table-cell>
          <table:table-cell office:value-type="float" office:value="0.000309944152832031" calcext:value-type="float">
            <text:p>0.0003099442</text:p>
          </table:table-cell>
          <table:table-cell office:value-type="float" office:value="5.72160410881043" calcext:value-type="float">
            <text:p>5.7216041088</text:p>
          </table:table-cell>
          <table:table-cell office:value-type="float" office:value="0.000375032424926758" calcext:value-type="float">
            <text:p>0.0003750324</text:p>
          </table:table-cell>
          <table:table-cell office:value-type="float" office:value="0.00056910514831543" calcext:value-type="float">
            <text:p>0.0005691051</text:p>
          </table:table-cell>
          <table:table-cell office:value-type="float" office:value="1.1380729675293" calcext:value-type="float">
            <text:p>1.1380729675</text:p>
          </table:table-cell>
          <table:table-cell office:value-type="float" office:value="6.86093735694885" calcext:value-type="float">
            <text:p>6.8609373569</text:p>
          </table:table-cell>
        </table:table-row>
        <table:table-row table:style-name="ro1">
          <table:table-cell office:value-type="float" office:value="0.00000691413879394531" calcext:value-type="float">
            <text:p>6.91413879394531E-06</text:p>
          </table:table-cell>
          <table:table-cell office:value-type="float" office:value="0.000327825546264648" calcext:value-type="float">
            <text:p>0.0003278255</text:p>
          </table:table-cell>
          <table:table-cell office:value-type="float" office:value="6.17856788635254" calcext:value-type="float">
            <text:p>6.1785678864</text:p>
          </table:table-cell>
          <table:table-cell office:value-type="float" office:value="0.000412940979003906" calcext:value-type="float">
            <text:p>0.000412941</text:p>
          </table:table-cell>
          <table:table-cell office:value-type="float" office:value="0.000607013702392578" calcext:value-type="float">
            <text:p>0.0006070137</text:p>
          </table:table-cell>
          <table:table-cell office:value-type="float" office:value="1.24036908149719" calcext:value-type="float">
            <text:p>1.2403690815</text:p>
          </table:table-cell>
          <table:table-cell office:value-type="float" office:value="7.42029166221619" calcext:value-type="float">
            <text:p>7.4202916622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391960144042969" calcext:value-type="float">
            <text:p>0.0003919601</text:p>
          </table:table-cell>
          <table:table-cell office:value-type="float" office:value="6.66901183128357" calcext:value-type="float">
            <text:p>6.6690118313</text:p>
          </table:table-cell>
          <table:table-cell office:value-type="float" office:value="0.000422954559326172" calcext:value-type="float">
            <text:p>0.0004229546</text:p>
          </table:table-cell>
          <table:table-cell office:value-type="float" office:value="0.000627994537353516" calcext:value-type="float">
            <text:p>0.0006279945</text:p>
          </table:table-cell>
          <table:table-cell office:value-type="float" office:value="1.31909084320068" calcext:value-type="float">
            <text:p>1.3190908432</text:p>
          </table:table-cell>
          <table:table-cell office:value-type="float" office:value="7.98955154418945" calcext:value-type="float">
            <text:p>7.9895515442</text:p>
          </table:table-cell>
        </table:table-row>
        <table:table-row table:style-name="ro1">
          <table:table-cell office:value-type="float" office:value="0.00000715255737304688" calcext:value-type="float">
            <text:p>7.15255737304688E-06</text:p>
          </table:table-cell>
          <table:table-cell office:value-type="float" office:value="0.000311851501464844" calcext:value-type="float">
            <text:p>0.0003118515</text:p>
          </table:table-cell>
          <table:table-cell office:value-type="float" office:value="7.10036087036133" calcext:value-type="float">
            <text:p>7.1003608704</text:p>
          </table:table-cell>
          <table:table-cell office:value-type="float" office:value="0.000497102737426758" calcext:value-type="float">
            <text:p>0.0004971027</text:p>
          </table:table-cell>
          <table:table-cell office:value-type="float" office:value="0.000694036483764648" calcext:value-type="float">
            <text:p>0.0006940365</text:p>
          </table:table-cell>
          <table:table-cell office:value-type="float" office:value="1.41074013710022" calcext:value-type="float">
            <text:p>1.4107401371</text:p>
          </table:table-cell>
          <table:table-cell office:value-type="float" office:value="8.51261115074158" calcext:value-type="float">
            <text:p>8.5126111507</text:p>
          </table:table-cell>
        </table:table-row>
        <table:table-row table:style-name="ro1">
          <table:table-cell office:value-type="float" office:value="0.00000691413879394531" calcext:value-type="float">
            <text:p>6.91413879394531E-06</text:p>
          </table:table-cell>
          <table:table-cell office:value-type="float" office:value="0.000443220138549805" calcext:value-type="float">
            <text:p>0.0004432201</text:p>
          </table:table-cell>
          <table:table-cell office:value-type="float" office:value="7.55405211448669" calcext:value-type="float">
            <text:p>7.5540521145</text:p>
          </table:table-cell>
          <table:table-cell office:value-type="float" office:value="0.000506162643432617" calcext:value-type="float">
            <text:p>0.0005061626</text:p>
          </table:table-cell>
          <table:table-cell office:value-type="float" office:value="0.000709056854248047" calcext:value-type="float">
            <text:p>0.0007090569</text:p>
          </table:table-cell>
          <table:table-cell office:value-type="float" office:value="1.50328588485718" calcext:value-type="float">
            <text:p>1.5032858849</text:p>
          </table:table-cell>
          <table:table-cell office:value-type="float" office:value="9.0590033531189" calcext:value-type="float">
            <text:p>9.0590033531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388145446777344" calcext:value-type="float">
            <text:p>0.0003881454</text:p>
          </table:table-cell>
          <table:table-cell office:value-type="float" office:value="7.98715209960938" calcext:value-type="float">
            <text:p>7.9871520996</text:p>
          </table:table-cell>
          <table:table-cell office:value-type="float" office:value="0.000538825988769531" calcext:value-type="float">
            <text:p>0.000538826</text:p>
          </table:table-cell>
          <table:table-cell office:value-type="float" office:value="0.000761985778808594" calcext:value-type="float">
            <text:p>0.0007619858</text:p>
          </table:table-cell>
          <table:table-cell office:value-type="float" office:value="1.59206485748291" calcext:value-type="float">
            <text:p>1.5920648575</text:p>
          </table:table-cell>
          <table:table-cell office:value-type="float" office:value="9.58091187477112" calcext:value-type="float">
            <text:p>9.5809118748</text:p>
          </table:table-cell>
        </table:table-row>
        <table:table-row table:style-name="ro1">
          <table:table-cell office:value-type="float" office:value="0.00000691413879394531" calcext:value-type="float">
            <text:p>6.91413879394531E-06</text:p>
          </table:table-cell>
          <table:table-cell office:value-type="float" office:value="0.00030207633972168" calcext:value-type="float">
            <text:p>0.0003020763</text:p>
          </table:table-cell>
          <table:table-cell office:value-type="float" office:value="8.80905604362488" calcext:value-type="float">
            <text:p>8.8090560436</text:p>
          </table:table-cell>
          <table:table-cell office:value-type="float" office:value="0.000563859939575195" calcext:value-type="float">
            <text:p>0.0005638599</text:p>
          </table:table-cell>
          <table:table-cell office:value-type="float" office:value="0.000845193862915039" calcext:value-type="float">
            <text:p>0.0008451939</text:p>
          </table:table-cell>
          <table:table-cell office:value-type="float" office:value="1.74832582473755" calcext:value-type="float">
            <text:p>1.7483258247</text:p>
          </table:table-cell>
          <table:table-cell office:value-type="float" office:value="10.5590999126434" calcext:value-type="float">
            <text:p>10.5590999126</text:p>
          </table:table-cell>
        </table:table-row>
        <table:table-row table:style-name="ro1">
          <table:table-cell office:value-type="float" office:value="0.00000691413879394531" calcext:value-type="float">
            <text:p>6.91413879394531E-06</text:p>
          </table:table-cell>
          <table:table-cell office:value-type="float" office:value="0.00033879280090332" calcext:value-type="float">
            <text:p>0.0003387928</text:p>
          </table:table-cell>
          <table:table-cell office:value-type="float" office:value="9.52753710746765" calcext:value-type="float">
            <text:p>9.5275371075</text:p>
          </table:table-cell>
          <table:table-cell office:value-type="float" office:value="0.00062108039855957" calcext:value-type="float">
            <text:p>0.0006210804</text:p>
          </table:table-cell>
          <table:table-cell office:value-type="float" office:value="0.00087285041809082" calcext:value-type="float">
            <text:p>0.0008728504</text:p>
          </table:table-cell>
          <table:table-cell office:value-type="float" office:value="1.90486192703247" calcext:value-type="float">
            <text:p>1.904861927</text:p>
          </table:table-cell>
          <table:table-cell office:value-type="float" office:value="11.4342386722565" calcext:value-type="float">
            <text:p>11.4342386723</text:p>
          </table:table-cell>
        </table:table-row>
        <table:table-row table:style-name="ro1">
          <table:table-cell office:value-type="float" office:value="0.00000691413879394531" calcext:value-type="float">
            <text:p>6.91413879394531E-06</text:p>
          </table:table-cell>
          <table:table-cell office:value-type="float" office:value="0.000681877136230469" calcext:value-type="float">
            <text:p>0.0006818771</text:p>
          </table:table-cell>
          <table:table-cell office:value-type="float" office:value="9.8730800151825" calcext:value-type="float">
            <text:p>9.8730800152</text:p>
          </table:table-cell>
          <table:table-cell office:value-type="float" office:value="0.000631093978881836" calcext:value-type="float">
            <text:p>0.000631094</text:p>
          </table:table-cell>
          <table:table-cell office:value-type="float" office:value="0.000880956649780273" calcext:value-type="float">
            <text:p>0.0008809566</text:p>
          </table:table-cell>
          <table:table-cell office:value-type="float" office:value="1.90701198577881" calcext:value-type="float">
            <text:p>1.9070119858</text:p>
          </table:table-cell>
          <table:table-cell office:value-type="float" office:value="11.782292842865" calcext:value-type="float">
            <text:p>11.7822928429</text:p>
          </table:table-cell>
        </table:table-row>
        <table:table-row table:style-name="ro1">
          <table:table-cell office:value-type="float" office:value="0.0000238418579101562" calcext:value-type="float">
            <text:p>2.38418579101562E-05</text:p>
          </table:table-cell>
          <table:table-cell office:value-type="float" office:value="0.000304222106933594" calcext:value-type="float">
            <text:p>0.0003042221</text:p>
          </table:table-cell>
          <table:table-cell office:value-type="float" office:value="9.77891707420349" calcext:value-type="float">
            <text:p>9.7789170742</text:p>
          </table:table-cell>
          <table:table-cell office:value-type="float" office:value="0.000597953796386719" calcext:value-type="float">
            <text:p>0.0005979538</text:p>
          </table:table-cell>
          <table:table-cell office:value-type="float" office:value="0.000891923904418945" calcext:value-type="float">
            <text:p>0.0008919239</text:p>
          </table:table-cell>
          <table:table-cell office:value-type="float" office:value="1.92482995986938" calcext:value-type="float">
            <text:p>1.9248299599</text:p>
          </table:table-cell>
          <table:table-cell office:value-type="float" office:value="11.7055649757385" calcext:value-type="float">
            <text:p>11.7055649757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391960144042969" calcext:value-type="float">
            <text:p>0.0003919601</text:p>
          </table:table-cell>
          <table:table-cell office:value-type="float" office:value="10.2793920040131" calcext:value-type="float">
            <text:p>10.279392004</text:p>
          </table:table-cell>
          <table:table-cell office:value-type="float" office:value="0.000658035278320313" calcext:value-type="float">
            <text:p>0.0006580353</text:p>
          </table:table-cell>
          <table:table-cell office:value-type="float" office:value="0.000952959060668945" calcext:value-type="float">
            <text:p>0.0009529591</text:p>
          </table:table-cell>
          <table:table-cell office:value-type="float" office:value="1.99739909172058" calcext:value-type="float">
            <text:p>1.9973990917</text:p>
          </table:table-cell>
          <table:table-cell office:value-type="float" office:value="12.2788000106812" calcext:value-type="float">
            <text:p>12.2788000107</text:p>
          </table:table-cell>
        </table:table-row>
        <table:table-row table:style-name="ro1">
          <table:table-cell office:value-type="float" office:value="0.00000691413879394531" calcext:value-type="float">
            <text:p>6.91413879394531E-06</text:p>
          </table:table-cell>
          <table:table-cell office:value-type="float" office:value="0.000301122665405273" calcext:value-type="float">
            <text:p>0.0003011227</text:p>
          </table:table-cell>
          <table:table-cell office:value-type="float" office:value="10.6527392864227" calcext:value-type="float">
            <text:p>10.6527392864</text:p>
          </table:table-cell>
          <table:table-cell office:value-type="float" office:value="0.000682353973388672" calcext:value-type="float">
            <text:p>0.000682354</text:p>
          </table:table-cell>
          <table:table-cell office:value-type="float" office:value="0.000950098037719727" calcext:value-type="float">
            <text:p>0.000950098</text:p>
          </table:table-cell>
          <table:table-cell office:value-type="float" office:value="2.13250374794006" calcext:value-type="float">
            <text:p>2.1325037479</text:p>
          </table:table-cell>
          <table:table-cell office:value-type="float" office:value="12.7871835231781" calcext:value-type="float">
            <text:p>12.7871835232</text:p>
          </table:table-cell>
        </table:table-row>
        <table:table-row table:style-name="ro1">
          <table:table-cell office:value-type="float" office:value="0.00000691413879394531" calcext:value-type="float">
            <text:p>6.91413879394531E-06</text:p>
          </table:table-cell>
          <table:table-cell office:value-type="float" office:value="0.000303030014038086" calcext:value-type="float">
            <text:p>0.00030303</text:p>
          </table:table-cell>
          <table:table-cell office:value-type="float" office:value="11.1285290718079" calcext:value-type="float">
            <text:p>11.1285290718</text:p>
          </table:table-cell>
          <table:table-cell office:value-type="float" office:value="0.00076603889465332" calcext:value-type="float">
            <text:p>0.0007660389</text:p>
          </table:table-cell>
          <table:table-cell office:value-type="float" office:value="0.00105381011962891" calcext:value-type="float">
            <text:p>0.0010538101</text:p>
          </table:table-cell>
          <table:table-cell office:value-type="float" office:value="2.21916675567627" calcext:value-type="float">
            <text:p>2.2191667557</text:p>
          </table:table-cell>
          <table:table-cell office:value-type="float" office:value="13.3498256206512" calcext:value-type="float">
            <text:p>13.3498256207</text:p>
          </table:table-cell>
        </table:table-row>
        <table:table-row table:style-name="ro1">
          <table:table-cell office:value-type="float" office:value="0.00000619888305664063" calcext:value-type="float">
            <text:p>6.19888305664063E-06</text:p>
          </table:table-cell>
          <table:table-cell office:value-type="float" office:value="0.000248908996582031" calcext:value-type="float">
            <text:p>0.000248909</text:p>
          </table:table-cell>
          <table:table-cell office:value-type="float" office:value="11.5894119739532" calcext:value-type="float">
            <text:p>11.589411974</text:p>
          </table:table-cell>
          <table:table-cell office:value-type="float" office:value="0.000718116760253906" calcext:value-type="float">
            <text:p>0.0007181168</text:p>
          </table:table-cell>
          <table:table-cell office:value-type="float" office:value="0.00104498863220215" calcext:value-type="float">
            <text:p>0.0010449886</text:p>
          </table:table-cell>
          <table:table-cell office:value-type="float" office:value="2.32944798469543" calcext:value-type="float">
            <text:p>2.3294479847</text:p>
          </table:table-cell>
          <table:table-cell office:value-type="float" office:value="13.9208781719208" calcext:value-type="float">
            <text:p>13.9208781719</text:p>
          </table:table-cell>
        </table:table-row>
        <table:table-row table:style-name="ro1">
          <table:table-cell office:value-type="float" office:value="0.00000691413879394531" calcext:value-type="float">
            <text:p>6.91413879394531E-06</text:p>
          </table:table-cell>
          <table:table-cell office:value-type="float" office:value="0.000243902206420898" calcext:value-type="float">
            <text:p>0.0002439022</text:p>
          </table:table-cell>
          <table:table-cell office:value-type="float" office:value="12.03733086586" calcext:value-type="float">
            <text:p>12.0373308659</text:p>
          </table:table-cell>
          <table:table-cell office:value-type="float" office:value="0.00081324577331543" calcext:value-type="float">
            <text:p>0.0008132458</text:p>
          </table:table-cell>
          <table:table-cell office:value-type="float" office:value="0.00109505653381348" calcext:value-type="float">
            <text:p>0.0010950565</text:p>
          </table:table-cell>
          <table:table-cell office:value-type="float" office:value="2.40091300010681" calcext:value-type="float">
            <text:p>2.4009130001</text:p>
          </table:table-cell>
          <table:table-cell office:value-type="float" office:value="14.4404029846191" calcext:value-type="float">
            <text:p>14.4404029846</text:p>
          </table:table-cell>
        </table:table-row>
        <table:table-row table:style-name="ro1">
          <table:table-cell office:value-type="float" office:value="0.00000715255737304688" calcext:value-type="float">
            <text:p>7.15255737304688E-06</text:p>
          </table:table-cell>
          <table:table-cell office:value-type="float" office:value="0.000245094299316406" calcext:value-type="float">
            <text:p>0.0002450943</text:p>
          </table:table-cell>
          <table:table-cell office:value-type="float" office:value="12.4008760452271" calcext:value-type="float">
            <text:p>12.4008760452</text:p>
          </table:table-cell>
          <table:table-cell office:value-type="float" office:value="0.000765085220336914" calcext:value-type="float">
            <text:p>0.0007650852</text:p>
          </table:table-cell>
          <table:table-cell office:value-type="float" office:value="0.0010981559753418" calcext:value-type="float">
            <text:p>0.001098156</text:p>
          </table:table-cell>
          <table:table-cell office:value-type="float" office:value="2.46489095687866" calcext:value-type="float">
            <text:p>2.4648909569</text:p>
          </table:table-cell>
          <table:table-cell office:value-type="float" office:value="14.8678824901581" calcext:value-type="float">
            <text:p>14.8678824902</text:p>
          </table:table-cell>
        </table:table-row>
        <table:table-row table:style-name="ro1">
          <table:table-cell office:value-type="float" office:value="0.00000715255737304688" calcext:value-type="float">
            <text:p>7.15255737304688E-06</text:p>
          </table:table-cell>
          <table:table-cell office:value-type="float" office:value="0.000250816345214844" calcext:value-type="float">
            <text:p>0.0002508163</text:p>
          </table:table-cell>
          <table:table-cell office:value-type="float" office:value="12.8189523220062" calcext:value-type="float">
            <text:p>12.818952322</text:p>
          </table:table-cell>
          <table:table-cell office:value-type="float" office:value="0.000802040100097656" calcext:value-type="float">
            <text:p>0.0008020401</text:p>
          </table:table-cell>
          <table:table-cell office:value-type="float" office:value="0.00116896629333496" calcext:value-type="float">
            <text:p>0.0011689663</text:p>
          </table:table-cell>
          <table:table-cell office:value-type="float" office:value="2.57865309715271" calcext:value-type="float">
            <text:p>2.5786530972</text:p>
          </table:table-cell>
          <table:table-cell office:value-type="float" office:value="15.399834394455" calcext:value-type="float">
            <text:p>15.3998343945</text:p>
          </table:table-cell>
        </table:table-row>
        <table:table-row table:style-name="ro1">
          <table:table-cell office:value-type="float" office:value="0.00000596046447753906" calcext:value-type="float">
            <text:p>5.96046447753906E-06</text:p>
          </table:table-cell>
          <table:table-cell office:value-type="float" office:value="0.000249147415161133" calcext:value-type="float">
            <text:p>0.0002491474</text:p>
          </table:table-cell>
          <table:table-cell office:value-type="float" office:value="13.3304159641266" calcext:value-type="float">
            <text:p>13.3304159641</text:p>
          </table:table-cell>
          <table:table-cell office:value-type="float" office:value="0.000831127166748047" calcext:value-type="float">
            <text:p>0.0008311272</text:p>
          </table:table-cell>
          <table:table-cell office:value-type="float" office:value="0.00122785568237305" calcext:value-type="float">
            <text:p>0.0012278557</text:p>
          </table:table-cell>
          <table:table-cell office:value-type="float" office:value="2.67336511611938" calcext:value-type="float">
            <text:p>2.6733651161</text:p>
          </table:table-cell>
          <table:table-cell office:value-type="float" office:value="16.0060951709747" calcext:value-type="float">
            <text:p>16.006095171</text:p>
          </table:table-cell>
        </table:table-row>
      </table:table>
      <table:table table:name="time_dtt" table:style-name="ta1"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30203" calcext:value-type="float">
            <text:p>302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29178" calcext:value-type="float">
            <text:p>291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28152" calcext:value-type="float">
            <text:p>281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27127" calcext:value-type="float">
            <text:p>271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26101" calcext:value-type="float">
            <text:p>26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25076" calcext:value-type="float">
            <text:p>250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24050" calcext:value-type="float">
            <text:p>240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23025" calcext:value-type="float">
            <text:p>230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21999" calcext:value-type="float">
            <text:p>21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20974" calcext:value-type="float">
            <text:p>209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19948" calcext:value-type="float">
            <text:p>199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18923" calcext:value-type="float">
            <text:p>189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17897" calcext:value-type="float">
            <text:p>178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16872" calcext:value-type="float">
            <text:p>168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15846" calcext:value-type="float">
            <text:p>158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14821" calcext:value-type="float">
            <text:p>148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13795" calcext:value-type="float">
            <text:p>137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12770" calcext:value-type="float">
            <text:p>1277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11744" calcext:value-type="float">
            <text:p>117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10719" calcext:value-type="float">
            <text:p>107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9693" calcext:value-type="float">
            <text:p>96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8668" calcext:value-type="float">
            <text:p>86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7642" calcext:value-type="float">
            <text:p>76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6617" calcext:value-type="float">
            <text:p>66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5591" calcext:value-type="float">
            <text:p>55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4566" calcext:value-type="float">
            <text:p>45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3540" calcext:value-type="float">
            <text:p>35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2515" calcext:value-type="float">
            <text:p>25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1489" calcext:value-type="float">
            <text:p>14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1447" calcext:value-type="float">
            <text:p>1447</text:p>
          </table:table-cell>
          <table:table-cell office:value-type="float" office:value="1439" calcext:value-type="float">
            <text:p>1439</text:p>
          </table:table-cell>
          <table:table-cell office:value-type="float" office:value="100312" calcext:value-type="float">
            <text:p>100312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191" calcext:value-type="float">
            <text:p>3191</text:p>
          </table:table-cell>
          <table:table-cell office:value-type="float" office:value="3187" calcext:value-type="float">
            <text:p>3187</text:p>
          </table:table-cell>
          <table:table-cell office:value-type="float" office:value="9964482" calcext:value-type="float">
            <text:p>9964482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5023" calcext:value-type="float">
            <text:p>5023</text:p>
          </table:table-cell>
          <table:table-cell office:value-type="float" office:value="5011" calcext:value-type="float">
            <text:p>5011</text:p>
          </table:table-cell>
          <table:table-cell office:value-type="float" office:value="8977322" calcext:value-type="float">
            <text:p>8977322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6971" calcext:value-type="float">
            <text:p>6971</text:p>
          </table:table-cell>
          <table:table-cell office:value-type="float" office:value="6967" calcext:value-type="float">
            <text:p>6967</text:p>
          </table:table-cell>
          <table:table-cell office:value-type="float" office:value="26754302" calcext:value-type="float">
            <text:p>26754302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9091" calcext:value-type="float">
            <text:p>9091</text:p>
          </table:table-cell>
          <table:table-cell office:value-type="float" office:value="9067" calcext:value-type="float">
            <text:p>9067</text:p>
          </table:table-cell>
          <table:table-cell office:value-type="float" office:value="17788398" calcext:value-type="float">
            <text:p>17788398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11087" calcext:value-type="float">
            <text:p>11087</text:p>
          </table:table-cell>
          <table:table-cell office:value-type="float" office:value="11083" calcext:value-type="float">
            <text:p>11083</text:p>
          </table:table-cell>
          <table:table-cell office:value-type="float" office:value="120881091" calcext:value-type="float">
            <text:p>120881091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13219" calcext:value-type="float">
            <text:p>13219</text:p>
          </table:table-cell>
          <table:table-cell office:value-type="float" office:value="13187" calcext:value-type="float">
            <text:p>13187</text:p>
          </table:table-cell>
          <table:table-cell office:value-type="float" office:value="42799020" calcext:value-type="float">
            <text:p>42799020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15427" calcext:value-type="float">
            <text:p>15427</text:p>
          </table:table-cell>
          <table:table-cell office:value-type="float" office:value="15391" calcext:value-type="float">
            <text:p>15391</text:p>
          </table:table-cell>
          <table:table-cell office:value-type="float" office:value="235506285" calcext:value-type="float">
            <text:p>235506285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17519" calcext:value-type="float">
            <text:p>17519</text:p>
          </table:table-cell>
          <table:table-cell office:value-type="float" office:value="17491" calcext:value-type="float">
            <text:p>17491</text:p>
          </table:table-cell>
          <table:table-cell office:value-type="float" office:value="94816686" calcext:value-type="float">
            <text:p>94816686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19963" calcext:value-type="float">
            <text:p>19963</text:p>
          </table:table-cell>
          <table:table-cell office:value-type="float" office:value="19927" calcext:value-type="float">
            <text:p>19927</text:p>
          </table:table-cell>
          <table:table-cell office:value-type="float" office:value="394486422" calcext:value-type="float">
            <text:p>394486422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22067" calcext:value-type="float">
            <text:p>22067</text:p>
          </table:table-cell>
          <table:table-cell office:value-type="float" office:value="22063" calcext:value-type="float">
            <text:p>22063</text:p>
          </table:table-cell>
          <table:table-cell office:value-type="float" office:value="142640402" calcext:value-type="float">
            <text:p>142640402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24407" calcext:value-type="float">
            <text:p>24407</text:p>
          </table:table-cell>
          <table:table-cell office:value-type="float" office:value="24391" calcext:value-type="float">
            <text:p>24391</text:p>
          </table:table-cell>
          <table:table-cell office:value-type="float" office:value="219988553" calcext:value-type="float">
            <text:p>219988553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26879" calcext:value-type="float">
            <text:p>26879</text:p>
          </table:table-cell>
          <table:table-cell office:value-type="float" office:value="26863" calcext:value-type="float">
            <text:p>26863</text:p>
          </table:table-cell>
          <table:table-cell office:value-type="float" office:value="90866445" calcext:value-type="float">
            <text:p>90866445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29059" calcext:value-type="float">
            <text:p>29059</text:p>
          </table:table-cell>
          <table:table-cell office:value-type="float" office:value="29027" calcext:value-type="float">
            <text:p>29027</text:p>
          </table:table-cell>
          <table:table-cell office:value-type="float" office:value="197247013" calcext:value-type="float">
            <text:p>197247013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1387" calcext:value-type="float">
            <text:p>31387</text:p>
          </table:table-cell>
          <table:table-cell office:value-type="float" office:value="31379" calcext:value-type="float">
            <text:p>31379</text:p>
          </table:table-cell>
          <table:table-cell office:value-type="float" office:value="36892663" calcext:value-type="float">
            <text:p>36892663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3679" calcext:value-type="float">
            <text:p>33679</text:p>
          </table:table-cell>
          <table:table-cell office:value-type="float" office:value="33647" calcext:value-type="float">
            <text:p>33647</text:p>
          </table:table-cell>
          <table:table-cell office:value-type="float" office:value="638851024" calcext:value-type="float">
            <text:p>638851024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5983" calcext:value-type="float">
            <text:p>35983</text:p>
          </table:table-cell>
          <table:table-cell office:value-type="float" office:value="35963" calcext:value-type="float">
            <text:p>35963</text:p>
          </table:table-cell>
          <table:table-cell office:value-type="float" office:value="786640677" calcext:value-type="float">
            <text:p>786640677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8459" calcext:value-type="float">
            <text:p>38459</text:p>
          </table:table-cell>
          <table:table-cell office:value-type="float" office:value="38447" calcext:value-type="float">
            <text:p>38447</text:p>
          </table:table-cell>
          <table:table-cell office:value-type="float" office:value="1088812571" calcext:value-type="float">
            <text:p>1088812571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40763" calcext:value-type="float">
            <text:p>40763</text:p>
          </table:table-cell>
          <table:table-cell office:value-type="float" office:value="40759" calcext:value-type="float">
            <text:p>40759</text:p>
          </table:table-cell>
          <table:table-cell office:value-type="float" office:value="638622371" calcext:value-type="float">
            <text:p>638622371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43051" calcext:value-type="float">
            <text:p>43051</text:p>
          </table:table-cell>
          <table:table-cell office:value-type="float" office:value="43019" calcext:value-type="float">
            <text:p>43019</text:p>
          </table:table-cell>
          <table:table-cell office:value-type="float" office:value="776550856" calcext:value-type="float">
            <text:p>776550856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45667" calcext:value-type="float">
            <text:p>45667</text:p>
          </table:table-cell>
          <table:table-cell office:value-type="float" office:value="45659" calcext:value-type="float">
            <text:p>45659</text:p>
          </table:table-cell>
          <table:table-cell office:value-type="float" office:value="1882325362" calcext:value-type="float">
            <text:p>1882325362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48163" calcext:value-type="float">
            <text:p>48163</text:p>
          </table:table-cell>
          <table:table-cell office:value-type="float" office:value="48131" calcext:value-type="float">
            <text:p>48131</text:p>
          </table:table-cell>
          <table:table-cell office:value-type="float" office:value="467565322" calcext:value-type="float">
            <text:p>467565322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50411" calcext:value-type="float">
            <text:p>50411</text:p>
          </table:table-cell>
          <table:table-cell office:value-type="float" office:value="50387" calcext:value-type="float">
            <text:p>50387</text:p>
          </table:table-cell>
          <table:table-cell office:value-type="float" office:value="1446659270" calcext:value-type="float">
            <text:p>1446659270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52999" calcext:value-type="float">
            <text:p>52999</text:p>
          </table:table-cell>
          <table:table-cell office:value-type="float" office:value="52967" calcext:value-type="float">
            <text:p>52967</text:p>
          </table:table-cell>
          <table:table-cell office:value-type="float" office:value="558012858" calcext:value-type="float">
            <text:p>558012858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55631" calcext:value-type="float">
            <text:p>55631</text:p>
          </table:table-cell>
          <table:table-cell office:value-type="float" office:value="55619" calcext:value-type="float">
            <text:p>55619</text:p>
          </table:table-cell>
          <table:table-cell office:value-type="float" office:value="3021367553" calcext:value-type="float">
            <text:p>3021367553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57991" calcext:value-type="float">
            <text:p>57991</text:p>
          </table:table-cell>
          <table:table-cell office:value-type="float" office:value="57947" calcext:value-type="float">
            <text:p>57947</text:p>
          </table:table-cell>
          <table:table-cell office:value-type="float" office:value="1364491000" calcext:value-type="float">
            <text:p>1364491000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60611" calcext:value-type="float">
            <text:p>60611</text:p>
          </table:table-cell>
          <table:table-cell office:value-type="float" office:value="60607" calcext:value-type="float">
            <text:p>60607</text:p>
          </table:table-cell>
          <table:table-cell office:value-type="float" office:value="3480640901" calcext:value-type="float">
            <text:p>3480640901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62983" calcext:value-type="float">
            <text:p>62983</text:p>
          </table:table-cell>
          <table:table-cell office:value-type="float" office:value="62971" calcext:value-type="float">
            <text:p>62971</text:p>
          </table:table-cell>
          <table:table-cell office:value-type="float" office:value="2130846358" calcext:value-type="float">
            <text:p>2130846358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65519" calcext:value-type="float">
            <text:p>65519</text:p>
          </table:table-cell>
          <table:table-cell office:value-type="float" office:value="65479" calcext:value-type="float">
            <text:p>65479</text:p>
          </table:table-cell>
          <table:table-cell office:value-type="float" office:value="2430788895" calcext:value-type="float">
            <text:p>2430788895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1447" calcext:value-type="float">
            <text:p>1447</text:p>
          </table:table-cell>
          <table:table-cell office:value-type="float" office:value="1439" calcext:value-type="float">
            <text:p>1439</text:p>
          </table:table-cell>
          <table:table-cell office:value-type="float" office:value="1260549" calcext:value-type="float">
            <text:p>1260549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191" calcext:value-type="float">
            <text:p>3191</text:p>
          </table:table-cell>
          <table:table-cell office:value-type="float" office:value="3187" calcext:value-type="float">
            <text:p>3187</text:p>
          </table:table-cell>
          <table:table-cell office:value-type="float" office:value="311424" calcext:value-type="float">
            <text:p>311424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5023" calcext:value-type="float">
            <text:p>5023</text:p>
          </table:table-cell>
          <table:table-cell office:value-type="float" office:value="5011" calcext:value-type="float">
            <text:p>5011</text:p>
          </table:table-cell>
          <table:table-cell office:value-type="float" office:value="1836162" calcext:value-type="float">
            <text:p>1836162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6971" calcext:value-type="float">
            <text:p>6971</text:p>
          </table:table-cell>
          <table:table-cell office:value-type="float" office:value="6967" calcext:value-type="float">
            <text:p>6967</text:p>
          </table:table-cell>
          <table:table-cell office:value-type="float" office:value="13081970" calcext:value-type="float">
            <text:p>13081970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9091" calcext:value-type="float">
            <text:p>9091</text:p>
          </table:table-cell>
          <table:table-cell office:value-type="float" office:value="9067" calcext:value-type="float">
            <text:p>9067</text:p>
          </table:table-cell>
          <table:table-cell office:value-type="float" office:value="24469448" calcext:value-type="float">
            <text:p>24469448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11087" calcext:value-type="float">
            <text:p>11087</text:p>
          </table:table-cell>
          <table:table-cell office:value-type="float" office:value="11083" calcext:value-type="float">
            <text:p>11083</text:p>
          </table:table-cell>
          <table:table-cell office:value-type="float" office:value="74820627" calcext:value-type="float">
            <text:p>74820627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13219" calcext:value-type="float">
            <text:p>13219</text:p>
          </table:table-cell>
          <table:table-cell office:value-type="float" office:value="13187" calcext:value-type="float">
            <text:p>13187</text:p>
          </table:table-cell>
          <table:table-cell office:value-type="float" office:value="136421427" calcext:value-type="float">
            <text:p>136421427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15427" calcext:value-type="float">
            <text:p>15427</text:p>
          </table:table-cell>
          <table:table-cell office:value-type="float" office:value="15391" calcext:value-type="float">
            <text:p>15391</text:p>
          </table:table-cell>
          <table:table-cell office:value-type="float" office:value="88411432" calcext:value-type="float">
            <text:p>88411432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17519" calcext:value-type="float">
            <text:p>17519</text:p>
          </table:table-cell>
          <table:table-cell office:value-type="float" office:value="17491" calcext:value-type="float">
            <text:p>17491</text:p>
          </table:table-cell>
          <table:table-cell office:value-type="float" office:value="289400243" calcext:value-type="float">
            <text:p>289400243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19963" calcext:value-type="float">
            <text:p>19963</text:p>
          </table:table-cell>
          <table:table-cell office:value-type="float" office:value="19927" calcext:value-type="float">
            <text:p>19927</text:p>
          </table:table-cell>
          <table:table-cell office:value-type="float" office:value="58298825" calcext:value-type="float">
            <text:p>58298825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22067" calcext:value-type="float">
            <text:p>22067</text:p>
          </table:table-cell>
          <table:table-cell office:value-type="float" office:value="22063" calcext:value-type="float">
            <text:p>22063</text:p>
          </table:table-cell>
          <table:table-cell office:value-type="float" office:value="237607110" calcext:value-type="float">
            <text:p>237607110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24407" calcext:value-type="float">
            <text:p>24407</text:p>
          </table:table-cell>
          <table:table-cell office:value-type="float" office:value="24391" calcext:value-type="float">
            <text:p>24391</text:p>
          </table:table-cell>
          <table:table-cell office:value-type="float" office:value="441450808" calcext:value-type="float">
            <text:p>441450808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26879" calcext:value-type="float">
            <text:p>26879</text:p>
          </table:table-cell>
          <table:table-cell office:value-type="float" office:value="26863" calcext:value-type="float">
            <text:p>26863</text:p>
          </table:table-cell>
          <table:table-cell office:value-type="float" office:value="570232891" calcext:value-type="float">
            <text:p>570232891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29059" calcext:value-type="float">
            <text:p>29059</text:p>
          </table:table-cell>
          <table:table-cell office:value-type="float" office:value="29027" calcext:value-type="float">
            <text:p>29027</text:p>
          </table:table-cell>
          <table:table-cell office:value-type="float" office:value="294524402" calcext:value-type="float">
            <text:p>294524402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1387" calcext:value-type="float">
            <text:p>31387</text:p>
          </table:table-cell>
          <table:table-cell office:value-type="float" office:value="31379" calcext:value-type="float">
            <text:p>31379</text:p>
          </table:table-cell>
          <table:table-cell office:value-type="float" office:value="190960895" calcext:value-type="float">
            <text:p>190960895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3679" calcext:value-type="float">
            <text:p>33679</text:p>
          </table:table-cell>
          <table:table-cell office:value-type="float" office:value="33647" calcext:value-type="float">
            <text:p>33647</text:p>
          </table:table-cell>
          <table:table-cell office:value-type="float" office:value="620866465" calcext:value-type="float">
            <text:p>620866465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5983" calcext:value-type="float">
            <text:p>35983</text:p>
          </table:table-cell>
          <table:table-cell office:value-type="float" office:value="35963" calcext:value-type="float">
            <text:p>35963</text:p>
          </table:table-cell>
          <table:table-cell office:value-type="float" office:value="1168011525" calcext:value-type="float">
            <text:p>1168011525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38459" calcext:value-type="float">
            <text:p>38459</text:p>
          </table:table-cell>
          <table:table-cell office:value-type="float" office:value="38447" calcext:value-type="float">
            <text:p>38447</text:p>
          </table:table-cell>
          <table:table-cell office:value-type="float" office:value="44700958" calcext:value-type="float">
            <text:p>44700958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40763" calcext:value-type="float">
            <text:p>40763</text:p>
          </table:table-cell>
          <table:table-cell office:value-type="float" office:value="40759" calcext:value-type="float">
            <text:p>40759</text:p>
          </table:table-cell>
          <table:table-cell office:value-type="float" office:value="702643532" calcext:value-type="float">
            <text:p>702643532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43051" calcext:value-type="float">
            <text:p>43051</text:p>
          </table:table-cell>
          <table:table-cell office:value-type="float" office:value="43019" calcext:value-type="float">
            <text:p>43019</text:p>
          </table:table-cell>
          <table:table-cell office:value-type="float" office:value="501490706" calcext:value-type="float">
            <text:p>5014907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45667" calcext:value-type="float">
            <text:p>45667</text:p>
          </table:table-cell>
          <table:table-cell office:value-type="float" office:value="45659" calcext:value-type="float">
            <text:p>45659</text:p>
          </table:table-cell>
          <table:table-cell office:value-type="float" office:value="283082500" calcext:value-type="float">
            <text:p>283082500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48163" calcext:value-type="float">
            <text:p>48163</text:p>
          </table:table-cell>
          <table:table-cell office:value-type="float" office:value="48131" calcext:value-type="float">
            <text:p>48131</text:p>
          </table:table-cell>
          <table:table-cell office:value-type="float" office:value="1363101710" calcext:value-type="float">
            <text:p>1363101710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50411" calcext:value-type="float">
            <text:p>50411</text:p>
          </table:table-cell>
          <table:table-cell office:value-type="float" office:value="50387" calcext:value-type="float">
            <text:p>50387</text:p>
          </table:table-cell>
          <table:table-cell office:value-type="float" office:value="678109600" calcext:value-type="float">
            <text:p>678109600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52999" calcext:value-type="float">
            <text:p>52999</text:p>
          </table:table-cell>
          <table:table-cell office:value-type="float" office:value="52967" calcext:value-type="float">
            <text:p>52967</text:p>
          </table:table-cell>
          <table:table-cell office:value-type="float" office:value="2681010779" calcext:value-type="float">
            <text:p>2681010779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55631" calcext:value-type="float">
            <text:p>55631</text:p>
          </table:table-cell>
          <table:table-cell office:value-type="float" office:value="55619" calcext:value-type="float">
            <text:p>55619</text:p>
          </table:table-cell>
          <table:table-cell office:value-type="float" office:value="762984397" calcext:value-type="float">
            <text:p>762984397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57991" calcext:value-type="float">
            <text:p>57991</text:p>
          </table:table-cell>
          <table:table-cell office:value-type="float" office:value="57947" calcext:value-type="float">
            <text:p>57947</text:p>
          </table:table-cell>
          <table:table-cell office:value-type="float" office:value="1505068563" calcext:value-type="float">
            <text:p>1505068563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60611" calcext:value-type="float">
            <text:p>60611</text:p>
          </table:table-cell>
          <table:table-cell office:value-type="float" office:value="60607" calcext:value-type="float">
            <text:p>60607</text:p>
          </table:table-cell>
          <table:table-cell office:value-type="float" office:value="773142995" calcext:value-type="float">
            <text:p>773142995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62983" calcext:value-type="float">
            <text:p>62983</text:p>
          </table:table-cell>
          <table:table-cell office:value-type="float" office:value="62971" calcext:value-type="float">
            <text:p>62971</text:p>
          </table:table-cell>
          <table:table-cell office:value-type="float" office:value="3122508302" calcext:value-type="float">
            <text:p>3122508302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65519" calcext:value-type="float">
            <text:p>65519</text:p>
          </table:table-cell>
          <table:table-cell office:value-type="float" office:value="65479" calcext:value-type="float">
            <text:p>65479</text:p>
          </table:table-cell>
          <table:table-cell office:value-type="float" office:value="1434603371" calcext:value-type="float">
            <text:p>1434603371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3334" calcext:value-type="float">
            <text:p>33334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6667" calcext:value-type="float">
            <text:p>66667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33334" calcext:value-type="float">
            <text:p>133334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6667" calcext:value-type="float">
            <text:p>166667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33334" calcext:value-type="float">
            <text:p>233334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66667" calcext:value-type="float">
            <text:p>266667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33334" calcext:value-type="float">
            <text:p>333334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66667" calcext:value-type="float">
            <text:p>366667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33334" calcext:value-type="float">
            <text:p>433334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66667" calcext:value-type="float">
            <text:p>466667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0001" calcext:value-type="float">
            <text:p>500001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33334" calcext:value-type="float">
            <text:p>533334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66667" calcext:value-type="float">
            <text:p>566667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33334" calcext:value-type="float">
            <text:p>633334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66667" calcext:value-type="float">
            <text:p>666667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33334" calcext:value-type="float">
            <text:p>733334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66667" calcext:value-type="float">
            <text:p>766667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33334" calcext:value-type="float">
            <text:p>833334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66667" calcext:value-type="float">
            <text:p>866667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00001" calcext:value-type="float">
            <text:p>900001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33334" calcext:value-type="float">
            <text:p>933334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66667" calcext:value-type="float">
            <text:p>966667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0203" calcext:value-type="float">
            <text:p>30203</text:p>
          </table:table-cell>
          <table:table-cell office:value-type="float" office:value="30211" calcext:value-type="float">
            <text:p>30211</text:p>
          </table:table-cell>
          <table:table-cell office:value-type="float" office:value="627073506" calcext:value-type="float">
            <text:p>627073506</text:p>
          </table:table-cell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3T13:11:46.533210119</dc:date>
    <meta:editing-duration>PT1M25S</meta:editing-duration>
    <meta:editing-cycles>1</meta:editing-cycles>
    <meta:document-statistic meta:table-count="3" meta:cell-count="4431" meta:object-count="0"/>
    <meta:generator>LibreOffice/5.1.6.2$Linux_X86_64 LibreOffice_project/10m0$Build-2</meta:generator>
  </office:meta>
</office:document-meta>
</file>